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5.09mm" svg:height="69.59mm" svg:x="273.96mm" svg:y="19.06mm">
            <draw:object draw:notify-on-update-of-ranges="Sheet1.C2:Sheet1.C299 Sheet1.K1:Sheet1.K1 Sheet1.K2:Sheet1.K2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8.02mm" svg:height="51.79mm" svg:x="214.21mm" svg:y="106.25mm">
            <draw:object draw:notify-on-update-of-ranges="Sheet1.B2:Sheet1.B299 Sheet1.K1:Sheet1.K1 Sheet1.K2:Sheet1.K2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6.38mm" svg:height="64.81mm" svg:x="333.16mm" svg:y="104.13mm">
            <draw:object draw:notify-on-update-of-ranges="Sheet1.A2:Sheet1.A299 Sheet1.K1:Sheet1.K1 Sheet1.K2:Sheet1.K2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8.84mm" svg:height="68.79mm" svg:x="236.85mm" svg:y="246.39mm">
            <draw:object draw:notify-on-update-of-ranges="Sheet1.D2:Sheet1.D299 Sheet1.K1:Sheet1.K1 Sheet1.K2:Sheet1.K2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0.08mm" svg:height="61.96mm" svg:x="493.4mm" svg:y="238.11mm">
            <draw:object draw:notify-on-update-of-ranges="Sheet1.E2:Sheet1.E299 Sheet1.K1:Sheet1.K1 Sheet1.K2:Sheet1.K2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97.98mm" svg:height="72.25mm" svg:x="369.76mm" svg:y="322.65mm">
            <draw:object draw:notify-on-update-of-ranges="Sheet1.F2:Sheet1.F299 Sheet1.K1:Sheet1.K1 Sheet1.K2:Sheet1.K2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5.85mm" svg:height="64.86mm" svg:x="344.9mm" svg:y="171.55mm">
            <draw:object draw:notify-on-update-of-ranges="Sheet1.G2:Sheet1.G299 Sheet1.K1:Sheet1.K1 Sheet1.K2:Sheet1.K29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16.73mm" svg:height="65.81mm" svg:x="342.93mm" svg:y="247.81mm">
            <draw:object draw:notify-on-update-of-ranges="Sheet1.H2:Sheet1.H299 Sheet1.K1:Sheet1.K1 Sheet1.K2:Sheet1.K29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8.19mm" svg:height="88.98mm" svg:x="468.97mm" svg:y="15.64mm">
            <draw:object draw:notify-on-update-of-ranges="Sheet1.I1:Sheet1.I1 Sheet1.I2:Sheet1.I299 Sheet1.K1:Sheet1.K1 Sheet1.K2:Sheet1.K29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60.18mm" svg:height="90.31mm" svg:x="478mm" svg:y="120.09mm">
            <draw:object draw:notify-on-update-of-ranges="Sheet1.J1:Sheet1.J1 Sheet1.J2:Sheet1.J299 Sheet1.K1:Sheet1.K1 Sheet1.K2:Sheet1.K29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75.39mm" svg:height="98.65mm" svg:x="667.87mm" svg:y="29.6mm">
            <draw:object draw:notify-on-update-of-ranges="Sheet1.C1:Sheet1.C1 Sheet1.C2:Sheet1.C29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2" draw:text-style-name="P1" svg:width="159.7mm" svg:height="89.75mm" svg:x="671.27mm" svg:y="184.01mm">
            <draw:object draw:notify-on-update-of-ranges="Sheet1.K1:Sheet1.K1 Sheet1.K2:Sheet1.K299" xlink:href="./Object 12" xlink:type="simple" xlink:show="embed" xlink:actuate="onLoad">
              <loext:p text:style-name="P2">``</loext:p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69mm" svg:height="89.75mm" svg:x="562.24mm" svg:y="357.86mm">
            <draw:object draw:notify-on-update-of-ranges="Sheet1.H1:Sheet1.H1 Sheet1.H2:Sheet1.H29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7mm" svg:height="89.75mm" svg:x="736.25mm" svg:y="361.81mm">
            <draw:object draw:notify-on-update-of-ranges="Sheet1.B1:Sheet1.B1 Sheet1.B2:Sheet1.B29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c/h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fw</text:p>
          </table:table-cell>
          <table:table-cell office:value-type="string" calcext:value-type="string">
            <text:p>pfe</text:p>
          </table:table-cell>
          <table:table-cell office:value-type="string" calcext:value-type="string">
            <text:p>qfs</text:p>
          </table:table-cell>
          <table:table-cell office:value-type="string" calcext:value-type="string">
            <text:p>qfn</text:p>
          </table:table-cell>
          <table:table-cell office:value-type="string" calcext:value-type="string">
            <text:p>flow_sum</text:p>
          </table:table-cell>
          <table:table-cell office:value-type="string" calcext:value-type="string">
            <text:p>Pfwe – pfe</text:p>
          </table:table-cell>
          <table:table-cell office:value-type="string" calcext:value-type="string">
            <text:p>Qfs-qfn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0.232465" calcext:value-type="float">
            <text:p>0.232465</text:p>
          </table:table-cell>
          <table:table-cell office:value-type="float" office:value="-0.034013" calcext:value-type="float">
            <text:p>-0.034013</text:p>
          </table:table-cell>
          <table:table-cell office:value-type="float" office:value="-0.033873" calcext:value-type="float">
            <text:p>-0.033873</text:p>
          </table:table-cell>
          <table:table-cell office:value-type="float" office:value="0.995892" calcext:value-type="float">
            <text:p>0.995892</text:p>
          </table:table-cell>
          <table:table-cell office:value-type="float" office:value="-6.407051" calcext:value-type="float">
            <text:p>-6.407051</text:p>
          </table:table-cell>
          <table:table-cell office:value-type="float" office:value="-4.345992" calcext:value-type="float">
            <text:p>-4.345992</text:p>
          </table:table-cell>
          <table:table-cell office:value-type="float" office:value="0.239743" calcext:value-type="float">
            <text:p>0.239743</text:p>
          </table:table-cell>
          <table:table-cell table:formula="of:=[.D2]-[.E2]+[.F2]-[.G2]" office:value-type="float" office:value="2.817208" calcext:value-type="float">
            <text:p>2.817208</text:p>
          </table:table-cell>
          <table:table-cell table:formula="of:=[.D2]-[.E2]" office:value-type="float" office:value="7.402943" calcext:value-type="float">
            <text:p>7.402943</text:p>
          </table:table-cell>
          <table:table-cell table:formula="of:=[.F2]-[.G2]" office:value-type="float" office:value="-4.585735" calcext:value-type="float">
            <text:p>-4.585735</text:p>
          </table:table-cell>
          <table:table-cell office:value-type="float" office:value="9.965987" calcext:value-type="float">
            <text:p>9.965987</text:p>
          </table:table-cell>
        </table:table-row>
        <table:table-row table:style-name="ro1">
          <table:table-cell office:value-type="float" office:value="0.187774" calcext:value-type="float">
            <text:p>0.187774</text:p>
          </table:table-cell>
          <table:table-cell office:value-type="float" office:value="-0.115562" calcext:value-type="float">
            <text:p>-0.115562</text:p>
          </table:table-cell>
          <table:table-cell office:value-type="float" office:value="-0.11174" calcext:value-type="float">
            <text:p>-0.11174</text:p>
          </table:table-cell>
          <table:table-cell office:value-type="float" office:value="0.966932" calcext:value-type="float">
            <text:p>0.966932</text:p>
          </table:table-cell>
          <table:table-cell office:value-type="float" office:value="-7.119954" calcext:value-type="float">
            <text:p>-7.119954</text:p>
          </table:table-cell>
          <table:table-cell office:value-type="float" office:value="-4.802633" calcext:value-type="float">
            <text:p>-4.802633</text:p>
          </table:table-cell>
          <table:table-cell office:value-type="float" office:value="0.221317" calcext:value-type="float">
            <text:p>0.221317</text:p>
          </table:table-cell>
          <table:table-cell table:formula="of:=[.D3]-[.E3]+[.F3]-[.G3]" office:value-type="float" office:value="3.062936" calcext:value-type="float">
            <text:p>3.062936</text:p>
          </table:table-cell>
          <table:table-cell table:formula="of:=[.D3]-[.E3]" office:value-type="float" office:value="8.086886" calcext:value-type="float">
            <text:p>8.086886</text:p>
          </table:table-cell>
          <table:table-cell table:formula="of:=[.F3]-[.G3]" office:value-type="float" office:value="-5.02395" calcext:value-type="float">
            <text:p>-5.02395</text:p>
          </table:table-cell>
          <table:table-cell office:value-type="float" office:value="10.14891" calcext:value-type="float">
            <text:p>10.14891</text:p>
          </table:table-cell>
        </table:table-row>
        <table:table-row table:style-name="ro1">
          <table:table-cell office:value-type="float" office:value="0.037725" calcext:value-type="float">
            <text:p>0.037725</text:p>
          </table:table-cell>
          <table:table-cell office:value-type="float" office:value="-0.107369" calcext:value-type="float">
            <text:p>-0.107369</text:p>
          </table:table-cell>
          <table:table-cell office:value-type="float" office:value="-0.100771" calcext:value-type="float">
            <text:p>-0.100771</text:p>
          </table:table-cell>
          <table:table-cell office:value-type="float" office:value="0.938551" calcext:value-type="float">
            <text:p>0.938551</text:p>
          </table:table-cell>
          <table:table-cell office:value-type="float" office:value="-8.668296" calcext:value-type="float">
            <text:p>-8.668296</text:p>
          </table:table-cell>
          <table:table-cell office:value-type="float" office:value="-6.296408" calcext:value-type="float">
            <text:p>-6.296408</text:p>
          </table:table-cell>
          <table:table-cell office:value-type="float" office:value="0.204096" calcext:value-type="float">
            <text:p>0.204096</text:p>
          </table:table-cell>
          <table:table-cell table:formula="of:=[.D4]-[.E4]+[.F4]-[.G4]" office:value-type="float" office:value="3.106343" calcext:value-type="float">
            <text:p>3.106343</text:p>
          </table:table-cell>
          <table:table-cell table:formula="of:=[.D4]-[.E4]" office:value-type="float" office:value="9.606847" calcext:value-type="float">
            <text:p>9.606847</text:p>
          </table:table-cell>
          <table:table-cell table:formula="of:=[.F4]-[.G4]" office:value-type="float" office:value="-6.500504" calcext:value-type="float">
            <text:p>-6.500504</text:p>
          </table:table-cell>
          <table:table-cell office:value-type="float" office:value="10.34843" calcext:value-type="float">
            <text:p>10.34843</text:p>
          </table:table-cell>
        </table:table-row>
        <table:table-row table:style-name="ro1">
          <table:table-cell table:number-columns-repeated="7"/>
          <table:table-cell table:formula="of:=[.D5]-[.E5]+[.F5]-[.G5]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formula="of:=[.F5]-[.G5]" office:value-type="float" office:value="0" calcext:value-type="float">
            <text:p>0</text:p>
          </table:table-cell>
          <table:table-cell office:value-type="string" calcext:value-type="string">
            <text:p>Result Results/1.txt saved</text:p>
          </table:table-cell>
        </table:table-row>
        <table:table-row table:style-name="ro1">
          <table:table-cell office:value-type="float" office:value="-0.074167" calcext:value-type="float">
            <text:p>-0.074167</text:p>
          </table:table-cell>
          <table:table-cell office:value-type="float" office:value="-0.101438" calcext:value-type="float">
            <text:p>-0.101438</text:p>
          </table:table-cell>
          <table:table-cell office:value-type="float" office:value="-0.091072" calcext:value-type="float">
            <text:p>-0.091072</text:p>
          </table:table-cell>
          <table:table-cell office:value-type="float" office:value="0.897805" calcext:value-type="float">
            <text:p>0.897805</text:p>
          </table:table-cell>
          <table:table-cell office:value-type="float" office:value="-9.667699" calcext:value-type="float">
            <text:p>-9.667699</text:p>
          </table:table-cell>
          <table:table-cell office:value-type="float" office:value="-8.252728" calcext:value-type="float">
            <text:p>-8.252728</text:p>
          </table:table-cell>
          <table:table-cell office:value-type="float" office:value="0.213406" calcext:value-type="float">
            <text:p>0.213406</text:p>
          </table:table-cell>
          <table:table-cell table:formula="of:=[.D6]-[.E6]+[.F6]-[.G6]" office:value-type="float" office:value="2.09937" calcext:value-type="float">
            <text:p>2.09937</text:p>
          </table:table-cell>
          <table:table-cell table:formula="of:=[.D6]-[.E6]" office:value-type="float" office:value="10.565504" calcext:value-type="float">
            <text:p>10.565504</text:p>
          </table:table-cell>
          <table:table-cell table:formula="of:=[.F6]-[.G6]" office:value-type="float" office:value="-8.466134" calcext:value-type="float">
            <text:p>-8.466134</text:p>
          </table:table-cell>
          <table:table-cell office:value-type="float" office:value="10.716654" calcext:value-type="float">
            <text:p>10.716654</text:p>
          </table:table-cell>
        </table:table-row>
        <table:table-row table:style-name="ro1">
          <table:table-cell office:value-type="float" office:value="-0.12728" calcext:value-type="float">
            <text:p>-0.12728</text:p>
          </table:table-cell>
          <table:table-cell office:value-type="float" office:value="0.167222" calcext:value-type="float">
            <text:p>0.167222</text:p>
          </table:table-cell>
          <table:table-cell office:value-type="float" office:value="0.149583" calcext:value-type="float">
            <text:p>0.149583</text:p>
          </table:table-cell>
          <table:table-cell office:value-type="float" office:value="0.894516" calcext:value-type="float">
            <text:p>0.894516</text:p>
          </table:table-cell>
          <table:table-cell office:value-type="float" office:value="-6.773929" calcext:value-type="float">
            <text:p>-6.773929</text:p>
          </table:table-cell>
          <table:table-cell office:value-type="float" office:value="-10.926652" calcext:value-type="float">
            <text:p>-10.926652</text:p>
          </table:table-cell>
          <table:table-cell office:value-type="float" office:value="0.651758" calcext:value-type="float">
            <text:p>0.651758</text:p>
          </table:table-cell>
          <table:table-cell table:formula="of:=[.D7]-[.E7]+[.F7]-[.G7]" office:value-type="float" office:value="-3.909965" calcext:value-type="float">
            <text:p>-3.909965</text:p>
          </table:table-cell>
          <table:table-cell table:formula="of:=[.D7]-[.E7]" office:value-type="float" office:value="7.668445" calcext:value-type="float">
            <text:p>7.668445</text:p>
          </table:table-cell>
          <table:table-cell table:formula="of:=[.F7]-[.G7]" office:value-type="float" office:value="-11.57841" calcext:value-type="float">
            <text:p>-11.57841</text:p>
          </table:table-cell>
          <table:table-cell office:value-type="float" office:value="10.92327" calcext:value-type="float">
            <text:p>10.92327</text:p>
          </table:table-cell>
        </table:table-row>
        <table:table-row table:style-name="ro1">
          <table:table-cell table:number-columns-repeated="7"/>
          <table:table-cell table:formula="of:=[.D8]-[.E8]+[.F8]-[.G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.F8]-[.G8]" office:value-type="float" office:value="0" calcext:value-type="float">
            <text:p>0</text:p>
          </table:table-cell>
          <table:table-cell office:value-type="string" calcext:value-type="string">
            <text:p>Result Results/2.txt saved</text:p>
          </table:table-cell>
        </table:table-row>
        <table:table-row table:style-name="ro1">
          <table:table-cell office:value-type="float" office:value="0.160263" calcext:value-type="float">
            <text:p>0.160263</text:p>
          </table:table-cell>
          <table:table-cell office:value-type="float" office:value="0.51178" calcext:value-type="float">
            <text:p>0.51178</text:p>
          </table:table-cell>
          <table:table-cell office:value-type="float" office:value="0.459639" calcext:value-type="float">
            <text:p>0.459639</text:p>
          </table:table-cell>
          <table:table-cell office:value-type="float" office:value="0.89812" calcext:value-type="float">
            <text:p>0.89812</text:p>
          </table:table-cell>
          <table:table-cell office:value-type="float" office:value="-5.968794" calcext:value-type="float">
            <text:p>-5.968794</text:p>
          </table:table-cell>
          <table:table-cell office:value-type="float" office:value="-10.7298" calcext:value-type="float">
            <text:p>-10.7298</text:p>
          </table:table-cell>
          <table:table-cell office:value-type="float" office:value="0.984037" calcext:value-type="float">
            <text:p>0.984037</text:p>
          </table:table-cell>
          <table:table-cell table:formula="of:=[.D9]-[.E9]+[.F9]-[.G9]" office:value-type="float" office:value="-4.846923" calcext:value-type="float">
            <text:p>-4.846923</text:p>
          </table:table-cell>
          <table:table-cell table:formula="of:=[.D9]-[.E9]" office:value-type="float" office:value="6.866914" calcext:value-type="float">
            <text:p>6.866914</text:p>
          </table:table-cell>
          <table:table-cell table:formula="of:=[.F9]-[.G9]" office:value-type="float" office:value="-11.713837" calcext:value-type="float">
            <text:p>-11.713837</text:p>
          </table:table-cell>
          <table:table-cell office:value-type="float" office:value="11.391222" calcext:value-type="float">
            <text:p>11.391222</text:p>
          </table:table-cell>
        </table:table-row>
        <table:table-row table:style-name="ro1">
          <table:table-cell office:value-type="float" office:value="0.793072" calcext:value-type="float">
            <text:p>0.793072</text:p>
          </table:table-cell>
          <table:table-cell office:value-type="float" office:value="0.225168" calcext:value-type="float">
            <text:p>0.225168</text:p>
          </table:table-cell>
          <table:table-cell office:value-type="float" office:value="0.204826" calcext:value-type="float">
            <text:p>0.204826</text:p>
          </table:table-cell>
          <table:table-cell office:value-type="float" office:value="0.909659" calcext:value-type="float">
            <text:p>0.909659</text:p>
          </table:table-cell>
          <table:table-cell office:value-type="float" office:value="-4.252294" calcext:value-type="float">
            <text:p>-4.252294</text:p>
          </table:table-cell>
          <table:table-cell office:value-type="float" office:value="-10.316871" calcext:value-type="float">
            <text:p>-10.316871</text:p>
          </table:table-cell>
          <table:table-cell office:value-type="float" office:value="1.838293" calcext:value-type="float">
            <text:p>1.838293</text:p>
          </table:table-cell>
          <table:table-cell table:formula="of:=[.D10]-[.E10]+[.F10]-[.G10]" office:value-type="float" office:value="-6.993211" calcext:value-type="float">
            <text:p>-6.993211</text:p>
          </table:table-cell>
          <table:table-cell table:formula="of:=[.D10]-[.E10]" office:value-type="float" office:value="5.161953" calcext:value-type="float">
            <text:p>5.161953</text:p>
          </table:table-cell>
          <table:table-cell table:formula="of:=[.F10]-[.G10]" office:value-type="float" office:value="-12.155164" calcext:value-type="float">
            <text:p>-12.155164</text:p>
          </table:table-cell>
          <table:table-cell office:value-type="float" office:value="11.471897" calcext:value-type="float">
            <text:p>11.471897</text:p>
          </table:table-cell>
        </table:table-row>
        <table:table-row table:style-name="ro1">
          <table:table-cell table:number-columns-repeated="7"/>
          <table:table-cell table:formula="of:=[.D11]-[.E11]+[.F11]-[.G11]" office:value-type="float" office:value="0" calcext:value-type="float">
            <text:p>0</text:p>
          </table:table-cell>
          <table:table-cell table:formula="of:=[.D11]-[.E11]" office:value-type="float" office:value="0" calcext:value-type="float">
            <text:p>0</text:p>
          </table:table-cell>
          <table:table-cell table:formula="of:=[.F11]-[.G11]" office:value-type="float" office:value="0" calcext:value-type="float">
            <text:p>0</text:p>
          </table:table-cell>
          <table:table-cell office:value-type="string" calcext:value-type="string">
            <text:p>Result Results/3.txt saved</text:p>
          </table:table-cell>
        </table:table-row>
        <table:table-row table:style-name="ro1">
          <table:table-cell office:value-type="float" office:value="0.854503" calcext:value-type="float">
            <text:p>0.854503</text:p>
          </table:table-cell>
          <table:table-cell office:value-type="float" office:value="0.401426" calcext:value-type="float">
            <text:p>0.401426</text:p>
          </table:table-cell>
          <table:table-cell office:value-type="float" office:value="0.373635" calcext:value-type="float">
            <text:p>0.373635</text:p>
          </table:table-cell>
          <table:table-cell office:value-type="float" office:value="0.930769" calcext:value-type="float">
            <text:p>0.930769</text:p>
          </table:table-cell>
          <table:table-cell office:value-type="float" office:value="-3.517394" calcext:value-type="float">
            <text:p>-3.517394</text:p>
          </table:table-cell>
          <table:table-cell office:value-type="float" office:value="-8.552577" calcext:value-type="float">
            <text:p>-8.552577</text:p>
          </table:table-cell>
          <table:table-cell office:value-type="float" office:value="1.297617" calcext:value-type="float">
            <text:p>1.297617</text:p>
          </table:table-cell>
          <table:table-cell table:formula="of:=[.D12]-[.E12]+[.F12]-[.G12]" office:value-type="float" office:value="-5.402031" calcext:value-type="float">
            <text:p>-5.402031</text:p>
          </table:table-cell>
          <table:table-cell table:formula="of:=[.D12]-[.E12]" office:value-type="float" office:value="4.448163" calcext:value-type="float">
            <text:p>4.448163</text:p>
          </table:table-cell>
          <table:table-cell table:formula="of:=[.F12]-[.G12]" office:value-type="float" office:value="-9.850194" calcext:value-type="float">
            <text:p>-9.850194</text:p>
          </table:table-cell>
          <table:table-cell office:value-type="float" office:value="11.613132" calcext:value-type="float">
            <text:p>11.613132</text:p>
          </table:table-cell>
        </table:table-row>
        <table:table-row table:style-name="ro1">
          <table:table-cell office:value-type="float" office:value="0.320758" calcext:value-type="float">
            <text:p>0.320758</text:p>
          </table:table-cell>
          <table:table-cell office:value-type="float" office:value="0.285996" calcext:value-type="float">
            <text:p>0.285996</text:p>
          </table:table-cell>
          <table:table-cell office:value-type="float" office:value="0.271056" calcext:value-type="float">
            <text:p>0.271056</text:p>
          </table:table-cell>
          <table:table-cell office:value-type="float" office:value="0.947762" calcext:value-type="float">
            <text:p>0.947762</text:p>
          </table:table-cell>
          <table:table-cell office:value-type="float" office:value="-2.226441" calcext:value-type="float">
            <text:p>-2.226441</text:p>
          </table:table-cell>
          <table:table-cell office:value-type="float" office:value="-7.099825" calcext:value-type="float">
            <text:p>-7.099825</text:p>
          </table:table-cell>
          <table:table-cell office:value-type="float" office:value="1.764485" calcext:value-type="float">
            <text:p>1.764485</text:p>
          </table:table-cell>
          <table:table-cell table:formula="of:=[.D13]-[.E13]+[.F13]-[.G13]" office:value-type="float" office:value="-5.690107" calcext:value-type="float">
            <text:p>-5.690107</text:p>
          </table:table-cell>
          <table:table-cell table:formula="of:=[.D13]-[.E13]" office:value-type="float" office:value="3.174203" calcext:value-type="float">
            <text:p>3.174203</text:p>
          </table:table-cell>
          <table:table-cell table:formula="of:=[.F13]-[.G13]" office:value-type="float" office:value="-8.86431" calcext:value-type="float">
            <text:p>-8.86431</text:p>
          </table:table-cell>
          <table:table-cell office:value-type="float" office:value="11.69091" calcext:value-type="float">
            <text:p>11.69091</text:p>
          </table:table-cell>
        </table:table-row>
        <table:table-row table:style-name="ro1">
          <table:table-cell table:number-columns-repeated="7"/>
          <table:table-cell table:formula="of:=[.D14]-[.E14]+[.F14]-[.G14]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formula="of:=[.F14]-[.G14]" office:value-type="float" office:value="0" calcext:value-type="float">
            <text:p>0</text:p>
          </table:table-cell>
          <table:table-cell office:value-type="string" calcext:value-type="string">
            <text:p>Result Results/4.txt saved</text:p>
          </table:table-cell>
        </table:table-row>
        <table:table-row table:style-name="ro1">
          <table:table-cell office:value-type="float" office:value="-0.197905" calcext:value-type="float">
            <text:p>-0.197905</text:p>
          </table:table-cell>
          <table:table-cell office:value-type="float" office:value="0.318655" calcext:value-type="float">
            <text:p>0.318655</text:p>
          </table:table-cell>
          <table:table-cell office:value-type="float" office:value="0.308064" calcext:value-type="float">
            <text:p>0.308064</text:p>
          </table:table-cell>
          <table:table-cell office:value-type="float" office:value="0.966764" calcext:value-type="float">
            <text:p>0.966764</text:p>
          </table:table-cell>
          <table:table-cell office:value-type="float" office:value="-1.992425" calcext:value-type="float">
            <text:p>-1.992425</text:p>
          </table:table-cell>
          <table:table-cell office:value-type="float" office:value="-4.966994" calcext:value-type="float">
            <text:p>-4.966994</text:p>
          </table:table-cell>
          <table:table-cell office:value-type="float" office:value="1.764744" calcext:value-type="float">
            <text:p>1.764744</text:p>
          </table:table-cell>
          <table:table-cell table:formula="of:=[.D15]-[.E15]+[.F15]-[.G15]" office:value-type="float" office:value="-3.772549" calcext:value-type="float">
            <text:p>-3.772549</text:p>
          </table:table-cell>
          <table:table-cell table:formula="of:=[.D15]-[.E15]" office:value-type="float" office:value="2.959189" calcext:value-type="float">
            <text:p>2.959189</text:p>
          </table:table-cell>
          <table:table-cell table:formula="of:=[.F15]-[.G15]" office:value-type="float" office:value="-6.731738" calcext:value-type="float">
            <text:p>-6.731738</text:p>
          </table:table-cell>
          <table:table-cell office:value-type="float" office:value="11.779782" calcext:value-type="float">
            <text:p>11.779782</text:p>
          </table:table-cell>
        </table:table-row>
        <table:table-row table:style-name="ro1">
          <table:table-cell office:value-type="float" office:value="-0.650813" calcext:value-type="float">
            <text:p>-0.650813</text:p>
          </table:table-cell>
          <table:table-cell office:value-type="float" office:value="0.140232" calcext:value-type="float">
            <text:p>0.140232</text:p>
          </table:table-cell>
          <table:table-cell office:value-type="float" office:value="0.136627" calcext:value-type="float">
            <text:p>0.136627</text:p>
          </table:table-cell>
          <table:table-cell office:value-type="float" office:value="0.974292" calcext:value-type="float">
            <text:p>0.974292</text:p>
          </table:table-cell>
          <table:table-cell office:value-type="float" office:value="-1.832831" calcext:value-type="float">
            <text:p>-1.832831</text:p>
          </table:table-cell>
          <table:table-cell office:value-type="float" office:value="-2.811083" calcext:value-type="float">
            <text:p>-2.811083</text:p>
          </table:table-cell>
          <table:table-cell office:value-type="float" office:value="1.685266" calcext:value-type="float">
            <text:p>1.685266</text:p>
          </table:table-cell>
          <table:table-cell table:formula="of:=[.D16]-[.E16]+[.F16]-[.G16]" office:value-type="float" office:value="-1.689226" calcext:value-type="float">
            <text:p>-1.689226</text:p>
          </table:table-cell>
          <table:table-cell table:formula="of:=[.D16]-[.E16]" office:value-type="float" office:value="2.807123" calcext:value-type="float">
            <text:p>2.807123</text:p>
          </table:table-cell>
          <table:table-cell table:formula="of:=[.F16]-[.G16]" office:value-type="float" office:value="-4.496349" calcext:value-type="float">
            <text:p>-4.496349</text:p>
          </table:table-cell>
          <table:table-cell office:value-type="float" office:value="11.828996" calcext:value-type="float">
            <text:p>11.828996</text:p>
          </table:table-cell>
        </table:table-row>
        <table:table-row table:style-name="ro1">
          <table:table-cell office:value-type="float" office:value="-0.594665" calcext:value-type="float">
            <text:p>-0.594665</text:p>
          </table:table-cell>
          <table:table-cell office:value-type="float" office:value="0.015088" calcext:value-type="float">
            <text:p>0.015088</text:p>
          </table:table-cell>
          <table:table-cell office:value-type="float" office:value="0.014705" calcext:value-type="float">
            <text:p>0.014705</text:p>
          </table:table-cell>
          <table:table-cell office:value-type="float" office:value="0.974618" calcext:value-type="float">
            <text:p>0.974618</text:p>
          </table:table-cell>
          <table:table-cell office:value-type="float" office:value="-2.249541" calcext:value-type="float">
            <text:p>-2.249541</text:p>
          </table:table-cell>
          <table:table-cell office:value-type="float" office:value="-2.027576" calcext:value-type="float">
            <text:p>-2.027576</text:p>
          </table:table-cell>
          <table:table-cell office:value-type="float" office:value="1.590057" calcext:value-type="float">
            <text:p>1.590057</text:p>
          </table:table-cell>
          <table:table-cell table:formula="of:=[.D17]-[.E17]+[.F17]-[.G17]" office:value-type="float" office:value="-0.393474" calcext:value-type="float">
            <text:p>-0.393474</text:p>
          </table:table-cell>
          <table:table-cell table:formula="of:=[.D17]-[.E17]" office:value-type="float" office:value="3.224159" calcext:value-type="float">
            <text:p>3.224159</text:p>
          </table:table-cell>
          <table:table-cell table:formula="of:=[.F17]-[.G17]" office:value-type="float" office:value="-3.617633" calcext:value-type="float">
            <text:p>-3.617633</text:p>
          </table:table-cell>
          <table:table-cell office:value-type="float" office:value="11.840122" calcext:value-type="float">
            <text:p>11.840122</text:p>
          </table:table-cell>
        </table:table-row>
        <table:table-row table:style-name="ro1">
          <table:table-cell table:number-columns-repeated="7"/>
          <table:table-cell table:formula="of:=[.D18]-[.E18]+[.F18]-[.G18]" office:value-type="float" office:value="0" calcext:value-type="float">
            <text:p>0</text:p>
          </table:table-cell>
          <table:table-cell table:formula="of:=[.D18]-[.E18]" office:value-type="float" office:value="0" calcext:value-type="float">
            <text:p>0</text:p>
          </table:table-cell>
          <table:table-cell table:formula="of:=[.F18]-[.G18]" office:value-type="float" office:value="0" calcext:value-type="float">
            <text:p>0</text:p>
          </table:table-cell>
          <table:table-cell office:value-type="string" calcext:value-type="string">
            <text:p>Result Results/5.txt saved</text:p>
          </table:table-cell>
        </table:table-row>
        <table:table-row table:style-name="ro1">
          <table:table-cell office:value-type="float" office:value="-0.361734" calcext:value-type="float">
            <text:p>-0.361734</text:p>
          </table:table-cell>
          <table:table-cell office:value-type="float" office:value="0.098048" calcext:value-type="float">
            <text:p>0.098048</text:p>
          </table:table-cell>
          <table:table-cell office:value-type="float" office:value="0.095" calcext:value-type="float">
            <text:p>0.095</text:p>
          </table:table-cell>
          <table:table-cell office:value-type="float" office:value="0.968912" calcext:value-type="float">
            <text:p>0.968912</text:p>
          </table:table-cell>
          <table:table-cell office:value-type="float" office:value="-3.025907" calcext:value-type="float">
            <text:p>-3.025907</text:p>
          </table:table-cell>
          <table:table-cell office:value-type="float" office:value="-2.241114" calcext:value-type="float">
            <text:p>-2.241114</text:p>
          </table:table-cell>
          <table:table-cell office:value-type="float" office:value="1.594366" calcext:value-type="float">
            <text:p>1.594366</text:p>
          </table:table-cell>
          <table:table-cell table:formula="of:=[.D19]-[.E19]+[.F19]-[.G19]" office:value-type="float" office:value="0.159339" calcext:value-type="float">
            <text:p>0.159339</text:p>
          </table:table-cell>
          <table:table-cell table:formula="of:=[.D19]-[.E19]" office:value-type="float" office:value="3.994819" calcext:value-type="float">
            <text:p>3.994819</text:p>
          </table:table-cell>
          <table:table-cell table:formula="of:=[.F19]-[.G19]" office:value-type="float" office:value="-3.83548" calcext:value-type="float">
            <text:p>-3.83548</text:p>
          </table:table-cell>
          <table:table-cell office:value-type="float" office:value="12.007893" calcext:value-type="float">
            <text:p>12.007893</text:p>
          </table:table-cell>
        </table:table-row>
        <table:table-row table:style-name="ro1">
          <table:table-cell office:value-type="float" office:value="-0.171099" calcext:value-type="float">
            <text:p>-0.171099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-0.003858" calcext:value-type="float">
            <text:p>-0.003858</text:p>
          </table:table-cell>
          <table:table-cell office:value-type="float" office:value="0.963002" calcext:value-type="float">
            <text:p>0.963002</text:p>
          </table:table-cell>
          <table:table-cell office:value-type="float" office:value="-3.501962" calcext:value-type="float">
            <text:p>-3.501962</text:p>
          </table:table-cell>
          <table:table-cell office:value-type="float" office:value="-1.790542" calcext:value-type="float">
            <text:p>-1.790542</text:p>
          </table:table-cell>
          <table:table-cell office:value-type="float" office:value="1.411758" calcext:value-type="float">
            <text:p>1.411758</text:p>
          </table:table-cell>
          <table:table-cell table:formula="of:=[.D20]-[.E20]+[.F20]-[.G20]" office:value-type="float" office:value="1.262664" calcext:value-type="float">
            <text:p>1.262664</text:p>
          </table:table-cell>
          <table:table-cell table:formula="of:=[.D20]-[.E20]" office:value-type="float" office:value="4.464964" calcext:value-type="float">
            <text:p>4.464964</text:p>
          </table:table-cell>
          <table:table-cell table:formula="of:=[.F20]-[.G20]" office:value-type="float" office:value="-3.2023" calcext:value-type="float">
            <text:p>-3.2023</text:p>
          </table:table-cell>
          <table:table-cell office:value-type="float" office:value="12.077584" calcext:value-type="float">
            <text:p>12.077584</text:p>
          </table:table-cell>
        </table:table-row>
        <table:table-row table:style-name="ro1">
          <table:table-cell table:number-columns-repeated="7"/>
          <table:table-cell table:formula="of:=[.D21]-[.E21]+[.F21]-[.G21]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formula="of:=[.F21]-[.G21]" office:value-type="float" office:value="0" calcext:value-type="float">
            <text:p>0</text:p>
          </table:table-cell>
          <table:table-cell office:value-type="string" calcext:value-type="string">
            <text:p>Result Results/6.txt saved</text:p>
          </table:table-cell>
        </table:table-row>
        <table:table-row table:style-name="ro1">
          <table:table-cell office:value-type="float" office:value="0.140326" calcext:value-type="float">
            <text:p>0.140326</text:p>
          </table:table-cell>
          <table:table-cell office:value-type="float" office:value="-0.002253" calcext:value-type="float">
            <text:p>-0.002253</text:p>
          </table:table-cell>
          <table:table-cell office:value-type="float" office:value="-0.002154" calcext:value-type="float">
            <text:p>-0.002154</text:p>
          </table:table-cell>
          <table:table-cell office:value-type="float" office:value="0.956303" calcext:value-type="float">
            <text:p>0.956303</text:p>
          </table:table-cell>
          <table:table-cell office:value-type="float" office:value="-3.803884" calcext:value-type="float">
            <text:p>-3.803884</text:p>
          </table:table-cell>
          <table:table-cell office:value-type="float" office:value="-2.469496" calcext:value-type="float">
            <text:p>-2.469496</text:p>
          </table:table-cell>
          <table:table-cell office:value-type="float" office:value="1.408811" calcext:value-type="float">
            <text:p>1.408811</text:p>
          </table:table-cell>
          <table:table-cell table:formula="of:=[.D22]-[.E22]+[.F22]-[.G22]" office:value-type="float" office:value="0.88188" calcext:value-type="float">
            <text:p>0.88188</text:p>
          </table:table-cell>
          <table:table-cell table:formula="of:=[.D22]-[.E22]" office:value-type="float" office:value="4.760187" calcext:value-type="float">
            <text:p>4.760187</text:p>
          </table:table-cell>
          <table:table-cell table:formula="of:=[.F22]-[.G22]" office:value-type="float" office:value="-3.878307" calcext:value-type="float">
            <text:p>-3.878307</text:p>
          </table:table-cell>
          <table:table-cell office:value-type="float" office:value="12.159944" calcext:value-type="float">
            <text:p>12.159944</text:p>
          </table:table-cell>
        </table:table-row>
        <table:table-row table:style-name="ro1">
          <table:table-cell office:value-type="float" office:value="0.453437" calcext:value-type="float">
            <text:p>0.453437</text:p>
          </table:table-cell>
          <table:table-cell office:value-type="float" office:value="-0.012238" calcext:value-type="float">
            <text:p>-0.012238</text:p>
          </table:table-cell>
          <table:table-cell office:value-type="float" office:value="-0.01149" calcext:value-type="float">
            <text:p>-0.01149</text:p>
          </table:table-cell>
          <table:table-cell office:value-type="float" office:value="0.938921" calcext:value-type="float">
            <text:p>0.938921</text:p>
          </table:table-cell>
          <table:table-cell office:value-type="float" office:value="-4.131058" calcext:value-type="float">
            <text:p>-4.131058</text:p>
          </table:table-cell>
          <table:table-cell office:value-type="float" office:value="-3.010141" calcext:value-type="float">
            <text:p>-3.010141</text:p>
          </table:table-cell>
          <table:table-cell office:value-type="float" office:value="1.427837" calcext:value-type="float">
            <text:p>1.427837</text:p>
          </table:table-cell>
          <table:table-cell table:formula="of:=[.D23]-[.E23]+[.F23]-[.G23]" office:value-type="float" office:value="0.632001" calcext:value-type="float">
            <text:p>0.632001</text:p>
          </table:table-cell>
          <table:table-cell table:formula="of:=[.D23]-[.E23]" office:value-type="float" office:value="5.069979" calcext:value-type="float">
            <text:p>5.069979</text:p>
          </table:table-cell>
          <table:table-cell table:formula="of:=[.F23]-[.G23]" office:value-type="float" office:value="-4.437978" calcext:value-type="float">
            <text:p>-4.437978</text:p>
          </table:table-cell>
          <table:table-cell office:value-type="float" office:value="12.372813" calcext:value-type="float">
            <text:p>12.372813</text:p>
          </table:table-cell>
        </table:table-row>
        <table:table-row table:style-name="ro1">
          <table:table-cell table:number-columns-repeated="7"/>
          <table:table-cell table:formula="of:=[.D24]-[.E24]+[.F24]-[.G24]" office:value-type="float" office:value="0" calcext:value-type="float">
            <text:p>0</text:p>
          </table:table-cell>
          <table:table-cell table:formula="of:=[.D24]-[.E24]" office:value-type="float" office:value="0" calcext:value-type="float">
            <text:p>0</text:p>
          </table:table-cell>
          <table:table-cell table:formula="of:=[.F24]-[.G24]" office:value-type="float" office:value="0" calcext:value-type="float">
            <text:p>0</text:p>
          </table:table-cell>
          <table:table-cell office:value-type="string" calcext:value-type="string">
            <text:p>Result Results/7.txt saved</text:p>
          </table:table-cell>
        </table:table-row>
        <table:table-row table:style-name="ro1">
          <table:table-cell office:value-type="float" office:value="0.691087" calcext:value-type="float">
            <text:p>0.691087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931244" calcext:value-type="float">
            <text:p>0.931244</text:p>
          </table:table-cell>
          <table:table-cell office:value-type="float" office:value="-3.890651" calcext:value-type="float">
            <text:p>-3.890651</text:p>
          </table:table-cell>
          <table:table-cell office:value-type="float" office:value="-3.313807" calcext:value-type="float">
            <text:p>-3.313807</text:p>
          </table:table-cell>
          <table:table-cell office:value-type="float" office:value="1.299554" calcext:value-type="float">
            <text:p>1.299554</text:p>
          </table:table-cell>
          <table:table-cell table:formula="of:=[.D25]-[.E25]+[.F25]-[.G25]" office:value-type="float" office:value="0.208533999999999" calcext:value-type="float">
            <text:p>0.208533999999999</text:p>
          </table:table-cell>
          <table:table-cell table:formula="of:=[.D25]-[.E25]" office:value-type="float" office:value="4.821895" calcext:value-type="float">
            <text:p>4.821895</text:p>
          </table:table-cell>
          <table:table-cell table:formula="of:=[.F25]-[.G25]" office:value-type="float" office:value="-4.613361" calcext:value-type="float">
            <text:p>-4.613361</text:p>
          </table:table-cell>
          <table:table-cell office:value-type="float" office:value="12.476267" calcext:value-type="float">
            <text:p>12.476267</text:p>
          </table:table-cell>
        </table:table-row>
        <table:table-row table:style-name="ro1">
          <table:table-cell office:value-type="float" office:value="0.915095" calcext:value-type="float">
            <text:p>0.915095</text:p>
          </table:table-cell>
          <table:table-cell office:value-type="float" office:value="0.010159" calcext:value-type="float">
            <text:p>0.010159</text:p>
          </table:table-cell>
          <table:table-cell office:value-type="float" office:value="0.009383" calcext:value-type="float">
            <text:p>0.009383</text:p>
          </table:table-cell>
          <table:table-cell office:value-type="float" office:value="0.923596" calcext:value-type="float">
            <text:p>0.923596</text:p>
          </table:table-cell>
          <table:table-cell office:value-type="float" office:value="-3.715926" calcext:value-type="float">
            <text:p>-3.715926</text:p>
          </table:table-cell>
          <table:table-cell office:value-type="float" office:value="-3.456108" calcext:value-type="float">
            <text:p>-3.456108</text:p>
          </table:table-cell>
          <table:table-cell office:value-type="float" office:value="1.359811" calcext:value-type="float">
            <text:p>1.359811</text:p>
          </table:table-cell>
          <table:table-cell table:formula="of:=[.D26]-[.E26]+[.F26]-[.G26]" office:value-type="float" office:value="-0.176397" calcext:value-type="float">
            <text:p>-0.176397</text:p>
          </table:table-cell>
          <table:table-cell table:formula="of:=[.D26]-[.E26]" office:value-type="float" office:value="4.639522" calcext:value-type="float">
            <text:p>4.639522</text:p>
          </table:table-cell>
          <table:table-cell table:formula="of:=[.F26]-[.G26]" office:value-type="float" office:value="-4.815919" calcext:value-type="float">
            <text:p>-4.815919</text:p>
          </table:table-cell>
          <table:table-cell office:value-type="float" office:value="12.58973" calcext:value-type="float">
            <text:p>12.58973</text:p>
          </table:table-cell>
        </table:table-row>
        <table:table-row table:style-name="ro1">
          <table:table-cell office:value-type="float" office:value="1.071133" calcext:value-type="float">
            <text:p>1.071133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921042" calcext:value-type="float">
            <text:p>0.921042</text:p>
          </table:table-cell>
          <table:table-cell office:value-type="float" office:value="-3.56089" calcext:value-type="float">
            <text:p>-3.56089</text:p>
          </table:table-cell>
          <table:table-cell office:value-type="float" office:value="-3.272212" calcext:value-type="float">
            <text:p>-3.272212</text:p>
          </table:table-cell>
          <table:table-cell office:value-type="float" office:value="1.437965" calcext:value-type="float">
            <text:p>1.437965</text:p>
          </table:table-cell>
          <table:table-cell table:formula="of:=[.D27]-[.E27]+[.F27]-[.G27]" office:value-type="float" office:value="-0.228245" calcext:value-type="float">
            <text:p>-0.228245</text:p>
          </table:table-cell>
          <table:table-cell table:formula="of:=[.D27]-[.E27]" office:value-type="float" office:value="4.481932" calcext:value-type="float">
            <text:p>4.481932</text:p>
          </table:table-cell>
          <table:table-cell table:formula="of:=[.F27]-[.G27]" office:value-type="float" office:value="-4.710177" calcext:value-type="float">
            <text:p>-4.710177</text:p>
          </table:table-cell>
          <table:table-cell office:value-type="float" office:value="12.62614" calcext:value-type="float">
            <text:p>12.62614</text:p>
          </table:table-cell>
        </table:table-row>
        <table:table-row table:style-name="ro1">
          <table:table-cell table:number-columns-repeated="7"/>
          <table:table-cell table:formula="of:=[.D28]-[.E28]+[.F28]-[.G28]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table:formula="of:=[.F28]-[.G28]" office:value-type="float" office:value="0" calcext:value-type="float">
            <text:p>0</text:p>
          </table:table-cell>
          <table:table-cell office:value-type="string" calcext:value-type="string">
            <text:p>Result Results/8.txt saved</text:p>
          </table:table-cell>
        </table:table-row>
        <table:table-row table:style-name="ro1">
          <table:table-cell office:value-type="float" office:value="1.268472" calcext:value-type="float">
            <text:p>1.268472</text:p>
          </table:table-cell>
          <table:table-cell office:value-type="float" office:value="-0.018817" calcext:value-type="float">
            <text:p>-0.018817</text:p>
          </table:table-cell>
          <table:table-cell office:value-type="float" office:value="-0.017057" calcext:value-type="float">
            <text:p>-0.017057</text:p>
          </table:table-cell>
          <table:table-cell office:value-type="float" office:value="0.906458" calcext:value-type="float">
            <text:p>0.906458</text:p>
          </table:table-cell>
          <table:table-cell office:value-type="float" office:value="-4.064401" calcext:value-type="float">
            <text:p>-4.064401</text:p>
          </table:table-cell>
          <table:table-cell office:value-type="float" office:value="-3.541295" calcext:value-type="float">
            <text:p>-3.541295</text:p>
          </table:table-cell>
          <table:table-cell office:value-type="float" office:value="1.573559" calcext:value-type="float">
            <text:p>1.573559</text:p>
          </table:table-cell>
          <table:table-cell table:formula="of:=[.D29]-[.E29]+[.F29]-[.G29]" office:value-type="float" office:value="-0.143995" calcext:value-type="float">
            <text:p>-0.143995</text:p>
          </table:table-cell>
          <table:table-cell table:formula="of:=[.D29]-[.E29]" office:value-type="float" office:value="4.970859" calcext:value-type="float">
            <text:p>4.970859</text:p>
          </table:table-cell>
          <table:table-cell table:formula="of:=[.F29]-[.G29]" office:value-type="float" office:value="-5.114854" calcext:value-type="float">
            <text:p>-5.114854</text:p>
          </table:table-cell>
          <table:table-cell office:value-type="float" office:value="12.810467" calcext:value-type="float">
            <text:p>12.810467</text:p>
          </table:table-cell>
        </table:table-row>
        <table:table-row table:style-name="ro1">
          <table:table-cell office:value-type="float" office:value="0.895722" calcext:value-type="float">
            <text:p>0.895722</text:p>
          </table:table-cell>
          <table:table-cell office:value-type="float" office:value="0.008114" calcext:value-type="float">
            <text:p>0.008114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0.902187" calcext:value-type="float">
            <text:p>0.902187</text:p>
          </table:table-cell>
          <table:table-cell office:value-type="float" office:value="-3.843411" calcext:value-type="float">
            <text:p>-3.843411</text:p>
          </table:table-cell>
          <table:table-cell office:value-type="float" office:value="-3.298689" calcext:value-type="float">
            <text:p>-3.298689</text:p>
          </table:table-cell>
          <table:table-cell office:value-type="float" office:value="1.663112" calcext:value-type="float">
            <text:p>1.663112</text:p>
          </table:table-cell>
          <table:table-cell table:formula="of:=[.D30]-[.E30]+[.F30]-[.G30]" office:value-type="float" office:value="-0.216203000000001" calcext:value-type="float">
            <text:p>-0.216203000000001</text:p>
          </table:table-cell>
          <table:table-cell table:formula="of:=[.D30]-[.E30]" office:value-type="float" office:value="4.745598" calcext:value-type="float">
            <text:p>4.745598</text:p>
          </table:table-cell>
          <table:table-cell table:formula="of:=[.F30]-[.G30]" office:value-type="float" office:value="-4.961801" calcext:value-type="float">
            <text:p>-4.961801</text:p>
          </table:table-cell>
          <table:table-cell office:value-type="float" office:value="12.87923" calcext:value-type="float">
            <text:p>12.87923</text:p>
          </table:table-cell>
        </table:table-row>
        <table:table-row table:style-name="ro1">
          <table:table-cell table:number-columns-repeated="7"/>
          <table:table-cell table:formula="of:=[.D31]-[.E31]+[.F31]-[.G31]" office:value-type="float" office:value="0" calcext:value-type="float">
            <text:p>0</text:p>
          </table:table-cell>
          <table:table-cell table:formula="of:=[.D31]-[.E31]" office:value-type="float" office:value="0" calcext:value-type="float">
            <text:p>0</text:p>
          </table:table-cell>
          <table:table-cell table:formula="of:=[.F31]-[.G31]" office:value-type="float" office:value="0" calcext:value-type="float">
            <text:p>0</text:p>
          </table:table-cell>
          <table:table-cell office:value-type="string" calcext:value-type="string">
            <text:p>Result Results/9.txt saved</text:p>
          </table:table-cell>
        </table:table-row>
        <table:table-row table:style-name="ro1">
          <table:table-cell office:value-type="float" office:value="0.872802" calcext:value-type="float">
            <text:p>0.872802</text:p>
          </table:table-cell>
          <table:table-cell office:value-type="float" office:value="0.038489" calcext:value-type="float">
            <text:p>0.038489</text:p>
          </table:table-cell>
          <table:table-cell office:value-type="float" office:value="0.034395" calcext:value-type="float">
            <text:p>0.034395</text:p>
          </table:table-cell>
          <table:table-cell office:value-type="float" office:value="0.893656" calcext:value-type="float">
            <text:p>0.893656</text:p>
          </table:table-cell>
          <table:table-cell office:value-type="float" office:value="-3.913583" calcext:value-type="float">
            <text:p>-3.913583</text:p>
          </table:table-cell>
          <table:table-cell office:value-type="float" office:value="-3.468174" calcext:value-type="float">
            <text:p>-3.468174</text:p>
          </table:table-cell>
          <table:table-cell office:value-type="float" office:value="1.762253" calcext:value-type="float">
            <text:p>1.762253</text:p>
          </table:table-cell>
          <table:table-cell table:formula="of:=[.D32]-[.E32]+[.F32]-[.G32]" office:value-type="float" office:value="-0.423188" calcext:value-type="float">
            <text:p>-0.423188</text:p>
          </table:table-cell>
          <table:table-cell table:formula="of:=[.D32]-[.E32]" office:value-type="float" office:value="4.807239" calcext:value-type="float">
            <text:p>4.807239</text:p>
          </table:table-cell>
          <table:table-cell table:formula="of:=[.F32]-[.G32]" office:value-type="float" office:value="-5.230427" calcext:value-type="float">
            <text:p>-5.230427</text:p>
          </table:table-cell>
          <table:table-cell office:value-type="float" office:value="13.040666" calcext:value-type="float">
            <text:p>13.040666</text:p>
          </table:table-cell>
        </table:table-row>
        <table:table-row table:style-name="ro1">
          <table:table-cell office:value-type="float" office:value="0.481338" calcext:value-type="float">
            <text:p>0.481338</text:p>
          </table:table-cell>
          <table:table-cell office:value-type="float" office:value="0.045916" calcext:value-type="float">
            <text:p>0.045916</text:p>
          </table:table-cell>
          <table:table-cell office:value-type="float" office:value="0.041015" calcext:value-type="float">
            <text:p>0.041015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-3.25773" calcext:value-type="float">
            <text:p>-3.25773</text:p>
          </table:table-cell>
          <table:table-cell office:value-type="float" office:value="-3.06139" calcext:value-type="float">
            <text:p>-3.06139</text:p>
          </table:table-cell>
          <table:table-cell office:value-type="float" office:value="1.896493" calcext:value-type="float">
            <text:p>1.896493</text:p>
          </table:table-cell>
          <table:table-cell table:formula="of:=[.D33]-[.E33]+[.F33]-[.G33]" office:value-type="float" office:value="-0.806896" calcext:value-type="float">
            <text:p>-0.806896</text:p>
          </table:table-cell>
          <table:table-cell table:formula="of:=[.D33]-[.E33]" office:value-type="float" office:value="4.150987" calcext:value-type="float">
            <text:p>4.150987</text:p>
          </table:table-cell>
          <table:table-cell table:formula="of:=[.F33]-[.G33]" office:value-type="float" office:value="-4.957883" calcext:value-type="float">
            <text:p>-4.957883</text:p>
          </table:table-cell>
          <table:table-cell office:value-type="float" office:value="13.092399" calcext:value-type="float">
            <text:p>13.092399</text:p>
          </table:table-cell>
        </table:table-row>
        <table:table-row table:style-name="ro1">
          <table:table-cell table:number-columns-repeated="7"/>
          <table:table-cell table:formula="of:=[.D34]-[.E34]+[.F34]-[.G34]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formula="of:=[.F34]-[.G34]" office:value-type="float" office:value="0" calcext:value-type="float">
            <text:p>0</text:p>
          </table:table-cell>
          <table:table-cell office:value-type="string" calcext:value-type="string">
            <text:p>Result Results/10.txt saved</text:p>
          </table:table-cell>
        </table:table-row>
        <table:table-row table:style-name="ro1">
          <table:table-cell office:value-type="float" office:value="0.637306" calcext:value-type="float">
            <text:p>0.637306</text:p>
          </table:table-cell>
          <table:table-cell office:value-type="float" office:value="0.036668" calcext:value-type="float">
            <text:p>0.036668</text:p>
          </table:table-cell>
          <table:table-cell office:value-type="float" office:value="0.032714" calcext:value-type="float">
            <text:p>0.032714</text:p>
          </table:table-cell>
          <table:table-cell office:value-type="float" office:value="0.892176" calcext:value-type="float">
            <text:p>0.892176</text:p>
          </table:table-cell>
          <table:table-cell office:value-type="float" office:value="-3.372824" calcext:value-type="float">
            <text:p>-3.372824</text:p>
          </table:table-cell>
          <table:table-cell office:value-type="float" office:value="-2.930946" calcext:value-type="float">
            <text:p>-2.930946</text:p>
          </table:table-cell>
          <table:table-cell office:value-type="float" office:value="2.059672" calcext:value-type="float">
            <text:p>2.059672</text:p>
          </table:table-cell>
          <table:table-cell table:formula="of:=[.D35]-[.E35]+[.F35]-[.G35]" office:value-type="float" office:value="-0.725618" calcext:value-type="float">
            <text:p>-0.725618</text:p>
          </table:table-cell>
          <table:table-cell table:formula="of:=[.D35]-[.E35]" office:value-type="float" office:value="4.265" calcext:value-type="float">
            <text:p>4.265</text:p>
          </table:table-cell>
          <table:table-cell table:formula="of:=[.F35]-[.G35]" office:value-type="float" office:value="-4.990618" calcext:value-type="float">
            <text:p>-4.990618</text:p>
          </table:table-cell>
          <table:table-cell office:value-type="float" office:value="13.144931" calcext:value-type="float">
            <text:p>13.144931</text:p>
          </table:table-cell>
        </table:table-row>
        <table:table-row table:style-name="ro1">
          <table:table-cell office:value-type="float" office:value="0.865136" calcext:value-type="float">
            <text:p>0.865136</text:p>
          </table:table-cell>
          <table:table-cell office:value-type="float" office:value="0.045832" calcext:value-type="float">
            <text:p>0.045832</text:p>
          </table:table-cell>
          <table:table-cell office:value-type="float" office:value="0.040616" calcext:value-type="float">
            <text:p>0.040616</text:p>
          </table:table-cell>
          <table:table-cell office:value-type="float" office:value="0.886194" calcext:value-type="float">
            <text:p>0.886194</text:p>
          </table:table-cell>
          <table:table-cell office:value-type="float" office:value="-3.678702" calcext:value-type="float">
            <text:p>-3.678702</text:p>
          </table:table-cell>
          <table:table-cell office:value-type="float" office:value="-2.840547" calcext:value-type="float">
            <text:p>-2.840547</text:p>
          </table:table-cell>
          <table:table-cell office:value-type="float" office:value="2.225715" calcext:value-type="float">
            <text:p>2.225715</text:p>
          </table:table-cell>
          <table:table-cell table:formula="of:=[.D36]-[.E36]+[.F36]-[.G36]" office:value-type="float" office:value="-0.501366" calcext:value-type="float">
            <text:p>-0.501366</text:p>
          </table:table-cell>
          <table:table-cell table:formula="of:=[.D36]-[.E36]" office:value-type="float" office:value="4.564896" calcext:value-type="float">
            <text:p>4.564896</text:p>
          </table:table-cell>
          <table:table-cell table:formula="of:=[.F36]-[.G36]" office:value-type="float" office:value="-5.066262" calcext:value-type="float">
            <text:p>-5.066262</text:p>
          </table:table-cell>
          <table:table-cell office:value-type="float" office:value="13.279501" calcext:value-type="float">
            <text:p>13.279501</text:p>
          </table:table-cell>
        </table:table-row>
        <table:table-row table:style-name="ro1">
          <table:table-cell table:number-columns-repeated="7"/>
          <table:table-cell table:formula="of:=[.D37]-[.E37]+[.F37]-[.G37]" office:value-type="float" office:value="0" calcext:value-type="float">
            <text:p>0</text:p>
          </table:table-cell>
          <table:table-cell table:formula="of:=[.D37]-[.E37]" office:value-type="float" office:value="0" calcext:value-type="float">
            <text:p>0</text:p>
          </table:table-cell>
          <table:table-cell table:formula="of:=[.F37]-[.G37]" office:value-type="float" office:value="0" calcext:value-type="float">
            <text:p>0</text:p>
          </table:table-cell>
          <table:table-cell office:value-type="string" calcext:value-type="string">
            <text:p>Result Results/11.txt saved</text:p>
          </table:table-cell>
        </table:table-row>
        <table:table-row table:style-name="ro1">
          <table:table-cell office:value-type="float" office:value="0.851524" calcext:value-type="float">
            <text:p>0.851524</text:p>
          </table:table-cell>
          <table:table-cell office:value-type="float" office:value="0.014525" calcext:value-type="float">
            <text:p>0.014525</text:p>
          </table:table-cell>
          <table:table-cell office:value-type="float" office:value="0.012849" calcext:value-type="float">
            <text:p>0.012849</text:p>
          </table:table-cell>
          <table:table-cell office:value-type="float" office:value="0.884624" calcext:value-type="float">
            <text:p>0.884624</text:p>
          </table:table-cell>
          <table:table-cell office:value-type="float" office:value="-3.338693" calcext:value-type="float">
            <text:p>-3.338693</text:p>
          </table:table-cell>
          <table:table-cell office:value-type="float" office:value="-2.241383" calcext:value-type="float">
            <text:p>-2.241383</text:p>
          </table:table-cell>
          <table:table-cell office:value-type="float" office:value="2.444673" calcext:value-type="float">
            <text:p>2.444673</text:p>
          </table:table-cell>
          <table:table-cell table:formula="of:=[.D38]-[.E38]+[.F38]-[.G38]" office:value-type="float" office:value="-0.462739" calcext:value-type="float">
            <text:p>-0.462739</text:p>
          </table:table-cell>
          <table:table-cell table:formula="of:=[.D38]-[.E38]" office:value-type="float" office:value="4.223317" calcext:value-type="float">
            <text:p>4.223317</text:p>
          </table:table-cell>
          <table:table-cell table:formula="of:=[.F38]-[.G38]" office:value-type="float" office:value="-4.686056" calcext:value-type="float">
            <text:p>-4.686056</text:p>
          </table:table-cell>
          <table:table-cell office:value-type="float" office:value="13.317592" calcext:value-type="float">
            <text:p>13.317592</text:p>
          </table:table-cell>
        </table:table-row>
        <table:table-row table:style-name="ro1">
          <table:table-cell office:value-type="float" office:value="1.105056" calcext:value-type="float">
            <text:p>1.105056</text:p>
          </table:table-cell>
          <table:table-cell office:value-type="float" office:value="0.017765" calcext:value-type="float">
            <text:p>0.017765</text:p>
          </table:table-cell>
          <table:table-cell office:value-type="float" office:value="0.015595" calcext:value-type="float">
            <text:p>0.015595</text:p>
          </table:table-cell>
          <table:table-cell office:value-type="float" office:value="0.877842" calcext:value-type="float">
            <text:p>0.877842</text:p>
          </table:table-cell>
          <table:table-cell office:value-type="float" office:value="-3.710305" calcext:value-type="float">
            <text:p>-3.710305</text:p>
          </table:table-cell>
          <table:table-cell office:value-type="float" office:value="-2.444562" calcext:value-type="float">
            <text:p>-2.444562</text:p>
          </table:table-cell>
          <table:table-cell office:value-type="float" office:value="2.586484" calcext:value-type="float">
            <text:p>2.586484</text:p>
          </table:table-cell>
          <table:table-cell table:formula="of:=[.D39]-[.E39]+[.F39]-[.G39]" office:value-type="float" office:value="-0.442899" calcext:value-type="float">
            <text:p>-0.442899</text:p>
          </table:table-cell>
          <table:table-cell table:formula="of:=[.D39]-[.E39]" office:value-type="float" office:value="4.588147" calcext:value-type="float">
            <text:p>4.588147</text:p>
          </table:table-cell>
          <table:table-cell table:formula="of:=[.F39]-[.G39]" office:value-type="float" office:value="-5.031046" calcext:value-type="float">
            <text:p>-5.031046</text:p>
          </table:table-cell>
          <table:table-cell office:value-type="float" office:value="13.438249" calcext:value-type="float">
            <text:p>13.438249</text:p>
          </table:table-cell>
        </table:table-row>
        <table:table-row table:style-name="ro1">
          <table:table-cell office:value-type="float" office:value="1.038895" calcext:value-type="float">
            <text:p>1.03889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877125" calcext:value-type="float">
            <text:p>0.877125</text:p>
          </table:table-cell>
          <table:table-cell office:value-type="float" office:value="-3.253264" calcext:value-type="float">
            <text:p>-3.253264</text:p>
          </table:table-cell>
          <table:table-cell office:value-type="float" office:value="-2.036986" calcext:value-type="float">
            <text:p>-2.036986</text:p>
          </table:table-cell>
          <table:table-cell office:value-type="float" office:value="2.693375" calcext:value-type="float">
            <text:p>2.693375</text:p>
          </table:table-cell>
          <table:table-cell table:formula="of:=[.D40]-[.E40]+[.F40]-[.G40]" office:value-type="float" office:value="-0.599972" calcext:value-type="float">
            <text:p>-0.599972</text:p>
          </table:table-cell>
          <table:table-cell table:formula="of:=[.D40]-[.E40]" office:value-type="float" office:value="4.130389" calcext:value-type="float">
            <text:p>4.130389</text:p>
          </table:table-cell>
          <table:table-cell table:formula="of:=[.F40]-[.G40]" office:value-type="float" office:value="-4.730361" calcext:value-type="float">
            <text:p>-4.730361</text:p>
          </table:table-cell>
          <table:table-cell office:value-type="float" office:value="13.45567" calcext:value-type="float">
            <text:p>13.45567</text:p>
          </table:table-cell>
        </table:table-row>
        <table:table-row table:style-name="ro1">
          <table:table-cell table:number-columns-repeated="7"/>
          <table:table-cell table:formula="of:=[.D41]-[.E41]+[.F41]-[.G41]" office:value-type="float" office:value="0" calcext:value-type="float">
            <text:p>0</text:p>
          </table:table-cell>
          <table:table-cell table:formula="of:=[.D41]-[.E41]" office:value-type="float" office:value="0" calcext:value-type="float">
            <text:p>0</text:p>
          </table:table-cell>
          <table:table-cell table:formula="of:=[.F41]-[.G41]" office:value-type="float" office:value="0" calcext:value-type="float">
            <text:p>0</text:p>
          </table:table-cell>
          <table:table-cell office:value-type="string" calcext:value-type="string">
            <text:p>Result Results/12.txt saved</text:p>
          </table:table-cell>
        </table:table-row>
        <table:table-row table:style-name="ro1">
          <table:table-cell office:value-type="float" office:value="1.355192" calcext:value-type="float">
            <text:p>1.355192</text:p>
          </table:table-cell>
          <table:table-cell office:value-type="float" office:value="-0.000708" calcext:value-type="float">
            <text:p>-0.000708</text:p>
          </table:table-cell>
          <table:table-cell office:value-type="float" office:value="-0.000616" calcext:value-type="float">
            <text:p>-0.000616</text:p>
          </table:table-cell>
          <table:table-cell office:value-type="float" office:value="0.870178" calcext:value-type="float">
            <text:p>0.870178</text:p>
          </table:table-cell>
          <table:table-cell office:value-type="float" office:value="-3.960105" calcext:value-type="float">
            <text:p>-3.960105</text:p>
          </table:table-cell>
          <table:table-cell office:value-type="float" office:value="-2.464118" calcext:value-type="float">
            <text:p>-2.464118</text:p>
          </table:table-cell>
          <table:table-cell office:value-type="float" office:value="2.84117" calcext:value-type="float">
            <text:p>2.84117</text:p>
          </table:table-cell>
          <table:table-cell table:formula="of:=[.D42]-[.E42]+[.F42]-[.G42]" office:value-type="float" office:value="-0.475005" calcext:value-type="float">
            <text:p>-0.475005</text:p>
          </table:table-cell>
          <table:table-cell table:formula="of:=[.D42]-[.E42]" office:value-type="float" office:value="4.830283" calcext:value-type="float">
            <text:p>4.830283</text:p>
          </table:table-cell>
          <table:table-cell table:formula="of:=[.F42]-[.G42]" office:value-type="float" office:value="-5.305288" calcext:value-type="float">
            <text:p>-5.305288</text:p>
          </table:table-cell>
          <table:table-cell office:value-type="float" office:value="13.562381" calcext:value-type="float">
            <text:p>13.562381</text:p>
          </table:table-cell>
        </table:table-row>
        <table:table-row table:style-name="ro1">
          <table:table-cell office:value-type="float" office:value="1.264746" calcext:value-type="float">
            <text:p>1.264746</text:p>
          </table:table-cell>
          <table:table-cell office:value-type="float" office:value="0.016139" calcext:value-type="float">
            <text:p>0.016139</text:p>
          </table:table-cell>
          <table:table-cell office:value-type="float" office:value="0.013982" calcext:value-type="float">
            <text:p>0.013982</text:p>
          </table:table-cell>
          <table:table-cell office:value-type="float" office:value="0.866314" calcext:value-type="float">
            <text:p>0.866314</text:p>
          </table:table-cell>
          <table:table-cell office:value-type="float" office:value="-3.715426" calcext:value-type="float">
            <text:p>-3.715426</text:p>
          </table:table-cell>
          <table:table-cell office:value-type="float" office:value="-2.31721" calcext:value-type="float">
            <text:p>-2.31721</text:p>
          </table:table-cell>
          <table:table-cell office:value-type="float" office:value="2.945083" calcext:value-type="float">
            <text:p>2.945083</text:p>
          </table:table-cell>
          <table:table-cell table:formula="of:=[.D43]-[.E43]+[.F43]-[.G43]" office:value-type="float" office:value="-0.680553" calcext:value-type="float">
            <text:p>-0.680553</text:p>
          </table:table-cell>
          <table:table-cell table:formula="of:=[.D43]-[.E43]" office:value-type="float" office:value="4.58174" calcext:value-type="float">
            <text:p>4.58174</text:p>
          </table:table-cell>
          <table:table-cell table:formula="of:=[.F43]-[.G43]" office:value-type="float" office:value="-5.262293" calcext:value-type="float">
            <text:p>-5.262293</text:p>
          </table:table-cell>
          <table:table-cell office:value-type="float" office:value="13.639017" calcext:value-type="float">
            <text:p>13.639017</text:p>
          </table:table-cell>
        </table:table-row>
        <table:table-row table:style-name="ro1">
          <table:table-cell table:number-columns-repeated="7"/>
          <table:table-cell table:formula="of:=[.D44]-[.E44]+[.F44]-[.G44]" office:value-type="float" office:value="0" calcext:value-type="float">
            <text:p>0</text:p>
          </table:table-cell>
          <table:table-cell table:formula="of:=[.D44]-[.E44]" office:value-type="float" office:value="0" calcext:value-type="float">
            <text:p>0</text:p>
          </table:table-cell>
          <table:table-cell table:formula="of:=[.F44]-[.G44]" office:value-type="float" office:value="0" calcext:value-type="float">
            <text:p>0</text:p>
          </table:table-cell>
          <table:table-cell office:value-type="string" calcext:value-type="string">
            <text:p>Result Results/13.txt saved</text:p>
          </table:table-cell>
        </table:table-row>
        <table:table-row table:style-name="ro1">
          <table:table-cell office:value-type="float" office:value="1.192502" calcext:value-type="float">
            <text:p>1.192502</text:p>
          </table:table-cell>
          <table:table-cell office:value-type="float" office:value="0.068867" calcext:value-type="float">
            <text:p>0.068867</text:p>
          </table:table-cell>
          <table:table-cell office:value-type="float" office:value="0.059513" calcext:value-type="float">
            <text:p>0.059513</text:p>
          </table:table-cell>
          <table:table-cell office:value-type="float" office:value="0.864171" calcext:value-type="float">
            <text:p>0.864171</text:p>
          </table:table-cell>
          <table:table-cell office:value-type="float" office:value="-3.398748" calcext:value-type="float">
            <text:p>-3.398748</text:p>
          </table:table-cell>
          <table:table-cell office:value-type="float" office:value="-2.280661" calcext:value-type="float">
            <text:p>-2.280661</text:p>
          </table:table-cell>
          <table:table-cell office:value-type="float" office:value="3.081313" calcext:value-type="float">
            <text:p>3.081313</text:p>
          </table:table-cell>
          <table:table-cell table:formula="of:=[.D45]-[.E45]+[.F45]-[.G45]" office:value-type="float" office:value="-1.099055" calcext:value-type="float">
            <text:p>-1.099055</text:p>
          </table:table-cell>
          <table:table-cell table:formula="of:=[.D45]-[.E45]" office:value-type="float" office:value="4.262919" calcext:value-type="float">
            <text:p>4.262919</text:p>
          </table:table-cell>
          <table:table-cell table:formula="of:=[.F45]-[.G45]" office:value-type="float" office:value="-5.361974" calcext:value-type="float">
            <text:p>-5.361974</text:p>
          </table:table-cell>
          <table:table-cell office:value-type="float" office:value="13.741704" calcext:value-type="float">
            <text:p>13.741704</text:p>
          </table:table-cell>
        </table:table-row>
        <table:table-row table:style-name="ro1">
          <table:table-cell office:value-type="float" office:value="0.93734" calcext:value-type="float">
            <text:p>0.93734</text:p>
          </table:table-cell>
          <table:table-cell office:value-type="float" office:value="0.062675" calcext:value-type="float">
            <text:p>0.062675</text:p>
          </table:table-cell>
          <table:table-cell office:value-type="float" office:value="0.054313" calcext:value-type="float">
            <text:p>0.054313</text:p>
          </table:table-cell>
          <table:table-cell office:value-type="float" office:value="0.866567" calcext:value-type="float">
            <text:p>0.866567</text:p>
          </table:table-cell>
          <table:table-cell office:value-type="float" office:value="-2.372705" calcext:value-type="float">
            <text:p>-2.372705</text:p>
          </table:table-cell>
          <table:table-cell office:value-type="float" office:value="-1.652896" calcext:value-type="float">
            <text:p>-1.652896</text:p>
          </table:table-cell>
          <table:table-cell office:value-type="float" office:value="3.259538" calcext:value-type="float">
            <text:p>3.259538</text:p>
          </table:table-cell>
          <table:table-cell table:formula="of:=[.D46]-[.E46]+[.F46]-[.G46]" office:value-type="float" office:value="-1.673162" calcext:value-type="float">
            <text:p>-1.673162</text:p>
          </table:table-cell>
          <table:table-cell table:formula="of:=[.D46]-[.E46]" office:value-type="float" office:value="3.239272" calcext:value-type="float">
            <text:p>3.239272</text:p>
          </table:table-cell>
          <table:table-cell table:formula="of:=[.F46]-[.G46]" office:value-type="float" office:value="-4.912434" calcext:value-type="float">
            <text:p>-4.912434</text:p>
          </table:table-cell>
          <table:table-cell office:value-type="float" office:value="13.766393" calcext:value-type="float">
            <text:p>13.766393</text:p>
          </table:table-cell>
        </table:table-row>
        <table:table-row table:style-name="ro1">
          <table:table-cell table:number-columns-repeated="7"/>
          <table:table-cell table:formula="of:=[.D47]-[.E47]+[.F47]-[.G47]" office:value-type="float" office:value="0" calcext:value-type="float">
            <text:p>0</text:p>
          </table:table-cell>
          <table:table-cell table:formula="of:=[.D47]-[.E47]" office:value-type="float" office:value="0" calcext:value-type="float">
            <text:p>0</text:p>
          </table:table-cell>
          <table:table-cell table:formula="of:=[.F47]-[.G47]" office:value-type="float" office:value="0" calcext:value-type="float">
            <text:p>0</text:p>
          </table:table-cell>
          <table:table-cell office:value-type="string" calcext:value-type="string">
            <text:p>Result Results/14.txt saved</text:p>
          </table:table-cell>
        </table:table-row>
        <table:table-row table:style-name="ro1">
          <table:table-cell office:value-type="float" office:value="1.111375" calcext:value-type="float">
            <text:p>1.111375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85027" calcext:value-type="float">
            <text:p>0.085027</text:p>
          </table:table-cell>
          <table:table-cell office:value-type="float" office:value="0.869393" calcext:value-type="float">
            <text:p>0.869393</text:p>
          </table:table-cell>
          <table:table-cell office:value-type="float" office:value="-2.528885" calcext:value-type="float">
            <text:p>-2.528885</text:p>
          </table:table-cell>
          <table:table-cell office:value-type="float" office:value="-1.440137" calcext:value-type="float">
            <text:p>-1.440137</text:p>
          </table:table-cell>
          <table:table-cell office:value-type="float" office:value="3.521319" calcext:value-type="float">
            <text:p>3.521319</text:p>
          </table:table-cell>
          <table:table-cell table:formula="of:=[.D48]-[.E48]+[.F48]-[.G48]" office:value-type="float" office:value="-1.563178" calcext:value-type="float">
            <text:p>-1.563178</text:p>
          </table:table-cell>
          <table:table-cell table:formula="of:=[.D48]-[.E48]" office:value-type="float" office:value="3.398278" calcext:value-type="float">
            <text:p>3.398278</text:p>
          </table:table-cell>
          <table:table-cell table:formula="of:=[.F48]-[.G48]" office:value-type="float" office:value="-4.961456" calcext:value-type="float">
            <text:p>-4.961456</text:p>
          </table:table-cell>
          <table:table-cell office:value-type="float" office:value="13.819437" calcext:value-type="float">
            <text:p>13.819437</text:p>
          </table:table-cell>
        </table:table-row>
        <table:table-row table:style-name="ro1">
          <table:table-cell office:value-type="float" office:value="1.1047" calcext:value-type="float">
            <text:p>1.1047</text:p>
          </table:table-cell>
          <table:table-cell office:value-type="float" office:value="0.029434" calcext:value-type="float">
            <text:p>0.029434</text:p>
          </table:table-cell>
          <table:table-cell office:value-type="float" office:value="0.025616" calcext:value-type="float">
            <text:p>0.025616</text:p>
          </table:table-cell>
          <table:table-cell office:value-type="float" office:value="0.870292" calcext:value-type="float">
            <text:p>0.870292</text:p>
          </table:table-cell>
          <table:table-cell office:value-type="float" office:value="-2.130506" calcext:value-type="float">
            <text:p>-2.130506</text:p>
          </table:table-cell>
          <table:table-cell office:value-type="float" office:value="-0.511895" calcext:value-type="float">
            <text:p>-0.511895</text:p>
          </table:table-cell>
          <table:table-cell office:value-type="float" office:value="3.809599" calcext:value-type="float">
            <text:p>3.809599</text:p>
          </table:table-cell>
          <table:table-cell table:formula="of:=[.D49]-[.E49]+[.F49]-[.G49]" office:value-type="float" office:value="-1.320696" calcext:value-type="float">
            <text:p>-1.320696</text:p>
          </table:table-cell>
          <table:table-cell table:formula="of:=[.D49]-[.E49]" office:value-type="float" office:value="3.000798" calcext:value-type="float">
            <text:p>3.000798</text:p>
          </table:table-cell>
          <table:table-cell table:formula="of:=[.F49]-[.G49]" office:value-type="float" office:value="-4.321494" calcext:value-type="float">
            <text:p>-4.321494</text:p>
          </table:table-cell>
          <table:table-cell office:value-type="float" office:value="13.834595" calcext:value-type="float">
            <text:p>13.834595</text:p>
          </table:table-cell>
        </table:table-row>
        <table:table-row table:style-name="ro1">
          <table:table-cell office:value-type="float" office:value="1.362633" calcext:value-type="float">
            <text:p>1.362633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869318" calcext:value-type="float">
            <text:p>0.869318</text:p>
          </table:table-cell>
          <table:table-cell office:value-type="float" office:value="-2.788511" calcext:value-type="float">
            <text:p>-2.788511</text:p>
          </table:table-cell>
          <table:table-cell office:value-type="float" office:value="-0.71171" calcext:value-type="float">
            <text:p>-0.71171</text:p>
          </table:table-cell>
          <table:table-cell office:value-type="float" office:value="3.717796" calcext:value-type="float">
            <text:p>3.717796</text:p>
          </table:table-cell>
          <table:table-cell table:formula="of:=[.D50]-[.E50]+[.F50]-[.G50]" office:value-type="float" office:value="-0.771677" calcext:value-type="float">
            <text:p>-0.771677</text:p>
          </table:table-cell>
          <table:table-cell table:formula="of:=[.D50]-[.E50]" office:value-type="float" office:value="3.657829" calcext:value-type="float">
            <text:p>3.657829</text:p>
          </table:table-cell>
          <table:table-cell table:formula="of:=[.F50]-[.G50]" office:value-type="float" office:value="-4.429506" calcext:value-type="float">
            <text:p>-4.429506</text:p>
          </table:table-cell>
          <table:table-cell office:value-type="float" office:value="13.857519" calcext:value-type="float">
            <text:p>13.857519</text:p>
          </table:table-cell>
        </table:table-row>
        <table:table-row table:style-name="ro1">
          <table:table-cell table:number-columns-repeated="7"/>
          <table:table-cell table:formula="of:=[.D51]-[.E51]+[.F51]-[.G51]" office:value-type="float" office:value="0" calcext:value-type="float">
            <text:p>0</text:p>
          </table:table-cell>
          <table:table-cell table:formula="of:=[.D51]-[.E51]" office:value-type="float" office:value="0" calcext:value-type="float">
            <text:p>0</text:p>
          </table:table-cell>
          <table:table-cell table:formula="of:=[.F51]-[.G51]" office:value-type="float" office:value="0" calcext:value-type="float">
            <text:p>0</text:p>
          </table:table-cell>
          <table:table-cell office:value-type="string" calcext:value-type="string">
            <text:p>Result Results/15.txt saved</text:p>
          </table:table-cell>
        </table:table-row>
        <table:table-row table:style-name="ro1">
          <table:table-cell office:value-type="float" office:value="1.581009" calcext:value-type="float">
            <text:p>1.581009</text:p>
          </table:table-cell>
          <table:table-cell office:value-type="float" office:value="-0.034184" calcext:value-type="float">
            <text:p>-0.034184</text:p>
          </table:table-cell>
          <table:table-cell office:value-type="float" office:value="-0.029423" calcext:value-type="float">
            <text:p>-0.029423</text:p>
          </table:table-cell>
          <table:table-cell office:value-type="float" office:value="0.860727" calcext:value-type="float">
            <text:p>0.860727</text:p>
          </table:table-cell>
          <table:table-cell office:value-type="float" office:value="-3.472975" calcext:value-type="float">
            <text:p>-3.472975</text:p>
          </table:table-cell>
          <table:table-cell office:value-type="float" office:value="-1.022067" calcext:value-type="float">
            <text:p>-1.022067</text:p>
          </table:table-cell>
          <table:table-cell office:value-type="float" office:value="3.657275" calcext:value-type="float">
            <text:p>3.657275</text:p>
          </table:table-cell>
          <table:table-cell table:formula="of:=[.D52]-[.E52]+[.F52]-[.G52]" office:value-type="float" office:value="-0.34564" calcext:value-type="float">
            <text:p>-0.34564</text:p>
          </table:table-cell>
          <table:table-cell table:formula="of:=[.D52]-[.E52]" office:value-type="float" office:value="4.333702" calcext:value-type="float">
            <text:p>4.333702</text:p>
          </table:table-cell>
          <table:table-cell table:formula="of:=[.F52]-[.G52]" office:value-type="float" office:value="-4.679342" calcext:value-type="float">
            <text:p>-4.679342</text:p>
          </table:table-cell>
          <table:table-cell office:value-type="float" office:value="13.961645" calcext:value-type="float">
            <text:p>13.961645</text:p>
          </table:table-cell>
        </table:table-row>
        <table:table-row table:style-name="ro1">
          <table:table-cell office:value-type="float" office:value="1.207009" calcext:value-type="float">
            <text:p>1.207009</text:p>
          </table:table-cell>
          <table:table-cell office:value-type="float" office:value="-0.023586" calcext:value-type="float">
            <text:p>-0.023586</text:p>
          </table:table-cell>
          <table:table-cell office:value-type="float" office:value="-0.020219" calcext:value-type="float">
            <text:p>-0.020219</text:p>
          </table:table-cell>
          <table:table-cell office:value-type="float" office:value="0.857248" calcext:value-type="float">
            <text:p>0.857248</text:p>
          </table:table-cell>
          <table:table-cell office:value-type="float" office:value="-2.908936" calcext:value-type="float">
            <text:p>-2.908936</text:p>
          </table:table-cell>
          <table:table-cell office:value-type="float" office:value="-0.601048" calcext:value-type="float">
            <text:p>-0.601048</text:p>
          </table:table-cell>
          <table:table-cell office:value-type="float" office:value="2.894207" calcext:value-type="float">
            <text:p>2.894207</text:p>
          </table:table-cell>
          <table:table-cell table:formula="of:=[.D53]-[.E53]+[.F53]-[.G53]" office:value-type="float" office:value="0.270929" calcext:value-type="float">
            <text:p>0.270929</text:p>
          </table:table-cell>
          <table:table-cell table:formula="of:=[.D53]-[.E53]" office:value-type="float" office:value="3.766184" calcext:value-type="float">
            <text:p>3.766184</text:p>
          </table:table-cell>
          <table:table-cell table:formula="of:=[.F53]-[.G53]" office:value-type="float" office:value="-3.495255" calcext:value-type="float">
            <text:p>-3.495255</text:p>
          </table:table-cell>
          <table:table-cell office:value-type="float" office:value="13.994726" calcext:value-type="float">
            <text:p>13.994726</text:p>
          </table:table-cell>
        </table:table-row>
        <table:table-row table:style-name="ro1">
          <table:table-cell table:number-columns-repeated="7"/>
          <table:table-cell table:formula="of:=[.D54]-[.E54]+[.F54]-[.G54]" office:value-type="float" office:value="0" calcext:value-type="float">
            <text:p>0</text:p>
          </table:table-cell>
          <table:table-cell table:formula="of:=[.D54]-[.E54]" office:value-type="float" office:value="0" calcext:value-type="float">
            <text:p>0</text:p>
          </table:table-cell>
          <table:table-cell table:formula="of:=[.F54]-[.G54]" office:value-type="float" office:value="0" calcext:value-type="float">
            <text:p>0</text:p>
          </table:table-cell>
          <table:table-cell office:value-type="string" calcext:value-type="string">
            <text:p>Result Results/16.txt saved</text:p>
          </table:table-cell>
        </table:table-row>
        <table:table-row table:style-name="ro1">
          <table:table-cell office:value-type="float" office:value="1.170801" calcext:value-type="float">
            <text:p>1.170801</text:p>
          </table:table-cell>
          <table:table-cell office:value-type="float" office:value="-0.002564" calcext:value-type="float">
            <text:p>-0.002564</text:p>
          </table:table-cell>
          <table:table-cell office:value-type="float" office:value="-0.002192" calcext:value-type="float">
            <text:p>-0.002192</text:p>
          </table:table-cell>
          <table:table-cell office:value-type="float" office:value="0.854635" calcext:value-type="float">
            <text:p>0.854635</text:p>
          </table:table-cell>
          <table:table-cell office:value-type="float" office:value="-2.888999" calcext:value-type="float">
            <text:p>-2.888999</text:p>
          </table:table-cell>
          <table:table-cell office:value-type="float" office:value="-0.945625" calcext:value-type="float">
            <text:p>-0.945625</text:p>
          </table:table-cell>
          <table:table-cell office:value-type="float" office:value="3.062568" calcext:value-type="float">
            <text:p>3.062568</text:p>
          </table:table-cell>
          <table:table-cell table:formula="of:=[.D55]-[.E55]+[.F55]-[.G55]" office:value-type="float" office:value="-0.264559" calcext:value-type="float">
            <text:p>-0.264559</text:p>
          </table:table-cell>
          <table:table-cell table:formula="of:=[.D55]-[.E55]" office:value-type="float" office:value="3.743634" calcext:value-type="float">
            <text:p>3.743634</text:p>
          </table:table-cell>
          <table:table-cell table:formula="of:=[.F55]-[.G55]" office:value-type="float" office:value="-4.008193" calcext:value-type="float">
            <text:p>-4.008193</text:p>
          </table:table-cell>
          <table:table-cell office:value-type="float" office:value="14.034952" calcext:value-type="float">
            <text:p>14.034952</text:p>
          </table:table-cell>
        </table:table-row>
        <table:table-row table:style-name="ro1">
          <table:table-cell office:value-type="float" office:value="1.099618" calcext:value-type="float">
            <text:p>1.099618</text:p>
          </table:table-cell>
          <table:table-cell office:value-type="float" office:value="0.017637" calcext:value-type="float">
            <text:p>0.017637</text:p>
          </table:table-cell>
          <table:table-cell office:value-type="float" office:value="0.015037" calcext:value-type="float">
            <text:p>0.015037</text:p>
          </table:table-cell>
          <table:table-cell office:value-type="float" office:value="0.852545" calcext:value-type="float">
            <text:p>0.852545</text:p>
          </table:table-cell>
          <table:table-cell office:value-type="float" office:value="-2.674747" calcext:value-type="float">
            <text:p>-2.674747</text:p>
          </table:table-cell>
          <table:table-cell office:value-type="float" office:value="-0.969094" calcext:value-type="float">
            <text:p>-0.969094</text:p>
          </table:table-cell>
          <table:table-cell office:value-type="float" office:value="3.040102" calcext:value-type="float">
            <text:p>3.040102</text:p>
          </table:table-cell>
          <table:table-cell table:formula="of:=[.D56]-[.E56]+[.F56]-[.G56]" office:value-type="float" office:value="-0.481904" calcext:value-type="float">
            <text:p>-0.481904</text:p>
          </table:table-cell>
          <table:table-cell table:formula="of:=[.D56]-[.E56]" office:value-type="float" office:value="3.527292" calcext:value-type="float">
            <text:p>3.527292</text:p>
          </table:table-cell>
          <table:table-cell table:formula="of:=[.F56]-[.G56]" office:value-type="float" office:value="-4.009196" calcext:value-type="float">
            <text:p>-4.009196</text:p>
          </table:table-cell>
          <table:table-cell office:value-type="float" office:value="14.086998" calcext:value-type="float">
            <text:p>14.086998</text:p>
          </table:table-cell>
        </table:table-row>
        <table:table-row table:style-name="ro1">
          <table:table-cell office:value-type="float" office:value="0.812497" calcext:value-type="float">
            <text:p>0.812497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852663" calcext:value-type="float">
            <text:p>0.852663</text:p>
          </table:table-cell>
          <table:table-cell office:value-type="float" office:value="-1.80458" calcext:value-type="float">
            <text:p>-1.80458</text:p>
          </table:table-cell>
          <table:table-cell office:value-type="float" office:value="-0.501667" calcext:value-type="float">
            <text:p>-0.501667</text:p>
          </table:table-cell>
          <table:table-cell office:value-type="float" office:value="2.778196" calcext:value-type="float">
            <text:p>2.778196</text:p>
          </table:table-cell>
          <table:table-cell table:formula="of:=[.D57]-[.E57]+[.F57]-[.G57]" office:value-type="float" office:value="-0.62262" calcext:value-type="float">
            <text:p>-0.62262</text:p>
          </table:table-cell>
          <table:table-cell table:formula="of:=[.D57]-[.E57]" office:value-type="float" office:value="2.657243" calcext:value-type="float">
            <text:p>2.657243</text:p>
          </table:table-cell>
          <table:table-cell table:formula="of:=[.F57]-[.G57]" office:value-type="float" office:value="-3.279863" calcext:value-type="float">
            <text:p>-3.279863</text:p>
          </table:table-cell>
          <table:table-cell office:value-type="float" office:value="14.088626" calcext:value-type="float">
            <text:p>14.088626</text:p>
          </table:table-cell>
        </table:table-row>
        <table:table-row table:style-name="ro1">
          <table:table-cell table:number-columns-repeated="7"/>
          <table:table-cell table:formula="of:=[.D58]-[.E58]+[.F58]-[.G58]" office:value-type="float" office:value="0" calcext:value-type="float">
            <text:p>0</text:p>
          </table:table-cell>
          <table:table-cell table:formula="of:=[.D58]-[.E58]" office:value-type="float" office:value="0" calcext:value-type="float">
            <text:p>0</text:p>
          </table:table-cell>
          <table:table-cell table:formula="of:=[.F58]-[.G58]" office:value-type="float" office:value="0" calcext:value-type="float">
            <text:p>0</text:p>
          </table:table-cell>
          <table:table-cell office:value-type="string" calcext:value-type="string">
            <text:p>Result Results/17.txt saved</text:p>
          </table:table-cell>
        </table:table-row>
        <table:table-row table:style-name="ro1">
          <table:table-cell office:value-type="float" office:value="1.254183" calcext:value-type="float">
            <text:p>1.254183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848722" calcext:value-type="float">
            <text:p>0.848722</text:p>
          </table:table-cell>
          <table:table-cell office:value-type="float" office:value="-3.000041" calcext:value-type="float">
            <text:p>-3.000041</text:p>
          </table:table-cell>
          <table:table-cell office:value-type="float" office:value="-1.26116" calcext:value-type="float">
            <text:p>-1.26116</text:p>
          </table:table-cell>
          <table:table-cell office:value-type="float" office:value="3.085136" calcext:value-type="float">
            <text:p>3.085136</text:p>
          </table:table-cell>
          <table:table-cell table:formula="of:=[.D59]-[.E59]+[.F59]-[.G59]" office:value-type="float" office:value="-0.497533" calcext:value-type="float">
            <text:p>-0.497533</text:p>
          </table:table-cell>
          <table:table-cell table:formula="of:=[.D59]-[.E59]" office:value-type="float" office:value="3.848763" calcext:value-type="float">
            <text:p>3.848763</text:p>
          </table:table-cell>
          <table:table-cell table:formula="of:=[.F59]-[.G59]" office:value-type="float" office:value="-4.346296" calcext:value-type="float">
            <text:p>-4.346296</text:p>
          </table:table-cell>
          <table:table-cell office:value-type="float" office:value="14.162537" calcext:value-type="float">
            <text:p>14.162537</text:p>
          </table:table-cell>
        </table:table-row>
        <table:table-row table:style-name="ro1">
          <table:table-cell office:value-type="float" office:value="0.799479" calcext:value-type="float">
            <text:p>0.799479</text:p>
          </table:table-cell>
          <table:table-cell office:value-type="float" office:value="0.017679" calcext:value-type="float">
            <text:p>0.017679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0.848999" calcext:value-type="float">
            <text:p>0.848999</text:p>
          </table:table-cell>
          <table:table-cell office:value-type="float" office:value="-1.946615" calcext:value-type="float">
            <text:p>-1.946615</text:p>
          </table:table-cell>
          <table:table-cell office:value-type="float" office:value="-0.67468" calcext:value-type="float">
            <text:p>-0.67468</text:p>
          </table:table-cell>
          <table:table-cell office:value-type="float" office:value="2.527376" calcext:value-type="float">
            <text:p>2.527376</text:p>
          </table:table-cell>
          <table:table-cell table:formula="of:=[.D60]-[.E60]+[.F60]-[.G60]" office:value-type="float" office:value="-0.406442" calcext:value-type="float">
            <text:p>-0.406442</text:p>
          </table:table-cell>
          <table:table-cell table:formula="of:=[.D60]-[.E60]" office:value-type="float" office:value="2.795614" calcext:value-type="float">
            <text:p>2.795614</text:p>
          </table:table-cell>
          <table:table-cell table:formula="of:=[.F60]-[.G60]" office:value-type="float" office:value="-3.202056" calcext:value-type="float">
            <text:p>-3.202056</text:p>
          </table:table-cell>
          <table:table-cell office:value-type="float" office:value="14.175586" calcext:value-type="float">
            <text:p>14.175586</text:p>
          </table:table-cell>
        </table:table-row>
        <table:table-row table:style-name="ro1">
          <table:table-cell table:number-columns-repeated="7"/>
          <table:table-cell table:formula="of:=[.D61]-[.E61]+[.F61]-[.G61]" office:value-type="float" office:value="0" calcext:value-type="float">
            <text:p>0</text:p>
          </table:table-cell>
          <table:table-cell table:formula="of:=[.D61]-[.E61]" office:value-type="float" office:value="0" calcext:value-type="float">
            <text:p>0</text:p>
          </table:table-cell>
          <table:table-cell table:formula="of:=[.F61]-[.G61]" office:value-type="float" office:value="0" calcext:value-type="float">
            <text:p>0</text:p>
          </table:table-cell>
          <table:table-cell office:value-type="string" calcext:value-type="string">
            <text:p>Result Results/18.txt saved</text:p>
          </table:table-cell>
        </table:table-row>
        <table:table-row table:style-name="ro1">
          <table:table-cell office:value-type="float" office:value="0.813639" calcext:value-type="float">
            <text:p>0.813639</text:p>
          </table:table-cell>
          <table:table-cell office:value-type="float" office:value="0.068948" calcext:value-type="float">
            <text:p>0.068948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851506" calcext:value-type="float">
            <text:p>0.851506</text:p>
          </table:table-cell>
          <table:table-cell office:value-type="float" office:value="-1.93019" calcext:value-type="float">
            <text:p>-1.93019</text:p>
          </table:table-cell>
          <table:table-cell office:value-type="float" office:value="-0.814763" calcext:value-type="float">
            <text:p>-0.814763</text:p>
          </table:table-cell>
          <table:table-cell office:value-type="float" office:value="2.695068" calcext:value-type="float">
            <text:p>2.695068</text:p>
          </table:table-cell>
          <table:table-cell table:formula="of:=[.D62]-[.E62]+[.F62]-[.G62]" office:value-type="float" office:value="-0.728135" calcext:value-type="float">
            <text:p>-0.728135</text:p>
          </table:table-cell>
          <table:table-cell table:formula="of:=[.D62]-[.E62]" office:value-type="float" office:value="2.781696" calcext:value-type="float">
            <text:p>2.781696</text:p>
          </table:table-cell>
          <table:table-cell table:formula="of:=[.F62]-[.G62]" office:value-type="float" office:value="-3.509831" calcext:value-type="float">
            <text:p>-3.509831</text:p>
          </table:table-cell>
          <table:table-cell office:value-type="float" office:value="14.202799" calcext:value-type="float">
            <text:p>14.202799</text:p>
          </table:table-cell>
        </table:table-row>
        <table:table-row table:style-name="ro1">
          <table:table-cell office:value-type="float" office:value="0.359542" calcext:value-type="float">
            <text:p>0.359542</text:p>
          </table:table-cell>
          <table:table-cell office:value-type="float" office:value="0.054797" calcext:value-type="float">
            <text:p>0.054797</text:p>
          </table:table-cell>
          <table:table-cell office:value-type="float" office:value="0.04688" calcext:value-type="float">
            <text:p>0.04688</text:p>
          </table:table-cell>
          <table:table-cell office:value-type="float" office:value="0.85551" calcext:value-type="float">
            <text:p>0.85551</text:p>
          </table:table-cell>
          <table:table-cell office:value-type="float" office:value="-0.576481" calcext:value-type="float">
            <text:p>-0.576481</text:p>
          </table:table-cell>
          <table:table-cell office:value-type="float" office:value="0.120161" calcext:value-type="float">
            <text:p>0.120161</text:p>
          </table:table-cell>
          <table:table-cell office:value-type="float" office:value="2.416349" calcext:value-type="float">
            <text:p>2.416349</text:p>
          </table:table-cell>
          <table:table-cell table:formula="of:=[.D63]-[.E63]+[.F63]-[.G63]" office:value-type="float" office:value="-0.864197" calcext:value-type="float">
            <text:p>-0.864197</text:p>
          </table:table-cell>
          <table:table-cell table:formula="of:=[.D63]-[.E63]" office:value-type="float" office:value="1.431991" calcext:value-type="float">
            <text:p>1.431991</text:p>
          </table:table-cell>
          <table:table-cell table:formula="of:=[.F63]-[.G63]" office:value-type="float" office:value="-2.296188" calcext:value-type="float">
            <text:p>-2.296188</text:p>
          </table:table-cell>
          <table:table-cell office:value-type="float" office:value="14.191119" calcext:value-type="float">
            <text:p>14.191119</text:p>
          </table:table-cell>
        </table:table-row>
        <table:table-row table:style-name="ro1">
          <table:table-cell table:number-columns-repeated="7"/>
          <table:table-cell table:formula="of:=[.D64]-[.E64]+[.F64]-[.G64]" office:value-type="float" office:value="0" calcext:value-type="float">
            <text:p>0</text:p>
          </table:table-cell>
          <table:table-cell table:formula="of:=[.D64]-[.E64]" office:value-type="float" office:value="0" calcext:value-type="float">
            <text:p>0</text:p>
          </table:table-cell>
          <table:table-cell table:formula="of:=[.F64]-[.G64]" office:value-type="float" office:value="0" calcext:value-type="float">
            <text:p>0</text:p>
          </table:table-cell>
          <table:table-cell office:value-type="string" calcext:value-type="string">
            <text:p>Result Results/19.txt saved</text:p>
          </table:table-cell>
        </table:table-row>
        <table:table-row table:style-name="ro1">
          <table:table-cell office:value-type="float" office:value="0.480482" calcext:value-type="float">
            <text:p>0.480482</text:p>
          </table:table-cell>
          <table:table-cell office:value-type="float" office:value="0.091942" calcext:value-type="float">
            <text:p>0.091942</text:p>
          </table:table-cell>
          <table:table-cell office:value-type="float" office:value="0.079255" calcext:value-type="float">
            <text:p>0.079255</text:p>
          </table:table-cell>
          <table:table-cell office:value-type="float" office:value="0.86201" calcext:value-type="float">
            <text:p>0.86201</text:p>
          </table:table-cell>
          <table:table-cell office:value-type="float" office:value="-0.838649" calcext:value-type="float">
            <text:p>-0.838649</text:p>
          </table:table-cell>
          <table:table-cell office:value-type="float" office:value="0.164608" calcext:value-type="float">
            <text:p>0.164608</text:p>
          </table:table-cell>
          <table:table-cell office:value-type="float" office:value="2.52661" calcext:value-type="float">
            <text:p>2.52661</text:p>
          </table:table-cell>
          <table:table-cell table:formula="of:=[.D65]-[.E65]+[.F65]-[.G65]" office:value-type="float" office:value="-0.661343" calcext:value-type="float">
            <text:p>-0.661343</text:p>
          </table:table-cell>
          <table:table-cell table:formula="of:=[.D65]-[.E65]" office:value-type="float" office:value="1.700659" calcext:value-type="float">
            <text:p>1.700659</text:p>
          </table:table-cell>
          <table:table-cell table:formula="of:=[.F65]-[.G65]" office:value-type="float" office:value="-2.362002" calcext:value-type="float">
            <text:p>-2.362002</text:p>
          </table:table-cell>
          <table:table-cell office:value-type="float" office:value="14.176056" calcext:value-type="float">
            <text:p>14.176056</text:p>
          </table:table-cell>
        </table:table-row>
        <table:table-row table:style-name="ro1">
          <table:table-cell office:value-type="float" office:value="0.134302" calcext:value-type="float">
            <text:p>0.13430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023912" calcext:value-type="float">
            <text:p>0.023912</text:p>
          </table:table-cell>
          <table:table-cell office:value-type="float" office:value="0.864876" calcext:value-type="float">
            <text:p>0.864876</text:p>
          </table:table-cell>
          <table:table-cell office:value-type="float" office:value="-0.103147" calcext:value-type="float">
            <text:p>-0.103147</text:p>
          </table:table-cell>
          <table:table-cell office:value-type="float" office:value="1.215345" calcext:value-type="float">
            <text:p>1.215345</text:p>
          </table:table-cell>
          <table:table-cell office:value-type="float" office:value="2.133791" calcext:value-type="float">
            <text:p>2.133791</text:p>
          </table:table-cell>
          <table:table-cell table:formula="of:=[.D66]-[.E66]+[.F66]-[.G66]" office:value-type="float" office:value="0.0495769999999998" calcext:value-type="float">
            <text:p>0.049577</text:p>
          </table:table-cell>
          <table:table-cell table:formula="of:=[.D66]-[.E66]" office:value-type="float" office:value="0.968023" calcext:value-type="float">
            <text:p>0.968023</text:p>
          </table:table-cell>
          <table:table-cell table:formula="of:=[.F66]-[.G66]" office:value-type="float" office:value="-0.918446" calcext:value-type="float">
            <text:p>-0.918446</text:p>
          </table:table-cell>
          <table:table-cell office:value-type="float" office:value="14.156728" calcext:value-type="float">
            <text:p>14.156728</text:p>
          </table:table-cell>
        </table:table-row>
        <table:table-row table:style-name="ro1">
          <table:table-cell table:number-columns-repeated="7"/>
          <table:table-cell table:formula="of:=[.D67]-[.E67]+[.F67]-[.G67]" office:value-type="float" office:value="0" calcext:value-type="float">
            <text:p>0</text:p>
          </table:table-cell>
          <table:table-cell table:formula="of:=[.D67]-[.E67]" office:value-type="float" office:value="0" calcext:value-type="float">
            <text:p>0</text:p>
          </table:table-cell>
          <table:table-cell table:formula="of:=[.F67]-[.G67]" office:value-type="float" office:value="0" calcext:value-type="float">
            <text:p>0</text:p>
          </table:table-cell>
          <table:table-cell office:value-type="string" calcext:value-type="string">
            <text:p>Result Results/20.txt saved</text:p>
          </table:table-cell>
        </table:table-row>
        <table:table-row table:style-name="ro1">
          <table:table-cell office:value-type="float" office:value="0.25894" calcext:value-type="float">
            <text:p>0.25894</text:p>
          </table:table-cell>
          <table:table-cell office:value-type="float" office:value="0.014637" calcext:value-type="float">
            <text:p>0.014637</text:p>
          </table:table-cell>
          <table:table-cell office:value-type="float" office:value="0.012682" calcext:value-type="float">
            <text:p>0.012682</text:p>
          </table:table-cell>
          <table:table-cell office:value-type="float" office:value="0.866434" calcext:value-type="float">
            <text:p>0.866434</text:p>
          </table:table-cell>
          <table:table-cell office:value-type="float" office:value="-0.734731" calcext:value-type="float">
            <text:p>-0.734731</text:p>
          </table:table-cell>
          <table:table-cell office:value-type="float" office:value="0.957579" calcext:value-type="float">
            <text:p>0.957579</text:p>
          </table:table-cell>
          <table:table-cell office:value-type="float" office:value="2.254032" calcext:value-type="float">
            <text:p>2.254032</text:p>
          </table:table-cell>
          <table:table-cell table:formula="of:=[.D68]-[.E68]+[.F68]-[.G68]" office:value-type="float" office:value="0.304712" calcext:value-type="float">
            <text:p>0.304712</text:p>
          </table:table-cell>
          <table:table-cell table:formula="of:=[.D68]-[.E68]" office:value-type="float" office:value="1.601165" calcext:value-type="float">
            <text:p>1.601165</text:p>
          </table:table-cell>
          <table:table-cell table:formula="of:=[.F68]-[.G68]" office:value-type="float" office:value="-1.296453" calcext:value-type="float">
            <text:p>-1.296453</text:p>
          </table:table-cell>
          <table:table-cell office:value-type="float" office:value="14.14591" calcext:value-type="float">
            <text:p>14.14591</text:p>
          </table:table-cell>
        </table:table-row>
        <table:table-row table:style-name="ro1">
          <table:table-cell office:value-type="float" office:value="0.32045" calcext:value-type="float">
            <text:p>0.32045</text:p>
          </table:table-cell>
          <table:table-cell office:value-type="float" office:value="-0.016205" calcext:value-type="float">
            <text:p>-0.016205</text:p>
          </table:table-cell>
          <table:table-cell office:value-type="float" office:value="-0.014023" calcext:value-type="float">
            <text:p>-0.014023</text:p>
          </table:table-cell>
          <table:table-cell office:value-type="float" office:value="0.865335" calcext:value-type="float">
            <text:p>0.865335</text:p>
          </table:table-cell>
          <table:table-cell office:value-type="float" office:value="-1.34738" calcext:value-type="float">
            <text:p>-1.34738</text:p>
          </table:table-cell>
          <table:table-cell office:value-type="float" office:value="0.74622" calcext:value-type="float">
            <text:p>0.74622</text:p>
          </table:table-cell>
          <table:table-cell office:value-type="float" office:value="2.211487" calcext:value-type="float">
            <text:p>2.211487</text:p>
          </table:table-cell>
          <table:table-cell table:formula="of:=[.D69]-[.E69]+[.F69]-[.G69]" office:value-type="float" office:value="0.747448" calcext:value-type="float">
            <text:p>0.747448</text:p>
          </table:table-cell>
          <table:table-cell table:formula="of:=[.D69]-[.E69]" office:value-type="float" office:value="2.212715" calcext:value-type="float">
            <text:p>2.212715</text:p>
          </table:table-cell>
          <table:table-cell table:formula="of:=[.F69]-[.G69]" office:value-type="float" office:value="-1.465267" calcext:value-type="float">
            <text:p>-1.465267</text:p>
          </table:table-cell>
          <table:table-cell office:value-type="float" office:value="14.14768" calcext:value-type="float">
            <text:p>14.14768</text:p>
          </table:table-cell>
        </table:table-row>
        <table:table-row table:style-name="ro1">
          <table:table-cell table:number-columns-repeated="7"/>
          <table:table-cell table:formula="of:=[.D70]-[.E70]+[.F70]-[.G70]" office:value-type="float" office:value="0" calcext:value-type="float">
            <text:p>0</text:p>
          </table:table-cell>
          <table:table-cell table:formula="of:=[.D70]-[.E70]" office:value-type="float" office:value="0" calcext:value-type="float">
            <text:p>0</text:p>
          </table:table-cell>
          <table:table-cell table:formula="of:=[.F70]-[.G70]" office:value-type="float" office:value="0" calcext:value-type="float">
            <text:p>0</text:p>
          </table:table-cell>
          <table:table-cell office:value-type="string" calcext:value-type="string">
            <text:p>Result Results/21.txt saved</text:p>
          </table:table-cell>
        </table:table-row>
        <table:table-row table:style-name="ro1">
          <table:table-cell office:value-type="float" office:value="0.033465" calcext:value-type="float">
            <text:p>0.033465</text:p>
          </table:table-cell>
          <table:table-cell office:value-type="float" office:value="-0.021911" calcext:value-type="float">
            <text:p>-0.021911</text:p>
          </table:table-cell>
          <table:table-cell office:value-type="float" office:value="-0.018936" calcext:value-type="float">
            <text:p>-0.018936</text:p>
          </table:table-cell>
          <table:table-cell office:value-type="float" office:value="0.864201" calcext:value-type="float">
            <text:p>0.864201</text:p>
          </table:table-cell>
          <table:table-cell office:value-type="float" office:value="-1.342636" calcext:value-type="float">
            <text:p>-1.342636</text:p>
          </table:table-cell>
          <table:table-cell office:value-type="float" office:value="0.801887" calcext:value-type="float">
            <text:p>0.801887</text:p>
          </table:table-cell>
          <table:table-cell office:value-type="float" office:value="1.848316" calcext:value-type="float">
            <text:p>1.848316</text:p>
          </table:table-cell>
          <table:table-cell table:formula="of:=[.D71]-[.E71]+[.F71]-[.G71]" office:value-type="float" office:value="1.160408" calcext:value-type="float">
            <text:p>1.160408</text:p>
          </table:table-cell>
          <table:table-cell table:formula="of:=[.D71]-[.E71]" office:value-type="float" office:value="2.206837" calcext:value-type="float">
            <text:p>2.206837</text:p>
          </table:table-cell>
          <table:table-cell table:formula="of:=[.F71]-[.G71]" office:value-type="float" office:value="-1.046429" calcext:value-type="float">
            <text:p>-1.046429</text:p>
          </table:table-cell>
          <table:table-cell office:value-type="float" office:value="14.144328" calcext:value-type="float">
            <text:p>14.144328</text:p>
          </table:table-cell>
        </table:table-row>
        <table:table-row table:style-name="ro1">
          <table:table-cell office:value-type="float" office:value="-0.14775" calcext:value-type="float">
            <text:p>-0.14775</text:p>
          </table:table-cell>
          <table:table-cell office:value-type="float" office:value="0.008018" calcext:value-type="float">
            <text:p>0.008018</text:p>
          </table:table-cell>
          <table:table-cell office:value-type="float" office:value="0.006938" calcext:value-type="float">
            <text:p>0.006938</text:p>
          </table:table-cell>
          <table:table-cell office:value-type="float" office:value="0.86529" calcext:value-type="float">
            <text:p>0.86529</text:p>
          </table:table-cell>
          <table:table-cell office:value-type="float" office:value="-1.323407" calcext:value-type="float">
            <text:p>-1.323407</text:p>
          </table:table-cell>
          <table:table-cell office:value-type="float" office:value="0.515313" calcext:value-type="float">
            <text:p>0.515313</text:p>
          </table:table-cell>
          <table:table-cell office:value-type="float" office:value="1.820238" calcext:value-type="float">
            <text:p>1.820238</text:p>
          </table:table-cell>
          <table:table-cell table:formula="of:=[.D72]-[.E72]+[.F72]-[.G72]" office:value-type="float" office:value="0.883772" calcext:value-type="float">
            <text:p>0.883772</text:p>
          </table:table-cell>
          <table:table-cell table:formula="of:=[.D72]-[.E72]" office:value-type="float" office:value="2.188697" calcext:value-type="float">
            <text:p>2.188697</text:p>
          </table:table-cell>
          <table:table-cell table:formula="of:=[.F72]-[.G72]" office:value-type="float" office:value="-1.304925" calcext:value-type="float">
            <text:p>-1.304925</text:p>
          </table:table-cell>
          <table:table-cell office:value-type="float" office:value="14.134548" calcext:value-type="float">
            <text:p>14.134548</text:p>
          </table:table-cell>
        </table:table-row>
        <table:table-row table:style-name="ro1">
          <table:table-cell table:number-columns-repeated="7"/>
          <table:table-cell table:formula="of:=[.D73]-[.E73]+[.F73]-[.G73]" office:value-type="float" office:value="0" calcext:value-type="float">
            <text:p>0</text:p>
          </table:table-cell>
          <table:table-cell table:formula="of:=[.D73]-[.E73]" office:value-type="float" office:value="0" calcext:value-type="float">
            <text:p>0</text:p>
          </table:table-cell>
          <table:table-cell table:formula="of:=[.F73]-[.G73]" office:value-type="float" office:value="0" calcext:value-type="float">
            <text:p>0</text:p>
          </table:table-cell>
          <table:table-cell office:value-type="string" calcext:value-type="string">
            <text:p>Result Results/22.txt saved</text:p>
          </table:table-cell>
        </table:table-row>
        <table:table-row table:style-name="ro1">
          <table:table-cell office:value-type="float" office:value="-0.188229" calcext:value-type="float">
            <text:p>-0.188229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0643" calcext:value-type="float">
            <text:p>0.010643</text:p>
          </table:table-cell>
          <table:table-cell office:value-type="float" office:value="0.866655" calcext:value-type="float">
            <text:p>0.866655</text:p>
          </table:table-cell>
          <table:table-cell office:value-type="float" office:value="-1.485943" calcext:value-type="float">
            <text:p>-1.485943</text:p>
          </table:table-cell>
          <table:table-cell office:value-type="float" office:value="0.318658" calcext:value-type="float">
            <text:p>0.318658</text:p>
          </table:table-cell>
          <table:table-cell office:value-type="float" office:value="1.778979" calcext:value-type="float">
            <text:p>1.778979</text:p>
          </table:table-cell>
          <table:table-cell table:formula="of:=[.D74]-[.E74]+[.F74]-[.G74]" office:value-type="float" office:value="0.892277" calcext:value-type="float">
            <text:p>0.892277</text:p>
          </table:table-cell>
          <table:table-cell table:formula="of:=[.D74]-[.E74]" office:value-type="float" office:value="2.352598" calcext:value-type="float">
            <text:p>2.352598</text:p>
          </table:table-cell>
          <table:table-cell table:formula="of:=[.F74]-[.G74]" office:value-type="float" office:value="-1.460321" calcext:value-type="float">
            <text:p>-1.460321</text:p>
          </table:table-cell>
          <table:table-cell office:value-type="float" office:value="14.124559" calcext:value-type="float">
            <text:p>14.124559</text:p>
          </table:table-cell>
        </table:table-row>
        <table:table-row table:style-name="ro1">
          <table:table-cell office:value-type="float" office:value="-0.363257" calcext:value-type="float">
            <text:p>-0.36325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08104" calcext:value-type="float">
            <text:p>0.008104</text:p>
          </table:table-cell>
          <table:table-cell office:value-type="float" office:value="0.86792" calcext:value-type="float">
            <text:p>0.86792</text:p>
          </table:table-cell>
          <table:table-cell office:value-type="float" office:value="-1.43783" calcext:value-type="float">
            <text:p>-1.43783</text:p>
          </table:table-cell>
          <table:table-cell office:value-type="float" office:value="0.297419" calcext:value-type="float">
            <text:p>0.297419</text:p>
          </table:table-cell>
          <table:table-cell office:value-type="float" office:value="1.549467" calcext:value-type="float">
            <text:p>1.549467</text:p>
          </table:table-cell>
          <table:table-cell table:formula="of:=[.D75]-[.E75]+[.F75]-[.G75]" office:value-type="float" office:value="1.053702" calcext:value-type="float">
            <text:p>1.053702</text:p>
          </table:table-cell>
          <table:table-cell table:formula="of:=[.D75]-[.E75]" office:value-type="float" office:value="2.30575" calcext:value-type="float">
            <text:p>2.30575</text:p>
          </table:table-cell>
          <table:table-cell table:formula="of:=[.F75]-[.G75]" office:value-type="float" office:value="-1.252048" calcext:value-type="float">
            <text:p>-1.252048</text:p>
          </table:table-cell>
          <table:table-cell office:value-type="float" office:value="14.113314" calcext:value-type="float">
            <text:p>14.113314</text:p>
          </table:table-cell>
        </table:table-row>
        <table:table-row table:style-name="ro1">
          <table:table-cell table:number-columns-repeated="7"/>
          <table:table-cell table:formula="of:=[.D76]-[.E76]+[.F76]-[.G76]" office:value-type="float" office:value="0" calcext:value-type="float">
            <text:p>0</text:p>
          </table:table-cell>
          <table:table-cell table:formula="of:=[.D76]-[.E76]" office:value-type="float" office:value="0" calcext:value-type="float">
            <text:p>0</text:p>
          </table:table-cell>
          <table:table-cell table:formula="of:=[.F76]-[.G76]" office:value-type="float" office:value="0" calcext:value-type="float">
            <text:p>0</text:p>
          </table:table-cell>
          <table:table-cell office:value-type="string" calcext:value-type="string">
            <text:p>Result Results/23.txt saved</text:p>
          </table:table-cell>
        </table:table-row>
        <table:table-row table:style-name="ro1">
          <table:table-cell office:value-type="float" office:value="-0.295659" calcext:value-type="float">
            <text:p>-0.295659</text:p>
          </table:table-cell>
          <table:table-cell office:value-type="float" office:value="0.009621" calcext:value-type="float">
            <text:p>0.009621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868791" calcext:value-type="float">
            <text:p>0.868791</text:p>
          </table:table-cell>
          <table:table-cell office:value-type="float" office:value="-1.845517" calcext:value-type="float">
            <text:p>-1.845517</text:p>
          </table:table-cell>
          <table:table-cell office:value-type="float" office:value="-0.071167" calcext:value-type="float">
            <text:p>-0.071167</text:p>
          </table:table-cell>
          <table:table-cell office:value-type="float" office:value="1.59088" calcext:value-type="float">
            <text:p>1.59088</text:p>
          </table:table-cell>
          <table:table-cell table:formula="of:=[.D77]-[.E77]+[.F77]-[.G77]" office:value-type="float" office:value="1.052261" calcext:value-type="float">
            <text:p>1.052261</text:p>
          </table:table-cell>
          <table:table-cell table:formula="of:=[.D77]-[.E77]" office:value-type="float" office:value="2.714308" calcext:value-type="float">
            <text:p>2.714308</text:p>
          </table:table-cell>
          <table:table-cell table:formula="of:=[.F77]-[.G77]" office:value-type="float" office:value="-1.662047" calcext:value-type="float">
            <text:p>-1.662047</text:p>
          </table:table-cell>
          <table:table-cell office:value-type="float" office:value="14.108782" calcext:value-type="float">
            <text:p>14.108782</text:p>
          </table:table-cell>
        </table:table-row>
        <table:table-row table:style-name="ro1">
          <table:table-cell office:value-type="float" office:value="-0.57151" calcext:value-type="float">
            <text:p>-0.57151</text:p>
          </table:table-cell>
          <table:table-cell office:value-type="float" office:value="0.004916" calcext:value-type="float">
            <text:p>0.004916</text:p>
          </table:table-cell>
          <table:table-cell office:value-type="float" office:value="0.004274" calcext:value-type="float">
            <text:p>0.004274</text:p>
          </table:table-cell>
          <table:table-cell office:value-type="float" office:value="0.869531" calcext:value-type="float">
            <text:p>0.869531</text:p>
          </table:table-cell>
          <table:table-cell office:value-type="float" office:value="-1.75939" calcext:value-type="float">
            <text:p>-1.75939</text:p>
          </table:table-cell>
          <table:table-cell office:value-type="float" office:value="-0.060656" calcext:value-type="float">
            <text:p>-0.060656</text:p>
          </table:table-cell>
          <table:table-cell office:value-type="float" office:value="1.243985" calcext:value-type="float">
            <text:p>1.243985</text:p>
          </table:table-cell>
          <table:table-cell table:formula="of:=[.D78]-[.E78]+[.F78]-[.G78]" office:value-type="float" office:value="1.32428" calcext:value-type="float">
            <text:p>1.32428</text:p>
          </table:table-cell>
          <table:table-cell table:formula="of:=[.D78]-[.E78]" office:value-type="float" office:value="2.628921" calcext:value-type="float">
            <text:p>2.628921</text:p>
          </table:table-cell>
          <table:table-cell table:formula="of:=[.F78]-[.G78]" office:value-type="float" office:value="-1.304641" calcext:value-type="float">
            <text:p>-1.304641</text:p>
          </table:table-cell>
          <table:table-cell office:value-type="float" office:value="14.101699" calcext:value-type="float">
            <text:p>14.101699</text:p>
          </table:table-cell>
        </table:table-row>
        <table:table-row table:style-name="ro1">
          <table:table-cell table:number-columns-repeated="7"/>
          <table:table-cell table:formula="of:=[.D79]-[.E79]+[.F79]-[.G79]" office:value-type="float" office:value="0" calcext:value-type="float">
            <text:p>0</text:p>
          </table:table-cell>
          <table:table-cell table:formula="of:=[.D79]-[.E79]" office:value-type="float" office:value="0" calcext:value-type="float">
            <text:p>0</text:p>
          </table:table-cell>
          <table:table-cell table:formula="of:=[.F79]-[.G79]" office:value-type="float" office:value="0" calcext:value-type="float">
            <text:p>0</text:p>
          </table:table-cell>
          <table:table-cell office:value-type="string" calcext:value-type="string">
            <text:p>Result Results/24.txt saved</text:p>
          </table:table-cell>
        </table:table-row>
        <table:table-row table:style-name="ro1">
          <table:table-cell office:value-type="float" office:value="-0.374837" calcext:value-type="float">
            <text:p>-0.374837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0.869321" calcext:value-type="float">
            <text:p>0.869321</text:p>
          </table:table-cell>
          <table:table-cell office:value-type="float" office:value="-2.342052" calcext:value-type="float">
            <text:p>-2.342052</text:p>
          </table:table-cell>
          <table:table-cell office:value-type="float" office:value="-0.610786" calcext:value-type="float">
            <text:p>-0.610786</text:p>
          </table:table-cell>
          <table:table-cell office:value-type="float" office:value="1.425047" calcext:value-type="float">
            <text:p>1.425047</text:p>
          </table:table-cell>
          <table:table-cell table:formula="of:=[.D80]-[.E80]+[.F80]-[.G80]" office:value-type="float" office:value="1.17554" calcext:value-type="float">
            <text:p>1.17554</text:p>
          </table:table-cell>
          <table:table-cell table:formula="of:=[.D80]-[.E80]" office:value-type="float" office:value="3.211373" calcext:value-type="float">
            <text:p>3.211373</text:p>
          </table:table-cell>
          <table:table-cell table:formula="of:=[.F80]-[.G80]" office:value-type="float" office:value="-2.035833" calcext:value-type="float">
            <text:p>-2.035833</text:p>
          </table:table-cell>
          <table:table-cell office:value-type="float" office:value="14.110989" calcext:value-type="float">
            <text:p>14.110989</text:p>
          </table:table-cell>
        </table:table-row>
        <table:table-row table:style-name="ro1">
          <table:table-cell office:value-type="float" office:value="-0.659881" calcext:value-type="float">
            <text:p>-0.659881</text:p>
          </table:table-cell>
          <table:table-cell office:value-type="float" office:value="0.006374" calcext:value-type="float">
            <text:p>0.006374</text:p>
          </table:table-cell>
          <table:table-cell office:value-type="float" office:value="0.005543" calcext:value-type="float">
            <text:p>0.005543</text:p>
          </table:table-cell>
          <table:table-cell office:value-type="float" office:value="0.869704" calcext:value-type="float">
            <text:p>0.869704</text:p>
          </table:table-cell>
          <table:table-cell office:value-type="float" office:value="-2.288157" calcext:value-type="float">
            <text:p>-2.288157</text:p>
          </table:table-cell>
          <table:table-cell office:value-type="float" office:value="-0.709252" calcext:value-type="float">
            <text:p>-0.709252</text:p>
          </table:table-cell>
          <table:table-cell office:value-type="float" office:value="1.071428" calcext:value-type="float">
            <text:p>1.071428</text:p>
          </table:table-cell>
          <table:table-cell table:formula="of:=[.D81]-[.E81]+[.F81]-[.G81]" office:value-type="float" office:value="1.377181" calcext:value-type="float">
            <text:p>1.377181</text:p>
          </table:table-cell>
          <table:table-cell table:formula="of:=[.D81]-[.E81]" office:value-type="float" office:value="3.157861" calcext:value-type="float">
            <text:p>3.157861</text:p>
          </table:table-cell>
          <table:table-cell table:formula="of:=[.F81]-[.G81]" office:value-type="float" office:value="-1.78068" calcext:value-type="float">
            <text:p>-1.78068</text:p>
          </table:table-cell>
          <table:table-cell office:value-type="float" office:value="14.111164" calcext:value-type="float">
            <text:p>14.111164</text:p>
          </table:table-cell>
        </table:table-row>
        <table:table-row table:style-name="ro1">
          <table:table-cell table:number-columns-repeated="7"/>
          <table:table-cell table:formula="of:=[.D82]-[.E82]+[.F82]-[.G82]" office:value-type="float" office:value="0" calcext:value-type="float">
            <text:p>0</text:p>
          </table:table-cell>
          <table:table-cell table:formula="of:=[.D82]-[.E82]" office:value-type="float" office:value="0" calcext:value-type="float">
            <text:p>0</text:p>
          </table:table-cell>
          <table:table-cell table:formula="of:=[.F82]-[.G82]" office:value-type="float" office:value="0" calcext:value-type="float">
            <text:p>0</text:p>
          </table:table-cell>
          <table:table-cell office:value-type="string" calcext:value-type="string">
            <text:p>Result Results/25.txt saved</text:p>
          </table:table-cell>
        </table:table-row>
        <table:table-row table:style-name="ro1">
          <table:table-cell office:value-type="float" office:value="-0.46544" calcext:value-type="float">
            <text:p>-0.46544</text:p>
          </table:table-cell>
          <table:table-cell office:value-type="float" office:value="0.013822" calcext:value-type="float">
            <text:p>0.013822</text:p>
          </table:table-cell>
          <table:table-cell office:value-type="float" office:value="0.012019" calcext:value-type="float">
            <text:p>0.012019</text:p>
          </table:table-cell>
          <table:table-cell office:value-type="float" office:value="0.869516" calcext:value-type="float">
            <text:p>0.869516</text:p>
          </table:table-cell>
          <table:table-cell office:value-type="float" office:value="-2.766852" calcext:value-type="float">
            <text:p>-2.766852</text:p>
          </table:table-cell>
          <table:table-cell office:value-type="float" office:value="-1.230447" calcext:value-type="float">
            <text:p>-1.230447</text:p>
          </table:table-cell>
          <table:table-cell office:value-type="float" office:value="1.269695" calcext:value-type="float">
            <text:p>1.269695</text:p>
          </table:table-cell>
          <table:table-cell table:formula="of:=[.D83]-[.E83]+[.F83]-[.G83]" office:value-type="float" office:value="1.136226" calcext:value-type="float">
            <text:p>1.136226</text:p>
          </table:table-cell>
          <table:table-cell table:formula="of:=[.D83]-[.E83]" office:value-type="float" office:value="3.636368" calcext:value-type="float">
            <text:p>3.636368</text:p>
          </table:table-cell>
          <table:table-cell table:formula="of:=[.F83]-[.G83]" office:value-type="float" office:value="-2.500142" calcext:value-type="float">
            <text:p>-2.500142</text:p>
          </table:table-cell>
          <table:table-cell office:value-type="float" office:value="14.12803" calcext:value-type="float">
            <text:p>14.12803</text:p>
          </table:table-cell>
        </table:table-row>
        <table:table-row table:style-name="ro1">
          <table:table-cell office:value-type="float" office:value="-0.567194" calcext:value-type="float">
            <text:p>-0.567194</text:p>
          </table:table-cell>
          <table:table-cell office:value-type="float" office:value="0.015138" calcext:value-type="float">
            <text:p>0.015138</text:p>
          </table:table-cell>
          <table:table-cell office:value-type="float" office:value="0.013163" calcext:value-type="float">
            <text:p>0.013163</text:p>
          </table:table-cell>
          <table:table-cell office:value-type="float" office:value="0.869528" calcext:value-type="float">
            <text:p>0.869528</text:p>
          </table:table-cell>
          <table:table-cell office:value-type="float" office:value="-2.867183" calcext:value-type="float">
            <text:p>-2.867183</text:p>
          </table:table-cell>
          <table:table-cell office:value-type="float" office:value="-1.460919" calcext:value-type="float">
            <text:p>-1.460919</text:p>
          </table:table-cell>
          <table:table-cell office:value-type="float" office:value="1.099046" calcext:value-type="float">
            <text:p>1.099046</text:p>
          </table:table-cell>
          <table:table-cell table:formula="of:=[.D84]-[.E84]+[.F84]-[.G84]" office:value-type="float" office:value="1.176746" calcext:value-type="float">
            <text:p>1.176746</text:p>
          </table:table-cell>
          <table:table-cell table:formula="of:=[.D84]-[.E84]" office:value-type="float" office:value="3.736711" calcext:value-type="float">
            <text:p>3.736711</text:p>
          </table:table-cell>
          <table:table-cell table:formula="of:=[.F84]-[.G84]" office:value-type="float" office:value="-2.559965" calcext:value-type="float">
            <text:p>-2.559965</text:p>
          </table:table-cell>
          <table:table-cell office:value-type="float" office:value="14.142971" calcext:value-type="float">
            <text:p>14.142971</text:p>
          </table:table-cell>
        </table:table-row>
        <table:table-row table:style-name="ro1">
          <table:table-cell table:number-columns-repeated="7"/>
          <table:table-cell table:formula="of:=[.D85]-[.E85]+[.F85]-[.G85]" office:value-type="float" office:value="0" calcext:value-type="float">
            <text:p>0</text:p>
          </table:table-cell>
          <table:table-cell table:formula="of:=[.D85]-[.E85]" office:value-type="float" office:value="0" calcext:value-type="float">
            <text:p>0</text:p>
          </table:table-cell>
          <table:table-cell table:formula="of:=[.F85]-[.G85]" office:value-type="float" office:value="0" calcext:value-type="float">
            <text:p>0</text:p>
          </table:table-cell>
          <table:table-cell office:value-type="string" calcext:value-type="string">
            <text:p>Result Results/26.txt saved</text:p>
          </table:table-cell>
        </table:table-row>
        <table:table-row table:style-name="ro1">
          <table:table-cell office:value-type="float" office:value="-0.552512" calcext:value-type="float">
            <text:p>-0.552512</text:p>
          </table:table-cell>
          <table:table-cell office:value-type="float" office:value="0.035448" calcext:value-type="float">
            <text:p>0.035448</text:p>
          </table:table-cell>
          <table:table-cell office:value-type="float" office:value="0.030842" calcext:value-type="float">
            <text:p>0.030842</text:p>
          </table:table-cell>
          <table:table-cell office:value-type="float" office:value="0.870077" calcext:value-type="float">
            <text:p>0.870077</text:p>
          </table:table-cell>
          <table:table-cell office:value-type="float" office:value="-3.009432" calcext:value-type="float">
            <text:p>-3.009432</text:p>
          </table:table-cell>
          <table:table-cell office:value-type="float" office:value="-1.763325" calcext:value-type="float">
            <text:p>-1.763325</text:p>
          </table:table-cell>
          <table:table-cell office:value-type="float" office:value="1.104357" calcext:value-type="float">
            <text:p>1.104357</text:p>
          </table:table-cell>
          <table:table-cell table:formula="of:=[.D86]-[.E86]+[.F86]-[.G86]" office:value-type="float" office:value="1.011827" calcext:value-type="float">
            <text:p>1.011827</text:p>
          </table:table-cell>
          <table:table-cell table:formula="of:=[.D86]-[.E86]" office:value-type="float" office:value="3.879509" calcext:value-type="float">
            <text:p>3.879509</text:p>
          </table:table-cell>
          <table:table-cell table:formula="of:=[.F86]-[.G86]" office:value-type="float" office:value="-2.867682" calcext:value-type="float">
            <text:p>-2.867682</text:p>
          </table:table-cell>
          <table:table-cell office:value-type="float" office:value="14.169499" calcext:value-type="float">
            <text:p>14.169499</text:p>
          </table:table-cell>
        </table:table-row>
        <table:table-row table:style-name="ro1">
          <table:table-cell office:value-type="float" office:value="-0.83226" calcext:value-type="float">
            <text:p>-0.83226</text:p>
          </table:table-cell>
          <table:table-cell office:value-type="float" office:value="0.016956" calcext:value-type="float">
            <text:p>0.016956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871039" calcext:value-type="float">
            <text:p>0.871039</text:p>
          </table:table-cell>
          <table:table-cell office:value-type="float" office:value="-2.695599" calcext:value-type="float">
            <text:p>-2.695599</text:p>
          </table:table-cell>
          <table:table-cell office:value-type="float" office:value="-1.755742" calcext:value-type="float">
            <text:p>-1.755742</text:p>
          </table:table-cell>
          <table:table-cell office:value-type="float" office:value="0.854736" calcext:value-type="float">
            <text:p>0.854736</text:p>
          </table:table-cell>
          <table:table-cell table:formula="of:=[.D87]-[.E87]+[.F87]-[.G87]" office:value-type="float" office:value="0.95616" calcext:value-type="float">
            <text:p>0.95616</text:p>
          </table:table-cell>
          <table:table-cell table:formula="of:=[.D87]-[.E87]" office:value-type="float" office:value="3.566638" calcext:value-type="float">
            <text:p>3.566638</text:p>
          </table:table-cell>
          <table:table-cell table:formula="of:=[.F87]-[.G87]" office:value-type="float" office:value="-2.610478" calcext:value-type="float">
            <text:p>-2.610478</text:p>
          </table:table-cell>
          <table:table-cell office:value-type="float" office:value="14.170801" calcext:value-type="float">
            <text:p>14.170801</text:p>
          </table:table-cell>
        </table:table-row>
        <table:table-row table:style-name="ro1">
          <table:table-cell office:value-type="float" office:value="-0.355576" calcext:value-type="float">
            <text:p>-0.3555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0.870922" calcext:value-type="float">
            <text:p>0.870922</text:p>
          </table:table-cell>
          <table:table-cell office:value-type="float" office:value="-3.446281" calcext:value-type="float">
            <text:p>-3.446281</text:p>
          </table:table-cell>
          <table:table-cell office:value-type="float" office:value="-2.259521" calcext:value-type="float">
            <text:p>-2.259521</text:p>
          </table:table-cell>
          <table:table-cell office:value-type="float" office:value="1.264055" calcext:value-type="float">
            <text:p>1.264055</text:p>
          </table:table-cell>
          <table:table-cell table:formula="of:=[.D88]-[.E88]+[.F88]-[.G88]" office:value-type="float" office:value="0.793627" calcext:value-type="float">
            <text:p>0.793627</text:p>
          </table:table-cell>
          <table:table-cell table:formula="of:=[.D88]-[.E88]" office:value-type="float" office:value="4.317203" calcext:value-type="float">
            <text:p>4.317203</text:p>
          </table:table-cell>
          <table:table-cell table:formula="of:=[.F88]-[.G88]" office:value-type="float" office:value="-3.523576" calcext:value-type="float">
            <text:p>-3.523576</text:p>
          </table:table-cell>
          <table:table-cell office:value-type="float" office:value="14.180793" calcext:value-type="float">
            <text:p>14.180793</text:p>
          </table:table-cell>
        </table:table-row>
        <table:table-row table:style-name="ro1">
          <table:table-cell table:number-columns-repeated="7"/>
          <table:table-cell table:formula="of:=[.D89]-[.E89]+[.F89]-[.G89]" office:value-type="float" office:value="0" calcext:value-type="float">
            <text:p>0</text:p>
          </table:table-cell>
          <table:table-cell table:formula="of:=[.D89]-[.E89]" office:value-type="float" office:value="0" calcext:value-type="float">
            <text:p>0</text:p>
          </table:table-cell>
          <table:table-cell table:formula="of:=[.F89]-[.G89]" office:value-type="float" office:value="0" calcext:value-type="float">
            <text:p>0</text:p>
          </table:table-cell>
          <table:table-cell office:value-type="string" calcext:value-type="string">
            <text:p>Result Results/27.txt saved</text:p>
          </table:table-cell>
        </table:table-row>
        <table:table-row table:style-name="ro1">
          <table:table-cell office:value-type="float" office:value="0.099142" calcext:value-type="float">
            <text:p>0.099142</text:p>
          </table:table-cell>
          <table:table-cell office:value-type="float" office:value="0.002752" calcext:value-type="float">
            <text:p>0.002752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867476" calcext:value-type="float">
            <text:p>0.867476</text:p>
          </table:table-cell>
          <table:table-cell office:value-type="float" office:value="-4.245988" calcext:value-type="float">
            <text:p>-4.245988</text:p>
          </table:table-cell>
          <table:table-cell office:value-type="float" office:value="-2.791034" calcext:value-type="float">
            <text:p>-2.791034</text:p>
          </table:table-cell>
          <table:table-cell office:value-type="float" office:value="1.602163" calcext:value-type="float">
            <text:p>1.602163</text:p>
          </table:table-cell>
          <table:table-cell table:formula="of:=[.D90]-[.E90]+[.F90]-[.G90]" office:value-type="float" office:value="0.720267" calcext:value-type="float">
            <text:p>0.720267</text:p>
          </table:table-cell>
          <table:table-cell table:formula="of:=[.D90]-[.E90]" office:value-type="float" office:value="5.113464" calcext:value-type="float">
            <text:p>5.113464</text:p>
          </table:table-cell>
          <table:table-cell table:formula="of:=[.F90]-[.G90]" office:value-type="float" office:value="-4.393197" calcext:value-type="float">
            <text:p>-4.393197</text:p>
          </table:table-cell>
          <table:table-cell office:value-type="float" office:value="14.239878" calcext:value-type="float">
            <text:p>14.239878</text:p>
          </table:table-cell>
        </table:table-row>
        <table:table-row table:style-name="ro1">
          <table:table-cell office:value-type="float" office:value="0.113599" calcext:value-type="float">
            <text:p>0.113599</text:p>
          </table:table-cell>
          <table:table-cell office:value-type="float" office:value="-0.003201" calcext:value-type="float">
            <text:p>-0.003201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0.862288" calcext:value-type="float">
            <text:p>0.862288</text:p>
          </table:table-cell>
          <table:table-cell office:value-type="float" office:value="-4.591497" calcext:value-type="float">
            <text:p>-4.591497</text:p>
          </table:table-cell>
          <table:table-cell office:value-type="float" office:value="-3.225521" calcext:value-type="float">
            <text:p>-3.225521</text:p>
          </table:table-cell>
          <table:table-cell office:value-type="float" office:value="1.432166" calcext:value-type="float">
            <text:p>1.432166</text:p>
          </table:table-cell>
          <table:table-cell table:formula="of:=[.D91]-[.E91]+[.F91]-[.G91]" office:value-type="float" office:value="0.796098" calcext:value-type="float">
            <text:p>0.796098</text:p>
          </table:table-cell>
          <table:table-cell table:formula="of:=[.D91]-[.E91]" office:value-type="float" office:value="5.453785" calcext:value-type="float">
            <text:p>5.453785</text:p>
          </table:table-cell>
          <table:table-cell table:formula="of:=[.F91]-[.G91]" office:value-type="float" office:value="-4.657687" calcext:value-type="float">
            <text:p>-4.657687</text:p>
          </table:table-cell>
          <table:table-cell office:value-type="float" office:value="14.32234" calcext:value-type="float">
            <text:p>14.32234</text:p>
          </table:table-cell>
        </table:table-row>
        <table:table-row table:style-name="ro1">
          <table:table-cell office:value-type="float" office:value="-0.088112" calcext:value-type="float">
            <text:p>-0.088112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862224" calcext:value-type="float">
            <text:p>0.862224</text:p>
          </table:table-cell>
          <table:table-cell office:value-type="float" office:value="-4.397522" calcext:value-type="float">
            <text:p>-4.397522</text:p>
          </table:table-cell>
          <table:table-cell office:value-type="float" office:value="-3.670494" calcext:value-type="float">
            <text:p>-3.670494</text:p>
          </table:table-cell>
          <table:table-cell office:value-type="float" office:value="1.345383" calcext:value-type="float">
            <text:p>1.345383</text:p>
          </table:table-cell>
          <table:table-cell table:formula="of:=[.D92]-[.E92]+[.F92]-[.G92]" office:value-type="float" office:value="0.243869000000001" calcext:value-type="float">
            <text:p>0.243869000000001</text:p>
          </table:table-cell>
          <table:table-cell table:formula="of:=[.D92]-[.E92]" office:value-type="float" office:value="5.259746" calcext:value-type="float">
            <text:p>5.259746</text:p>
          </table:table-cell>
          <table:table-cell table:formula="of:=[.F92]-[.G92]" office:value-type="float" office:value="-5.015877" calcext:value-type="float">
            <text:p>-5.015877</text:p>
          </table:table-cell>
          <table:table-cell office:value-type="float" office:value="14.326055" calcext:value-type="float">
            <text:p>14.326055</text:p>
          </table:table-cell>
        </table:table-row>
        <table:table-row table:style-name="ro1">
          <table:table-cell table:number-columns-repeated="7"/>
          <table:table-cell table:formula="of:=[.D93]-[.E93]+[.F93]-[.G93]" office:value-type="float" office:value="0" calcext:value-type="float">
            <text:p>0</text:p>
          </table:table-cell>
          <table:table-cell table:formula="of:=[.D93]-[.E93]" office:value-type="float" office:value="0" calcext:value-type="float">
            <text:p>0</text:p>
          </table:table-cell>
          <table:table-cell table:formula="of:=[.F93]-[.G93]" office:value-type="float" office:value="0" calcext:value-type="float">
            <text:p>0</text:p>
          </table:table-cell>
          <table:table-cell office:value-type="string" calcext:value-type="string">
            <text:p>Result Results/28.txt saved</text:p>
          </table:table-cell>
        </table:table-row>
        <table:table-row table:style-name="ro1">
          <table:table-cell office:value-type="float" office:value="0.468891" calcext:value-type="float">
            <text:p>0.468891</text:p>
          </table:table-cell>
          <table:table-cell office:value-type="float" office:value="0.024376" calcext:value-type="float">
            <text:p>0.024376</text:p>
          </table:table-cell>
          <table:table-cell office:value-type="float" office:value="0.020851" calcext:value-type="float">
            <text:p>0.020851</text:p>
          </table:table-cell>
          <table:table-cell office:value-type="float" office:value="0.855393" calcext:value-type="float">
            <text:p>0.855393</text:p>
          </table:table-cell>
          <table:table-cell office:value-type="float" office:value="-5.198444" calcext:value-type="float">
            <text:p>-5.198444</text:p>
          </table:table-cell>
          <table:table-cell office:value-type="float" office:value="-4.107068" calcext:value-type="float">
            <text:p>-4.107068</text:p>
          </table:table-cell>
          <table:table-cell office:value-type="float" office:value="1.828741" calcext:value-type="float">
            <text:p>1.828741</text:p>
          </table:table-cell>
          <table:table-cell table:formula="of:=[.D94]-[.E94]+[.F94]-[.G94]" office:value-type="float" office:value="0.118028000000001" calcext:value-type="float">
            <text:p>0.118028000000001</text:p>
          </table:table-cell>
          <table:table-cell table:formula="of:=[.D94]-[.E94]" office:value-type="float" office:value="6.053837" calcext:value-type="float">
            <text:p>6.053837</text:p>
          </table:table-cell>
          <table:table-cell table:formula="of:=[.F94]-[.G94]" office:value-type="float" office:value="-5.935809" calcext:value-type="float">
            <text:p>-5.935809</text:p>
          </table:table-cell>
          <table:table-cell office:value-type="float" office:value="14.464835" calcext:value-type="float">
            <text:p>14.464835</text:p>
          </table:table-cell>
        </table:table-row>
        <table:table-row table:style-name="ro1">
          <table:table-cell office:value-type="float" office:value="0.061568" calcext:value-type="float">
            <text:p>0.061568</text:p>
          </table:table-cell>
          <table:table-cell office:value-type="float" office:value="0.045447" calcext:value-type="float">
            <text:p>0.045447</text:p>
          </table:table-cell>
          <table:table-cell office:value-type="float" office:value="0.038882" calcext:value-type="float">
            <text:p>0.038882</text:p>
          </table:table-cell>
          <table:table-cell office:value-type="float" office:value="0.855558" calcext:value-type="float">
            <text:p>0.855558</text:p>
          </table:table-cell>
          <table:table-cell office:value-type="float" office:value="-4.662758" calcext:value-type="float">
            <text:p>-4.662758</text:p>
          </table:table-cell>
          <table:table-cell office:value-type="float" office:value="-4.434691" calcext:value-type="float">
            <text:p>-4.434691</text:p>
          </table:table-cell>
          <table:table-cell office:value-type="float" office:value="1.452182" calcext:value-type="float">
            <text:p>1.452182</text:p>
          </table:table-cell>
          <table:table-cell table:formula="of:=[.D95]-[.E95]+[.F95]-[.G95]" office:value-type="float" office:value="-0.368557" calcext:value-type="float">
            <text:p>-0.368557</text:p>
          </table:table-cell>
          <table:table-cell table:formula="of:=[.D95]-[.E95]" office:value-type="float" office:value="5.518316" calcext:value-type="float">
            <text:p>5.518316</text:p>
          </table:table-cell>
          <table:table-cell table:formula="of:=[.F95]-[.G95]" office:value-type="float" office:value="-5.886873" calcext:value-type="float">
            <text:p>-5.886873</text:p>
          </table:table-cell>
          <table:table-cell office:value-type="float" office:value="14.507491" calcext:value-type="float">
            <text:p>14.507491</text:p>
          </table:table-cell>
        </table:table-row>
        <table:table-row table:style-name="ro1">
          <table:table-cell table:number-columns-repeated="7"/>
          <table:table-cell table:formula="of:=[.D96]-[.E96]+[.F96]-[.G96]" office:value-type="float" office:value="0" calcext:value-type="float">
            <text:p>0</text:p>
          </table:table-cell>
          <table:table-cell table:formula="of:=[.D96]-[.E96]" office:value-type="float" office:value="0" calcext:value-type="float">
            <text:p>0</text:p>
          </table:table-cell>
          <table:table-cell table:formula="of:=[.F96]-[.G96]" office:value-type="float" office:value="0" calcext:value-type="float">
            <text:p>0</text:p>
          </table:table-cell>
          <table:table-cell office:value-type="string" calcext:value-type="string">
            <text:p>Result Results/29.txt saved</text:p>
          </table:table-cell>
        </table:table-row>
        <table:table-row table:style-name="ro1">
          <table:table-cell office:value-type="float" office:value="0.152783" calcext:value-type="float">
            <text:p>0.152783</text:p>
          </table:table-cell>
          <table:table-cell office:value-type="float" office:value="0.117374" calcext:value-type="float">
            <text:p>0.117374</text:p>
          </table:table-cell>
          <table:table-cell office:value-type="float" office:value="0.100749" calcext:value-type="float">
            <text:p>0.100749</text:p>
          </table:table-cell>
          <table:table-cell office:value-type="float" office:value="0.858357" calcext:value-type="float">
            <text:p>0.858357</text:p>
          </table:table-cell>
          <table:table-cell office:value-type="float" office:value="-4.436583" calcext:value-type="float">
            <text:p>-4.436583</text:p>
          </table:table-cell>
          <table:table-cell office:value-type="float" office:value="-4.47508" calcext:value-type="float">
            <text:p>-4.47508</text:p>
          </table:table-cell>
          <table:table-cell office:value-type="float" office:value="1.712248" calcext:value-type="float">
            <text:p>1.712248</text:p>
          </table:table-cell>
          <table:table-cell table:formula="of:=[.D97]-[.E97]+[.F97]-[.G97]" office:value-type="float" office:value="-0.892388000000001" calcext:value-type="float">
            <text:p>-0.892388000000001</text:p>
          </table:table-cell>
          <table:table-cell table:formula="of:=[.D97]-[.E97]" office:value-type="float" office:value="5.29494" calcext:value-type="float">
            <text:p>5.29494</text:p>
          </table:table-cell>
          <table:table-cell table:formula="of:=[.F97]-[.G97]" office:value-type="float" office:value="-6.187328" calcext:value-type="float">
            <text:p>-6.187328</text:p>
          </table:table-cell>
          <table:table-cell office:value-type="float" office:value="14.577562" calcext:value-type="float">
            <text:p>14.577562</text:p>
          </table:table-cell>
        </table:table-row>
        <table:table-row table:style-name="ro1">
          <table:table-cell office:value-type="float" office:value="-0.096226" calcext:value-type="float">
            <text:p>-0.096226</text:p>
          </table:table-cell>
          <table:table-cell office:value-type="float" office:value="0.12136" calcext:value-type="float">
            <text:p>0.12136</text:p>
          </table:table-cell>
          <table:table-cell office:value-type="float" office:value="0.104868" calcext:value-type="float">
            <text:p>0.104868</text:p>
          </table:table-cell>
          <table:table-cell office:value-type="float" office:value="0.864104" calcext:value-type="float">
            <text:p>0.864104</text:p>
          </table:table-cell>
          <table:table-cell office:value-type="float" office:value="-3.638514" calcext:value-type="float">
            <text:p>-3.638514</text:p>
          </table:table-cell>
          <table:table-cell office:value-type="float" office:value="-4.085779" calcext:value-type="float">
            <text:p>-4.085779</text:p>
          </table:table-cell>
          <table:table-cell office:value-type="float" office:value="1.638414" calcext:value-type="float">
            <text:p>1.638414</text:p>
          </table:table-cell>
          <table:table-cell table:formula="of:=[.D98]-[.E98]+[.F98]-[.G98]" office:value-type="float" office:value="-1.221575" calcext:value-type="float">
            <text:p>-1.221575</text:p>
          </table:table-cell>
          <table:table-cell table:formula="of:=[.D98]-[.E98]" office:value-type="float" office:value="4.502618" calcext:value-type="float">
            <text:p>4.502618</text:p>
          </table:table-cell>
          <table:table-cell table:formula="of:=[.F98]-[.G98]" office:value-type="float" office:value="-5.724193" calcext:value-type="float">
            <text:p>-5.724193</text:p>
          </table:table-cell>
          <table:table-cell office:value-type="float" office:value="14.601971" calcext:value-type="float">
            <text:p>14.601971</text:p>
          </table:table-cell>
        </table:table-row>
        <table:table-row table:style-name="ro1">
          <table:table-cell table:number-columns-repeated="7"/>
          <table:table-cell table:formula="of:=[.D99]-[.E99]+[.F99]-[.G99]" office:value-type="float" office:value="0" calcext:value-type="float">
            <text:p>0</text:p>
          </table:table-cell>
          <table:table-cell table:formula="of:=[.D99]-[.E99]" office:value-type="float" office:value="0" calcext:value-type="float">
            <text:p>0</text:p>
          </table:table-cell>
          <table:table-cell table:formula="of:=[.F99]-[.G99]" office:value-type="float" office:value="0" calcext:value-type="float">
            <text:p>0</text:p>
          </table:table-cell>
          <table:table-cell office:value-type="string" calcext:value-type="string">
            <text:p>Result Results/30.txt saved</text:p>
          </table:table-cell>
        </table:table-row>
        <table:table-row table:style-name="ro1">
          <table:table-cell office:value-type="float" office:value="-0.131813" calcext:value-type="float">
            <text:p>-0.131813</text:p>
          </table:table-cell>
          <table:table-cell office:value-type="float" office:value="0.166013" calcext:value-type="float">
            <text:p>0.166013</text:p>
          </table:table-cell>
          <table:table-cell office:value-type="float" office:value="0.144898" calcext:value-type="float">
            <text:p>0.144898</text:p>
          </table:table-cell>
          <table:table-cell office:value-type="float" office:value="0.872816" calcext:value-type="float">
            <text:p>0.872816</text:p>
          </table:table-cell>
          <table:table-cell office:value-type="float" office:value="-3.293223" calcext:value-type="float">
            <text:p>-3.293223</text:p>
          </table:table-cell>
          <table:table-cell office:value-type="float" office:value="-3.572622" calcext:value-type="float">
            <text:p>-3.572622</text:p>
          </table:table-cell>
          <table:table-cell office:value-type="float" office:value="1.679753" calcext:value-type="float">
            <text:p>1.679753</text:p>
          </table:table-cell>
          <table:table-cell table:formula="of:=[.D100]-[.E100]+[.F100]-[.G100]" office:value-type="float" office:value="-1.086336" calcext:value-type="float">
            <text:p>-1.086336</text:p>
          </table:table-cell>
          <table:table-cell table:formula="of:=[.D100]-[.E100]" office:value-type="float" office:value="4.166039" calcext:value-type="float">
            <text:p>4.166039</text:p>
          </table:table-cell>
          <table:table-cell table:formula="of:=[.F100]-[.G100]" office:value-type="float" office:value="-5.252375" calcext:value-type="float">
            <text:p>-5.252375</text:p>
          </table:table-cell>
          <table:table-cell office:value-type="float" office:value="14.622231" calcext:value-type="float">
            <text:p>14.622231</text:p>
          </table:table-cell>
        </table:table-row>
        <table:table-row table:style-name="ro1">
          <table:table-cell office:value-type="float" office:value="-0.42473" calcext:value-type="float">
            <text:p>-0.42473</text:p>
          </table:table-cell>
          <table:table-cell office:value-type="float" office:value="0.086679" calcext:value-type="float">
            <text:p>0.086679</text:p>
          </table:table-cell>
          <table:table-cell office:value-type="float" office:value="0.076112" calcext:value-type="float">
            <text:p>0.076112</text:p>
          </table:table-cell>
          <table:table-cell office:value-type="float" office:value="0.878099" calcext:value-type="float">
            <text:p>0.878099</text:p>
          </table:table-cell>
          <table:table-cell office:value-type="float" office:value="-2.799429" calcext:value-type="float">
            <text:p>-2.799429</text:p>
          </table:table-cell>
          <table:table-cell office:value-type="float" office:value="-2.739599" calcext:value-type="float">
            <text:p>-2.739599</text:p>
          </table:table-cell>
          <table:table-cell office:value-type="float" office:value="1.455374" calcext:value-type="float">
            <text:p>1.455374</text:p>
          </table:table-cell>
          <table:table-cell table:formula="of:=[.D101]-[.E101]+[.F101]-[.G101]" office:value-type="float" office:value="-0.517445" calcext:value-type="float">
            <text:p>-0.517445</text:p>
          </table:table-cell>
          <table:table-cell table:formula="of:=[.D101]-[.E101]" office:value-type="float" office:value="3.677528" calcext:value-type="float">
            <text:p>3.677528</text:p>
          </table:table-cell>
          <table:table-cell table:formula="of:=[.F101]-[.G101]" office:value-type="float" office:value="-4.194973" calcext:value-type="float">
            <text:p>-4.194973</text:p>
          </table:table-cell>
          <table:table-cell office:value-type="float" office:value="14.620944" calcext:value-type="float">
            <text:p>14.620944</text:p>
          </table:table-cell>
        </table:table-row>
        <table:table-row table:style-name="ro1">
          <table:table-cell table:number-columns-repeated="7"/>
          <table:table-cell table:formula="of:=[.D102]-[.E102]+[.F102]-[.G102]" office:value-type="float" office:value="0" calcext:value-type="float">
            <text:p>0</text:p>
          </table:table-cell>
          <table:table-cell table:formula="of:=[.D102]-[.E102]" office:value-type="float" office:value="0" calcext:value-type="float">
            <text:p>0</text:p>
          </table:table-cell>
          <table:table-cell table:formula="of:=[.F102]-[.G102]" office:value-type="float" office:value="0" calcext:value-type="float">
            <text:p>0</text:p>
          </table:table-cell>
          <table:table-cell office:value-type="string" calcext:value-type="string">
            <text:p>Result Results/31.txt saved</text:p>
          </table:table-cell>
        </table:table-row>
        <table:table-row table:style-name="ro1">
          <table:table-cell office:value-type="float" office:value="-0.354141" calcext:value-type="float">
            <text:p>-0.354141</text:p>
          </table:table-cell>
          <table:table-cell office:value-type="float" office:value="0.080871" calcext:value-type="float">
            <text:p>0.080871</text:p>
          </table:table-cell>
          <table:table-cell office:value-type="float" office:value="0.071356" calcext:value-type="float">
            <text:p>0.071356</text:p>
          </table:table-cell>
          <table:table-cell office:value-type="float" office:value="0.882341" calcext:value-type="float">
            <text:p>0.882341</text:p>
          </table:table-cell>
          <table:table-cell office:value-type="float" office:value="-3.087078" calcext:value-type="float">
            <text:p>-3.087078</text:p>
          </table:table-cell>
          <table:table-cell office:value-type="float" office:value="-2.468252" calcext:value-type="float">
            <text:p>-2.468252</text:p>
          </table:table-cell>
          <table:table-cell office:value-type="float" office:value="1.524246" calcext:value-type="float">
            <text:p>1.524246</text:p>
          </table:table-cell>
          <table:table-cell table:formula="of:=[.D103]-[.E103]+[.F103]-[.G103]" office:value-type="float" office:value="-0.0230790000000003" calcext:value-type="float">
            <text:p>-0.023079</text:p>
          </table:table-cell>
          <table:table-cell table:formula="of:=[.D103]-[.E103]" office:value-type="float" office:value="3.969419" calcext:value-type="float">
            <text:p>3.969419</text:p>
          </table:table-cell>
          <table:table-cell table:formula="of:=[.F103]-[.G103]" office:value-type="float" office:value="-3.992498" calcext:value-type="float">
            <text:p>-3.992498</text:p>
          </table:table-cell>
          <table:table-cell office:value-type="float" office:value="14.631515" calcext:value-type="float">
            <text:p>14.631515</text:p>
          </table:table-cell>
        </table:table-row>
        <table:table-row table:style-name="ro1">
          <table:table-cell office:value-type="float" office:value="-0.464431" calcext:value-type="float">
            <text:p>-0.464431</text:p>
          </table:table-cell>
          <table:table-cell office:value-type="float" office:value="0.039568" calcext:value-type="float">
            <text:p>0.039568</text:p>
          </table:table-cell>
          <table:table-cell office:value-type="float" office:value="0.034959" calcext:value-type="float">
            <text:p>0.034959</text:p>
          </table:table-cell>
          <table:table-cell office:value-type="float" office:value="0.883508" calcext:value-type="float">
            <text:p>0.883508</text:p>
          </table:table-cell>
          <table:table-cell office:value-type="float" office:value="-3.356788" calcext:value-type="float">
            <text:p>-3.356788</text:p>
          </table:table-cell>
          <table:table-cell office:value-type="float" office:value="-2.197524" calcext:value-type="float">
            <text:p>-2.197524</text:p>
          </table:table-cell>
          <table:table-cell office:value-type="float" office:value="1.336758" calcext:value-type="float">
            <text:p>1.336758</text:p>
          </table:table-cell>
          <table:table-cell table:formula="of:=[.D104]-[.E104]+[.F104]-[.G104]" office:value-type="float" office:value="0.706014" calcext:value-type="float">
            <text:p>0.706014</text:p>
          </table:table-cell>
          <table:table-cell table:formula="of:=[.D104]-[.E104]" office:value-type="float" office:value="4.240296" calcext:value-type="float">
            <text:p>4.240296</text:p>
          </table:table-cell>
          <table:table-cell table:formula="of:=[.F104]-[.G104]" office:value-type="float" office:value="-3.534282" calcext:value-type="float">
            <text:p>-3.534282</text:p>
          </table:table-cell>
          <table:table-cell office:value-type="float" office:value="14.651751" calcext:value-type="float">
            <text:p>14.651751</text:p>
          </table:table-cell>
        </table:table-row>
        <table:table-row table:style-name="ro1">
          <table:table-cell table:number-columns-repeated="7"/>
          <table:table-cell table:formula="of:=[.D105]-[.E105]+[.F105]-[.G105]" office:value-type="float" office:value="0" calcext:value-type="float">
            <text:p>0</text:p>
          </table:table-cell>
          <table:table-cell table:formula="of:=[.D105]-[.E105]" office:value-type="float" office:value="0" calcext:value-type="float">
            <text:p>0</text:p>
          </table:table-cell>
          <table:table-cell table:formula="of:=[.F105]-[.G105]" office:value-type="float" office:value="0" calcext:value-type="float">
            <text:p>0</text:p>
          </table:table-cell>
          <table:table-cell office:value-type="string" calcext:value-type="string">
            <text:p>Result Results/32.txt saved</text:p>
          </table:table-cell>
        </table:table-row>
        <table:table-row table:style-name="ro1">
          <table:table-cell office:value-type="float" office:value="-0.568507" calcext:value-type="float">
            <text:p>-0.568507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883062" calcext:value-type="float">
            <text:p>0.883062</text:p>
          </table:table-cell>
          <table:table-cell office:value-type="float" office:value="-3.655341" calcext:value-type="float">
            <text:p>-3.655341</text:p>
          </table:table-cell>
          <table:table-cell office:value-type="float" office:value="-2.252599" calcext:value-type="float">
            <text:p>-2.252599</text:p>
          </table:table-cell>
          <table:table-cell office:value-type="float" office:value="1.192944" calcext:value-type="float">
            <text:p>1.192944</text:p>
          </table:table-cell>
          <table:table-cell table:formula="of:=[.D106]-[.E106]+[.F106]-[.G106]" office:value-type="float" office:value="1.09286" calcext:value-type="float">
            <text:p>1.09286</text:p>
          </table:table-cell>
          <table:table-cell table:formula="of:=[.D106]-[.E106]" office:value-type="float" office:value="4.538403" calcext:value-type="float">
            <text:p>4.538403</text:p>
          </table:table-cell>
          <table:table-cell table:formula="of:=[.F106]-[.G106]" office:value-type="float" office:value="-3.445543" calcext:value-type="float">
            <text:p>-3.445543</text:p>
          </table:table-cell>
          <table:table-cell office:value-type="float" office:value="14.682509" calcext:value-type="float">
            <text:p>14.682509</text:p>
          </table:table-cell>
        </table:table-row>
        <table:table-row table:style-name="ro1">
          <table:table-cell office:value-type="float" office:value="-0.699306" calcext:value-type="float">
            <text:p>-0.699306</text:p>
          </table:table-cell>
          <table:table-cell office:value-type="float" office:value="0.015759" calcext:value-type="float">
            <text:p>0.015759</text:p>
          </table:table-cell>
          <table:table-cell office:value-type="float" office:value="0.013898" calcext:value-type="float">
            <text:p>0.013898</text:p>
          </table:table-cell>
          <table:table-cell office:value-type="float" office:value="0.881943" calcext:value-type="float">
            <text:p>0.881943</text:p>
          </table:table-cell>
          <table:table-cell office:value-type="float" office:value="-3.886334" calcext:value-type="float">
            <text:p>-3.886334</text:p>
          </table:table-cell>
          <table:table-cell office:value-type="float" office:value="-2.421649" calcext:value-type="float">
            <text:p>-2.421649</text:p>
          </table:table-cell>
          <table:table-cell office:value-type="float" office:value="1.024647" calcext:value-type="float">
            <text:p>1.024647</text:p>
          </table:table-cell>
          <table:table-cell table:formula="of:=[.D107]-[.E107]+[.F107]-[.G107]" office:value-type="float" office:value="1.321981" calcext:value-type="float">
            <text:p>1.321981</text:p>
          </table:table-cell>
          <table:table-cell table:formula="of:=[.D107]-[.E107]" office:value-type="float" office:value="4.768277" calcext:value-type="float">
            <text:p>4.768277</text:p>
          </table:table-cell>
          <table:table-cell table:formula="of:=[.F107]-[.G107]" office:value-type="float" office:value="-3.446296" calcext:value-type="float">
            <text:p>-3.446296</text:p>
          </table:table-cell>
          <table:table-cell office:value-type="float" office:value="14.716902" calcext:value-type="float">
            <text:p>14.716902</text:p>
          </table:table-cell>
        </table:table-row>
        <table:table-row table:style-name="ro1">
          <table:table-cell table:number-columns-repeated="7"/>
          <table:table-cell table:formula="of:=[.D108]-[.E108]+[.F108]-[.G108]" office:value-type="float" office:value="0" calcext:value-type="float">
            <text:p>0</text:p>
          </table:table-cell>
          <table:table-cell table:formula="of:=[.D108]-[.E108]" office:value-type="float" office:value="0" calcext:value-type="float">
            <text:p>0</text:p>
          </table:table-cell>
          <table:table-cell table:formula="of:=[.F108]-[.G108]" office:value-type="float" office:value="0" calcext:value-type="float">
            <text:p>0</text:p>
          </table:table-cell>
          <table:table-cell office:value-type="string" calcext:value-type="string">
            <text:p>Result Results/33.txt saved</text:p>
          </table:table-cell>
        </table:table-row>
        <table:table-row table:style-name="ro1">
          <table:table-cell office:value-type="float" office:value="-0.752008" calcext:value-type="float">
            <text:p>-0.752008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15921" calcext:value-type="float">
            <text:p>0.015921</text:p>
          </table:table-cell>
          <table:table-cell office:value-type="float" office:value="0.879843" calcext:value-type="float">
            <text:p>0.879843</text:p>
          </table:table-cell>
          <table:table-cell office:value-type="float" office:value="-4.107328" calcext:value-type="float">
            <text:p>-4.107328</text:p>
          </table:table-cell>
          <table:table-cell office:value-type="float" office:value="-2.670793" calcext:value-type="float">
            <text:p>-2.670793</text:p>
          </table:table-cell>
          <table:table-cell office:value-type="float" office:value="0.913829" calcext:value-type="float">
            <text:p>0.913829</text:p>
          </table:table-cell>
          <table:table-cell table:formula="of:=[.D109]-[.E109]+[.F109]-[.G109]" office:value-type="float" office:value="1.402549" calcext:value-type="float">
            <text:p>1.402549</text:p>
          </table:table-cell>
          <table:table-cell table:formula="of:=[.D109]-[.E109]" office:value-type="float" office:value="4.987171" calcext:value-type="float">
            <text:p>4.987171</text:p>
          </table:table-cell>
          <table:table-cell table:formula="of:=[.F109]-[.G109]" office:value-type="float" office:value="-3.584622" calcext:value-type="float">
            <text:p>-3.584622</text:p>
          </table:table-cell>
          <table:table-cell office:value-type="float" office:value="14.770132" calcext:value-type="float">
            <text:p>14.770132</text:p>
          </table:table-cell>
        </table:table-row>
        <table:table-row table:style-name="ro1">
          <table:table-cell office:value-type="float" office:value="-1.010318" calcext:value-type="float">
            <text:p>-1.010318</text:p>
          </table:table-cell>
          <table:table-cell office:value-type="float" office:value="0.017521" calcext:value-type="float">
            <text:p>0.017521</text:p>
          </table:table-cell>
          <table:table-cell office:value-type="float" office:value="0.015404" calcext:value-type="float">
            <text:p>0.015404</text:p>
          </table:table-cell>
          <table:table-cell office:value-type="float" office:value="0.879223" calcext:value-type="float">
            <text:p>0.879223</text:p>
          </table:table-cell>
          <table:table-cell office:value-type="float" office:value="-4.062417" calcext:value-type="float">
            <text:p>-4.062417</text:p>
          </table:table-cell>
          <table:table-cell office:value-type="float" office:value="-2.822425" calcext:value-type="float">
            <text:p>-2.822425</text:p>
          </table:table-cell>
          <table:table-cell office:value-type="float" office:value="0.599274" calcext:value-type="float">
            <text:p>0.599274</text:p>
          </table:table-cell>
          <table:table-cell table:formula="of:=[.D110]-[.E110]+[.F110]-[.G110]" office:value-type="float" office:value="1.519941" calcext:value-type="float">
            <text:p>1.519941</text:p>
          </table:table-cell>
          <table:table-cell table:formula="of:=[.D110]-[.E110]" office:value-type="float" office:value="4.94164" calcext:value-type="float">
            <text:p>4.94164</text:p>
          </table:table-cell>
          <table:table-cell table:formula="of:=[.F110]-[.G110]" office:value-type="float" office:value="-3.421699" calcext:value-type="float">
            <text:p>-3.421699</text:p>
          </table:table-cell>
          <table:table-cell office:value-type="float" office:value="14.798067" calcext:value-type="float">
            <text:p>14.798067</text:p>
          </table:table-cell>
        </table:table-row>
        <table:table-row table:style-name="ro1">
          <table:table-cell table:number-columns-repeated="7"/>
          <table:table-cell table:formula="of:=[.D111]-[.E111]+[.F111]-[.G111]" office:value-type="float" office:value="0" calcext:value-type="float">
            <text:p>0</text:p>
          </table:table-cell>
          <table:table-cell table:formula="of:=[.D111]-[.E111]" office:value-type="float" office:value="0" calcext:value-type="float">
            <text:p>0</text:p>
          </table:table-cell>
          <table:table-cell table:formula="of:=[.F111]-[.G111]" office:value-type="float" office:value="0" calcext:value-type="float">
            <text:p>0</text:p>
          </table:table-cell>
          <table:table-cell office:value-type="string" calcext:value-type="string">
            <text:p>Result Results/34.txt saved</text:p>
          </table:table-cell>
        </table:table-row>
        <table:table-row table:style-name="ro1">
          <table:table-cell office:value-type="float" office:value="-0.849811" calcext:value-type="float">
            <text:p>-0.849811</text:p>
          </table:table-cell>
          <table:table-cell office:value-type="float" office:value="0.019851" calcext:value-type="float">
            <text:p>0.019851</text:p>
          </table:table-cell>
          <table:table-cell office:value-type="float" office:value="0.017417" calcext:value-type="float">
            <text:p>0.017417</text:p>
          </table:table-cell>
          <table:table-cell office:value-type="float" office:value="0.877389" calcext:value-type="float">
            <text:p>0.877389</text:p>
          </table:table-cell>
          <table:table-cell office:value-type="float" office:value="-4.349324" calcext:value-type="float">
            <text:p>-4.349324</text:p>
          </table:table-cell>
          <table:table-cell office:value-type="float" office:value="-3.085573" calcext:value-type="float">
            <text:p>-3.085573</text:p>
          </table:table-cell>
          <table:table-cell office:value-type="float" office:value="0.719825" calcext:value-type="float">
            <text:p>0.719825</text:p>
          </table:table-cell>
          <table:table-cell table:formula="of:=[.D112]-[.E112]+[.F112]-[.G112]" office:value-type="float" office:value="1.421315" calcext:value-type="float">
            <text:p>1.421315</text:p>
          </table:table-cell>
          <table:table-cell table:formula="of:=[.D112]-[.E112]" office:value-type="float" office:value="5.226713" calcext:value-type="float">
            <text:p>5.226713</text:p>
          </table:table-cell>
          <table:table-cell table:formula="of:=[.F112]-[.G112]" office:value-type="float" office:value="-3.805398" calcext:value-type="float">
            <text:p>-3.805398</text:p>
          </table:table-cell>
          <table:table-cell office:value-type="float" office:value="14.848851" calcext:value-type="float">
            <text:p>14.848851</text:p>
          </table:table-cell>
        </table:table-row>
        <table:table-row table:style-name="ro1">
          <table:table-cell office:value-type="float" office:value="-0.899947" calcext:value-type="float">
            <text:p>-0.899947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10975" calcext:value-type="float">
            <text:p>0.010975</text:p>
          </table:table-cell>
          <table:table-cell office:value-type="float" office:value="0.875312" calcext:value-type="float">
            <text:p>0.875312</text:p>
          </table:table-cell>
          <table:table-cell office:value-type="float" office:value="-4.519513" calcext:value-type="float">
            <text:p>-4.519513</text:p>
          </table:table-cell>
          <table:table-cell office:value-type="float" office:value="-3.270224" calcext:value-type="float">
            <text:p>-3.270224</text:p>
          </table:table-cell>
          <table:table-cell office:value-type="float" office:value="0.580756" calcext:value-type="float">
            <text:p>0.580756</text:p>
          </table:table-cell>
          <table:table-cell table:formula="of:=[.D113]-[.E113]+[.F113]-[.G113]" office:value-type="float" office:value="1.543845" calcext:value-type="float">
            <text:p>1.543845</text:p>
          </table:table-cell>
          <table:table-cell table:formula="of:=[.D113]-[.E113]" office:value-type="float" office:value="5.394825" calcext:value-type="float">
            <text:p>5.394825</text:p>
          </table:table-cell>
          <table:table-cell table:formula="of:=[.F113]-[.G113]" office:value-type="float" office:value="-3.85098" calcext:value-type="float">
            <text:p>-3.85098</text:p>
          </table:table-cell>
          <table:table-cell office:value-type="float" office:value="14.896615" calcext:value-type="float">
            <text:p>14.896615</text:p>
          </table:table-cell>
        </table:table-row>
        <table:table-row table:style-name="ro1">
          <table:table-cell office:value-type="float" office:value="-0.835684" calcext:value-type="float">
            <text:p>-0.835684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874982" calcext:value-type="float">
            <text:p>0.874982</text:p>
          </table:table-cell>
          <table:table-cell office:value-type="float" office:value="-4.712899" calcext:value-type="float">
            <text:p>-4.712899</text:p>
          </table:table-cell>
          <table:table-cell office:value-type="float" office:value="-3.522596" calcext:value-type="float">
            <text:p>-3.522596</text:p>
          </table:table-cell>
          <table:table-cell office:value-type="float" office:value="0.617453" calcext:value-type="float">
            <text:p>0.617453</text:p>
          </table:table-cell>
          <table:table-cell table:formula="of:=[.D114]-[.E114]+[.F114]-[.G114]" office:value-type="float" office:value="1.447832" calcext:value-type="float">
            <text:p>1.447832</text:p>
          </table:table-cell>
          <table:table-cell table:formula="of:=[.D114]-[.E114]" office:value-type="float" office:value="5.587881" calcext:value-type="float">
            <text:p>5.587881</text:p>
          </table:table-cell>
          <table:table-cell table:formula="of:=[.F114]-[.G114]" office:value-type="float" office:value="-4.140049" calcext:value-type="float">
            <text:p>-4.140049</text:p>
          </table:table-cell>
          <table:table-cell office:value-type="float" office:value="14.904264" calcext:value-type="float">
            <text:p>14.904264</text:p>
          </table:table-cell>
        </table:table-row>
        <table:table-row table:style-name="ro1">
          <table:table-cell table:number-columns-repeated="7"/>
          <table:table-cell table:formula="of:=[.D115]-[.E115]+[.F115]-[.G115]" office:value-type="float" office:value="0" calcext:value-type="float">
            <text:p>0</text:p>
          </table:table-cell>
          <table:table-cell table:formula="of:=[.D115]-[.E115]" office:value-type="float" office:value="0" calcext:value-type="float">
            <text:p>0</text:p>
          </table:table-cell>
          <table:table-cell table:formula="of:=[.F115]-[.G115]" office:value-type="float" office:value="0" calcext:value-type="float">
            <text:p>0</text:p>
          </table:table-cell>
          <table:table-cell office:value-type="string" calcext:value-type="string">
            <text:p>Result Results/35.txt saved</text:p>
          </table:table-cell>
        </table:table-row>
        <table:table-row table:style-name="ro1">
          <table:table-cell office:value-type="float" office:value="-0.183432" calcext:value-type="float">
            <text:p>-0.183432</text:p>
          </table:table-cell>
          <table:table-cell office:value-type="float" office:value="-0.010083" calcext:value-type="float">
            <text:p>-0.010083</text:p>
          </table:table-cell>
          <table:table-cell office:value-type="float" office:value="-0.008749" calcext:value-type="float">
            <text:p>-0.008749</text:p>
          </table:table-cell>
          <table:table-cell office:value-type="float" office:value="0.867723" calcext:value-type="float">
            <text:p>0.867723</text:p>
          </table:table-cell>
          <table:table-cell office:value-type="float" office:value="-5.457961" calcext:value-type="float">
            <text:p>-5.457961</text:p>
          </table:table-cell>
          <table:table-cell office:value-type="float" office:value="-3.967385" calcext:value-type="float">
            <text:p>-3.967385</text:p>
          </table:table-cell>
          <table:table-cell office:value-type="float" office:value="1.170279" calcext:value-type="float">
            <text:p>1.170279</text:p>
          </table:table-cell>
          <table:table-cell table:formula="of:=[.D116]-[.E116]+[.F116]-[.G116]" office:value-type="float" office:value="1.18802" calcext:value-type="float">
            <text:p>1.18802</text:p>
          </table:table-cell>
          <table:table-cell table:formula="of:=[.D116]-[.E116]" office:value-type="float" office:value="6.325684" calcext:value-type="float">
            <text:p>6.325684</text:p>
          </table:table-cell>
          <table:table-cell table:formula="of:=[.F116]-[.G116]" office:value-type="float" office:value="-5.137664" calcext:value-type="float">
            <text:p>-5.137664</text:p>
          </table:table-cell>
          <table:table-cell office:value-type="float" office:value="15.018866" calcext:value-type="float">
            <text:p>15.018866</text:p>
          </table:table-cell>
        </table:table-row>
        <table:table-row table:style-name="ro1">
          <table:table-cell office:value-type="float" office:value="-0.376169" calcext:value-type="float">
            <text:p>-0.376169</text:p>
          </table:table-cell>
          <table:table-cell office:value-type="float" office:value="-0.004338" calcext:value-type="float">
            <text:p>-0.004338</text:p>
          </table:table-cell>
          <table:table-cell office:value-type="float" office:value="-0.003744" calcext:value-type="float">
            <text:p>-0.003744</text:p>
          </table:table-cell>
          <table:table-cell office:value-type="float" office:value="0.863011" calcext:value-type="float">
            <text:p>0.863011</text:p>
          </table:table-cell>
          <table:table-cell office:value-type="float" office:value="-5.641627" calcext:value-type="float">
            <text:p>-5.641627</text:p>
          </table:table-cell>
          <table:table-cell office:value-type="float" office:value="-4.396797" calcext:value-type="float">
            <text:p>-4.396797</text:p>
          </table:table-cell>
          <table:table-cell office:value-type="float" office:value="0.777325" calcext:value-type="float">
            <text:p>0.777325</text:p>
          </table:table-cell>
          <table:table-cell table:formula="of:=[.D117]-[.E117]+[.F117]-[.G117]" office:value-type="float" office:value="1.330516" calcext:value-type="float">
            <text:p>1.330516</text:p>
          </table:table-cell>
          <table:table-cell table:formula="of:=[.D117]-[.E117]" office:value-type="float" office:value="6.504638" calcext:value-type="float">
            <text:p>6.504638</text:p>
          </table:table-cell>
          <table:table-cell table:formula="of:=[.F117]-[.G117]" office:value-type="float" office:value="-5.174122" calcext:value-type="float">
            <text:p>-5.174122</text:p>
          </table:table-cell>
          <table:table-cell office:value-type="float" office:value="15.096525" calcext:value-type="float">
            <text:p>15.096525</text:p>
          </table:table-cell>
        </table:table-row>
        <table:table-row table:style-name="ro1">
          <table:table-cell office:value-type="float" office:value="-0.357547" calcext:value-type="float">
            <text:p>-0.357547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86259" calcext:value-type="float">
            <text:p>0.86259</text:p>
          </table:table-cell>
          <table:table-cell office:value-type="float" office:value="-5.551369" calcext:value-type="float">
            <text:p>-5.551369</text:p>
          </table:table-cell>
          <table:table-cell office:value-type="float" office:value="-4.726616" calcext:value-type="float">
            <text:p>-4.726616</text:p>
          </table:table-cell>
          <table:table-cell office:value-type="float" office:value="0.931986" calcext:value-type="float">
            <text:p>0.931986</text:p>
          </table:table-cell>
          <table:table-cell table:formula="of:=[.D118]-[.E118]+[.F118]-[.G118]" office:value-type="float" office:value="0.755357" calcext:value-type="float">
            <text:p>0.755357</text:p>
          </table:table-cell>
          <table:table-cell table:formula="of:=[.D118]-[.E118]" office:value-type="float" office:value="6.413959" calcext:value-type="float">
            <text:p>6.413959</text:p>
          </table:table-cell>
          <table:table-cell table:formula="of:=[.F118]-[.G118]" office:value-type="float" office:value="-5.658602" calcext:value-type="float">
            <text:p>-5.658602</text:p>
          </table:table-cell>
          <table:table-cell office:value-type="float" office:value="15.107233" calcext:value-type="float">
            <text:p>15.107233</text:p>
          </table:table-cell>
        </table:table-row>
        <table:table-row table:style-name="ro1">
          <table:table-cell table:number-columns-repeated="7"/>
          <table:table-cell table:formula="of:=[.D119]-[.E119]+[.F119]-[.G119]" office:value-type="float" office:value="0" calcext:value-type="float">
            <text:p>0</text:p>
          </table:table-cell>
          <table:table-cell table:formula="of:=[.D119]-[.E119]" office:value-type="float" office:value="0" calcext:value-type="float">
            <text:p>0</text:p>
          </table:table-cell>
          <table:table-cell table:formula="of:=[.F119]-[.G119]" office:value-type="float" office:value="0" calcext:value-type="float">
            <text:p>0</text:p>
          </table:table-cell>
          <table:table-cell office:value-type="string" calcext:value-type="string">
            <text:p>Result Results/36.txt saved</text:p>
          </table:table-cell>
        </table:table-row>
        <table:table-row table:style-name="ro1">
          <table:table-cell office:value-type="float" office:value="0.21205" calcext:value-type="float">
            <text:p>0.21205</text:p>
          </table:table-cell>
          <table:table-cell office:value-type="float" office:value="0.011428" calcext:value-type="float">
            <text:p>0.011428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853382" calcext:value-type="float">
            <text:p>0.853382</text:p>
          </table:table-cell>
          <table:table-cell office:value-type="float" office:value="-6.10848" calcext:value-type="float">
            <text:p>-6.10848</text:p>
          </table:table-cell>
          <table:table-cell office:value-type="float" office:value="-5.004176" calcext:value-type="float">
            <text:p>-5.004176</text:p>
          </table:table-cell>
          <table:table-cell office:value-type="float" office:value="1.443265" calcext:value-type="float">
            <text:p>1.443265</text:p>
          </table:table-cell>
          <table:table-cell table:formula="of:=[.D120]-[.E120]+[.F120]-[.G120]" office:value-type="float" office:value="0.514421" calcext:value-type="float">
            <text:p>0.514421</text:p>
          </table:table-cell>
          <table:table-cell table:formula="of:=[.D120]-[.E120]" office:value-type="float" office:value="6.961862" calcext:value-type="float">
            <text:p>6.961862</text:p>
          </table:table-cell>
          <table:table-cell table:formula="of:=[.F120]-[.G120]" office:value-type="float" office:value="-6.447441" calcext:value-type="float">
            <text:p>-6.447441</text:p>
          </table:table-cell>
          <table:table-cell office:value-type="float" office:value="15.281669" calcext:value-type="float">
            <text:p>15.281669</text:p>
          </table:table-cell>
        </table:table-row>
        <table:table-row table:style-name="ro1">
          <table:table-cell office:value-type="float" office:value="-0.235021" calcext:value-type="float">
            <text:p>-0.235021</text:p>
          </table:table-cell>
          <table:table-cell office:value-type="float" office:value="0.033435" calcext:value-type="float">
            <text:p>0.033435</text:p>
          </table:table-cell>
          <table:table-cell office:value-type="float" office:value="0.028481" calcext:value-type="float">
            <text:p>0.028481</text:p>
          </table:table-cell>
          <table:table-cell office:value-type="float" office:value="0.851821" calcext:value-type="float">
            <text:p>0.851821</text:p>
          </table:table-cell>
          <table:table-cell office:value-type="float" office:value="-5.679585" calcext:value-type="float">
            <text:p>-5.679585</text:p>
          </table:table-cell>
          <table:table-cell office:value-type="float" office:value="-5.32106" calcext:value-type="float">
            <text:p>-5.32106</text:p>
          </table:table-cell>
          <table:table-cell office:value-type="float" office:value="0.954662" calcext:value-type="float">
            <text:p>0.954662</text:p>
          </table:table-cell>
          <table:table-cell table:formula="of:=[.D121]-[.E121]+[.F121]-[.G121]" office:value-type="float" office:value="0.255684" calcext:value-type="float">
            <text:p>0.255684</text:p>
          </table:table-cell>
          <table:table-cell table:formula="of:=[.D121]-[.E121]" office:value-type="float" office:value="6.531406" calcext:value-type="float">
            <text:p>6.531406</text:p>
          </table:table-cell>
          <table:table-cell table:formula="of:=[.F121]-[.G121]" office:value-type="float" office:value="-6.275722" calcext:value-type="float">
            <text:p>-6.275722</text:p>
          </table:table-cell>
          <table:table-cell office:value-type="float" office:value="15.343099" calcext:value-type="float">
            <text:p>15.343099</text:p>
          </table:table-cell>
        </table:table-row>
        <table:table-row table:style-name="ro1">
          <table:table-cell table:number-columns-repeated="7"/>
          <table:table-cell table:formula="of:=[.D122]-[.E122]+[.F122]-[.G122]" office:value-type="float" office:value="0" calcext:value-type="float">
            <text:p>0</text:p>
          </table:table-cell>
          <table:table-cell table:formula="of:=[.D122]-[.E122]" office:value-type="float" office:value="0" calcext:value-type="float">
            <text:p>0</text:p>
          </table:table-cell>
          <table:table-cell table:formula="of:=[.F122]-[.G122]" office:value-type="float" office:value="0" calcext:value-type="float">
            <text:p>0</text:p>
          </table:table-cell>
          <table:table-cell office:value-type="string" calcext:value-type="string">
            <text:p>Result Results/37.txt saved</text:p>
          </table:table-cell>
        </table:table-row>
        <table:table-row table:style-name="ro1">
          <table:table-cell office:value-type="float" office:value="-0.154497" calcext:value-type="float">
            <text:p>-0.154497</text:p>
          </table:table-cell>
          <table:table-cell office:value-type="float" office:value="0.110969" calcext:value-type="float">
            <text:p>0.110969</text:p>
          </table:table-cell>
          <table:table-cell office:value-type="float" office:value="0.094548" calcext:value-type="float">
            <text:p>0.094548</text:p>
          </table:table-cell>
          <table:table-cell office:value-type="float" office:value="0.852025" calcext:value-type="float">
            <text:p>0.852025</text:p>
          </table:table-cell>
          <table:table-cell office:value-type="float" office:value="-5.340696" calcext:value-type="float">
            <text:p>-5.340696</text:p>
          </table:table-cell>
          <table:table-cell office:value-type="float" office:value="-5.304067" calcext:value-type="float">
            <text:p>-5.304067</text:p>
          </table:table-cell>
          <table:table-cell office:value-type="float" office:value="1.222894" calcext:value-type="float">
            <text:p>1.222894</text:p>
          </table:table-cell>
          <table:table-cell table:formula="of:=[.D123]-[.E123]+[.F123]-[.G123]" office:value-type="float" office:value="-0.334239999999999" calcext:value-type="float">
            <text:p>-0.334239999999999</text:p>
          </table:table-cell>
          <table:table-cell table:formula="of:=[.D123]-[.E123]" office:value-type="float" office:value="6.192721" calcext:value-type="float">
            <text:p>6.192721</text:p>
          </table:table-cell>
          <table:table-cell table:formula="of:=[.F123]-[.G123]" office:value-type="float" office:value="-6.526961" calcext:value-type="float">
            <text:p>-6.526961</text:p>
          </table:table-cell>
          <table:table-cell office:value-type="float" office:value="15.450399" calcext:value-type="float">
            <text:p>15.450399</text:p>
          </table:table-cell>
        </table:table-row>
        <table:table-row table:style-name="ro1">
          <table:table-cell office:value-type="float" office:value="-0.56083" calcext:value-type="float">
            <text:p>-0.56083</text:p>
          </table:table-cell>
          <table:table-cell office:value-type="float" office:value="0.102279" calcext:value-type="float">
            <text:p>0.102279</text:p>
          </table:table-cell>
          <table:table-cell office:value-type="float" office:value="0.087586" calcext:value-type="float">
            <text:p>0.087586</text:p>
          </table:table-cell>
          <table:table-cell office:value-type="float" office:value="0.856343" calcext:value-type="float">
            <text:p>0.856343</text:p>
          </table:table-cell>
          <table:table-cell office:value-type="float" office:value="-4.287285" calcext:value-type="float">
            <text:p>-4.287285</text:p>
          </table:table-cell>
          <table:table-cell office:value-type="float" office:value="-4.835108" calcext:value-type="float">
            <text:p>-4.835108</text:p>
          </table:table-cell>
          <table:table-cell office:value-type="float" office:value="1.049026" calcext:value-type="float">
            <text:p>1.049026</text:p>
          </table:table-cell>
          <table:table-cell table:formula="of:=[.D124]-[.E124]+[.F124]-[.G124]" office:value-type="float" office:value="-0.740506" calcext:value-type="float">
            <text:p>-0.740506</text:p>
          </table:table-cell>
          <table:table-cell table:formula="of:=[.D124]-[.E124]" office:value-type="float" office:value="5.143628" calcext:value-type="float">
            <text:p>5.143628</text:p>
          </table:table-cell>
          <table:table-cell table:formula="of:=[.F124]-[.G124]" office:value-type="float" office:value="-5.884134" calcext:value-type="float">
            <text:p>-5.884134</text:p>
          </table:table-cell>
          <table:table-cell office:value-type="float" office:value="15.474774" calcext:value-type="float">
            <text:p>15.474774</text:p>
          </table:table-cell>
        </table:table-row>
        <table:table-row table:style-name="ro1">
          <table:table-cell table:number-columns-repeated="7"/>
          <table:table-cell table:formula="of:=[.D125]-[.E125]+[.F125]-[.G125]" office:value-type="float" office:value="0" calcext:value-type="float">
            <text:p>0</text:p>
          </table:table-cell>
          <table:table-cell table:formula="of:=[.D125]-[.E125]" office:value-type="float" office:value="0" calcext:value-type="float">
            <text:p>0</text:p>
          </table:table-cell>
          <table:table-cell table:formula="of:=[.F125]-[.G125]" office:value-type="float" office:value="0" calcext:value-type="float">
            <text:p>0</text:p>
          </table:table-cell>
          <table:table-cell office:value-type="string" calcext:value-type="string">
            <text:p>Result Results/38.txt saved</text:p>
          </table:table-cell>
        </table:table-row>
        <table:table-row table:style-name="ro1">
          <table:table-cell office:value-type="float" office:value="-0.473659" calcext:value-type="float">
            <text:p>-0.473659</text:p>
          </table:table-cell>
          <table:table-cell office:value-type="float" office:value="0.144564" calcext:value-type="float">
            <text:p>0.144564</text:p>
          </table:table-cell>
          <table:table-cell office:value-type="float" office:value="0.124734" calcext:value-type="float">
            <text:p>0.124734</text:p>
          </table:table-cell>
          <table:table-cell office:value-type="float" office:value="0.862833" calcext:value-type="float">
            <text:p>0.862833</text:p>
          </table:table-cell>
          <table:table-cell office:value-type="float" office:value="-3.974113" calcext:value-type="float">
            <text:p>-3.974113</text:p>
          </table:table-cell>
          <table:table-cell office:value-type="float" office:value="-4.28822" calcext:value-type="float">
            <text:p>-4.28822</text:p>
          </table:table-cell>
          <table:table-cell office:value-type="float" office:value="1.199586" calcext:value-type="float">
            <text:p>1.199586</text:p>
          </table:table-cell>
          <table:table-cell table:formula="of:=[.D126]-[.E126]+[.F126]-[.G126]" office:value-type="float" office:value="-0.65086" calcext:value-type="float">
            <text:p>-0.65086</text:p>
          </table:table-cell>
          <table:table-cell table:formula="of:=[.D126]-[.E126]" office:value-type="float" office:value="4.836946" calcext:value-type="float">
            <text:p>4.836946</text:p>
          </table:table-cell>
          <table:table-cell table:formula="of:=[.F126]-[.G126]" office:value-type="float" office:value="-5.487806" calcext:value-type="float">
            <text:p>-5.487806</text:p>
          </table:table-cell>
          <table:table-cell office:value-type="float" office:value="15.502949" calcext:value-type="float">
            <text:p>15.502949</text:p>
          </table:table-cell>
        </table:table-row>
        <table:table-row table:style-name="ro1">
          <table:table-cell office:value-type="float" office:value="-0.691922" calcext:value-type="float">
            <text:p>-0.691922</text:p>
          </table:table-cell>
          <table:table-cell office:value-type="float" office:value="0.091949" calcext:value-type="float">
            <text:p>0.091949</text:p>
          </table:table-cell>
          <table:table-cell office:value-type="float" office:value="0.079768" calcext:value-type="float">
            <text:p>0.079768</text:p>
          </table:table-cell>
          <table:table-cell office:value-type="float" office:value="0.867523" calcext:value-type="float">
            <text:p>0.867523</text:p>
          </table:table-cell>
          <table:table-cell office:value-type="float" office:value="-3.490084" calcext:value-type="float">
            <text:p>-3.490084</text:p>
          </table:table-cell>
          <table:table-cell office:value-type="float" office:value="-3.449319" calcext:value-type="float">
            <text:p>-3.449319</text:p>
          </table:table-cell>
          <table:table-cell office:value-type="float" office:value="0.998757" calcext:value-type="float">
            <text:p>0.998757</text:p>
          </table:table-cell>
          <table:table-cell table:formula="of:=[.D127]-[.E127]+[.F127]-[.G127]" office:value-type="float" office:value="-0.0904690000000002" calcext:value-type="float">
            <text:p>-0.090469</text:p>
          </table:table-cell>
          <table:table-cell table:formula="of:=[.D127]-[.E127]" office:value-type="float" office:value="4.357607" calcext:value-type="float">
            <text:p>4.357607</text:p>
          </table:table-cell>
          <table:table-cell table:formula="of:=[.F127]-[.G127]" office:value-type="float" office:value="-4.448076" calcext:value-type="float">
            <text:p>-4.448076</text:p>
          </table:table-cell>
          <table:table-cell office:value-type="float" office:value="15.511076" calcext:value-type="float">
            <text:p>15.511076</text:p>
          </table:table-cell>
        </table:table-row>
        <table:table-row table:style-name="ro1">
          <table:table-cell table:number-columns-repeated="7"/>
          <table:table-cell table:formula="of:=[.D128]-[.E128]+[.F128]-[.G128]" office:value-type="float" office:value="0" calcext:value-type="float">
            <text:p>0</text:p>
          </table:table-cell>
          <table:table-cell table:formula="of:=[.D128]-[.E128]" office:value-type="float" office:value="0" calcext:value-type="float">
            <text:p>0</text:p>
          </table:table-cell>
          <table:table-cell table:formula="of:=[.F128]-[.G128]" office:value-type="float" office:value="0" calcext:value-type="float">
            <text:p>0</text:p>
          </table:table-cell>
          <table:table-cell office:value-type="string" calcext:value-type="string">
            <text:p>Result Results/39.txt saved</text:p>
          </table:table-cell>
        </table:table-row>
        <table:table-row table:style-name="ro1">
          <table:table-cell office:value-type="float" office:value="-0.71404" calcext:value-type="float">
            <text:p>-0.71404</text:p>
          </table:table-cell>
          <table:table-cell office:value-type="float" office:value="0.081756" calcext:value-type="float">
            <text:p>0.081756</text:p>
          </table:table-cell>
          <table:table-cell office:value-type="float" office:value="0.071238" calcext:value-type="float">
            <text:p>0.071238</text:p>
          </table:table-cell>
          <table:table-cell office:value-type="float" office:value="0.871345" calcext:value-type="float">
            <text:p>0.871345</text:p>
          </table:table-cell>
          <table:table-cell office:value-type="float" office:value="-3.489534" calcext:value-type="float">
            <text:p>-3.489534</text:p>
          </table:table-cell>
          <table:table-cell office:value-type="float" office:value="-2.98204" calcext:value-type="float">
            <text:p>-2.98204</text:p>
          </table:table-cell>
          <table:table-cell office:value-type="float" office:value="0.991957" calcext:value-type="float">
            <text:p>0.991957</text:p>
          </table:table-cell>
          <table:table-cell table:formula="of:=[.D129]-[.E129]+[.F129]-[.G129]" office:value-type="float" office:value="0.386882" calcext:value-type="float">
            <text:p>0.386882</text:p>
          </table:table-cell>
          <table:table-cell table:formula="of:=[.D129]-[.E129]" office:value-type="float" office:value="4.360879" calcext:value-type="float">
            <text:p>4.360879</text:p>
          </table:table-cell>
          <table:table-cell table:formula="of:=[.F129]-[.G129]" office:value-type="float" office:value="-3.973997" calcext:value-type="float">
            <text:p>-3.973997</text:p>
          </table:table-cell>
          <table:table-cell office:value-type="float" office:value="15.524796" calcext:value-type="float">
            <text:p>15.524796</text:p>
          </table:table-cell>
        </table:table-row>
        <table:table-row table:style-name="ro1">
          <table:table-cell office:value-type="float" office:value="-0.883581" calcext:value-type="float">
            <text:p>-0.883581</text:p>
          </table:table-cell>
          <table:table-cell office:value-type="float" office:value="0.043088" calcext:value-type="float">
            <text:p>0.043088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87291" calcext:value-type="float">
            <text:p>0.87291</text:p>
          </table:table-cell>
          <table:table-cell office:value-type="float" office:value="-3.524126" calcext:value-type="float">
            <text:p>-3.524126</text:p>
          </table:table-cell>
          <table:table-cell office:value-type="float" office:value="-2.566317" calcext:value-type="float">
            <text:p>-2.566317</text:p>
          </table:table-cell>
          <table:table-cell office:value-type="float" office:value="0.80213" calcext:value-type="float">
            <text:p>0.80213</text:p>
          </table:table-cell>
          <table:table-cell table:formula="of:=[.D130]-[.E130]+[.F130]-[.G130]" office:value-type="float" office:value="1.028589" calcext:value-type="float">
            <text:p>1.028589</text:p>
          </table:table-cell>
          <table:table-cell table:formula="of:=[.D130]-[.E130]" office:value-type="float" office:value="4.397036" calcext:value-type="float">
            <text:p>4.397036</text:p>
          </table:table-cell>
          <table:table-cell table:formula="of:=[.F130]-[.G130]" office:value-type="float" office:value="-3.368447" calcext:value-type="float">
            <text:p>-3.368447</text:p>
          </table:table-cell>
          <table:table-cell office:value-type="float" office:value="15.540059" calcext:value-type="float">
            <text:p>15.540059</text:p>
          </table:table-cell>
        </table:table-row>
        <table:table-row table:style-name="ro1">
          <table:table-cell table:number-columns-repeated="7"/>
          <table:table-cell table:formula="of:=[.D131]-[.E131]+[.F131]-[.G131]" office:value-type="float" office:value="0" calcext:value-type="float">
            <text:p>0</text:p>
          </table:table-cell>
          <table:table-cell table:formula="of:=[.D131]-[.E131]" office:value-type="float" office:value="0" calcext:value-type="float">
            <text:p>0</text:p>
          </table:table-cell>
          <table:table-cell table:formula="of:=[.F131]-[.G131]" office:value-type="float" office:value="0" calcext:value-type="float">
            <text:p>0</text:p>
          </table:table-cell>
          <table:table-cell office:value-type="string" calcext:value-type="string">
            <text:p>Result Results/40.txt saved</text:p>
          </table:table-cell>
        </table:table-row>
        <table:table-row table:style-name="ro1">
          <table:table-cell office:value-type="float" office:value="-0.929354" calcext:value-type="float">
            <text:p>-0.929354</text:p>
          </table:table-cell>
          <table:table-cell office:value-type="float" office:value="0.027469" calcext:value-type="float">
            <text:p>0.027469</text:p>
          </table:table-cell>
          <table:table-cell office:value-type="float" office:value="0.023978" calcext:value-type="float">
            <text:p>0.023978</text:p>
          </table:table-cell>
          <table:table-cell office:value-type="float" office:value="0.872921" calcext:value-type="float">
            <text:p>0.872921</text:p>
          </table:table-cell>
          <table:table-cell office:value-type="float" office:value="-3.751246" calcext:value-type="float">
            <text:p>-3.751246</text:p>
          </table:table-cell>
          <table:table-cell office:value-type="float" office:value="-2.507431" calcext:value-type="float">
            <text:p>-2.507431</text:p>
          </table:table-cell>
          <table:table-cell office:value-type="float" office:value="0.732798" calcext:value-type="float">
            <text:p>0.732798</text:p>
          </table:table-cell>
          <table:table-cell table:formula="of:=[.D132]-[.E132]+[.F132]-[.G132]" office:value-type="float" office:value="1.383938" calcext:value-type="float">
            <text:p>1.383938</text:p>
          </table:table-cell>
          <table:table-cell table:formula="of:=[.D132]-[.E132]" office:value-type="float" office:value="4.624167" calcext:value-type="float">
            <text:p>4.624167</text:p>
          </table:table-cell>
          <table:table-cell table:formula="of:=[.F132]-[.G132]" office:value-type="float" office:value="-3.240229" calcext:value-type="float">
            <text:p>-3.240229</text:p>
          </table:table-cell>
          <table:table-cell office:value-type="float" office:value="15.567333" calcext:value-type="float">
            <text:p>15.567333</text:p>
          </table:table-cell>
        </table:table-row>
        <table:table-row table:style-name="ro1">
          <table:table-cell office:value-type="float" office:value="-1.045507" calcext:value-type="float">
            <text:p>-1.045507</text:p>
          </table:table-cell>
          <table:table-cell office:value-type="float" office:value="0.014264" calcext:value-type="float">
            <text:p>0.014264</text:p>
          </table:table-cell>
          <table:table-cell office:value-type="float" office:value="0.012436" calcext:value-type="float">
            <text:p>0.012436</text:p>
          </table:table-cell>
          <table:table-cell office:value-type="float" office:value="0.871854" calcext:value-type="float">
            <text:p>0.871854</text:p>
          </table:table-cell>
          <table:table-cell office:value-type="float" office:value="-3.959903" calcext:value-type="float">
            <text:p>-3.959903</text:p>
          </table:table-cell>
          <table:table-cell office:value-type="float" office:value="-2.5718" calcext:value-type="float">
            <text:p>-2.5718</text:p>
          </table:table-cell>
          <table:table-cell office:value-type="float" office:value="0.573771" calcext:value-type="float">
            <text:p>0.573771</text:p>
          </table:table-cell>
          <table:table-cell table:formula="of:=[.D133]-[.E133]+[.F133]-[.G133]" office:value-type="float" office:value="1.686186" calcext:value-type="float">
            <text:p>1.686186</text:p>
          </table:table-cell>
          <table:table-cell table:formula="of:=[.D133]-[.E133]" office:value-type="float" office:value="4.831757" calcext:value-type="float">
            <text:p>4.831757</text:p>
          </table:table-cell>
          <table:table-cell table:formula="of:=[.F133]-[.G133]" office:value-type="float" office:value="-3.145571" calcext:value-type="float">
            <text:p>-3.145571</text:p>
          </table:table-cell>
          <table:table-cell office:value-type="float" office:value="15.600651" calcext:value-type="float">
            <text:p>15.600651</text:p>
          </table:table-cell>
        </table:table-row>
        <table:table-row table:style-name="ro1">
          <table:table-cell table:number-columns-repeated="7"/>
          <table:table-cell table:formula="of:=[.D134]-[.E134]+[.F134]-[.G134]" office:value-type="float" office:value="0" calcext:value-type="float">
            <text:p>0</text:p>
          </table:table-cell>
          <table:table-cell table:formula="of:=[.D134]-[.E134]" office:value-type="float" office:value="0" calcext:value-type="float">
            <text:p>0</text:p>
          </table:table-cell>
          <table:table-cell table:formula="of:=[.F134]-[.G134]" office:value-type="float" office:value="0" calcext:value-type="float">
            <text:p>0</text:p>
          </table:table-cell>
          <table:table-cell office:value-type="string" calcext:value-type="string">
            <text:p>Result Results/41.txt saved</text:p>
          </table:table-cell>
        </table:table-row>
        <table:table-row table:style-name="ro1">
          <table:table-cell office:value-type="float" office:value="-1.096002" calcext:value-type="float">
            <text:p>-1.096002</text:p>
          </table:table-cell>
          <table:table-cell office:value-type="float" office:value="0.007899" calcext:value-type="float">
            <text:p>0.007899</text:p>
          </table:table-cell>
          <table:table-cell office:value-type="float" office:value="0.006877" calcext:value-type="float">
            <text:p>0.006877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-4.193079" calcext:value-type="float">
            <text:p>-4.193079</text:p>
          </table:table-cell>
          <table:table-cell office:value-type="float" office:value="-2.792295" calcext:value-type="float">
            <text:p>-2.792295</text:p>
          </table:table-cell>
          <table:table-cell office:value-type="float" office:value="0.482552" calcext:value-type="float">
            <text:p>0.482552</text:p>
          </table:table-cell>
          <table:table-cell table:formula="of:=[.D135]-[.E135]+[.F135]-[.G135]" office:value-type="float" office:value="1.788856" calcext:value-type="float">
            <text:p>1.788856</text:p>
          </table:table-cell>
          <table:table-cell table:formula="of:=[.D135]-[.E135]" office:value-type="float" office:value="5.063703" calcext:value-type="float">
            <text:p>5.063703</text:p>
          </table:table-cell>
          <table:table-cell table:formula="of:=[.F135]-[.G135]" office:value-type="float" office:value="-3.274847" calcext:value-type="float">
            <text:p>-3.274847</text:p>
          </table:table-cell>
          <table:table-cell office:value-type="float" office:value="15.630573" calcext:value-type="float">
            <text:p>15.630573</text:p>
          </table:table-cell>
        </table:table-row>
        <table:table-row table:style-name="ro1">
          <table:table-cell office:value-type="float" office:value="-0.895752" calcext:value-type="float">
            <text:p>-0.895752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866567" calcext:value-type="float">
            <text:p>0.866567</text:p>
          </table:table-cell>
          <table:table-cell office:value-type="float" office:value="-4.628273" calcext:value-type="float">
            <text:p>-4.628273</text:p>
          </table:table-cell>
          <table:table-cell office:value-type="float" office:value="-3.157835" calcext:value-type="float">
            <text:p>-3.157835</text:p>
          </table:table-cell>
          <table:table-cell office:value-type="float" office:value="0.61753" calcext:value-type="float">
            <text:p>0.61753</text:p>
          </table:table-cell>
          <table:table-cell table:formula="of:=[.D136]-[.E136]+[.F136]-[.G136]" office:value-type="float" office:value="1.719475" calcext:value-type="float">
            <text:p>1.719475</text:p>
          </table:table-cell>
          <table:table-cell table:formula="of:=[.D136]-[.E136]" office:value-type="float" office:value="5.49484" calcext:value-type="float">
            <text:p>5.49484</text:p>
          </table:table-cell>
          <table:table-cell table:formula="of:=[.F136]-[.G136]" office:value-type="float" office:value="-3.775365" calcext:value-type="float">
            <text:p>-3.775365</text:p>
          </table:table-cell>
          <table:table-cell office:value-type="float" office:value="15.707121" calcext:value-type="float">
            <text:p>15.707121</text:p>
          </table:table-cell>
        </table:table-row>
        <table:table-row table:style-name="ro1">
          <table:table-cell office:value-type="float" office:value="-1.153944" calcext:value-type="float">
            <text:p>-1.153944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866337" calcext:value-type="float">
            <text:p>0.866337</text:p>
          </table:table-cell>
          <table:table-cell office:value-type="float" office:value="-4.717095" calcext:value-type="float">
            <text:p>-4.717095</text:p>
          </table:table-cell>
          <table:table-cell office:value-type="float" office:value="-3.462487" calcext:value-type="float">
            <text:p>-3.462487</text:p>
          </table:table-cell>
          <table:table-cell office:value-type="float" office:value="0.276328" calcext:value-type="float">
            <text:p>0.276328</text:p>
          </table:table-cell>
          <table:table-cell table:formula="of:=[.D137]-[.E137]+[.F137]-[.G137]" office:value-type="float" office:value="1.844617" calcext:value-type="float">
            <text:p>1.844617</text:p>
          </table:table-cell>
          <table:table-cell table:formula="of:=[.D137]-[.E137]" office:value-type="float" office:value="5.583432" calcext:value-type="float">
            <text:p>5.583432</text:p>
          </table:table-cell>
          <table:table-cell table:formula="of:=[.F137]-[.G137]" office:value-type="float" office:value="-3.738815" calcext:value-type="float">
            <text:p>-3.738815</text:p>
          </table:table-cell>
          <table:table-cell office:value-type="float" office:value="15.71221" calcext:value-type="float">
            <text:p>15.71221</text:p>
          </table:table-cell>
        </table:table-row>
        <table:table-row table:style-name="ro1">
          <table:table-cell table:number-columns-repeated="7"/>
          <table:table-cell table:formula="of:=[.D138]-[.E138]+[.F138]-[.G138]" office:value-type="float" office:value="0" calcext:value-type="float">
            <text:p>0</text:p>
          </table:table-cell>
          <table:table-cell table:formula="of:=[.D138]-[.E138]" office:value-type="float" office:value="0" calcext:value-type="float">
            <text:p>0</text:p>
          </table:table-cell>
          <table:table-cell table:formula="of:=[.F138]-[.G138]" office:value-type="float" office:value="0" calcext:value-type="float">
            <text:p>0</text:p>
          </table:table-cell>
          <table:table-cell office:value-type="string" calcext:value-type="string">
            <text:p>Result Results/42.txt saved</text:p>
          </table:table-cell>
        </table:table-row>
        <table:table-row table:style-name="ro1">
          <table:table-cell office:value-type="float" office:value="-0.396265" calcext:value-type="float">
            <text:p>-0.396265</text:p>
          </table:table-cell>
          <table:table-cell office:value-type="float" office:value="-0.02039" calcext:value-type="float">
            <text:p>-0.02039</text:p>
          </table:table-cell>
          <table:table-cell office:value-type="float" office:value="-0.017482" calcext:value-type="float">
            <text:p>-0.017482</text:p>
          </table:table-cell>
          <table:table-cell office:value-type="float" office:value="0.857378" calcext:value-type="float">
            <text:p>0.857378</text:p>
          </table:table-cell>
          <table:table-cell office:value-type="float" office:value="-5.513301" calcext:value-type="float">
            <text:p>-5.513301</text:p>
          </table:table-cell>
          <table:table-cell office:value-type="float" office:value="-3.959145" calcext:value-type="float">
            <text:p>-3.959145</text:p>
          </table:table-cell>
          <table:table-cell office:value-type="float" office:value="0.928384" calcext:value-type="float">
            <text:p>0.928384</text:p>
          </table:table-cell>
          <table:table-cell table:formula="of:=[.D139]-[.E139]+[.F139]-[.G139]" office:value-type="float" office:value="1.48315" calcext:value-type="float">
            <text:p>1.48315</text:p>
          </table:table-cell>
          <table:table-cell table:formula="of:=[.D139]-[.E139]" office:value-type="float" office:value="6.370679" calcext:value-type="float">
            <text:p>6.370679</text:p>
          </table:table-cell>
          <table:table-cell table:formula="of:=[.F139]-[.G139]" office:value-type="float" office:value="-4.887529" calcext:value-type="float">
            <text:p>-4.887529</text:p>
          </table:table-cell>
          <table:table-cell office:value-type="float" office:value="15.855991" calcext:value-type="float">
            <text:p>15.855991</text:p>
          </table:table-cell>
        </table:table-row>
        <table:table-row table:style-name="ro1">
          <table:table-cell office:value-type="float" office:value="-0.837227" calcext:value-type="float">
            <text:p>-0.837227</text:p>
          </table:table-cell>
          <table:table-cell office:value-type="float" office:value="0.010684" calcext:value-type="float">
            <text:p>0.010684</text:p>
          </table:table-cell>
          <table:table-cell office:value-type="float" office:value="0.009132" calcext:value-type="float">
            <text:p>0.009132</text:p>
          </table:table-cell>
          <table:table-cell office:value-type="float" office:value="0.854735" calcext:value-type="float">
            <text:p>0.854735</text:p>
          </table:table-cell>
          <table:table-cell office:value-type="float" office:value="-5.475047" calcext:value-type="float">
            <text:p>-5.475047</text:p>
          </table:table-cell>
          <table:table-cell office:value-type="float" office:value="-4.506801" calcext:value-type="float">
            <text:p>-4.506801</text:p>
          </table:table-cell>
          <table:table-cell office:value-type="float" office:value="0.392382" calcext:value-type="float">
            <text:p>0.392382</text:p>
          </table:table-cell>
          <table:table-cell table:formula="of:=[.D140]-[.E140]+[.F140]-[.G140]" office:value-type="float" office:value="1.430599" calcext:value-type="float">
            <text:p>1.430599</text:p>
          </table:table-cell>
          <table:table-cell table:formula="of:=[.D140]-[.E140]" office:value-type="float" office:value="6.329782" calcext:value-type="float">
            <text:p>6.329782</text:p>
          </table:table-cell>
          <table:table-cell table:formula="of:=[.F140]-[.G140]" office:value-type="float" office:value="-4.899183" calcext:value-type="float">
            <text:p>-4.899183</text:p>
          </table:table-cell>
          <table:table-cell office:value-type="float" office:value="15.915718" calcext:value-type="float">
            <text:p>15.915718</text:p>
          </table:table-cell>
        </table:table-row>
        <table:table-row table:style-name="ro1">
          <table:table-cell table:number-columns-repeated="7"/>
          <table:table-cell table:formula="of:=[.D141]-[.E141]+[.F141]-[.G141]" office:value-type="float" office:value="0" calcext:value-type="float">
            <text:p>0</text:p>
          </table:table-cell>
          <table:table-cell table:formula="of:=[.D141]-[.E141]" office:value-type="float" office:value="0" calcext:value-type="float">
            <text:p>0</text:p>
          </table:table-cell>
          <table:table-cell table:formula="of:=[.F141]-[.G141]" office:value-type="float" office:value="0" calcext:value-type="float">
            <text:p>0</text:p>
          </table:table-cell>
          <table:table-cell office:value-type="string" calcext:value-type="string">
            <text:p>Result Results/43.txt saved</text:p>
          </table:table-cell>
        </table:table-row>
        <table:table-row table:style-name="ro1">
          <table:table-cell office:value-type="float" office:value="-0.680272" calcext:value-type="float">
            <text:p>-0.680272</text:p>
          </table:table-cell>
          <table:table-cell office:value-type="float" office:value="0.044557" calcext:value-type="float">
            <text:p>0.044557</text:p>
          </table:table-cell>
          <table:table-cell office:value-type="float" office:value="0.037989" calcext:value-type="float">
            <text:p>0.037989</text:p>
          </table:table-cell>
          <table:table-cell office:value-type="float" office:value="0.852595" calcext:value-type="float">
            <text:p>0.852595</text:p>
          </table:table-cell>
          <table:table-cell office:value-type="float" office:value="-5.439126" calcext:value-type="float">
            <text:p>-5.439126</text:p>
          </table:table-cell>
          <table:table-cell office:value-type="float" office:value="-4.790715" calcext:value-type="float">
            <text:p>-4.790715</text:p>
          </table:table-cell>
          <table:table-cell office:value-type="float" office:value="0.697671" calcext:value-type="float">
            <text:p>0.697671</text:p>
          </table:table-cell>
          <table:table-cell table:formula="of:=[.D142]-[.E142]+[.F142]-[.G142]" office:value-type="float" office:value="0.803335" calcext:value-type="float">
            <text:p>0.803335</text:p>
          </table:table-cell>
          <table:table-cell table:formula="of:=[.D142]-[.E142]" office:value-type="float" office:value="6.291721" calcext:value-type="float">
            <text:p>6.291721</text:p>
          </table:table-cell>
          <table:table-cell table:formula="of:=[.F142]-[.G142]" office:value-type="float" office:value="-5.488386" calcext:value-type="float">
            <text:p>-5.488386</text:p>
          </table:table-cell>
          <table:table-cell office:value-type="float" office:value="16.000215" calcext:value-type="float">
            <text:p>16.000215</text:p>
          </table:table-cell>
        </table:table-row>
        <table:table-row table:style-name="ro1">
          <table:table-cell office:value-type="float" office:value="-0.758742" calcext:value-type="float">
            <text:p>-0.758742</text:p>
          </table:table-cell>
          <table:table-cell office:value-type="float" office:value="0.077623" calcext:value-type="float">
            <text:p>0.077623</text:p>
          </table:table-cell>
          <table:table-cell office:value-type="float" office:value="0.066171" calcext:value-type="float">
            <text:p>0.066171</text:p>
          </table:table-cell>
          <table:table-cell office:value-type="float" office:value="0.852467" calcext:value-type="float">
            <text:p>0.852467</text:p>
          </table:table-cell>
          <table:table-cell office:value-type="float" office:value="-5.193259" calcext:value-type="float">
            <text:p>-5.193259</text:p>
          </table:table-cell>
          <table:table-cell office:value-type="float" office:value="-4.860557" calcext:value-type="float">
            <text:p>-4.860557</text:p>
          </table:table-cell>
          <table:table-cell office:value-type="float" office:value="0.694784" calcext:value-type="float">
            <text:p>0.694784</text:p>
          </table:table-cell>
          <table:table-cell table:formula="of:=[.D143]-[.E143]+[.F143]-[.G143]" office:value-type="float" office:value="0.490385" calcext:value-type="float">
            <text:p>0.490385</text:p>
          </table:table-cell>
          <table:table-cell table:formula="of:=[.D143]-[.E143]" office:value-type="float" office:value="6.045726" calcext:value-type="float">
            <text:p>6.045726</text:p>
          </table:table-cell>
          <table:table-cell table:formula="of:=[.F143]-[.G143]" office:value-type="float" office:value="-5.555341" calcext:value-type="float">
            <text:p>-5.555341</text:p>
          </table:table-cell>
          <table:table-cell office:value-type="float" office:value="16.080243" calcext:value-type="float">
            <text:p>16.080243</text:p>
          </table:table-cell>
        </table:table-row>
        <table:table-row table:style-name="ro1">
          <table:table-cell table:number-columns-repeated="7"/>
          <table:table-cell table:formula="of:=[.D144]-[.E144]+[.F144]-[.G144]" office:value-type="float" office:value="0" calcext:value-type="float">
            <text:p>0</text:p>
          </table:table-cell>
          <table:table-cell table:formula="of:=[.D144]-[.E144]" office:value-type="float" office:value="0" calcext:value-type="float">
            <text:p>0</text:p>
          </table:table-cell>
          <table:table-cell table:formula="of:=[.F144]-[.G144]" office:value-type="float" office:value="0" calcext:value-type="float">
            <text:p>0</text:p>
          </table:table-cell>
          <table:table-cell office:value-type="string" calcext:value-type="string">
            <text:p>Result Results/44.txt saved</text:p>
          </table:table-cell>
        </table:table-row>
        <table:table-row table:style-name="ro1">
          <table:table-cell office:value-type="float" office:value="-0.937485" calcext:value-type="float">
            <text:p>-0.937485</text:p>
          </table:table-cell>
          <table:table-cell office:value-type="float" office:value="0.102429" calcext:value-type="float">
            <text:p>0.102429</text:p>
          </table:table-cell>
          <table:table-cell office:value-type="float" office:value="0.087555" calcext:value-type="float">
            <text:p>0.087555</text:p>
          </table:table-cell>
          <table:table-cell office:value-type="float" office:value="0.854784" calcext:value-type="float">
            <text:p>0.854784</text:p>
          </table:table-cell>
          <table:table-cell office:value-type="float" office:value="-4.787522" calcext:value-type="float">
            <text:p>-4.787522</text:p>
          </table:table-cell>
          <table:table-cell office:value-type="float" office:value="-4.697606" calcext:value-type="float">
            <text:p>-4.697606</text:p>
          </table:table-cell>
          <table:table-cell office:value-type="float" office:value="0.589635" calcext:value-type="float">
            <text:p>0.589635</text:p>
          </table:table-cell>
          <table:table-cell table:formula="of:=[.D145]-[.E145]+[.F145]-[.G145]" office:value-type="float" office:value="0.355064999999999" calcext:value-type="float">
            <text:p>0.355064999999999</text:p>
          </table:table-cell>
          <table:table-cell table:formula="of:=[.D145]-[.E145]" office:value-type="float" office:value="5.642306" calcext:value-type="float">
            <text:p>5.642306</text:p>
          </table:table-cell>
          <table:table-cell table:formula="of:=[.F145]-[.G145]" office:value-type="float" office:value="-5.287241" calcext:value-type="float">
            <text:p>-5.287241</text:p>
          </table:table-cell>
          <table:table-cell office:value-type="float" office:value="16.13909" calcext:value-type="float">
            <text:p>16.13909</text:p>
          </table:table-cell>
        </table:table-row>
        <table:table-row table:style-name="ro1">
          <table:table-cell office:value-type="float" office:value="-1.146801" calcext:value-type="float">
            <text:p>-1.146801</text:p>
          </table:table-cell>
          <table:table-cell office:value-type="float" office:value="0.094573" calcext:value-type="float">
            <text:p>0.094573</text:p>
          </table:table-cell>
          <table:table-cell office:value-type="float" office:value="0.081171" calcext:value-type="float">
            <text:p>0.081171</text:p>
          </table:table-cell>
          <table:table-cell office:value-type="float" office:value="0.858288" calcext:value-type="float">
            <text:p>0.858288</text:p>
          </table:table-cell>
          <table:table-cell office:value-type="float" office:value="-4.355184" calcext:value-type="float">
            <text:p>-4.355184</text:p>
          </table:table-cell>
          <table:table-cell office:value-type="float" office:value="-4.331678" calcext:value-type="float">
            <text:p>-4.331678</text:p>
          </table:table-cell>
          <table:table-cell office:value-type="float" office:value="0.493939" calcext:value-type="float">
            <text:p>0.493939</text:p>
          </table:table-cell>
          <table:table-cell table:formula="of:=[.D146]-[.E146]+[.F146]-[.G146]" office:value-type="float" office:value="0.387855" calcext:value-type="float">
            <text:p>0.387855</text:p>
          </table:table-cell>
          <table:table-cell table:formula="of:=[.D146]-[.E146]" office:value-type="float" office:value="5.213472" calcext:value-type="float">
            <text:p>5.213472</text:p>
          </table:table-cell>
          <table:table-cell table:formula="of:=[.F146]-[.G146]" office:value-type="float" office:value="-4.825617" calcext:value-type="float">
            <text:p>-4.825617</text:p>
          </table:table-cell>
          <table:table-cell office:value-type="float" office:value="16.167775" calcext:value-type="float">
            <text:p>16.167775</text:p>
          </table:table-cell>
        </table:table-row>
        <table:table-row table:style-name="ro1">
          <table:table-cell table:number-columns-repeated="7"/>
          <table:table-cell table:formula="of:=[.D147]-[.E147]+[.F147]-[.G147]" office:value-type="float" office:value="0" calcext:value-type="float">
            <text:p>0</text:p>
          </table:table-cell>
          <table:table-cell table:formula="of:=[.D147]-[.E147]" office:value-type="float" office:value="0" calcext:value-type="float">
            <text:p>0</text:p>
          </table:table-cell>
          <table:table-cell table:formula="of:=[.F147]-[.G147]" office:value-type="float" office:value="0" calcext:value-type="float">
            <text:p>0</text:p>
          </table:table-cell>
          <table:table-cell office:value-type="string" calcext:value-type="string">
            <text:p>Result Results/45.txt saved</text:p>
          </table:table-cell>
        </table:table-row>
        <table:table-row table:style-name="ro1">
          <table:table-cell office:value-type="float" office:value="-1.142791" calcext:value-type="float">
            <text:p>-1.142791</text:p>
          </table:table-cell>
          <table:table-cell office:value-type="float" office:value="0.10199" calcext:value-type="float">
            <text:p>0.10199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861847" calcext:value-type="float">
            <text:p>0.861847</text:p>
          </table:table-cell>
          <table:table-cell office:value-type="float" office:value="-4.263648" calcext:value-type="float">
            <text:p>-4.263648</text:p>
          </table:table-cell>
          <table:table-cell office:value-type="float" office:value="-3.974124" calcext:value-type="float">
            <text:p>-3.974124</text:p>
          </table:table-cell>
          <table:table-cell office:value-type="float" office:value="0.521204" calcext:value-type="float">
            <text:p>0.521204</text:p>
          </table:table-cell>
          <table:table-cell table:formula="of:=[.D148]-[.E148]+[.F148]-[.G148]" office:value-type="float" office:value="0.630167" calcext:value-type="float">
            <text:p>0.630167</text:p>
          </table:table-cell>
          <table:table-cell table:formula="of:=[.D148]-[.E148]" office:value-type="float" office:value="5.125495" calcext:value-type="float">
            <text:p>5.125495</text:p>
          </table:table-cell>
          <table:table-cell table:formula="of:=[.F148]-[.G148]" office:value-type="float" office:value="-4.495328" calcext:value-type="float">
            <text:p>-4.495328</text:p>
          </table:table-cell>
          <table:table-cell office:value-type="float" office:value="16.202984" calcext:value-type="float">
            <text:p>16.202984</text:p>
          </table:table-cell>
        </table:table-row>
        <table:table-row table:style-name="ro1">
          <table:table-cell office:value-type="float" office:value="-1.355515" calcext:value-type="float">
            <text:p>-1.355515</text:p>
          </table:table-cell>
          <table:table-cell office:value-type="float" office:value="0.059292" calcext:value-type="float">
            <text:p>0.059292</text:p>
          </table:table-cell>
          <table:table-cell office:value-type="float" office:value="0.051214" calcext:value-type="float">
            <text:p>0.051214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-4.155006" calcext:value-type="float">
            <text:p>-4.155006</text:p>
          </table:table-cell>
          <table:table-cell office:value-type="float" office:value="-3.58663" calcext:value-type="float">
            <text:p>-3.58663</text:p>
          </table:table-cell>
          <table:table-cell office:value-type="float" office:value="0.298851" calcext:value-type="float">
            <text:p>0.298851</text:p>
          </table:table-cell>
          <table:table-cell table:formula="of:=[.D149]-[.E149]+[.F149]-[.G149]" office:value-type="float" office:value="1.133296" calcext:value-type="float">
            <text:p>1.133296</text:p>
          </table:table-cell>
          <table:table-cell table:formula="of:=[.D149]-[.E149]" office:value-type="float" office:value="5.018777" calcext:value-type="float">
            <text:p>5.018777</text:p>
          </table:table-cell>
          <table:table-cell table:formula="of:=[.F149]-[.G149]" office:value-type="float" office:value="-3.885481" calcext:value-type="float">
            <text:p>-3.885481</text:p>
          </table:table-cell>
          <table:table-cell office:value-type="float" office:value="16.226187" calcext:value-type="float">
            <text:p>16.226187</text:p>
          </table:table-cell>
        </table:table-row>
        <table:table-row table:style-name="ro1">
          <table:table-cell table:number-columns-repeated="7"/>
          <table:table-cell table:formula="of:=[.D150]-[.E150]+[.F150]-[.G150]" office:value-type="float" office:value="0" calcext:value-type="float">
            <text:p>0</text:p>
          </table:table-cell>
          <table:table-cell table:formula="of:=[.D150]-[.E150]" office:value-type="float" office:value="0" calcext:value-type="float">
            <text:p>0</text:p>
          </table:table-cell>
          <table:table-cell table:formula="of:=[.F150]-[.G150]" office:value-type="float" office:value="0" calcext:value-type="float">
            <text:p>0</text:p>
          </table:table-cell>
          <table:table-cell office:value-type="string" calcext:value-type="string">
            <text:p>Result Results/46.txt saved</text:p>
          </table:table-cell>
        </table:table-row>
        <table:table-row table:style-name="ro1">
          <table:table-cell office:value-type="float" office:value="-1.291793" calcext:value-type="float">
            <text:p>-1.291793</text:p>
          </table:table-cell>
          <table:table-cell office:value-type="float" office:value="0.045722" calcext:value-type="float">
            <text:p>0.045722</text:p>
          </table:table-cell>
          <table:table-cell office:value-type="float" office:value="0.039523" calcext:value-type="float">
            <text:p>0.039523</text:p>
          </table:table-cell>
          <table:table-cell office:value-type="float" office:value="0.864431" calcext:value-type="float">
            <text:p>0.864431</text:p>
          </table:table-cell>
          <table:table-cell office:value-type="float" office:value="-4.352102" calcext:value-type="float">
            <text:p>-4.352102</text:p>
          </table:table-cell>
          <table:table-cell office:value-type="float" office:value="-3.516026" calcext:value-type="float">
            <text:p>-3.516026</text:p>
          </table:table-cell>
          <table:table-cell office:value-type="float" office:value="0.358141" calcext:value-type="float">
            <text:p>0.358141</text:p>
          </table:table-cell>
          <table:table-cell table:formula="of:=[.D151]-[.E151]+[.F151]-[.G151]" office:value-type="float" office:value="1.342366" calcext:value-type="float">
            <text:p>1.342366</text:p>
          </table:table-cell>
          <table:table-cell table:formula="of:=[.D151]-[.E151]" office:value-type="float" office:value="5.216533" calcext:value-type="float">
            <text:p>5.216533</text:p>
          </table:table-cell>
          <table:table-cell table:formula="of:=[.F151]-[.G151]" office:value-type="float" office:value="-3.874167" calcext:value-type="float">
            <text:p>-3.874167</text:p>
          </table:table-cell>
          <table:table-cell office:value-type="float" office:value="16.259532" calcext:value-type="float">
            <text:p>16.259532</text:p>
          </table:table-cell>
        </table:table-row>
        <table:table-row table:style-name="ro1">
          <table:table-cell office:value-type="float" office:value="-1.234514" calcext:value-type="float">
            <text:p>-1.234514</text:p>
          </table:table-cell>
          <table:table-cell office:value-type="float" office:value="0.036974" calcext:value-type="float">
            <text:p>0.036974</text:p>
          </table:table-cell>
          <table:table-cell office:value-type="float" office:value="0.031916" calcext:value-type="float">
            <text:p>0.031916</text:p>
          </table:table-cell>
          <table:table-cell office:value-type="float" office:value="0.86322" calcext:value-type="float">
            <text:p>0.86322</text:p>
          </table:table-cell>
          <table:table-cell office:value-type="float" office:value="-4.642006" calcext:value-type="float">
            <text:p>-4.642006</text:p>
          </table:table-cell>
          <table:table-cell office:value-type="float" office:value="-3.569994" calcext:value-type="float">
            <text:p>-3.569994</text:p>
          </table:table-cell>
          <table:table-cell office:value-type="float" office:value="0.347769" calcext:value-type="float">
            <text:p>0.347769</text:p>
          </table:table-cell>
          <table:table-cell table:formula="of:=[.D152]-[.E152]+[.F152]-[.G152]" office:value-type="float" office:value="1.587463" calcext:value-type="float">
            <text:p>1.587463</text:p>
          </table:table-cell>
          <table:table-cell table:formula="of:=[.D152]-[.E152]" office:value-type="float" office:value="5.505226" calcext:value-type="float">
            <text:p>5.505226</text:p>
          </table:table-cell>
          <table:table-cell table:formula="of:=[.F152]-[.G152]" office:value-type="float" office:value="-3.917763" calcext:value-type="float">
            <text:p>-3.917763</text:p>
          </table:table-cell>
          <table:table-cell office:value-type="float" office:value="16.319318" calcext:value-type="float">
            <text:p>16.319318</text:p>
          </table:table-cell>
        </table:table-row>
        <table:table-row table:style-name="ro1">
          <table:table-cell table:number-columns-repeated="7"/>
          <table:table-cell table:formula="of:=[.D153]-[.E153]+[.F153]-[.G153]" office:value-type="float" office:value="0" calcext:value-type="float">
            <text:p>0</text:p>
          </table:table-cell>
          <table:table-cell table:formula="of:=[.D153]-[.E153]" office:value-type="float" office:value="0" calcext:value-type="float">
            <text:p>0</text:p>
          </table:table-cell>
          <table:table-cell table:formula="of:=[.F153]-[.G153]" office:value-type="float" office:value="0" calcext:value-type="float">
            <text:p>0</text:p>
          </table:table-cell>
          <table:table-cell office:value-type="string" calcext:value-type="string">
            <text:p>Result Results/47.txt saved</text:p>
          </table:table-cell>
        </table:table-row>
        <table:table-row table:style-name="ro1">
          <table:table-cell office:value-type="float" office:value="-1.423004" calcext:value-type="float">
            <text:p>-1.423004</text:p>
          </table:table-cell>
          <table:table-cell office:value-type="float" office:value="0.042466" calcext:value-type="float">
            <text:p>0.042466</text:p>
          </table:table-cell>
          <table:table-cell office:value-type="float" office:value="0.036584" calcext:value-type="float">
            <text:p>0.036584</text:p>
          </table:table-cell>
          <table:table-cell office:value-type="float" office:value="0.861505" calcext:value-type="float">
            <text:p>0.861505</text:p>
          </table:table-cell>
          <table:table-cell office:value-type="float" office:value="-4.766946" calcext:value-type="float">
            <text:p>-4.766946</text:p>
          </table:table-cell>
          <table:table-cell office:value-type="float" office:value="-3.719558" calcext:value-type="float">
            <text:p>-3.719558</text:p>
          </table:table-cell>
          <table:table-cell office:value-type="float" office:value="0.116421" calcext:value-type="float">
            <text:p>0.116421</text:p>
          </table:table-cell>
          <table:table-cell table:formula="of:=[.D154]-[.E154]+[.F154]-[.G154]" office:value-type="float" office:value="1.792472" calcext:value-type="float">
            <text:p>1.792472</text:p>
          </table:table-cell>
          <table:table-cell table:formula="of:=[.D154]-[.E154]" office:value-type="float" office:value="5.628451" calcext:value-type="float">
            <text:p>5.628451</text:p>
          </table:table-cell>
          <table:table-cell table:formula="of:=[.F154]-[.G154]" office:value-type="float" office:value="-3.835979" calcext:value-type="float">
            <text:p>-3.835979</text:p>
          </table:table-cell>
          <table:table-cell office:value-type="float" office:value="16.394268" calcext:value-type="float">
            <text:p>16.394268</text:p>
          </table:table-cell>
        </table:table-row>
        <table:table-row table:style-name="ro1">
          <table:table-cell office:value-type="float" office:value="-1.831983" calcext:value-type="float">
            <text:p>-1.831983</text:p>
          </table:table-cell>
          <table:table-cell office:value-type="float" office:value="0.041153" calcext:value-type="float">
            <text:p>0.041153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0.862383" calcext:value-type="float">
            <text:p>0.862383</text:p>
          </table:table-cell>
          <table:table-cell office:value-type="float" office:value="-4.58437" calcext:value-type="float">
            <text:p>-4.58437</text:p>
          </table:table-cell>
          <table:table-cell office:value-type="float" office:value="-3.887132" calcext:value-type="float">
            <text:p>-3.887132</text:p>
          </table:table-cell>
          <table:table-cell office:value-type="float" office:value="-0.169256" calcext:value-type="float">
            <text:p>-0.169256</text:p>
          </table:table-cell>
          <table:table-cell table:formula="of:=[.D155]-[.E155]+[.F155]-[.G155]" office:value-type="float" office:value="1.728877" calcext:value-type="float">
            <text:p>1.728877</text:p>
          </table:table-cell>
          <table:table-cell table:formula="of:=[.D155]-[.E155]" office:value-type="float" office:value="5.446753" calcext:value-type="float">
            <text:p>5.446753</text:p>
          </table:table-cell>
          <table:table-cell table:formula="of:=[.F155]-[.G155]" office:value-type="float" office:value="-3.717876" calcext:value-type="float">
            <text:p>-3.717876</text:p>
          </table:table-cell>
          <table:table-cell office:value-type="float" office:value="16.418729" calcext:value-type="float">
            <text:p>16.418729</text:p>
          </table:table-cell>
        </table:table-row>
        <table:table-row table:style-name="ro1">
          <table:table-cell table:number-columns-repeated="7"/>
          <table:table-cell table:formula="of:=[.D156]-[.E156]+[.F156]-[.G156]" office:value-type="float" office:value="0" calcext:value-type="float">
            <text:p>0</text:p>
          </table:table-cell>
          <table:table-cell table:formula="of:=[.D156]-[.E156]" office:value-type="float" office:value="0" calcext:value-type="float">
            <text:p>0</text:p>
          </table:table-cell>
          <table:table-cell table:formula="of:=[.F156]-[.G156]" office:value-type="float" office:value="0" calcext:value-type="float">
            <text:p>0</text:p>
          </table:table-cell>
          <table:table-cell office:value-type="string" calcext:value-type="string">
            <text:p>Result Results/48.txt saved</text:p>
          </table:table-cell>
        </table:table-row>
        <table:table-row table:style-name="ro1">
          <table:table-cell office:value-type="float" office:value="-1.499688" calcext:value-type="float">
            <text:p>-1.499688</text:p>
          </table:table-cell>
          <table:table-cell office:value-type="float" office:value="0.056756" calcext:value-type="float">
            <text:p>0.056756</text:p>
          </table:table-cell>
          <table:table-cell office:value-type="float" office:value="0.048942" calcext:value-type="float">
            <text:p>0.048942</text:p>
          </table:table-cell>
          <table:table-cell office:value-type="float" office:value="0.862317" calcext:value-type="float">
            <text:p>0.862317</text:p>
          </table:table-cell>
          <table:table-cell office:value-type="float" office:value="-4.893779" calcext:value-type="float">
            <text:p>-4.893779</text:p>
          </table:table-cell>
          <table:table-cell office:value-type="float" office:value="-4.063296" calcext:value-type="float">
            <text:p>-4.063296</text:p>
          </table:table-cell>
          <table:table-cell office:value-type="float" office:value="0.149144" calcext:value-type="float">
            <text:p>0.149144</text:p>
          </table:table-cell>
          <table:table-cell table:formula="of:=[.D157]-[.E157]+[.F157]-[.G157]" office:value-type="float" office:value="1.543656" calcext:value-type="float">
            <text:p>1.543656</text:p>
          </table:table-cell>
          <table:table-cell table:formula="of:=[.D157]-[.E157]" office:value-type="float" office:value="5.756096" calcext:value-type="float">
            <text:p>5.756096</text:p>
          </table:table-cell>
          <table:table-cell table:formula="of:=[.F157]-[.G157]" office:value-type="float" office:value="-4.21244" calcext:value-type="float">
            <text:p>-4.21244</text:p>
          </table:table-cell>
          <table:table-cell office:value-type="float" office:value="16.476734" calcext:value-type="float">
            <text:p>16.476734</text:p>
          </table:table-cell>
        </table:table-row>
        <table:table-row table:style-name="ro1">
          <table:table-cell office:value-type="float" office:value="-1.558607" calcext:value-type="float">
            <text:p>-1.55860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0306" calcext:value-type="float">
            <text:p>0.030306</text:p>
          </table:table-cell>
          <table:table-cell office:value-type="float" office:value="0.861562" calcext:value-type="float">
            <text:p>0.861562</text:p>
          </table:table-cell>
          <table:table-cell office:value-type="float" office:value="-5.088386" calcext:value-type="float">
            <text:p>-5.088386</text:p>
          </table:table-cell>
          <table:table-cell office:value-type="float" office:value="-4.215669" calcext:value-type="float">
            <text:p>-4.215669</text:p>
          </table:table-cell>
          <table:table-cell office:value-type="float" office:value="-0.004623" calcext:value-type="float">
            <text:p>-0.004623</text:p>
          </table:table-cell>
          <table:table-cell table:formula="of:=[.D158]-[.E158]+[.F158]-[.G158]" office:value-type="float" office:value="1.738902" calcext:value-type="float">
            <text:p>1.738902</text:p>
          </table:table-cell>
          <table:table-cell table:formula="of:=[.D158]-[.E158]" office:value-type="float" office:value="5.949948" calcext:value-type="float">
            <text:p>5.949948</text:p>
          </table:table-cell>
          <table:table-cell table:formula="of:=[.F158]-[.G158]" office:value-type="float" office:value="-4.211046" calcext:value-type="float">
            <text:p>-4.211046</text:p>
          </table:table-cell>
          <table:table-cell office:value-type="float" office:value="16.526354" calcext:value-type="float">
            <text:p>16.526354</text:p>
          </table:table-cell>
        </table:table-row>
        <table:table-row table:style-name="ro1">
          <table:table-cell office:value-type="float" office:value="-1.398043" calcext:value-type="float">
            <text:p>-1.398043</text:p>
          </table:table-cell>
          <table:table-cell office:value-type="float" office:value="0.005357" calcext:value-type="float">
            <text:p>0.005357</text:p>
          </table:table-cell>
          <table:table-cell office:value-type="float" office:value="0.004615" calcext:value-type="float">
            <text:p>0.004615</text:p>
          </table:table-cell>
          <table:table-cell office:value-type="float" office:value="0.861377" calcext:value-type="float">
            <text:p>0.861377</text:p>
          </table:table-cell>
          <table:table-cell office:value-type="float" office:value="-5.340437" calcext:value-type="float">
            <text:p>-5.340437</text:p>
          </table:table-cell>
          <table:table-cell office:value-type="float" office:value="-4.476455" calcext:value-type="float">
            <text:p>-4.476455</text:p>
          </table:table-cell>
          <table:table-cell office:value-type="float" office:value="0.14242" calcext:value-type="float">
            <text:p>0.14242</text:p>
          </table:table-cell>
          <table:table-cell table:formula="of:=[.D159]-[.E159]+[.F159]-[.G159]" office:value-type="float" office:value="1.582939" calcext:value-type="float">
            <text:p>1.582939</text:p>
          </table:table-cell>
          <table:table-cell table:formula="of:=[.D159]-[.E159]" office:value-type="float" office:value="6.201814" calcext:value-type="float">
            <text:p>6.201814</text:p>
          </table:table-cell>
          <table:table-cell table:formula="of:=[.F159]-[.G159]" office:value-type="float" office:value="-4.618875" calcext:value-type="float">
            <text:p>-4.618875</text:p>
          </table:table-cell>
          <table:table-cell office:value-type="float" office:value="16.535265" calcext:value-type="float">
            <text:p>16.535265</text:p>
          </table:table-cell>
        </table:table-row>
        <table:table-row table:style-name="ro1">
          <table:table-cell table:number-columns-repeated="7"/>
          <table:table-cell table:formula="of:=[.D160]-[.E160]+[.F160]-[.G160]" office:value-type="float" office:value="0" calcext:value-type="float">
            <text:p>0</text:p>
          </table:table-cell>
          <table:table-cell table:formula="of:=[.D160]-[.E160]" office:value-type="float" office:value="0" calcext:value-type="float">
            <text:p>0</text:p>
          </table:table-cell>
          <table:table-cell table:formula="of:=[.F160]-[.G160]" office:value-type="float" office:value="0" calcext:value-type="float">
            <text:p>0</text:p>
          </table:table-cell>
          <table:table-cell office:value-type="string" calcext:value-type="string">
            <text:p>Result Results/49.txt saved</text:p>
          </table:table-cell>
        </table:table-row>
        <table:table-row table:style-name="ro1">
          <table:table-cell office:value-type="float" office:value="-0.604291" calcext:value-type="float">
            <text:p>-0.604291</text:p>
          </table:table-cell>
          <table:table-cell office:value-type="float" office:value="0.015814" calcext:value-type="float">
            <text:p>0.015814</text:p>
          </table:table-cell>
          <table:table-cell office:value-type="float" office:value="0.013511" calcext:value-type="float">
            <text:p>0.013511</text:p>
          </table:table-cell>
          <table:table-cell office:value-type="float" office:value="0.854383" calcext:value-type="float">
            <text:p>0.854383</text:p>
          </table:table-cell>
          <table:table-cell office:value-type="float" office:value="-6.025525" calcext:value-type="float">
            <text:p>-6.025525</text:p>
          </table:table-cell>
          <table:table-cell office:value-type="float" office:value="-4.783983" calcext:value-type="float">
            <text:p>-4.783983</text:p>
          </table:table-cell>
          <table:table-cell office:value-type="float" office:value="0.820074" calcext:value-type="float">
            <text:p>0.820074</text:p>
          </table:table-cell>
          <table:table-cell table:formula="of:=[.D161]-[.E161]+[.F161]-[.G161]" office:value-type="float" office:value="1.275851" calcext:value-type="float">
            <text:p>1.275851</text:p>
          </table:table-cell>
          <table:table-cell table:formula="of:=[.D161]-[.E161]" office:value-type="float" office:value="6.879908" calcext:value-type="float">
            <text:p>6.879908</text:p>
          </table:table-cell>
          <table:table-cell table:formula="of:=[.F161]-[.G161]" office:value-type="float" office:value="-5.604057" calcext:value-type="float">
            <text:p>-5.604057</text:p>
          </table:table-cell>
          <table:table-cell office:value-type="float" office:value="16.686425" calcext:value-type="float">
            <text:p>16.686425</text:p>
          </table:table-cell>
        </table:table-row>
        <table:table-row table:style-name="ro1">
          <table:table-cell office:value-type="float" office:value="-0.942231" calcext:value-type="float">
            <text:p>-0.942231</text:p>
          </table:table-cell>
          <table:table-cell office:value-type="float" office:value="0.012548" calcext:value-type="float">
            <text:p>0.012548</text:p>
          </table:table-cell>
          <table:table-cell office:value-type="float" office:value="0.010679" calcext:value-type="float">
            <text:p>0.010679</text:p>
          </table:table-cell>
          <table:table-cell office:value-type="float" office:value="0.851019" calcext:value-type="float">
            <text:p>0.851019</text:p>
          </table:table-cell>
          <table:table-cell office:value-type="float" office:value="-6.254972" calcext:value-type="float">
            <text:p>-6.254972</text:p>
          </table:table-cell>
          <table:table-cell office:value-type="float" office:value="-5.349804" calcext:value-type="float">
            <text:p>-5.349804</text:p>
          </table:table-cell>
          <table:table-cell office:value-type="float" office:value="0.249941" calcext:value-type="float">
            <text:p>0.249941</text:p>
          </table:table-cell>
          <table:table-cell table:formula="of:=[.D162]-[.E162]+[.F162]-[.G162]" office:value-type="float" office:value="1.506246" calcext:value-type="float">
            <text:p>1.506246</text:p>
          </table:table-cell>
          <table:table-cell table:formula="of:=[.D162]-[.E162]" office:value-type="float" office:value="7.105991" calcext:value-type="float">
            <text:p>7.105991</text:p>
          </table:table-cell>
          <table:table-cell table:formula="of:=[.F162]-[.G162]" office:value-type="float" office:value="-5.599745" calcext:value-type="float">
            <text:p>-5.599745</text:p>
          </table:table-cell>
          <table:table-cell office:value-type="float" office:value="16.764931" calcext:value-type="float">
            <text:p>16.764931</text:p>
          </table:table-cell>
        </table:table-row>
        <table:table-row table:style-name="ro1">
          <table:table-cell table:number-columns-repeated="7"/>
          <table:table-cell table:formula="of:=[.D163]-[.E163]+[.F163]-[.G163]" office:value-type="float" office:value="0" calcext:value-type="float">
            <text:p>0</text:p>
          </table:table-cell>
          <table:table-cell table:formula="of:=[.D163]-[.E163]" office:value-type="float" office:value="0" calcext:value-type="float">
            <text:p>0</text:p>
          </table:table-cell>
          <table:table-cell table:formula="of:=[.F163]-[.G163]" office:value-type="float" office:value="0" calcext:value-type="float">
            <text:p>0</text:p>
          </table:table-cell>
          <table:table-cell office:value-type="string" calcext:value-type="string">
            <text:p>Result Results/50.txt saved</text:p>
          </table:table-cell>
        </table:table-row>
        <table:table-row table:style-name="ro1">
          <table:table-cell office:value-type="float" office:value="-0.81568" calcext:value-type="float">
            <text:p>-0.81568</text:p>
          </table:table-cell>
          <table:table-cell office:value-type="float" office:value="0.054011" calcext:value-type="float">
            <text:p>0.054011</text:p>
          </table:table-cell>
          <table:table-cell office:value-type="float" office:value="0.045829" calcext:value-type="float">
            <text:p>0.045829</text:p>
          </table:table-cell>
          <table:table-cell office:value-type="float" office:value="0.848524" calcext:value-type="float">
            <text:p>0.848524</text:p>
          </table:table-cell>
          <table:table-cell office:value-type="float" office:value="-6.193346" calcext:value-type="float">
            <text:p>-6.193346</text:p>
          </table:table-cell>
          <table:table-cell office:value-type="float" office:value="-5.680669" calcext:value-type="float">
            <text:p>-5.680669</text:p>
          </table:table-cell>
          <table:table-cell office:value-type="float" office:value="0.552175" calcext:value-type="float">
            <text:p>0.552175</text:p>
          </table:table-cell>
          <table:table-cell table:formula="of:=[.D164]-[.E164]+[.F164]-[.G164]" office:value-type="float" office:value="0.809026" calcext:value-type="float">
            <text:p>0.809026</text:p>
          </table:table-cell>
          <table:table-cell table:formula="of:=[.D164]-[.E164]" office:value-type="float" office:value="7.04187" calcext:value-type="float">
            <text:p>7.04187</text:p>
          </table:table-cell>
          <table:table-cell table:formula="of:=[.F164]-[.G164]" office:value-type="float" office:value="-6.232844" calcext:value-type="float">
            <text:p>-6.232844</text:p>
          </table:table-cell>
          <table:table-cell office:value-type="float" office:value="16.868238" calcext:value-type="float">
            <text:p>16.868238</text:p>
          </table:table-cell>
        </table:table-row>
        <table:table-row table:style-name="ro1">
          <table:table-cell office:value-type="float" office:value="-0.922038" calcext:value-type="float">
            <text:p>-0.922038</text:p>
          </table:table-cell>
          <table:table-cell office:value-type="float" office:value="0.087337" calcext:value-type="float">
            <text:p>0.087337</text:p>
          </table:table-cell>
          <table:table-cell office:value-type="float" office:value="0.074136" calcext:value-type="float">
            <text:p>0.074136</text:p>
          </table:table-cell>
          <table:table-cell office:value-type="float" office:value="0.848848" calcext:value-type="float">
            <text:p>0.848848</text:p>
          </table:table-cell>
          <table:table-cell office:value-type="float" office:value="-5.917953" calcext:value-type="float">
            <text:p>-5.917953</text:p>
          </table:table-cell>
          <table:table-cell office:value-type="float" office:value="-5.826247" calcext:value-type="float">
            <text:p>-5.826247</text:p>
          </table:table-cell>
          <table:table-cell office:value-type="float" office:value="0.572367" calcext:value-type="float">
            <text:p>0.572367</text:p>
          </table:table-cell>
          <table:table-cell table:formula="of:=[.D165]-[.E165]+[.F165]-[.G165]" office:value-type="float" office:value="0.368187" calcext:value-type="float">
            <text:p>0.368187</text:p>
          </table:table-cell>
          <table:table-cell table:formula="of:=[.D165]-[.E165]" office:value-type="float" office:value="6.766801" calcext:value-type="float">
            <text:p>6.766801</text:p>
          </table:table-cell>
          <table:table-cell table:formula="of:=[.F165]-[.G165]" office:value-type="float" office:value="-6.398614" calcext:value-type="float">
            <text:p>-6.398614</text:p>
          </table:table-cell>
          <table:table-cell office:value-type="float" office:value="16.949141" calcext:value-type="float">
            <text:p>16.949141</text:p>
          </table:table-cell>
        </table:table-row>
        <table:table-row table:style-name="ro1">
          <table:table-cell office:value-type="float" office:value="-0.993236" calcext:value-type="float">
            <text:p>-0.993236</text:p>
          </table:table-cell>
          <table:table-cell office:value-type="float" office:value="0.009293" calcext:value-type="float">
            <text:p>0.009293</text:p>
          </table:table-cell>
          <table:table-cell office:value-type="float" office:value="0.007891" calcext:value-type="float">
            <text:p>0.007891</text:p>
          </table:table-cell>
          <table:table-cell office:value-type="float" office:value="0.849038" calcext:value-type="float">
            <text:p>0.849038</text:p>
          </table:table-cell>
          <table:table-cell office:value-type="float" office:value="-5.610971" calcext:value-type="float">
            <text:p>-5.610971</text:p>
          </table:table-cell>
          <table:table-cell office:value-type="float" office:value="-5.725494" calcext:value-type="float">
            <text:p>-5.725494</text:p>
          </table:table-cell>
          <table:table-cell office:value-type="float" office:value="0.582489" calcext:value-type="float">
            <text:p>0.582489</text:p>
          </table:table-cell>
          <table:table-cell table:formula="of:=[.D166]-[.E166]+[.F166]-[.G166]" office:value-type="float" office:value="0.152026" calcext:value-type="float">
            <text:p>0.152026</text:p>
          </table:table-cell>
          <table:table-cell table:formula="of:=[.D166]-[.E166]" office:value-type="float" office:value="6.460009" calcext:value-type="float">
            <text:p>6.460009</text:p>
          </table:table-cell>
          <table:table-cell table:formula="of:=[.F166]-[.G166]" office:value-type="float" office:value="-6.307983" calcext:value-type="float">
            <text:p>-6.307983</text:p>
          </table:table-cell>
          <table:table-cell office:value-type="float" office:value="16.954638" calcext:value-type="float">
            <text:p>16.954638</text:p>
          </table:table-cell>
        </table:table-row>
        <table:table-row table:style-name="ro1">
          <table:table-cell table:number-columns-repeated="7"/>
          <table:table-cell table:formula="of:=[.D167]-[.E167]+[.F167]-[.G167]" office:value-type="float" office:value="0" calcext:value-type="float">
            <text:p>0</text:p>
          </table:table-cell>
          <table:table-cell table:formula="of:=[.D167]-[.E167]" office:value-type="float" office:value="0" calcext:value-type="float">
            <text:p>0</text:p>
          </table:table-cell>
          <table:table-cell table:formula="of:=[.F167]-[.G167]" office:value-type="float" office:value="0" calcext:value-type="float">
            <text:p>0</text:p>
          </table:table-cell>
          <table:table-cell office:value-type="string" calcext:value-type="string">
            <text:p>Result Results/51.txt saved</text:p>
          </table:table-cell>
        </table:table-row>
        <table:table-row table:style-name="ro1">
          <table:table-cell office:value-type="float" office:value="-0.228431" calcext:value-type="float">
            <text:p>-0.228431</text:p>
          </table:table-cell>
          <table:table-cell office:value-type="float" office:value="0.087985" calcext:value-type="float">
            <text:p>0.087985</text:p>
          </table:table-cell>
          <table:table-cell office:value-type="float" office:value="0.074484" calcext:value-type="float">
            <text:p>0.074484</text:p>
          </table:table-cell>
          <table:table-cell office:value-type="float" office:value="0.846558" calcext:value-type="float">
            <text:p>0.846558</text:p>
          </table:table-cell>
          <table:table-cell office:value-type="float" office:value="-6.170928" calcext:value-type="float">
            <text:p>-6.170928</text:p>
          </table:table-cell>
          <table:table-cell office:value-type="float" office:value="-5.738147" calcext:value-type="float">
            <text:p>-5.738147</text:p>
          </table:table-cell>
          <table:table-cell office:value-type="float" office:value="1.227534" calcext:value-type="float">
            <text:p>1.227534</text:p>
          </table:table-cell>
          <table:table-cell table:formula="of:=[.D168]-[.E168]+[.F168]-[.G168]" office:value-type="float" office:value="0.0518050000000003" calcext:value-type="float">
            <text:p>0.051805</text:p>
          </table:table-cell>
          <table:table-cell table:formula="of:=[.D168]-[.E168]" office:value-type="float" office:value="7.017486" calcext:value-type="float">
            <text:p>7.017486</text:p>
          </table:table-cell>
          <table:table-cell table:formula="of:=[.F168]-[.G168]" office:value-type="float" office:value="-6.965681" calcext:value-type="float">
            <text:p>-6.965681</text:p>
          </table:table-cell>
          <table:table-cell office:value-type="float" office:value="17.09229" calcext:value-type="float">
            <text:p>17.09229</text:p>
          </table:table-cell>
        </table:table-row>
        <table:table-row table:style-name="ro1">
          <table:table-cell office:value-type="float" office:value="-0.625593" calcext:value-type="float">
            <text:p>-0.625593</text:p>
          </table:table-cell>
          <table:table-cell office:value-type="float" office:value="0.054369" calcext:value-type="float">
            <text:p>0.054369</text:p>
          </table:table-cell>
          <table:table-cell office:value-type="float" office:value="0.046012" calcext:value-type="float">
            <text:p>0.046012</text:p>
          </table:table-cell>
          <table:table-cell office:value-type="float" office:value="0.846293" calcext:value-type="float">
            <text:p>0.846293</text:p>
          </table:table-cell>
          <table:table-cell office:value-type="float" office:value="-5.902812" calcext:value-type="float">
            <text:p>-5.902812</text:p>
          </table:table-cell>
          <table:table-cell office:value-type="float" office:value="-5.776121" calcext:value-type="float">
            <text:p>-5.776121</text:p>
          </table:table-cell>
          <table:table-cell office:value-type="float" office:value="0.702008" calcext:value-type="float">
            <text:p>0.702008</text:p>
          </table:table-cell>
          <table:table-cell table:formula="of:=[.D169]-[.E169]+[.F169]-[.G169]" office:value-type="float" office:value="0.270976" calcext:value-type="float">
            <text:p>0.270976</text:p>
          </table:table-cell>
          <table:table-cell table:formula="of:=[.D169]-[.E169]" office:value-type="float" office:value="6.749105" calcext:value-type="float">
            <text:p>6.749105</text:p>
          </table:table-cell>
          <table:table-cell table:formula="of:=[.F169]-[.G169]" office:value-type="float" office:value="-6.478129" calcext:value-type="float">
            <text:p>-6.478129</text:p>
          </table:table-cell>
          <table:table-cell office:value-type="float" office:value="17.152019" calcext:value-type="float">
            <text:p>17.152019</text:p>
          </table:table-cell>
        </table:table-row>
        <table:table-row table:style-name="ro1">
          <table:table-cell table:number-columns-repeated="7"/>
          <table:table-cell table:formula="of:=[.D170]-[.E170]+[.F170]-[.G170]" office:value-type="float" office:value="0" calcext:value-type="float">
            <text:p>0</text:p>
          </table:table-cell>
          <table:table-cell table:formula="of:=[.D170]-[.E170]" office:value-type="float" office:value="0" calcext:value-type="float">
            <text:p>0</text:p>
          </table:table-cell>
          <table:table-cell table:formula="of:=[.F170]-[.G170]" office:value-type="float" office:value="0" calcext:value-type="float">
            <text:p>0</text:p>
          </table:table-cell>
          <table:table-cell office:value-type="string" calcext:value-type="string">
            <text:p>Result Results/52.txt saved</text:p>
          </table:table-cell>
        </table:table-row>
        <table:table-row table:style-name="ro1">
          <table:table-cell office:value-type="float" office:value="-0.575313" calcext:value-type="float">
            <text:p>-0.575313</text:p>
          </table:table-cell>
          <table:table-cell office:value-type="float" office:value="0.136576" calcext:value-type="float">
            <text:p>0.136576</text:p>
          </table:table-cell>
          <table:table-cell office:value-type="float" office:value="0.115849" calcext:value-type="float">
            <text:p>0.115849</text:p>
          </table:table-cell>
          <table:table-cell office:value-type="float" office:value="0.84824" calcext:value-type="float">
            <text:p>0.84824</text:p>
          </table:table-cell>
          <table:table-cell office:value-type="float" office:value="-5.667898" calcext:value-type="float">
            <text:p>-5.667898</text:p>
          </table:table-cell>
          <table:table-cell office:value-type="float" office:value="-5.703514" calcext:value-type="float">
            <text:p>-5.703514</text:p>
          </table:table-cell>
          <table:table-cell office:value-type="float" office:value="0.9265" calcext:value-type="float">
            <text:p>0.9265</text:p>
          </table:table-cell>
          <table:table-cell table:formula="of:=[.D171]-[.E171]+[.F171]-[.G171]" office:value-type="float" office:value="-0.113876" calcext:value-type="float">
            <text:p>-0.113876</text:p>
          </table:table-cell>
          <table:table-cell table:formula="of:=[.D171]-[.E171]" office:value-type="float" office:value="6.516138" calcext:value-type="float">
            <text:p>6.516138</text:p>
          </table:table-cell>
          <table:table-cell table:formula="of:=[.F171]-[.G171]" office:value-type="float" office:value="-6.630014" calcext:value-type="float">
            <text:p>-6.630014</text:p>
          </table:table-cell>
          <table:table-cell office:value-type="float" office:value="17.249225" calcext:value-type="float">
            <text:p>17.249225</text:p>
          </table:table-cell>
        </table:table-row>
        <table:table-row table:style-name="ro1">
          <table:table-cell office:value-type="float" office:value="-1.109566" calcext:value-type="float">
            <text:p>-1.109566</text:p>
          </table:table-cell>
          <table:table-cell office:value-type="float" office:value="0.091405" calcext:value-type="float">
            <text:p>0.091405</text:p>
          </table:table-cell>
          <table:table-cell office:value-type="float" office:value="0.077879" calcext:value-type="float">
            <text:p>0.077879</text:p>
          </table:table-cell>
          <table:table-cell office:value-type="float" office:value="0.852025" calcext:value-type="float">
            <text:p>0.852025</text:p>
          </table:table-cell>
          <table:table-cell office:value-type="float" office:value="-4.878664" calcext:value-type="float">
            <text:p>-4.878664</text:p>
          </table:table-cell>
          <table:table-cell office:value-type="float" office:value="-5.33468" calcext:value-type="float">
            <text:p>-5.33468</text:p>
          </table:table-cell>
          <table:table-cell office:value-type="float" office:value="0.612328" calcext:value-type="float">
            <text:p>0.612328</text:p>
          </table:table-cell>
          <table:table-cell table:formula="of:=[.D172]-[.E172]+[.F172]-[.G172]" office:value-type="float" office:value="-0.216319" calcext:value-type="float">
            <text:p>-0.216319</text:p>
          </table:table-cell>
          <table:table-cell table:formula="of:=[.D172]-[.E172]" office:value-type="float" office:value="5.730689" calcext:value-type="float">
            <text:p>5.730689</text:p>
          </table:table-cell>
          <table:table-cell table:formula="of:=[.F172]-[.G172]" office:value-type="float" office:value="-5.947008" calcext:value-type="float">
            <text:p>-5.947008</text:p>
          </table:table-cell>
          <table:table-cell office:value-type="float" office:value="17.263997" calcext:value-type="float">
            <text:p>17.263997</text:p>
          </table:table-cell>
        </table:table-row>
        <table:table-row table:style-name="ro1">
          <table:table-cell table:number-columns-repeated="7"/>
          <table:table-cell table:formula="of:=[.D173]-[.E173]+[.F173]-[.G173]" office:value-type="float" office:value="0" calcext:value-type="float">
            <text:p>0</text:p>
          </table:table-cell>
          <table:table-cell table:formula="of:=[.D173]-[.E173]" office:value-type="float" office:value="0" calcext:value-type="float">
            <text:p>0</text:p>
          </table:table-cell>
          <table:table-cell table:formula="of:=[.F173]-[.G173]" office:value-type="float" office:value="0" calcext:value-type="float">
            <text:p>0</text:p>
          </table:table-cell>
          <table:table-cell office:value-type="string" calcext:value-type="string">
            <text:p>Result Results/53.txt saved</text:p>
          </table:table-cell>
        </table:table-row>
        <table:table-row table:style-name="ro1">
          <table:table-cell office:value-type="float" office:value="-0.887261" calcext:value-type="float">
            <text:p>-0.887261</text:p>
          </table:table-cell>
          <table:table-cell office:value-type="float" office:value="0.158495" calcext:value-type="float">
            <text:p>0.158495</text:p>
          </table:table-cell>
          <table:table-cell office:value-type="float" office:value="0.135988" calcext:value-type="float">
            <text:p>0.135988</text:p>
          </table:table-cell>
          <table:table-cell office:value-type="float" office:value="0.857998" calcext:value-type="float">
            <text:p>0.857998</text:p>
          </table:table-cell>
          <table:table-cell office:value-type="float" office:value="-4.856387" calcext:value-type="float">
            <text:p>-4.856387</text:p>
          </table:table-cell>
          <table:table-cell office:value-type="float" office:value="-4.953318" calcext:value-type="float">
            <text:p>-4.953318</text:p>
          </table:table-cell>
          <table:table-cell office:value-type="float" office:value="0.849241" calcext:value-type="float">
            <text:p>0.849241</text:p>
          </table:table-cell>
          <table:table-cell table:formula="of:=[.D174]-[.E174]+[.F174]-[.G174]" office:value-type="float" office:value="-0.0881740000000002" calcext:value-type="float">
            <text:p>-0.088174</text:p>
          </table:table-cell>
          <table:table-cell table:formula="of:=[.D174]-[.E174]" office:value-type="float" office:value="5.714385" calcext:value-type="float">
            <text:p>5.714385</text:p>
          </table:table-cell>
          <table:table-cell table:formula="of:=[.F174]-[.G174]" office:value-type="float" office:value="-5.802559" calcext:value-type="float">
            <text:p>-5.802559</text:p>
          </table:table-cell>
          <table:table-cell office:value-type="float" office:value="17.30231" calcext:value-type="float">
            <text:p>17.30231</text:p>
          </table:table-cell>
        </table:table-row>
        <table:table-row table:style-name="ro1">
          <table:table-cell office:value-type="float" office:value="-1.327957" calcext:value-type="float">
            <text:p>-1.327957</text:p>
          </table:table-cell>
          <table:table-cell office:value-type="float" office:value="0.068709" calcext:value-type="float">
            <text:p>0.068709</text:p>
          </table:table-cell>
          <table:table-cell office:value-type="float" office:value="0.059159" calcext:value-type="float">
            <text:p>0.059159</text:p>
          </table:table-cell>
          <table:table-cell office:value-type="float" office:value="0.861011" calcext:value-type="float">
            <text:p>0.861011</text:p>
          </table:table-cell>
          <table:table-cell office:value-type="float" office:value="-4.458177" calcext:value-type="float">
            <text:p>-4.458177</text:p>
          </table:table-cell>
          <table:table-cell office:value-type="float" office:value="-4.321035" calcext:value-type="float">
            <text:p>-4.321035</text:p>
          </table:table-cell>
          <table:table-cell office:value-type="float" office:value="0.410679" calcext:value-type="float">
            <text:p>0.410679</text:p>
          </table:table-cell>
          <table:table-cell table:formula="of:=[.D175]-[.E175]+[.F175]-[.G175]" office:value-type="float" office:value="0.587474" calcext:value-type="float">
            <text:p>0.587474</text:p>
          </table:table-cell>
          <table:table-cell table:formula="of:=[.D175]-[.E175]" office:value-type="float" office:value="5.319188" calcext:value-type="float">
            <text:p>5.319188</text:p>
          </table:table-cell>
          <table:table-cell table:formula="of:=[.F175]-[.G175]" office:value-type="float" office:value="-4.731714" calcext:value-type="float">
            <text:p>-4.731714</text:p>
          </table:table-cell>
          <table:table-cell office:value-type="float" office:value="17.310471" calcext:value-type="float">
            <text:p>17.310471</text:p>
          </table:table-cell>
        </table:table-row>
        <table:table-row table:style-name="ro1">
          <table:table-cell table:number-columns-repeated="7"/>
          <table:table-cell table:formula="of:=[.D176]-[.E176]+[.F176]-[.G176]" office:value-type="float" office:value="0" calcext:value-type="float">
            <text:p>0</text:p>
          </table:table-cell>
          <table:table-cell table:formula="of:=[.D176]-[.E176]" office:value-type="float" office:value="0" calcext:value-type="float">
            <text:p>0</text:p>
          </table:table-cell>
          <table:table-cell table:formula="of:=[.F176]-[.G176]" office:value-type="float" office:value="0" calcext:value-type="float">
            <text:p>0</text:p>
          </table:table-cell>
          <table:table-cell office:value-type="string" calcext:value-type="string">
            <text:p>Result Results/54.txt saved</text:p>
          </table:table-cell>
        </table:table-row>
        <table:table-row table:style-name="ro1">
          <table:table-cell office:value-type="float" office:value="-1.115435" calcext:value-type="float">
            <text:p>-1.115435</text:p>
          </table:table-cell>
          <table:table-cell office:value-type="float" office:value="0.091019" calcext:value-type="float">
            <text:p>0.091019</text:p>
          </table:table-cell>
          <table:table-cell office:value-type="float" office:value="0.078619" calcext:value-type="float">
            <text:p>0.078619</text:p>
          </table:table-cell>
          <table:table-cell office:value-type="float" office:value="0.863763" calcext:value-type="float">
            <text:p>0.863763</text:p>
          </table:table-cell>
          <table:table-cell office:value-type="float" office:value="-4.714593" calcext:value-type="float">
            <text:p>-4.714593</text:p>
          </table:table-cell>
          <table:table-cell office:value-type="float" office:value="-4.13905" calcext:value-type="float">
            <text:p>-4.13905</text:p>
          </table:table-cell>
          <table:table-cell office:value-type="float" office:value="0.618408" calcext:value-type="float">
            <text:p>0.618408</text:p>
          </table:table-cell>
          <table:table-cell table:formula="of:=[.D177]-[.E177]+[.F177]-[.G177]" office:value-type="float" office:value="0.820897999999999" calcext:value-type="float">
            <text:p>0.820897999999999</text:p>
          </table:table-cell>
          <table:table-cell table:formula="of:=[.D177]-[.E177]" office:value-type="float" office:value="5.578356" calcext:value-type="float">
            <text:p>5.578356</text:p>
          </table:table-cell>
          <table:table-cell table:formula="of:=[.F177]-[.G177]" office:value-type="float" office:value="-4.757458" calcext:value-type="float">
            <text:p>-4.757458</text:p>
          </table:table-cell>
          <table:table-cell office:value-type="float" office:value="17.346333" calcext:value-type="float">
            <text:p>17.346333</text:p>
          </table:table-cell>
        </table:table-row>
        <table:table-row table:style-name="ro1">
          <table:table-cell office:value-type="float" office:value="-1.441119" calcext:value-type="float">
            <text:p>-1.441119</text:p>
          </table:table-cell>
          <table:table-cell office:value-type="float" office:value="0.038921" calcext:value-type="float">
            <text:p>0.038921</text:p>
          </table:table-cell>
          <table:table-cell office:value-type="float" office:value="0.033646" calcext:value-type="float">
            <text:p>0.033646</text:p>
          </table:table-cell>
          <table:table-cell office:value-type="float" office:value="0.864471" calcext:value-type="float">
            <text:p>0.864471</text:p>
          </table:table-cell>
          <table:table-cell office:value-type="float" office:value="-4.761759" calcext:value-type="float">
            <text:p>-4.761759</text:p>
          </table:table-cell>
          <table:table-cell office:value-type="float" office:value="-3.860521" calcext:value-type="float">
            <text:p>-3.860521</text:p>
          </table:table-cell>
          <table:table-cell office:value-type="float" office:value="0.238289" calcext:value-type="float">
            <text:p>0.238289</text:p>
          </table:table-cell>
          <table:table-cell table:formula="of:=[.D178]-[.E178]+[.F178]-[.G178]" office:value-type="float" office:value="1.52742" calcext:value-type="float">
            <text:p>1.52742</text:p>
          </table:table-cell>
          <table:table-cell table:formula="of:=[.D178]-[.E178]" office:value-type="float" office:value="5.62623" calcext:value-type="float">
            <text:p>5.62623</text:p>
          </table:table-cell>
          <table:table-cell table:formula="of:=[.F178]-[.G178]" office:value-type="float" office:value="-4.09881" calcext:value-type="float">
            <text:p>-4.09881</text:p>
          </table:table-cell>
          <table:table-cell office:value-type="float" office:value="17.371055" calcext:value-type="float">
            <text:p>17.371055</text:p>
          </table:table-cell>
        </table:table-row>
        <table:table-row table:style-name="ro1">
          <table:table-cell table:number-columns-repeated="7"/>
          <table:table-cell table:formula="of:=[.D179]-[.E179]+[.F179]-[.G179]" office:value-type="float" office:value="0" calcext:value-type="float">
            <text:p>0</text:p>
          </table:table-cell>
          <table:table-cell table:formula="of:=[.D179]-[.E179]" office:value-type="float" office:value="0" calcext:value-type="float">
            <text:p>0</text:p>
          </table:table-cell>
          <table:table-cell table:formula="of:=[.F179]-[.G179]" office:value-type="float" office:value="0" calcext:value-type="float">
            <text:p>0</text:p>
          </table:table-cell>
          <table:table-cell office:value-type="string" calcext:value-type="string">
            <text:p>Result Results/55.txt saved</text:p>
          </table:table-cell>
        </table:table-row>
        <table:table-row table:style-name="ro1">
          <table:table-cell office:value-type="float" office:value="-1.321886" calcext:value-type="float">
            <text:p>-1.321886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023001" calcext:value-type="float">
            <text:p>0.023001</text:p>
          </table:table-cell>
          <table:table-cell office:value-type="float" office:value="0.863983" calcext:value-type="float">
            <text:p>0.863983</text:p>
          </table:table-cell>
          <table:table-cell office:value-type="float" office:value="-5.073771" calcext:value-type="float">
            <text:p>-5.073771</text:p>
          </table:table-cell>
          <table:table-cell office:value-type="float" office:value="-3.934446" calcext:value-type="float">
            <text:p>-3.934446</text:p>
          </table:table-cell>
          <table:table-cell office:value-type="float" office:value="0.345534" calcext:value-type="float">
            <text:p>0.345534</text:p>
          </table:table-cell>
          <table:table-cell table:formula="of:=[.D180]-[.E180]+[.F180]-[.G180]" office:value-type="float" office:value="1.657774" calcext:value-type="float">
            <text:p>1.657774</text:p>
          </table:table-cell>
          <table:table-cell table:formula="of:=[.D180]-[.E180]" office:value-type="float" office:value="5.937754" calcext:value-type="float">
            <text:p>5.937754</text:p>
          </table:table-cell>
          <table:table-cell table:formula="of:=[.F180]-[.G180]" office:value-type="float" office:value="-4.27998" calcext:value-type="float">
            <text:p>-4.27998</text:p>
          </table:table-cell>
          <table:table-cell office:value-type="string" calcext:value-type="string">
            <text:p>^[[A17.407490</text:p>
          </table:table-cell>
        </table:table-row>
        <table:table-row table:style-name="ro1">
          <table:table-cell office:value-type="float" office:value="-1.1917" calcext:value-type="float">
            <text:p>-1.1917</text:p>
          </table:table-cell>
          <table:table-cell office:value-type="float" office:value="0.013337" calcext:value-type="float">
            <text:p>0.013337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861495" calcext:value-type="float">
            <text:p>0.861495</text:p>
          </table:table-cell>
          <table:table-cell office:value-type="float" office:value="-5.469059" calcext:value-type="float">
            <text:p>-5.469059</text:p>
          </table:table-cell>
          <table:table-cell office:value-type="float" office:value="-4.095142" calcext:value-type="float">
            <text:p>-4.095142</text:p>
          </table:table-cell>
          <table:table-cell office:value-type="float" office:value="0.394359" calcext:value-type="float">
            <text:p>0.394359</text:p>
          </table:table-cell>
          <table:table-cell table:formula="of:=[.D181]-[.E181]+[.F181]-[.G181]" office:value-type="float" office:value="1.841053" calcext:value-type="float">
            <text:p>1.841053</text:p>
          </table:table-cell>
          <table:table-cell table:formula="of:=[.D181]-[.E181]" office:value-type="float" office:value="6.330554" calcext:value-type="float">
            <text:p>6.330554</text:p>
          </table:table-cell>
          <table:table-cell table:formula="of:=[.F181]-[.G181]" office:value-type="float" office:value="-4.489501" calcext:value-type="float">
            <text:p>-4.489501</text:p>
          </table:table-cell>
          <table:table-cell office:value-type="float" office:value="17.471102" calcext:value-type="float">
            <text:p>17.471102</text:p>
          </table:table-cell>
        </table:table-row>
        <table:table-row table:style-name="ro1">
          <table:table-cell office:value-type="float" office:value="-1.264483" calcext:value-type="float">
            <text:p>-1.264483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0.860712" calcext:value-type="float">
            <text:p>0.860712</text:p>
          </table:table-cell>
          <table:table-cell office:value-type="float" office:value="-5.721355" calcext:value-type="float">
            <text:p>-5.721355</text:p>
          </table:table-cell>
          <table:table-cell office:value-type="float" office:value="-4.331284" calcext:value-type="float">
            <text:p>-4.331284</text:p>
          </table:table-cell>
          <table:table-cell office:value-type="float" office:value="0.237611" calcext:value-type="float">
            <text:p>0.237611</text:p>
          </table:table-cell>
          <table:table-cell table:formula="of:=[.D182]-[.E182]+[.F182]-[.G182]" office:value-type="float" office:value="2.013172" calcext:value-type="float">
            <text:p>2.013172</text:p>
          </table:table-cell>
          <table:table-cell table:formula="of:=[.D182]-[.E182]" office:value-type="float" office:value="6.582067" calcext:value-type="float">
            <text:p>6.582067</text:p>
          </table:table-cell>
          <table:table-cell table:formula="of:=[.F182]-[.G182]" office:value-type="float" office:value="-4.568895" calcext:value-type="float">
            <text:p>-4.568895</text:p>
          </table:table-cell>
          <table:table-cell office:value-type="float" office:value="17.48873" calcext:value-type="float">
            <text:p>17.48873</text:p>
          </table:table-cell>
        </table:table-row>
        <table:table-row table:style-name="ro1">
          <table:table-cell table:number-columns-repeated="7"/>
          <table:table-cell table:formula="of:=[.D183]-[.E183]+[.F183]-[.G183]" office:value-type="float" office:value="0" calcext:value-type="float">
            <text:p>0</text:p>
          </table:table-cell>
          <table:table-cell table:formula="of:=[.D183]-[.E183]" office:value-type="float" office:value="0" calcext:value-type="float">
            <text:p>0</text:p>
          </table:table-cell>
          <table:table-cell table:formula="of:=[.F183]-[.G183]" office:value-type="float" office:value="0" calcext:value-type="float">
            <text:p>0</text:p>
          </table:table-cell>
          <table:table-cell office:value-type="string" calcext:value-type="string">
            <text:p>^[[AResult Results/56.txt saved</text:p>
          </table:table-cell>
        </table:table-row>
        <table:table-row table:style-name="ro1">
          <table:table-cell office:value-type="float" office:value="-0.598811" calcext:value-type="float">
            <text:p>-0.598811</text:p>
          </table:table-cell>
          <table:table-cell office:value-type="float" office:value="-0.016284" calcext:value-type="float">
            <text:p>-0.016284</text:p>
          </table:table-cell>
          <table:table-cell office:value-type="float" office:value="-0.013928" calcext:value-type="float">
            <text:p>-0.013928</text:p>
          </table:table-cell>
          <table:table-cell office:value-type="float" office:value="0.855275" calcext:value-type="float">
            <text:p>0.855275</text:p>
          </table:table-cell>
          <table:table-cell office:value-type="float" office:value="-6.325738" calcext:value-type="float">
            <text:p>-6.325738</text:p>
          </table:table-cell>
          <table:table-cell office:value-type="float" office:value="-4.63551" calcext:value-type="float">
            <text:p>-4.63551</text:p>
          </table:table-cell>
          <table:table-cell office:value-type="float" office:value="0.807056" calcext:value-type="float">
            <text:p>0.807056</text:p>
          </table:table-cell>
          <table:table-cell table:formula="of:=[.D184]-[.E184]+[.F184]-[.G184]" office:value-type="float" office:value="1.738447" calcext:value-type="float">
            <text:p>1.738447</text:p>
          </table:table-cell>
          <table:table-cell table:formula="of:=[.D184]-[.E184]" office:value-type="float" office:value="7.181013" calcext:value-type="float">
            <text:p>7.181013</text:p>
          </table:table-cell>
          <table:table-cell table:formula="of:=[.F184]-[.G184]" office:value-type="float" office:value="-5.442566" calcext:value-type="float">
            <text:p>-5.442566</text:p>
          </table:table-cell>
          <table:table-cell office:value-type="float" office:value="17.583626" calcext:value-type="float">
            <text:p>17.583626</text:p>
          </table:table-cell>
        </table:table-row>
        <table:table-row table:style-name="ro1">
          <table:table-cell office:value-type="float" office:value="-0.637771" calcext:value-type="float">
            <text:p>-0.637771</text:p>
          </table:table-cell>
          <table:table-cell office:value-type="float" office:value="-0.020288" calcext:value-type="float">
            <text:p>-0.020288</text:p>
          </table:table-cell>
          <table:table-cell office:value-type="float" office:value="-0.017205" calcext:value-type="float">
            <text:p>-0.017205</text:p>
          </table:table-cell>
          <table:table-cell office:value-type="float" office:value="0.848029" calcext:value-type="float">
            <text:p>0.848029</text:p>
          </table:table-cell>
          <table:table-cell office:value-type="float" office:value="-6.615749" calcext:value-type="float">
            <text:p>-6.615749</text:p>
          </table:table-cell>
          <table:table-cell office:value-type="float" office:value="-5.060214" calcext:value-type="float">
            <text:p>-5.060214</text:p>
          </table:table-cell>
          <table:table-cell office:value-type="float" office:value="0.640853" calcext:value-type="float">
            <text:p>0.640853</text:p>
          </table:table-cell>
          <table:table-cell table:formula="of:=[.D185]-[.E185]+[.F185]-[.G185]" office:value-type="float" office:value="1.762711" calcext:value-type="float">
            <text:p>1.762711</text:p>
          </table:table-cell>
          <table:table-cell table:formula="of:=[.D185]-[.E185]" office:value-type="float" office:value="7.463778" calcext:value-type="float">
            <text:p>7.463778</text:p>
          </table:table-cell>
          <table:table-cell table:formula="of:=[.F185]-[.G185]" office:value-type="float" office:value="-5.701067" calcext:value-type="float">
            <text:p>-5.701067</text:p>
          </table:table-cell>
          <table:table-cell office:value-type="float" office:value="17.713584" calcext:value-type="float">
            <text:p>17.713584</text:p>
          </table:table-cell>
        </table:table-row>
        <table:table-row table:style-name="ro1">
          <table:table-cell table:number-columns-repeated="7"/>
          <table:table-cell table:formula="of:=[.D186]-[.E186]+[.F186]-[.G186]" office:value-type="float" office:value="0" calcext:value-type="float">
            <text:p>0</text:p>
          </table:table-cell>
          <table:table-cell table:formula="of:=[.D186]-[.E186]" office:value-type="float" office:value="0" calcext:value-type="float">
            <text:p>0</text:p>
          </table:table-cell>
          <table:table-cell table:formula="of:=[.F186]-[.G186]" office:value-type="float" office:value="0" calcext:value-type="float">
            <text:p>0</text:p>
          </table:table-cell>
          <table:table-cell office:value-type="string" calcext:value-type="string">
            <text:p>Result Results/57.txt saved</text:p>
          </table:table-cell>
        </table:table-row>
        <table:table-row table:style-name="ro1">
          <table:table-cell office:value-type="float" office:value="-0.981257" calcext:value-type="float">
            <text:p>-0.981257</text:p>
          </table:table-cell>
          <table:table-cell office:value-type="float" office:value="0.031547" calcext:value-type="float">
            <text:p>0.031547</text:p>
          </table:table-cell>
          <table:table-cell office:value-type="float" office:value="0.026663" calcext:value-type="float">
            <text:p>0.026663</text:p>
          </table:table-cell>
          <table:table-cell office:value-type="float" office:value="0.845204" calcext:value-type="float">
            <text:p>0.845204</text:p>
          </table:table-cell>
          <table:table-cell office:value-type="float" office:value="-6.382198" calcext:value-type="float">
            <text:p>-6.382198</text:p>
          </table:table-cell>
          <table:table-cell office:value-type="float" office:value="-5.460942" calcext:value-type="float">
            <text:p>-5.460942</text:p>
          </table:table-cell>
          <table:table-cell office:value-type="float" office:value="0.409457" calcext:value-type="float">
            <text:p>0.409457</text:p>
          </table:table-cell>
          <table:table-cell table:formula="of:=[.D187]-[.E187]+[.F187]-[.G187]" office:value-type="float" office:value="1.357003" calcext:value-type="float">
            <text:p>1.357003</text:p>
          </table:table-cell>
          <table:table-cell table:formula="of:=[.D187]-[.E187]" office:value-type="float" office:value="7.227402" calcext:value-type="float">
            <text:p>7.227402</text:p>
          </table:table-cell>
          <table:table-cell table:formula="of:=[.F187]-[.G187]" office:value-type="float" office:value="-5.870399" calcext:value-type="float">
            <text:p>-5.870399</text:p>
          </table:table-cell>
          <table:table-cell office:value-type="float" office:value="17.804335" calcext:value-type="float">
            <text:p>17.804335</text:p>
          </table:table-cell>
        </table:table-row>
        <table:table-row table:style-name="ro1">
          <table:table-cell office:value-type="float" office:value="-1.19073" calcext:value-type="float">
            <text:p>-1.19073</text:p>
          </table:table-cell>
          <table:table-cell office:value-type="float" office:value="0.074906" calcext:value-type="float">
            <text:p>0.074906</text:p>
          </table:table-cell>
          <table:table-cell office:value-type="float" office:value="0.063389" calcext:value-type="float">
            <text:p>0.063389</text:p>
          </table:table-cell>
          <table:table-cell office:value-type="float" office:value="0.846245" calcext:value-type="float">
            <text:p>0.846245</text:p>
          </table:table-cell>
          <table:table-cell office:value-type="float" office:value="-5.901341" calcext:value-type="float">
            <text:p>-5.901341</text:p>
          </table:table-cell>
          <table:table-cell office:value-type="float" office:value="-5.474379" calcext:value-type="float">
            <text:p>-5.474379</text:p>
          </table:table-cell>
          <table:table-cell office:value-type="float" office:value="0.403292" calcext:value-type="float">
            <text:p>0.403292</text:p>
          </table:table-cell>
          <table:table-cell table:formula="of:=[.D188]-[.E188]+[.F188]-[.G188]" office:value-type="float" office:value="0.869915" calcext:value-type="float">
            <text:p>0.869915</text:p>
          </table:table-cell>
          <table:table-cell table:formula="of:=[.D188]-[.E188]" office:value-type="float" office:value="6.747586" calcext:value-type="float">
            <text:p>6.747586</text:p>
          </table:table-cell>
          <table:table-cell table:formula="of:=[.F188]-[.G188]" office:value-type="float" office:value="-5.877671" calcext:value-type="float">
            <text:p>-5.877671</text:p>
          </table:table-cell>
          <table:table-cell office:value-type="float" office:value="17.857345" calcext:value-type="float">
            <text:p>17.857345</text:p>
          </table:table-cell>
        </table:table-row>
        <table:table-row table:style-name="ro1">
          <table:table-cell table:number-columns-repeated="7"/>
          <table:table-cell table:formula="of:=[.D189]-[.E189]+[.F189]-[.G189]" office:value-type="float" office:value="0" calcext:value-type="float">
            <text:p>0</text:p>
          </table:table-cell>
          <table:table-cell table:formula="of:=[.D189]-[.E189]" office:value-type="float" office:value="0" calcext:value-type="float">
            <text:p>0</text:p>
          </table:table-cell>
          <table:table-cell table:formula="of:=[.F189]-[.G189]" office:value-type="float" office:value="0" calcext:value-type="float">
            <text:p>0</text:p>
          </table:table-cell>
          <table:table-cell office:value-type="string" calcext:value-type="string">
            <text:p>Result Results/58.txt saved</text:p>
          </table:table-cell>
        </table:table-row>
        <table:table-row table:style-name="ro1">
          <table:table-cell office:value-type="float" office:value="-1.282804" calcext:value-type="float">
            <text:p>-1.282804</text:p>
          </table:table-cell>
          <table:table-cell office:value-type="float" office:value="0.096512" calcext:value-type="float">
            <text:p>0.096512</text:p>
          </table:table-cell>
          <table:table-cell office:value-type="float" office:value="0.081944" calcext:value-type="float">
            <text:p>0.081944</text:p>
          </table:table-cell>
          <table:table-cell office:value-type="float" office:value="0.84906" calcext:value-type="float">
            <text:p>0.84906</text:p>
          </table:table-cell>
          <table:table-cell office:value-type="float" office:value="-5.50815" calcext:value-type="float">
            <text:p>-5.50815</text:p>
          </table:table-cell>
          <table:table-cell office:value-type="float" office:value="-5.181456" calcext:value-type="float">
            <text:p>-5.181456</text:p>
          </table:table-cell>
          <table:table-cell office:value-type="float" office:value="0.390306" calcext:value-type="float">
            <text:p>0.390306</text:p>
          </table:table-cell>
          <table:table-cell table:formula="of:=[.D190]-[.E190]+[.F190]-[.G190]" office:value-type="float" office:value="0.785447999999999" calcext:value-type="float">
            <text:p>0.785447999999999</text:p>
          </table:table-cell>
          <table:table-cell table:formula="of:=[.D190]-[.E190]" office:value-type="float" office:value="6.35721" calcext:value-type="float">
            <text:p>6.35721</text:p>
          </table:table-cell>
          <table:table-cell table:formula="of:=[.F190]-[.G190]" office:value-type="float" office:value="-5.571762" calcext:value-type="float">
            <text:p>-5.571762</text:p>
          </table:table-cell>
          <table:table-cell office:value-type="float" office:value="17.894643" calcext:value-type="float">
            <text:p>17.894643</text:p>
          </table:table-cell>
        </table:table-row>
        <table:table-row table:style-name="ro1">
          <table:table-cell office:value-type="float" office:value="-1.489714" calcext:value-type="float">
            <text:p>-1.489714</text:p>
          </table:table-cell>
          <table:table-cell office:value-type="float" office:value="0.078372" calcext:value-type="float">
            <text:p>0.078372</text:p>
          </table:table-cell>
          <table:table-cell office:value-type="float" office:value="0.066776" calcext:value-type="float">
            <text:p>0.066776</text:p>
          </table:table-cell>
          <table:table-cell office:value-type="float" office:value="0.852034" calcext:value-type="float">
            <text:p>0.852034</text:p>
          </table:table-cell>
          <table:table-cell office:value-type="float" office:value="-5.144483" calcext:value-type="float">
            <text:p>-5.144483</text:p>
          </table:table-cell>
          <table:table-cell office:value-type="float" office:value="-4.745874" calcext:value-type="float">
            <text:p>-4.745874</text:p>
          </table:table-cell>
          <table:table-cell office:value-type="float" office:value="0.23776" calcext:value-type="float">
            <text:p>0.23776</text:p>
          </table:table-cell>
          <table:table-cell table:formula="of:=[.D191]-[.E191]+[.F191]-[.G191]" office:value-type="float" office:value="1.012883" calcext:value-type="float">
            <text:p>1.012883</text:p>
          </table:table-cell>
          <table:table-cell table:formula="of:=[.D191]-[.E191]" office:value-type="float" office:value="5.996517" calcext:value-type="float">
            <text:p>5.996517</text:p>
          </table:table-cell>
          <table:table-cell table:formula="of:=[.F191]-[.G191]" office:value-type="float" office:value="-4.983634" calcext:value-type="float">
            <text:p>-4.983634</text:p>
          </table:table-cell>
          <table:table-cell office:value-type="float" office:value="17.910555" calcext:value-type="float">
            <text:p>17.910555</text:p>
          </table:table-cell>
        </table:table-row>
        <table:table-row table:style-name="ro1">
          <table:table-cell table:number-columns-repeated="7"/>
          <table:table-cell table:formula="of:=[.D192]-[.E192]+[.F192]-[.G192]" office:value-type="float" office:value="0" calcext:value-type="float">
            <text:p>0</text:p>
          </table:table-cell>
          <table:table-cell table:formula="of:=[.D192]-[.E192]" office:value-type="float" office:value="0" calcext:value-type="float">
            <text:p>0</text:p>
          </table:table-cell>
          <table:table-cell table:formula="of:=[.F192]-[.G192]" office:value-type="float" office:value="0" calcext:value-type="float">
            <text:p>0</text:p>
          </table:table-cell>
          <table:table-cell office:value-type="string" calcext:value-type="string">
            <text:p>Result Results/59.txt saved</text:p>
          </table:table-cell>
        </table:table-row>
        <table:table-row table:style-name="ro1">
          <table:table-cell office:value-type="float" office:value="-1.490363" calcext:value-type="float">
            <text:p>-1.490363</text:p>
          </table:table-cell>
          <table:table-cell office:value-type="float" office:value="0.055567" calcext:value-type="float">
            <text:p>0.055567</text:p>
          </table:table-cell>
          <table:table-cell office:value-type="float" office:value="0.04745" calcext:value-type="float">
            <text:p>0.04745</text:p>
          </table:table-cell>
          <table:table-cell office:value-type="float" office:value="0.853921" calcext:value-type="float">
            <text:p>0.853921</text:p>
          </table:table-cell>
          <table:table-cell office:value-type="float" office:value="-5.09932" calcext:value-type="float">
            <text:p>-5.09932</text:p>
          </table:table-cell>
          <table:table-cell office:value-type="float" office:value="-4.403211" calcext:value-type="float">
            <text:p>-4.403211</text:p>
          </table:table-cell>
          <table:table-cell office:value-type="float" office:value="0.257873" calcext:value-type="float">
            <text:p>0.257873</text:p>
          </table:table-cell>
          <table:table-cell table:formula="of:=[.D193]-[.E193]+[.F193]-[.G193]" office:value-type="float" office:value="1.292157" calcext:value-type="float">
            <text:p>1.292157</text:p>
          </table:table-cell>
          <table:table-cell table:formula="of:=[.D193]-[.E193]" office:value-type="float" office:value="5.953241" calcext:value-type="float">
            <text:p>5.953241</text:p>
          </table:table-cell>
          <table:table-cell table:formula="of:=[.F193]-[.G193]" office:value-type="float" office:value="-4.661084" calcext:value-type="float">
            <text:p>-4.661084</text:p>
          </table:table-cell>
          <table:table-cell office:value-type="float" office:value="17.926543" calcext:value-type="float">
            <text:p>17.926543</text:p>
          </table:table-cell>
        </table:table-row>
        <table:table-row table:style-name="ro1">
          <table:table-cell office:value-type="float" office:value="-1.373038" calcext:value-type="float">
            <text:p>-1.373038</text:p>
          </table:table-cell>
          <table:table-cell office:value-type="float" office:value="0.039216" calcext:value-type="float">
            <text:p>0.039216</text:p>
          </table:table-cell>
          <table:table-cell office:value-type="float" office:value="0.033497" calcext:value-type="float">
            <text:p>0.033497</text:p>
          </table:table-cell>
          <table:table-cell office:value-type="float" office:value="0.85416" calcext:value-type="float">
            <text:p>0.85416</text:p>
          </table:table-cell>
          <table:table-cell office:value-type="float" office:value="-5.302335" calcext:value-type="float">
            <text:p>-5.302335</text:p>
          </table:table-cell>
          <table:table-cell office:value-type="float" office:value="-4.21565" calcext:value-type="float">
            <text:p>-4.21565</text:p>
          </table:table-cell>
          <table:table-cell office:value-type="float" office:value="0.313039" calcext:value-type="float">
            <text:p>0.313039</text:p>
          </table:table-cell>
          <table:table-cell table:formula="of:=[.D194]-[.E194]+[.F194]-[.G194]" office:value-type="float" office:value="1.627806" calcext:value-type="float">
            <text:p>1.627806</text:p>
          </table:table-cell>
          <table:table-cell table:formula="of:=[.D194]-[.E194]" office:value-type="float" office:value="6.156495" calcext:value-type="float">
            <text:p>6.156495</text:p>
          </table:table-cell>
          <table:table-cell table:formula="of:=[.F194]-[.G194]" office:value-type="float" office:value="-4.528689" calcext:value-type="float">
            <text:p>-4.528689</text:p>
          </table:table-cell>
          <table:table-cell office:value-type="float" office:value="17.960741" calcext:value-type="float">
            <text:p>17.960741</text:p>
          </table:table-cell>
        </table:table-row>
        <table:table-row table:style-name="ro1">
          <table:table-cell office:value-type="float" office:value="-1.468901" calcext:value-type="float">
            <text:p>-1.468901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85398" calcext:value-type="float">
            <text:p>0.85398</text:p>
          </table:table-cell>
          <table:table-cell office:value-type="float" office:value="-5.439272" calcext:value-type="float">
            <text:p>-5.439272</text:p>
          </table:table-cell>
          <table:table-cell office:value-type="float" office:value="-4.135023" calcext:value-type="float">
            <text:p>-4.135023</text:p>
          </table:table-cell>
          <table:table-cell office:value-type="float" office:value="0.140984" calcext:value-type="float">
            <text:p>0.140984</text:p>
          </table:table-cell>
          <table:table-cell table:formula="of:=[.D195]-[.E195]+[.F195]-[.G195]" office:value-type="float" office:value="2.017245" calcext:value-type="float">
            <text:p>2.017245</text:p>
          </table:table-cell>
          <table:table-cell table:formula="of:=[.D195]-[.E195]" office:value-type="float" office:value="6.293252" calcext:value-type="float">
            <text:p>6.293252</text:p>
          </table:table-cell>
          <table:table-cell table:formula="of:=[.F195]-[.G195]" office:value-type="float" office:value="-4.276007" calcext:value-type="float">
            <text:p>-4.276007</text:p>
          </table:table-cell>
          <table:table-cell office:value-type="float" office:value="17.968153" calcext:value-type="float">
            <text:p>17.968153</text:p>
          </table:table-cell>
        </table:table-row>
        <table:table-row table:style-name="ro1">
          <table:table-cell table:number-columns-repeated="7"/>
          <table:table-cell table:formula="of:=[.D196]-[.E196]+[.F196]-[.G196]" office:value-type="float" office:value="0" calcext:value-type="float">
            <text:p>0</text:p>
          </table:table-cell>
          <table:table-cell table:formula="of:=[.D196]-[.E196]" office:value-type="float" office:value="0" calcext:value-type="float">
            <text:p>0</text:p>
          </table:table-cell>
          <table:table-cell table:formula="of:=[.F196]-[.G196]" office:value-type="float" office:value="0" calcext:value-type="float">
            <text:p>0</text:p>
          </table:table-cell>
          <table:table-cell office:value-type="string" calcext:value-type="string">
            <text:p>Result Results/60.txt saved</text:p>
          </table:table-cell>
        </table:table-row>
        <table:table-row table:style-name="ro1">
          <table:table-cell office:value-type="float" office:value="-0.699911" calcext:value-type="float">
            <text:p>-0.699911</text:p>
          </table:table-cell>
          <table:table-cell office:value-type="float" office:value="-0.024579" calcext:value-type="float">
            <text:p>-0.024579</text:p>
          </table:table-cell>
          <table:table-cell office:value-type="float" office:value="-0.020831" calcext:value-type="float">
            <text:p>-0.020831</text:p>
          </table:table-cell>
          <table:table-cell office:value-type="float" office:value="0.847518" calcext:value-type="float">
            <text:p>0.847518</text:p>
          </table:table-cell>
          <table:table-cell office:value-type="float" office:value="-6.157214" calcext:value-type="float">
            <text:p>-6.157214</text:p>
          </table:table-cell>
          <table:table-cell office:value-type="float" office:value="-4.384366" calcext:value-type="float">
            <text:p>-4.384366</text:p>
          </table:table-cell>
          <table:table-cell office:value-type="float" office:value="0.799914" calcext:value-type="float">
            <text:p>0.799914</text:p>
          </table:table-cell>
          <table:table-cell table:formula="of:=[.D197]-[.E197]+[.F197]-[.G197]" office:value-type="float" office:value="1.820452" calcext:value-type="float">
            <text:p>1.820452</text:p>
          </table:table-cell>
          <table:table-cell table:formula="of:=[.D197]-[.E197]" office:value-type="float" office:value="7.004732" calcext:value-type="float">
            <text:p>7.004732</text:p>
          </table:table-cell>
          <table:table-cell table:formula="of:=[.F197]-[.G197]" office:value-type="float" office:value="-5.18428" calcext:value-type="float">
            <text:p>-5.18428</text:p>
          </table:table-cell>
          <table:table-cell office:value-type="float" office:value="18.080587" calcext:value-type="float">
            <text:p>18.080587</text:p>
          </table:table-cell>
        </table:table-row>
        <table:table-row table:style-name="ro1">
          <table:table-cell office:value-type="float" office:value="-1.197546" calcext:value-type="float">
            <text:p>-1.197546</text:p>
          </table:table-cell>
          <table:table-cell office:value-type="float" office:value="-0.010177" calcext:value-type="float">
            <text:p>-0.010177</text:p>
          </table:table-cell>
          <table:table-cell office:value-type="float" office:value="-0.008598" calcext:value-type="float">
            <text:p>-0.008598</text:p>
          </table:table-cell>
          <table:table-cell office:value-type="float" office:value="0.844863" calcext:value-type="float">
            <text:p>0.844863</text:p>
          </table:table-cell>
          <table:table-cell office:value-type="float" office:value="-6.212575" calcext:value-type="float">
            <text:p>-6.212575</text:p>
          </table:table-cell>
          <table:table-cell office:value-type="float" office:value="-4.665373" calcext:value-type="float">
            <text:p>-4.665373</text:p>
          </table:table-cell>
          <table:table-cell office:value-type="float" office:value="0.102671" calcext:value-type="float">
            <text:p>0.102671</text:p>
          </table:table-cell>
          <table:table-cell table:formula="of:=[.D198]-[.E198]+[.F198]-[.G198]" office:value-type="float" office:value="2.289394" calcext:value-type="float">
            <text:p>2.289394</text:p>
          </table:table-cell>
          <table:table-cell table:formula="of:=[.D198]-[.E198]" office:value-type="float" office:value="7.057438" calcext:value-type="float">
            <text:p>7.057438</text:p>
          </table:table-cell>
          <table:table-cell table:formula="of:=[.F198]-[.G198]" office:value-type="float" office:value="-4.768044" calcext:value-type="float">
            <text:p>-4.768044</text:p>
          </table:table-cell>
          <table:table-cell office:value-type="float" office:value="18.12722" calcext:value-type="float">
            <text:p>18.12722</text:p>
          </table:table-cell>
        </table:table-row>
        <table:table-row table:style-name="ro1">
          <table:table-cell table:number-columns-repeated="7"/>
          <table:table-cell table:formula="of:=[.D199]-[.E199]+[.F199]-[.G199]" office:value-type="float" office:value="0" calcext:value-type="float">
            <text:p>0</text:p>
          </table:table-cell>
          <table:table-cell table:formula="of:=[.D199]-[.E199]" office:value-type="float" office:value="0" calcext:value-type="float">
            <text:p>0</text:p>
          </table:table-cell>
          <table:table-cell table:formula="of:=[.F199]-[.G199]" office:value-type="float" office:value="0" calcext:value-type="float">
            <text:p>0</text:p>
          </table:table-cell>
          <table:table-cell office:value-type="string" calcext:value-type="string">
            <text:p>Result Results/61.txt saved</text:p>
          </table:table-cell>
        </table:table-row>
        <table:table-row table:style-name="ro1">
          <table:table-cell office:value-type="float" office:value="-1.011387" calcext:value-type="float">
            <text:p>-1.011387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009271" calcext:value-type="float">
            <text:p>0.009271</text:p>
          </table:table-cell>
          <table:table-cell office:value-type="float" office:value="0.841665" calcext:value-type="float">
            <text:p>0.841665</text:p>
          </table:table-cell>
          <table:table-cell office:value-type="float" office:value="-6.228477" calcext:value-type="float">
            <text:p>-6.228477</text:p>
          </table:table-cell>
          <table:table-cell office:value-type="float" office:value="-4.917013" calcext:value-type="float">
            <text:p>-4.917013</text:p>
          </table:table-cell>
          <table:table-cell office:value-type="float" office:value="0.442355" calcext:value-type="float">
            <text:p>0.442355</text:p>
          </table:table-cell>
          <table:table-cell table:formula="of:=[.D200]-[.E200]+[.F200]-[.G200]" office:value-type="float" office:value="1.710774" calcext:value-type="float">
            <text:p>1.710774</text:p>
          </table:table-cell>
          <table:table-cell table:formula="of:=[.D200]-[.E200]" office:value-type="float" office:value="7.070142" calcext:value-type="float">
            <text:p>7.070142</text:p>
          </table:table-cell>
          <table:table-cell table:formula="of:=[.F200]-[.G200]" office:value-type="float" office:value="-5.359368" calcext:value-type="float">
            <text:p>-5.359368</text:p>
          </table:table-cell>
          <table:table-cell office:value-type="float" office:value="18.207116" calcext:value-type="float">
            <text:p>18.207116</text:p>
          </table:table-cell>
        </table:table-row>
        <table:table-row table:style-name="ro1">
          <table:table-cell office:value-type="float" office:value="-1.352503" calcext:value-type="float">
            <text:p>-1.352503</text:p>
          </table:table-cell>
          <table:table-cell office:value-type="float" office:value="0.041577" calcext:value-type="float">
            <text:p>0.041577</text:p>
          </table:table-cell>
          <table:table-cell office:value-type="float" office:value="0.035019" calcext:value-type="float">
            <text:p>0.035019</text:p>
          </table:table-cell>
          <table:table-cell office:value-type="float" office:value="0.842274" calcext:value-type="float">
            <text:p>0.842274</text:p>
          </table:table-cell>
          <table:table-cell office:value-type="float" office:value="-5.809205" calcext:value-type="float">
            <text:p>-5.809205</text:p>
          </table:table-cell>
          <table:table-cell office:value-type="float" office:value="-4.986823" calcext:value-type="float">
            <text:p>-4.986823</text:p>
          </table:table-cell>
          <table:table-cell office:value-type="float" office:value="0.231932" calcext:value-type="float">
            <text:p>0.231932</text:p>
          </table:table-cell>
          <table:table-cell table:formula="of:=[.D201]-[.E201]+[.F201]-[.G201]" office:value-type="float" office:value="1.432724" calcext:value-type="float">
            <text:p>1.432724</text:p>
          </table:table-cell>
          <table:table-cell table:formula="of:=[.D201]-[.E201]" office:value-type="float" office:value="6.651479" calcext:value-type="float">
            <text:p>6.651479</text:p>
          </table:table-cell>
          <table:table-cell table:formula="of:=[.F201]-[.G201]" office:value-type="float" office:value="-5.218755" calcext:value-type="float">
            <text:p>-5.218755</text:p>
          </table:table-cell>
          <table:table-cell office:value-type="float" office:value="18.235519" calcext:value-type="float">
            <text:p>18.235519</text:p>
          </table:table-cell>
        </table:table-row>
        <table:table-row table:style-name="ro1">
          <table:table-cell table:number-columns-repeated="7"/>
          <table:table-cell table:formula="of:=[.D202]-[.E202]+[.F202]-[.G202]" office:value-type="float" office:value="0" calcext:value-type="float">
            <text:p>0</text:p>
          </table:table-cell>
          <table:table-cell table:formula="of:=[.D202]-[.E202]" office:value-type="float" office:value="0" calcext:value-type="float">
            <text:p>0</text:p>
          </table:table-cell>
          <table:table-cell table:formula="of:=[.F202]-[.G202]" office:value-type="float" office:value="0" calcext:value-type="float">
            <text:p>0</text:p>
          </table:table-cell>
          <table:table-cell office:value-type="string" calcext:value-type="string">
            <text:p>Result Results/62.txt saved</text:p>
          </table:table-cell>
        </table:table-row>
        <table:table-row table:style-name="ro1">
          <table:table-cell office:value-type="float" office:value="-1.291046" calcext:value-type="float">
            <text:p>-1.291046</text:p>
          </table:table-cell>
          <table:table-cell office:value-type="float" office:value="0.04718" calcext:value-type="float">
            <text:p>0.04718</text:p>
          </table:table-cell>
          <table:table-cell office:value-type="float" office:value="0.039799" calcext:value-type="float">
            <text:p>0.039799</text:p>
          </table:table-cell>
          <table:table-cell office:value-type="float" office:value="0.843562" calcext:value-type="float">
            <text:p>0.843562</text:p>
          </table:table-cell>
          <table:table-cell office:value-type="float" office:value="-5.627541" calcext:value-type="float">
            <text:p>-5.627541</text:p>
          </table:table-cell>
          <table:table-cell office:value-type="float" office:value="-4.877998" calcext:value-type="float">
            <text:p>-4.877998</text:p>
          </table:table-cell>
          <table:table-cell office:value-type="float" office:value="0.367726" calcext:value-type="float">
            <text:p>0.367726</text:p>
          </table:table-cell>
          <table:table-cell table:formula="of:=[.D203]-[.E203]+[.F203]-[.G203]" office:value-type="float" office:value="1.225379" calcext:value-type="float">
            <text:p>1.225379</text:p>
          </table:table-cell>
          <table:table-cell table:formula="of:=[.D203]-[.E203]" office:value-type="float" office:value="6.471103" calcext:value-type="float">
            <text:p>6.471103</text:p>
          </table:table-cell>
          <table:table-cell table:formula="of:=[.F203]-[.G203]" office:value-type="float" office:value="-5.245724" calcext:value-type="float">
            <text:p>-5.245724</text:p>
          </table:table-cell>
          <table:table-cell office:value-type="float" office:value="18.254848" calcext:value-type="float">
            <text:p>18.254848</text:p>
          </table:table-cell>
        </table:table-row>
        <table:table-row table:style-name="ro1">
          <table:table-cell office:value-type="float" office:value="-1.170454" calcext:value-type="float">
            <text:p>-1.170454</text:p>
          </table:table-cell>
          <table:table-cell office:value-type="float" office:value="0.036212" calcext:value-type="float">
            <text:p>0.036212</text:p>
          </table:table-cell>
          <table:table-cell office:value-type="float" office:value="0.030573" calcext:value-type="float">
            <text:p>0.030573</text:p>
          </table:table-cell>
          <table:table-cell office:value-type="float" office:value="0.844282" calcext:value-type="float">
            <text:p>0.844282</text:p>
          </table:table-cell>
          <table:table-cell office:value-type="float" office:value="-5.642904" calcext:value-type="float">
            <text:p>-5.642904</text:p>
          </table:table-cell>
          <table:table-cell office:value-type="float" office:value="-4.742268" calcext:value-type="float">
            <text:p>-4.742268</text:p>
          </table:table-cell>
          <table:table-cell office:value-type="float" office:value="0.477549" calcext:value-type="float">
            <text:p>0.477549</text:p>
          </table:table-cell>
          <table:table-cell table:formula="of:=[.D204]-[.E204]+[.F204]-[.G204]" office:value-type="float" office:value="1.267369" calcext:value-type="float">
            <text:p>1.267369</text:p>
          </table:table-cell>
          <table:table-cell table:formula="of:=[.D204]-[.E204]" office:value-type="float" office:value="6.487186" calcext:value-type="float">
            <text:p>6.487186</text:p>
          </table:table-cell>
          <table:table-cell table:formula="of:=[.F204]-[.G204]" office:value-type="float" office:value="-5.219817" calcext:value-type="float">
            <text:p>-5.219817</text:p>
          </table:table-cell>
          <table:table-cell office:value-type="float" office:value="18.275502" calcext:value-type="float">
            <text:p>18.275502</text:p>
          </table:table-cell>
        </table:table-row>
        <table:table-row table:style-name="ro1">
          <table:table-cell office:value-type="float" office:value="-1.012135" calcext:value-type="float">
            <text:p>-1.012135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2797" calcext:value-type="float">
            <text:p>0.012797</text:p>
          </table:table-cell>
          <table:table-cell office:value-type="float" office:value="0.84414" calcext:value-type="float">
            <text:p>0.84414</text:p>
          </table:table-cell>
          <table:table-cell office:value-type="float" office:value="-5.794411" calcext:value-type="float">
            <text:p>-5.794411</text:p>
          </table:table-cell>
          <table:table-cell office:value-type="float" office:value="-4.682022" calcext:value-type="float">
            <text:p>-4.682022</text:p>
          </table:table-cell>
          <table:table-cell office:value-type="float" office:value="0.584434" calcext:value-type="float">
            <text:p>0.584434</text:p>
          </table:table-cell>
          <table:table-cell table:formula="of:=[.D205]-[.E205]+[.F205]-[.G205]" office:value-type="float" office:value="1.372095" calcext:value-type="float">
            <text:p>1.372095</text:p>
          </table:table-cell>
          <table:table-cell table:formula="of:=[.D205]-[.E205]" office:value-type="float" office:value="6.638551" calcext:value-type="float">
            <text:p>6.638551</text:p>
          </table:table-cell>
          <table:table-cell table:formula="of:=[.F205]-[.G205]" office:value-type="float" office:value="-5.266456" calcext:value-type="float">
            <text:p>-5.266456</text:p>
          </table:table-cell>
          <table:table-cell office:value-type="float" office:value="18.293745" calcext:value-type="float">
            <text:p>18.293745</text:p>
          </table:table-cell>
        </table:table-row>
        <table:table-row table:style-name="ro1">
          <table:table-cell table:number-columns-repeated="7"/>
          <table:table-cell table:formula="of:=[.D206]-[.E206]+[.F206]-[.G206]" office:value-type="float" office:value="0" calcext:value-type="float">
            <text:p>0</text:p>
          </table:table-cell>
          <table:table-cell table:formula="of:=[.D206]-[.E206]" office:value-type="float" office:value="0" calcext:value-type="float">
            <text:p>0</text:p>
          </table:table-cell>
          <table:table-cell table:formula="of:=[.F206]-[.G206]" office:value-type="float" office:value="0" calcext:value-type="float">
            <text:p>0</text:p>
          </table:table-cell>
          <table:table-cell office:value-type="string" calcext:value-type="string">
            <text:p>Result Results/63.txt saved</text:p>
          </table:table-cell>
        </table:table-row>
        <table:table-row table:style-name="ro1">
          <table:table-cell office:value-type="float" office:value="-0.61468" calcext:value-type="float">
            <text:p>-0.61468</text:p>
          </table:table-cell>
          <table:table-cell office:value-type="float" office:value="0.005777" calcext:value-type="float">
            <text:p>0.005777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0.841601" calcext:value-type="float">
            <text:p>0.841601</text:p>
          </table:table-cell>
          <table:table-cell office:value-type="float" office:value="-6.190212" calcext:value-type="float">
            <text:p>-6.190212</text:p>
          </table:table-cell>
          <table:table-cell office:value-type="float" office:value="-4.759448" calcext:value-type="float">
            <text:p>-4.759448</text:p>
          </table:table-cell>
          <table:table-cell office:value-type="float" office:value="0.904138" calcext:value-type="float">
            <text:p>0.904138</text:p>
          </table:table-cell>
          <table:table-cell table:formula="of:=[.D207]-[.E207]+[.F207]-[.G207]" office:value-type="float" office:value="1.368227" calcext:value-type="float">
            <text:p>1.368227</text:p>
          </table:table-cell>
          <table:table-cell table:formula="of:=[.D207]-[.E207]" office:value-type="float" office:value="7.031813" calcext:value-type="float">
            <text:p>7.031813</text:p>
          </table:table-cell>
          <table:table-cell table:formula="of:=[.F207]-[.G207]" office:value-type="float" office:value="-5.663586" calcext:value-type="float">
            <text:p>-5.663586</text:p>
          </table:table-cell>
          <table:table-cell office:value-type="float" office:value="18.354693" calcext:value-type="float">
            <text:p>18.354693</text:p>
          </table:table-cell>
        </table:table-row>
        <table:table-row table:style-name="ro1">
          <table:table-cell office:value-type="float" office:value="-0.779588" calcext:value-type="float">
            <text:p>-0.779588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4179" calcext:value-type="float">
            <text:p>0.004179</text:p>
          </table:table-cell>
          <table:table-cell office:value-type="float" office:value="0.839195" calcext:value-type="float">
            <text:p>0.839195</text:p>
          </table:table-cell>
          <table:table-cell office:value-type="float" office:value="-6.234308" calcext:value-type="float">
            <text:p>-6.234308</text:p>
          </table:table-cell>
          <table:table-cell office:value-type="float" office:value="-4.876452" calcext:value-type="float">
            <text:p>-4.876452</text:p>
          </table:table-cell>
          <table:table-cell office:value-type="float" office:value="0.654338" calcext:value-type="float">
            <text:p>0.654338</text:p>
          </table:table-cell>
          <table:table-cell table:formula="of:=[.D208]-[.E208]+[.F208]-[.G208]" office:value-type="float" office:value="1.542713" calcext:value-type="float">
            <text:p>1.542713</text:p>
          </table:table-cell>
          <table:table-cell table:formula="of:=[.D208]-[.E208]" office:value-type="float" office:value="7.073503" calcext:value-type="float">
            <text:p>7.073503</text:p>
          </table:table-cell>
          <table:table-cell table:formula="of:=[.F208]-[.G208]" office:value-type="float" office:value="-5.53079" calcext:value-type="float">
            <text:p>-5.53079</text:p>
          </table:table-cell>
          <table:table-cell office:value-type="float" office:value="18.412317" calcext:value-type="float">
            <text:p>18.412317</text:p>
          </table:table-cell>
        </table:table-row>
        <table:table-row table:style-name="ro1">
          <table:table-cell office:value-type="float" office:value="-1.00413" calcext:value-type="float">
            <text:p>-1.00413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839197" calcext:value-type="float">
            <text:p>0.839197</text:p>
          </table:table-cell>
          <table:table-cell office:value-type="float" office:value="-5.977845" calcext:value-type="float">
            <text:p>-5.977845</text:p>
          </table:table-cell>
          <table:table-cell office:value-type="float" office:value="-4.96977" calcext:value-type="float">
            <text:p>-4.96977</text:p>
          </table:table-cell>
          <table:table-cell office:value-type="float" office:value="0.563287" calcext:value-type="float">
            <text:p>0.563287</text:p>
          </table:table-cell>
          <table:table-cell table:formula="of:=[.D209]-[.E209]+[.F209]-[.G209]" office:value-type="float" office:value="1.283985" calcext:value-type="float">
            <text:p>1.283985</text:p>
          </table:table-cell>
          <table:table-cell table:formula="of:=[.D209]-[.E209]" office:value-type="float" office:value="6.817042" calcext:value-type="float">
            <text:p>6.817042</text:p>
          </table:table-cell>
          <table:table-cell table:formula="of:=[.F209]-[.G209]" office:value-type="float" office:value="-5.533057" calcext:value-type="float">
            <text:p>-5.533057</text:p>
          </table:table-cell>
          <table:table-cell office:value-type="float" office:value="18.412912" calcext:value-type="float">
            <text:p>18.412912</text:p>
          </table:table-cell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float" office:value="9.965987" calcext:value-type="float">
            <text:p>9.965987</text:p>
          </table:table-cell>
          <table:table-cell office:value-type="float" office:value="-0.034013" calcext:value-type="float">
            <text:p>-0.034013</text:p>
          </table:table-cell>
          <table:table-cell office:value-type="float" office:value="-0.033873" calcext:value-type="float">
            <text:p>-0.033873</text:p>
          </table:table-cell>
          <table:table-cell office:value-type="float" office:value="0.995892" calcext:value-type="float">
            <text:p>0.995892</text:p>
          </table:table-cell>
          <table:table-cell office:value-type="float" office:value="-6.407051" calcext:value-type="float">
            <text:p>-6.407051</text:p>
          </table:table-cell>
          <table:table-cell office:value-type="float" office:value="-4.345992" calcext:value-type="float">
            <text:p>-4.345992</text:p>
          </table:table-cell>
          <table:table-cell office:value-type="float" office:value="0.239743" calcext:value-type="float">
            <text:p>0.239743</text:p>
          </table:table-cell>
          <table:table-cell office:value-type="float" office:value="0.232465" calcext:value-type="float">
            <text:p>0.232465</text:p>
          </table:table-cell>
        </table:table-row>
        <table:table-row table:style-name="ro1">
          <table:table-cell office:value-type="float" office:value="10.14891" calcext:value-type="float">
            <text:p>10.14891</text:p>
          </table:table-cell>
          <table:table-cell office:value-type="float" office:value="-0.115562" calcext:value-type="float">
            <text:p>-0.115562</text:p>
          </table:table-cell>
          <table:table-cell office:value-type="float" office:value="-0.11174" calcext:value-type="float">
            <text:p>-0.11174</text:p>
          </table:table-cell>
          <table:table-cell office:value-type="float" office:value="0.966932" calcext:value-type="float">
            <text:p>0.966932</text:p>
          </table:table-cell>
          <table:table-cell office:value-type="float" office:value="-7.119954" calcext:value-type="float">
            <text:p>-7.119954</text:p>
          </table:table-cell>
          <table:table-cell office:value-type="float" office:value="-4.802633" calcext:value-type="float">
            <text:p>-4.802633</text:p>
          </table:table-cell>
          <table:table-cell office:value-type="float" office:value="0.221317" calcext:value-type="float">
            <text:p>0.221317</text:p>
          </table:table-cell>
          <table:table-cell office:value-type="float" office:value="0.187774" calcext:value-type="float">
            <text:p>0.187774</text:p>
          </table:table-cell>
        </table:table-row>
        <table:table-row table:style-name="ro1">
          <table:table-cell office:value-type="float" office:value="10.34843" calcext:value-type="float">
            <text:p>10.34843</text:p>
          </table:table-cell>
          <table:table-cell office:value-type="float" office:value="-0.107369" calcext:value-type="float">
            <text:p>-0.107369</text:p>
          </table:table-cell>
          <table:table-cell office:value-type="float" office:value="-0.100771" calcext:value-type="float">
            <text:p>-0.100771</text:p>
          </table:table-cell>
          <table:table-cell office:value-type="float" office:value="0.938551" calcext:value-type="float">
            <text:p>0.938551</text:p>
          </table:table-cell>
          <table:table-cell office:value-type="float" office:value="-8.668296" calcext:value-type="float">
            <text:p>-8.668296</text:p>
          </table:table-cell>
          <table:table-cell office:value-type="float" office:value="-6.296408" calcext:value-type="float">
            <text:p>-6.296408</text:p>
          </table:table-cell>
          <table:table-cell office:value-type="float" office:value="0.204096" calcext:value-type="float">
            <text:p>0.204096</text:p>
          </table:table-cell>
          <table:table-cell office:value-type="float" office:value="0.037725" calcext:value-type="float">
            <text:p>0.037725</text:p>
          </table:table-cell>
        </table:table-row>
        <table:table-row table:style-name="ro1">
          <table:table-cell office:value-type="string" calcext:value-type="string">
            <text:p>Result Results/1.txt saved</text:p>
          </table:table-cell>
          <table:table-cell table:number-columns-repeated="7"/>
        </table:table-row>
        <table:table-row table:style-name="ro1">
          <table:table-cell office:value-type="float" office:value="10.716654" calcext:value-type="float">
            <text:p>10.716654</text:p>
          </table:table-cell>
          <table:table-cell office:value-type="float" office:value="-0.101438" calcext:value-type="float">
            <text:p>-0.101438</text:p>
          </table:table-cell>
          <table:table-cell office:value-type="float" office:value="-0.091072" calcext:value-type="float">
            <text:p>-0.091072</text:p>
          </table:table-cell>
          <table:table-cell office:value-type="float" office:value="0.897805" calcext:value-type="float">
            <text:p>0.897805</text:p>
          </table:table-cell>
          <table:table-cell office:value-type="float" office:value="-9.667699" calcext:value-type="float">
            <text:p>-9.667699</text:p>
          </table:table-cell>
          <table:table-cell office:value-type="float" office:value="-8.252728" calcext:value-type="float">
            <text:p>-8.252728</text:p>
          </table:table-cell>
          <table:table-cell office:value-type="float" office:value="0.213406" calcext:value-type="float">
            <text:p>0.213406</text:p>
          </table:table-cell>
          <table:table-cell office:value-type="float" office:value="-0.074167" calcext:value-type="float">
            <text:p>-0.074167</text:p>
          </table:table-cell>
        </table:table-row>
        <table:table-row table:style-name="ro1">
          <table:table-cell office:value-type="float" office:value="10.92327" calcext:value-type="float">
            <text:p>10.92327</text:p>
          </table:table-cell>
          <table:table-cell office:value-type="float" office:value="0.167222" calcext:value-type="float">
            <text:p>0.167222</text:p>
          </table:table-cell>
          <table:table-cell office:value-type="float" office:value="0.149583" calcext:value-type="float">
            <text:p>0.149583</text:p>
          </table:table-cell>
          <table:table-cell office:value-type="float" office:value="0.894516" calcext:value-type="float">
            <text:p>0.894516</text:p>
          </table:table-cell>
          <table:table-cell office:value-type="float" office:value="-6.773929" calcext:value-type="float">
            <text:p>-6.773929</text:p>
          </table:table-cell>
          <table:table-cell office:value-type="float" office:value="-10.926652" calcext:value-type="float">
            <text:p>-10.926652</text:p>
          </table:table-cell>
          <table:table-cell office:value-type="float" office:value="0.651758" calcext:value-type="float">
            <text:p>0.651758</text:p>
          </table:table-cell>
          <table:table-cell office:value-type="float" office:value="-0.12728" calcext:value-type="float">
            <text:p>-0.12728</text:p>
          </table:table-cell>
        </table:table-row>
        <table:table-row table:style-name="ro1">
          <table:table-cell office:value-type="string" calcext:value-type="string">
            <text:p>Result Results/2.txt saved</text:p>
          </table:table-cell>
          <table:table-cell table:number-columns-repeated="7"/>
        </table:table-row>
        <table:table-row table:style-name="ro1">
          <table:table-cell office:value-type="float" office:value="11.391222" calcext:value-type="float">
            <text:p>11.391222</text:p>
          </table:table-cell>
          <table:table-cell office:value-type="float" office:value="0.51178" calcext:value-type="float">
            <text:p>0.51178</text:p>
          </table:table-cell>
          <table:table-cell office:value-type="float" office:value="0.459639" calcext:value-type="float">
            <text:p>0.459639</text:p>
          </table:table-cell>
          <table:table-cell office:value-type="float" office:value="0.89812" calcext:value-type="float">
            <text:p>0.89812</text:p>
          </table:table-cell>
          <table:table-cell office:value-type="float" office:value="-5.968794" calcext:value-type="float">
            <text:p>-5.968794</text:p>
          </table:table-cell>
          <table:table-cell office:value-type="float" office:value="-10.7298" calcext:value-type="float">
            <text:p>-10.7298</text:p>
          </table:table-cell>
          <table:table-cell office:value-type="float" office:value="0.984037" calcext:value-type="float">
            <text:p>0.984037</text:p>
          </table:table-cell>
          <table:table-cell office:value-type="float" office:value="0.160263" calcext:value-type="float">
            <text:p>0.160263</text:p>
          </table:table-cell>
        </table:table-row>
        <table:table-row table:style-name="ro1">
          <table:table-cell office:value-type="float" office:value="11.471897" calcext:value-type="float">
            <text:p>11.471897</text:p>
          </table:table-cell>
          <table:table-cell office:value-type="float" office:value="0.225168" calcext:value-type="float">
            <text:p>0.225168</text:p>
          </table:table-cell>
          <table:table-cell office:value-type="float" office:value="0.204826" calcext:value-type="float">
            <text:p>0.204826</text:p>
          </table:table-cell>
          <table:table-cell office:value-type="float" office:value="0.909659" calcext:value-type="float">
            <text:p>0.909659</text:p>
          </table:table-cell>
          <table:table-cell office:value-type="float" office:value="-4.252294" calcext:value-type="float">
            <text:p>-4.252294</text:p>
          </table:table-cell>
          <table:table-cell office:value-type="float" office:value="-10.316871" calcext:value-type="float">
            <text:p>-10.316871</text:p>
          </table:table-cell>
          <table:table-cell office:value-type="float" office:value="1.838293" calcext:value-type="float">
            <text:p>1.838293</text:p>
          </table:table-cell>
          <table:table-cell office:value-type="float" office:value="0.793072" calcext:value-type="float">
            <text:p>0.793072</text:p>
          </table:table-cell>
        </table:table-row>
        <table:table-row table:style-name="ro1">
          <table:table-cell office:value-type="string" calcext:value-type="string">
            <text:p>Result Results/3.txt saved</text:p>
          </table:table-cell>
          <table:table-cell table:number-columns-repeated="7"/>
        </table:table-row>
        <table:table-row table:style-name="ro1">
          <table:table-cell office:value-type="float" office:value="11.613132" calcext:value-type="float">
            <text:p>11.613132</text:p>
          </table:table-cell>
          <table:table-cell office:value-type="float" office:value="0.401426" calcext:value-type="float">
            <text:p>0.401426</text:p>
          </table:table-cell>
          <table:table-cell office:value-type="float" office:value="0.373635" calcext:value-type="float">
            <text:p>0.373635</text:p>
          </table:table-cell>
          <table:table-cell office:value-type="float" office:value="0.930769" calcext:value-type="float">
            <text:p>0.930769</text:p>
          </table:table-cell>
          <table:table-cell office:value-type="float" office:value="-3.517394" calcext:value-type="float">
            <text:p>-3.517394</text:p>
          </table:table-cell>
          <table:table-cell office:value-type="float" office:value="-8.552577" calcext:value-type="float">
            <text:p>-8.552577</text:p>
          </table:table-cell>
          <table:table-cell office:value-type="float" office:value="1.297617" calcext:value-type="float">
            <text:p>1.297617</text:p>
          </table:table-cell>
          <table:table-cell office:value-type="float" office:value="0.854503" calcext:value-type="float">
            <text:p>0.854503</text:p>
          </table:table-cell>
        </table:table-row>
        <table:table-row table:style-name="ro1">
          <table:table-cell office:value-type="float" office:value="11.69091" calcext:value-type="float">
            <text:p>11.69091</text:p>
          </table:table-cell>
          <table:table-cell office:value-type="float" office:value="0.285996" calcext:value-type="float">
            <text:p>0.285996</text:p>
          </table:table-cell>
          <table:table-cell office:value-type="float" office:value="0.271056" calcext:value-type="float">
            <text:p>0.271056</text:p>
          </table:table-cell>
          <table:table-cell office:value-type="float" office:value="0.947762" calcext:value-type="float">
            <text:p>0.947762</text:p>
          </table:table-cell>
          <table:table-cell office:value-type="float" office:value="-2.226441" calcext:value-type="float">
            <text:p>-2.226441</text:p>
          </table:table-cell>
          <table:table-cell office:value-type="float" office:value="-7.099825" calcext:value-type="float">
            <text:p>-7.099825</text:p>
          </table:table-cell>
          <table:table-cell office:value-type="float" office:value="1.764485" calcext:value-type="float">
            <text:p>1.764485</text:p>
          </table:table-cell>
          <table:table-cell office:value-type="float" office:value="0.320758" calcext:value-type="float">
            <text:p>0.320758</text:p>
          </table:table-cell>
        </table:table-row>
        <table:table-row table:style-name="ro1">
          <table:table-cell office:value-type="string" calcext:value-type="string">
            <text:p>Result Results/4.txt saved</text:p>
          </table:table-cell>
          <table:table-cell table:number-columns-repeated="7"/>
        </table:table-row>
        <table:table-row table:style-name="ro1">
          <table:table-cell office:value-type="float" office:value="11.779782" calcext:value-type="float">
            <text:p>11.779782</text:p>
          </table:table-cell>
          <table:table-cell office:value-type="float" office:value="0.318655" calcext:value-type="float">
            <text:p>0.318655</text:p>
          </table:table-cell>
          <table:table-cell office:value-type="float" office:value="0.308064" calcext:value-type="float">
            <text:p>0.308064</text:p>
          </table:table-cell>
          <table:table-cell office:value-type="float" office:value="0.966764" calcext:value-type="float">
            <text:p>0.966764</text:p>
          </table:table-cell>
          <table:table-cell office:value-type="float" office:value="-1.992425" calcext:value-type="float">
            <text:p>-1.992425</text:p>
          </table:table-cell>
          <table:table-cell office:value-type="float" office:value="-4.966994" calcext:value-type="float">
            <text:p>-4.966994</text:p>
          </table:table-cell>
          <table:table-cell office:value-type="float" office:value="1.764744" calcext:value-type="float">
            <text:p>1.764744</text:p>
          </table:table-cell>
          <table:table-cell office:value-type="float" office:value="-0.197905" calcext:value-type="float">
            <text:p>-0.197905</text:p>
          </table:table-cell>
        </table:table-row>
        <table:table-row table:style-name="ro1">
          <table:table-cell office:value-type="float" office:value="11.828996" calcext:value-type="float">
            <text:p>11.828996</text:p>
          </table:table-cell>
          <table:table-cell office:value-type="float" office:value="0.140232" calcext:value-type="float">
            <text:p>0.140232</text:p>
          </table:table-cell>
          <table:table-cell office:value-type="float" office:value="0.136627" calcext:value-type="float">
            <text:p>0.136627</text:p>
          </table:table-cell>
          <table:table-cell office:value-type="float" office:value="0.974292" calcext:value-type="float">
            <text:p>0.974292</text:p>
          </table:table-cell>
          <table:table-cell office:value-type="float" office:value="-1.832831" calcext:value-type="float">
            <text:p>-1.832831</text:p>
          </table:table-cell>
          <table:table-cell office:value-type="float" office:value="-2.811083" calcext:value-type="float">
            <text:p>-2.811083</text:p>
          </table:table-cell>
          <table:table-cell office:value-type="float" office:value="1.685266" calcext:value-type="float">
            <text:p>1.685266</text:p>
          </table:table-cell>
          <table:table-cell office:value-type="float" office:value="-0.650813" calcext:value-type="float">
            <text:p>-0.650813</text:p>
          </table:table-cell>
        </table:table-row>
        <table:table-row table:style-name="ro1">
          <table:table-cell office:value-type="float" office:value="11.840122" calcext:value-type="float">
            <text:p>11.840122</text:p>
          </table:table-cell>
          <table:table-cell office:value-type="float" office:value="0.015088" calcext:value-type="float">
            <text:p>0.015088</text:p>
          </table:table-cell>
          <table:table-cell office:value-type="float" office:value="0.014705" calcext:value-type="float">
            <text:p>0.014705</text:p>
          </table:table-cell>
          <table:table-cell office:value-type="float" office:value="0.974618" calcext:value-type="float">
            <text:p>0.974618</text:p>
          </table:table-cell>
          <table:table-cell office:value-type="float" office:value="-2.249541" calcext:value-type="float">
            <text:p>-2.249541</text:p>
          </table:table-cell>
          <table:table-cell office:value-type="float" office:value="-2.027576" calcext:value-type="float">
            <text:p>-2.027576</text:p>
          </table:table-cell>
          <table:table-cell office:value-type="float" office:value="1.590057" calcext:value-type="float">
            <text:p>1.590057</text:p>
          </table:table-cell>
          <table:table-cell office:value-type="float" office:value="-0.594665" calcext:value-type="float">
            <text:p>-0.594665</text:p>
          </table:table-cell>
        </table:table-row>
        <table:table-row table:style-name="ro1">
          <table:table-cell office:value-type="string" calcext:value-type="string">
            <text:p>Result Results/5.txt saved</text:p>
          </table:table-cell>
          <table:table-cell table:number-columns-repeated="7"/>
        </table:table-row>
        <table:table-row table:style-name="ro1">
          <table:table-cell office:value-type="float" office:value="12.007893" calcext:value-type="float">
            <text:p>12.007893</text:p>
          </table:table-cell>
          <table:table-cell office:value-type="float" office:value="0.098048" calcext:value-type="float">
            <text:p>0.098048</text:p>
          </table:table-cell>
          <table:table-cell office:value-type="float" office:value="0.095" calcext:value-type="float">
            <text:p>0.095</text:p>
          </table:table-cell>
          <table:table-cell office:value-type="float" office:value="0.968912" calcext:value-type="float">
            <text:p>0.968912</text:p>
          </table:table-cell>
          <table:table-cell office:value-type="float" office:value="-3.025907" calcext:value-type="float">
            <text:p>-3.025907</text:p>
          </table:table-cell>
          <table:table-cell office:value-type="float" office:value="-2.241114" calcext:value-type="float">
            <text:p>-2.241114</text:p>
          </table:table-cell>
          <table:table-cell office:value-type="float" office:value="1.594366" calcext:value-type="float">
            <text:p>1.594366</text:p>
          </table:table-cell>
          <table:table-cell office:value-type="float" office:value="-0.361734" calcext:value-type="float">
            <text:p>-0.361734</text:p>
          </table:table-cell>
        </table:table-row>
        <table:table-row table:style-name="ro1">
          <table:table-cell office:value-type="float" office:value="12.077584" calcext:value-type="float">
            <text:p>12.077584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-0.003858" calcext:value-type="float">
            <text:p>-0.003858</text:p>
          </table:table-cell>
          <table:table-cell office:value-type="float" office:value="0.963002" calcext:value-type="float">
            <text:p>0.963002</text:p>
          </table:table-cell>
          <table:table-cell office:value-type="float" office:value="-3.501962" calcext:value-type="float">
            <text:p>-3.501962</text:p>
          </table:table-cell>
          <table:table-cell office:value-type="float" office:value="-1.790542" calcext:value-type="float">
            <text:p>-1.790542</text:p>
          </table:table-cell>
          <table:table-cell office:value-type="float" office:value="1.411758" calcext:value-type="float">
            <text:p>1.411758</text:p>
          </table:table-cell>
          <table:table-cell office:value-type="float" office:value="-0.171099" calcext:value-type="float">
            <text:p>-0.171099</text:p>
          </table:table-cell>
        </table:table-row>
        <table:table-row table:style-name="ro1">
          <table:table-cell office:value-type="string" calcext:value-type="string">
            <text:p>Result Results/6.txt saved</text:p>
          </table:table-cell>
          <table:table-cell table:number-columns-repeated="7"/>
        </table:table-row>
        <table:table-row table:style-name="ro1">
          <table:table-cell office:value-type="float" office:value="12.159944" calcext:value-type="float">
            <text:p>12.159944</text:p>
          </table:table-cell>
          <table:table-cell office:value-type="float" office:value="-0.002253" calcext:value-type="float">
            <text:p>-0.002253</text:p>
          </table:table-cell>
          <table:table-cell office:value-type="float" office:value="-0.002154" calcext:value-type="float">
            <text:p>-0.002154</text:p>
          </table:table-cell>
          <table:table-cell office:value-type="float" office:value="0.956303" calcext:value-type="float">
            <text:p>0.956303</text:p>
          </table:table-cell>
          <table:table-cell office:value-type="float" office:value="-3.803884" calcext:value-type="float">
            <text:p>-3.803884</text:p>
          </table:table-cell>
          <table:table-cell office:value-type="float" office:value="-2.469496" calcext:value-type="float">
            <text:p>-2.469496</text:p>
          </table:table-cell>
          <table:table-cell office:value-type="float" office:value="1.408811" calcext:value-type="float">
            <text:p>1.408811</text:p>
          </table:table-cell>
          <table:table-cell office:value-type="float" office:value="0.140326" calcext:value-type="float">
            <text:p>0.140326</text:p>
          </table:table-cell>
        </table:table-row>
        <table:table-row table:style-name="ro1">
          <table:table-cell office:value-type="float" office:value="12.372813" calcext:value-type="float">
            <text:p>12.372813</text:p>
          </table:table-cell>
          <table:table-cell office:value-type="float" office:value="-0.012238" calcext:value-type="float">
            <text:p>-0.012238</text:p>
          </table:table-cell>
          <table:table-cell office:value-type="float" office:value="-0.01149" calcext:value-type="float">
            <text:p>-0.01149</text:p>
          </table:table-cell>
          <table:table-cell office:value-type="float" office:value="0.938921" calcext:value-type="float">
            <text:p>0.938921</text:p>
          </table:table-cell>
          <table:table-cell office:value-type="float" office:value="-4.131058" calcext:value-type="float">
            <text:p>-4.131058</text:p>
          </table:table-cell>
          <table:table-cell office:value-type="float" office:value="-3.010141" calcext:value-type="float">
            <text:p>-3.010141</text:p>
          </table:table-cell>
          <table:table-cell office:value-type="float" office:value="1.427837" calcext:value-type="float">
            <text:p>1.427837</text:p>
          </table:table-cell>
          <table:table-cell office:value-type="float" office:value="0.453437" calcext:value-type="float">
            <text:p>0.453437</text:p>
          </table:table-cell>
        </table:table-row>
        <table:table-row table:style-name="ro1">
          <table:table-cell office:value-type="string" calcext:value-type="string">
            <text:p>Result Results/7.txt saved</text:p>
          </table:table-cell>
          <table:table-cell table:number-columns-repeated="7"/>
        </table:table-row>
        <table:table-row table:style-name="ro1">
          <table:table-cell office:value-type="float" office:value="12.476267" calcext:value-type="float">
            <text:p>12.476267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931244" calcext:value-type="float">
            <text:p>0.931244</text:p>
          </table:table-cell>
          <table:table-cell office:value-type="float" office:value="-3.890651" calcext:value-type="float">
            <text:p>-3.890651</text:p>
          </table:table-cell>
          <table:table-cell office:value-type="float" office:value="-3.313807" calcext:value-type="float">
            <text:p>-3.313807</text:p>
          </table:table-cell>
          <table:table-cell office:value-type="float" office:value="1.299554" calcext:value-type="float">
            <text:p>1.299554</text:p>
          </table:table-cell>
          <table:table-cell office:value-type="float" office:value="0.691087" calcext:value-type="float">
            <text:p>0.691087</text:p>
          </table:table-cell>
        </table:table-row>
        <table:table-row table:style-name="ro1">
          <table:table-cell office:value-type="float" office:value="12.58973" calcext:value-type="float">
            <text:p>12.58973</text:p>
          </table:table-cell>
          <table:table-cell office:value-type="float" office:value="0.010159" calcext:value-type="float">
            <text:p>0.010159</text:p>
          </table:table-cell>
          <table:table-cell office:value-type="float" office:value="0.009383" calcext:value-type="float">
            <text:p>0.009383</text:p>
          </table:table-cell>
          <table:table-cell office:value-type="float" office:value="0.923596" calcext:value-type="float">
            <text:p>0.923596</text:p>
          </table:table-cell>
          <table:table-cell office:value-type="float" office:value="-3.715926" calcext:value-type="float">
            <text:p>-3.715926</text:p>
          </table:table-cell>
          <table:table-cell office:value-type="float" office:value="-3.456108" calcext:value-type="float">
            <text:p>-3.456108</text:p>
          </table:table-cell>
          <table:table-cell office:value-type="float" office:value="1.359811" calcext:value-type="float">
            <text:p>1.359811</text:p>
          </table:table-cell>
          <table:table-cell office:value-type="float" office:value="0.915095" calcext:value-type="float">
            <text:p>0.915095</text:p>
          </table:table-cell>
        </table:table-row>
        <table:table-row table:style-name="ro1">
          <table:table-cell office:value-type="float" office:value="12.62614" calcext:value-type="float">
            <text:p>12.626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921042" calcext:value-type="float">
            <text:p>0.921042</text:p>
          </table:table-cell>
          <table:table-cell office:value-type="float" office:value="-3.56089" calcext:value-type="float">
            <text:p>-3.56089</text:p>
          </table:table-cell>
          <table:table-cell office:value-type="float" office:value="-3.272212" calcext:value-type="float">
            <text:p>-3.272212</text:p>
          </table:table-cell>
          <table:table-cell office:value-type="float" office:value="1.437965" calcext:value-type="float">
            <text:p>1.437965</text:p>
          </table:table-cell>
          <table:table-cell office:value-type="float" office:value="1.071133" calcext:value-type="float">
            <text:p>1.071133</text:p>
          </table:table-cell>
        </table:table-row>
        <table:table-row table:style-name="ro1">
          <table:table-cell office:value-type="string" calcext:value-type="string">
            <text:p>Result Results/8.txt saved</text:p>
          </table:table-cell>
          <table:table-cell table:number-columns-repeated="7"/>
        </table:table-row>
        <table:table-row table:style-name="ro1">
          <table:table-cell office:value-type="float" office:value="12.810467" calcext:value-type="float">
            <text:p>12.810467</text:p>
          </table:table-cell>
          <table:table-cell office:value-type="float" office:value="-0.018817" calcext:value-type="float">
            <text:p>-0.018817</text:p>
          </table:table-cell>
          <table:table-cell office:value-type="float" office:value="-0.017057" calcext:value-type="float">
            <text:p>-0.017057</text:p>
          </table:table-cell>
          <table:table-cell office:value-type="float" office:value="0.906458" calcext:value-type="float">
            <text:p>0.906458</text:p>
          </table:table-cell>
          <table:table-cell office:value-type="float" office:value="-4.064401" calcext:value-type="float">
            <text:p>-4.064401</text:p>
          </table:table-cell>
          <table:table-cell office:value-type="float" office:value="-3.541295" calcext:value-type="float">
            <text:p>-3.541295</text:p>
          </table:table-cell>
          <table:table-cell office:value-type="float" office:value="1.573559" calcext:value-type="float">
            <text:p>1.573559</text:p>
          </table:table-cell>
          <table:table-cell office:value-type="float" office:value="1.268472" calcext:value-type="float">
            <text:p>1.268472</text:p>
          </table:table-cell>
        </table:table-row>
        <table:table-row table:style-name="ro1">
          <table:table-cell office:value-type="float" office:value="12.87923" calcext:value-type="float">
            <text:p>12.87923</text:p>
          </table:table-cell>
          <table:table-cell office:value-type="float" office:value="0.008114" calcext:value-type="float">
            <text:p>0.008114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0.902187" calcext:value-type="float">
            <text:p>0.902187</text:p>
          </table:table-cell>
          <table:table-cell office:value-type="float" office:value="-3.843411" calcext:value-type="float">
            <text:p>-3.843411</text:p>
          </table:table-cell>
          <table:table-cell office:value-type="float" office:value="-3.298689" calcext:value-type="float">
            <text:p>-3.298689</text:p>
          </table:table-cell>
          <table:table-cell office:value-type="float" office:value="1.663112" calcext:value-type="float">
            <text:p>1.663112</text:p>
          </table:table-cell>
          <table:table-cell office:value-type="float" office:value="0.895722" calcext:value-type="float">
            <text:p>0.895722</text:p>
          </table:table-cell>
        </table:table-row>
        <table:table-row table:style-name="ro1">
          <table:table-cell office:value-type="string" calcext:value-type="string">
            <text:p>Result Results/9.txt saved</text:p>
          </table:table-cell>
          <table:table-cell table:number-columns-repeated="7"/>
        </table:table-row>
        <table:table-row table:style-name="ro1">
          <table:table-cell office:value-type="float" office:value="13.040666" calcext:value-type="float">
            <text:p>13.040666</text:p>
          </table:table-cell>
          <table:table-cell office:value-type="float" office:value="0.038489" calcext:value-type="float">
            <text:p>0.038489</text:p>
          </table:table-cell>
          <table:table-cell office:value-type="float" office:value="0.034395" calcext:value-type="float">
            <text:p>0.034395</text:p>
          </table:table-cell>
          <table:table-cell office:value-type="float" office:value="0.893656" calcext:value-type="float">
            <text:p>0.893656</text:p>
          </table:table-cell>
          <table:table-cell office:value-type="float" office:value="-3.913583" calcext:value-type="float">
            <text:p>-3.913583</text:p>
          </table:table-cell>
          <table:table-cell office:value-type="float" office:value="-3.468174" calcext:value-type="float">
            <text:p>-3.468174</text:p>
          </table:table-cell>
          <table:table-cell office:value-type="float" office:value="1.762253" calcext:value-type="float">
            <text:p>1.762253</text:p>
          </table:table-cell>
          <table:table-cell office:value-type="float" office:value="0.872802" calcext:value-type="float">
            <text:p>0.872802</text:p>
          </table:table-cell>
        </table:table-row>
        <table:table-row table:style-name="ro1">
          <table:table-cell office:value-type="float" office:value="13.092399" calcext:value-type="float">
            <text:p>13.092399</text:p>
          </table:table-cell>
          <table:table-cell office:value-type="float" office:value="0.045916" calcext:value-type="float">
            <text:p>0.045916</text:p>
          </table:table-cell>
          <table:table-cell office:value-type="float" office:value="0.041015" calcext:value-type="float">
            <text:p>0.041015</text:p>
          </table:table-cell>
          <table:table-cell office:value-type="float" office:value="0.893257" calcext:value-type="float">
            <text:p>0.893257</text:p>
          </table:table-cell>
          <table:table-cell office:value-type="float" office:value="-3.25773" calcext:value-type="float">
            <text:p>-3.25773</text:p>
          </table:table-cell>
          <table:table-cell office:value-type="float" office:value="-3.06139" calcext:value-type="float">
            <text:p>-3.06139</text:p>
          </table:table-cell>
          <table:table-cell office:value-type="float" office:value="1.896493" calcext:value-type="float">
            <text:p>1.896493</text:p>
          </table:table-cell>
          <table:table-cell office:value-type="float" office:value="0.481338" calcext:value-type="float">
            <text:p>0.481338</text:p>
          </table:table-cell>
        </table:table-row>
        <table:table-row table:style-name="ro1">
          <table:table-cell office:value-type="string" calcext:value-type="string">
            <text:p>Result Results/10.txt saved</text:p>
          </table:table-cell>
          <table:table-cell table:number-columns-repeated="7"/>
        </table:table-row>
        <table:table-row table:style-name="ro1">
          <table:table-cell office:value-type="float" office:value="13.144931" calcext:value-type="float">
            <text:p>13.144931</text:p>
          </table:table-cell>
          <table:table-cell office:value-type="float" office:value="0.036668" calcext:value-type="float">
            <text:p>0.036668</text:p>
          </table:table-cell>
          <table:table-cell office:value-type="float" office:value="0.032714" calcext:value-type="float">
            <text:p>0.032714</text:p>
          </table:table-cell>
          <table:table-cell office:value-type="float" office:value="0.892176" calcext:value-type="float">
            <text:p>0.892176</text:p>
          </table:table-cell>
          <table:table-cell office:value-type="float" office:value="-3.372824" calcext:value-type="float">
            <text:p>-3.372824</text:p>
          </table:table-cell>
          <table:table-cell office:value-type="float" office:value="-2.930946" calcext:value-type="float">
            <text:p>-2.930946</text:p>
          </table:table-cell>
          <table:table-cell office:value-type="float" office:value="2.059672" calcext:value-type="float">
            <text:p>2.059672</text:p>
          </table:table-cell>
          <table:table-cell office:value-type="float" office:value="0.637306" calcext:value-type="float">
            <text:p>0.637306</text:p>
          </table:table-cell>
        </table:table-row>
        <table:table-row table:style-name="ro1">
          <table:table-cell office:value-type="float" office:value="13.279501" calcext:value-type="float">
            <text:p>13.279501</text:p>
          </table:table-cell>
          <table:table-cell office:value-type="float" office:value="0.045832" calcext:value-type="float">
            <text:p>0.045832</text:p>
          </table:table-cell>
          <table:table-cell office:value-type="float" office:value="0.040616" calcext:value-type="float">
            <text:p>0.040616</text:p>
          </table:table-cell>
          <table:table-cell office:value-type="float" office:value="0.886194" calcext:value-type="float">
            <text:p>0.886194</text:p>
          </table:table-cell>
          <table:table-cell office:value-type="float" office:value="-3.678702" calcext:value-type="float">
            <text:p>-3.678702</text:p>
          </table:table-cell>
          <table:table-cell office:value-type="float" office:value="-2.840547" calcext:value-type="float">
            <text:p>-2.840547</text:p>
          </table:table-cell>
          <table:table-cell office:value-type="float" office:value="2.225715" calcext:value-type="float">
            <text:p>2.225715</text:p>
          </table:table-cell>
          <table:table-cell office:value-type="float" office:value="0.865136" calcext:value-type="float">
            <text:p>0.865136</text:p>
          </table:table-cell>
        </table:table-row>
        <table:table-row table:style-name="ro1">
          <table:table-cell office:value-type="string" calcext:value-type="string">
            <text:p>Result Results/11.txt saved</text:p>
          </table:table-cell>
          <table:table-cell table:number-columns-repeated="7"/>
        </table:table-row>
        <table:table-row table:style-name="ro1">
          <table:table-cell office:value-type="float" office:value="13.317592" calcext:value-type="float">
            <text:p>13.317592</text:p>
          </table:table-cell>
          <table:table-cell office:value-type="float" office:value="0.014525" calcext:value-type="float">
            <text:p>0.014525</text:p>
          </table:table-cell>
          <table:table-cell office:value-type="float" office:value="0.012849" calcext:value-type="float">
            <text:p>0.012849</text:p>
          </table:table-cell>
          <table:table-cell office:value-type="float" office:value="0.884624" calcext:value-type="float">
            <text:p>0.884624</text:p>
          </table:table-cell>
          <table:table-cell office:value-type="float" office:value="-3.338693" calcext:value-type="float">
            <text:p>-3.338693</text:p>
          </table:table-cell>
          <table:table-cell office:value-type="float" office:value="-2.241383" calcext:value-type="float">
            <text:p>-2.241383</text:p>
          </table:table-cell>
          <table:table-cell office:value-type="float" office:value="2.444673" calcext:value-type="float">
            <text:p>2.444673</text:p>
          </table:table-cell>
          <table:table-cell office:value-type="float" office:value="0.851524" calcext:value-type="float">
            <text:p>0.851524</text:p>
          </table:table-cell>
        </table:table-row>
        <table:table-row table:style-name="ro1">
          <table:table-cell office:value-type="float" office:value="13.438249" calcext:value-type="float">
            <text:p>13.438249</text:p>
          </table:table-cell>
          <table:table-cell office:value-type="float" office:value="0.017765" calcext:value-type="float">
            <text:p>0.017765</text:p>
          </table:table-cell>
          <table:table-cell office:value-type="float" office:value="0.015595" calcext:value-type="float">
            <text:p>0.015595</text:p>
          </table:table-cell>
          <table:table-cell office:value-type="float" office:value="0.877842" calcext:value-type="float">
            <text:p>0.877842</text:p>
          </table:table-cell>
          <table:table-cell office:value-type="float" office:value="-3.710305" calcext:value-type="float">
            <text:p>-3.710305</text:p>
          </table:table-cell>
          <table:table-cell office:value-type="float" office:value="-2.444562" calcext:value-type="float">
            <text:p>-2.444562</text:p>
          </table:table-cell>
          <table:table-cell office:value-type="float" office:value="2.586484" calcext:value-type="float">
            <text:p>2.586484</text:p>
          </table:table-cell>
          <table:table-cell office:value-type="float" office:value="1.105056" calcext:value-type="float">
            <text:p>1.105056</text:p>
          </table:table-cell>
        </table:table-row>
        <table:table-row table:style-name="ro1">
          <table:table-cell office:value-type="float" office:value="13.45567" calcext:value-type="float">
            <text:p>13.45567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877125" calcext:value-type="float">
            <text:p>0.877125</text:p>
          </table:table-cell>
          <table:table-cell office:value-type="float" office:value="-3.253264" calcext:value-type="float">
            <text:p>-3.253264</text:p>
          </table:table-cell>
          <table:table-cell office:value-type="float" office:value="-2.036986" calcext:value-type="float">
            <text:p>-2.036986</text:p>
          </table:table-cell>
          <table:table-cell office:value-type="float" office:value="2.693375" calcext:value-type="float">
            <text:p>2.693375</text:p>
          </table:table-cell>
          <table:table-cell office:value-type="float" office:value="1.038895" calcext:value-type="float">
            <text:p>1.038895</text:p>
          </table:table-cell>
        </table:table-row>
        <table:table-row table:style-name="ro1">
          <table:table-cell office:value-type="string" calcext:value-type="string">
            <text:p>Result Results/12.txt saved</text:p>
          </table:table-cell>
          <table:table-cell table:number-columns-repeated="7"/>
        </table:table-row>
        <table:table-row table:style-name="ro1">
          <table:table-cell office:value-type="float" office:value="13.562381" calcext:value-type="float">
            <text:p>13.562381</text:p>
          </table:table-cell>
          <table:table-cell office:value-type="float" office:value="-0.000708" calcext:value-type="float">
            <text:p>-0.000708</text:p>
          </table:table-cell>
          <table:table-cell office:value-type="float" office:value="-0.000616" calcext:value-type="float">
            <text:p>-0.000616</text:p>
          </table:table-cell>
          <table:table-cell office:value-type="float" office:value="0.870178" calcext:value-type="float">
            <text:p>0.870178</text:p>
          </table:table-cell>
          <table:table-cell office:value-type="float" office:value="-3.960105" calcext:value-type="float">
            <text:p>-3.960105</text:p>
          </table:table-cell>
          <table:table-cell office:value-type="float" office:value="-2.464118" calcext:value-type="float">
            <text:p>-2.464118</text:p>
          </table:table-cell>
          <table:table-cell office:value-type="float" office:value="2.84117" calcext:value-type="float">
            <text:p>2.84117</text:p>
          </table:table-cell>
          <table:table-cell office:value-type="float" office:value="1.355192" calcext:value-type="float">
            <text:p>1.355192</text:p>
          </table:table-cell>
        </table:table-row>
        <table:table-row table:style-name="ro1">
          <table:table-cell office:value-type="float" office:value="13.639017" calcext:value-type="float">
            <text:p>13.639017</text:p>
          </table:table-cell>
          <table:table-cell office:value-type="float" office:value="0.016139" calcext:value-type="float">
            <text:p>0.016139</text:p>
          </table:table-cell>
          <table:table-cell office:value-type="float" office:value="0.013982" calcext:value-type="float">
            <text:p>0.013982</text:p>
          </table:table-cell>
          <table:table-cell office:value-type="float" office:value="0.866314" calcext:value-type="float">
            <text:p>0.866314</text:p>
          </table:table-cell>
          <table:table-cell office:value-type="float" office:value="-3.715426" calcext:value-type="float">
            <text:p>-3.715426</text:p>
          </table:table-cell>
          <table:table-cell office:value-type="float" office:value="-2.31721" calcext:value-type="float">
            <text:p>-2.31721</text:p>
          </table:table-cell>
          <table:table-cell office:value-type="float" office:value="2.945083" calcext:value-type="float">
            <text:p>2.945083</text:p>
          </table:table-cell>
          <table:table-cell office:value-type="float" office:value="1.264746" calcext:value-type="float">
            <text:p>1.264746</text:p>
          </table:table-cell>
        </table:table-row>
        <table:table-row table:style-name="ro1">
          <table:table-cell office:value-type="string" calcext:value-type="string">
            <text:p>Result Results/13.txt saved</text:p>
          </table:table-cell>
          <table:table-cell table:number-columns-repeated="7"/>
        </table:table-row>
        <table:table-row table:style-name="ro1">
          <table:table-cell office:value-type="float" office:value="13.741704" calcext:value-type="float">
            <text:p>13.741704</text:p>
          </table:table-cell>
          <table:table-cell office:value-type="float" office:value="0.068867" calcext:value-type="float">
            <text:p>0.068867</text:p>
          </table:table-cell>
          <table:table-cell office:value-type="float" office:value="0.059513" calcext:value-type="float">
            <text:p>0.059513</text:p>
          </table:table-cell>
          <table:table-cell office:value-type="float" office:value="0.864171" calcext:value-type="float">
            <text:p>0.864171</text:p>
          </table:table-cell>
          <table:table-cell office:value-type="float" office:value="-3.398748" calcext:value-type="float">
            <text:p>-3.398748</text:p>
          </table:table-cell>
          <table:table-cell office:value-type="float" office:value="-2.280661" calcext:value-type="float">
            <text:p>-2.280661</text:p>
          </table:table-cell>
          <table:table-cell office:value-type="float" office:value="3.081313" calcext:value-type="float">
            <text:p>3.081313</text:p>
          </table:table-cell>
          <table:table-cell office:value-type="float" office:value="1.192502" calcext:value-type="float">
            <text:p>1.192502</text:p>
          </table:table-cell>
        </table:table-row>
        <table:table-row table:style-name="ro1">
          <table:table-cell office:value-type="float" office:value="13.766393" calcext:value-type="float">
            <text:p>13.766393</text:p>
          </table:table-cell>
          <table:table-cell office:value-type="float" office:value="0.062675" calcext:value-type="float">
            <text:p>0.062675</text:p>
          </table:table-cell>
          <table:table-cell office:value-type="float" office:value="0.054313" calcext:value-type="float">
            <text:p>0.054313</text:p>
          </table:table-cell>
          <table:table-cell office:value-type="float" office:value="0.866567" calcext:value-type="float">
            <text:p>0.866567</text:p>
          </table:table-cell>
          <table:table-cell office:value-type="float" office:value="-2.372705" calcext:value-type="float">
            <text:p>-2.372705</text:p>
          </table:table-cell>
          <table:table-cell office:value-type="float" office:value="-1.652896" calcext:value-type="float">
            <text:p>-1.652896</text:p>
          </table:table-cell>
          <table:table-cell office:value-type="float" office:value="3.259538" calcext:value-type="float">
            <text:p>3.259538</text:p>
          </table:table-cell>
          <table:table-cell office:value-type="float" office:value="0.93734" calcext:value-type="float">
            <text:p>0.93734</text:p>
          </table:table-cell>
        </table:table-row>
        <table:table-row table:style-name="ro1">
          <table:table-cell office:value-type="string" calcext:value-type="string">
            <text:p>Result Results/14.txt saved</text:p>
          </table:table-cell>
          <table:table-cell table:number-columns-repeated="7"/>
        </table:table-row>
        <table:table-row table:style-name="ro1">
          <table:table-cell office:value-type="float" office:value="13.819437" calcext:value-type="float">
            <text:p>13.819437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085027" calcext:value-type="float">
            <text:p>0.085027</text:p>
          </table:table-cell>
          <table:table-cell office:value-type="float" office:value="0.869393" calcext:value-type="float">
            <text:p>0.869393</text:p>
          </table:table-cell>
          <table:table-cell office:value-type="float" office:value="-2.528885" calcext:value-type="float">
            <text:p>-2.528885</text:p>
          </table:table-cell>
          <table:table-cell office:value-type="float" office:value="-1.440137" calcext:value-type="float">
            <text:p>-1.440137</text:p>
          </table:table-cell>
          <table:table-cell office:value-type="float" office:value="3.521319" calcext:value-type="float">
            <text:p>3.521319</text:p>
          </table:table-cell>
          <table:table-cell office:value-type="float" office:value="1.111375" calcext:value-type="float">
            <text:p>1.111375</text:p>
          </table:table-cell>
        </table:table-row>
        <table:table-row table:style-name="ro1">
          <table:table-cell office:value-type="float" office:value="13.834595" calcext:value-type="float">
            <text:p>13.834595</text:p>
          </table:table-cell>
          <table:table-cell office:value-type="float" office:value="0.029434" calcext:value-type="float">
            <text:p>0.029434</text:p>
          </table:table-cell>
          <table:table-cell office:value-type="float" office:value="0.025616" calcext:value-type="float">
            <text:p>0.025616</text:p>
          </table:table-cell>
          <table:table-cell office:value-type="float" office:value="0.870292" calcext:value-type="float">
            <text:p>0.870292</text:p>
          </table:table-cell>
          <table:table-cell office:value-type="float" office:value="-2.130506" calcext:value-type="float">
            <text:p>-2.130506</text:p>
          </table:table-cell>
          <table:table-cell office:value-type="float" office:value="-0.511895" calcext:value-type="float">
            <text:p>-0.511895</text:p>
          </table:table-cell>
          <table:table-cell office:value-type="float" office:value="3.809599" calcext:value-type="float">
            <text:p>3.809599</text:p>
          </table:table-cell>
          <table:table-cell office:value-type="float" office:value="1.1047" calcext:value-type="float">
            <text:p>1.1047</text:p>
          </table:table-cell>
        </table:table-row>
        <table:table-row table:style-name="ro1">
          <table:table-cell office:value-type="float" office:value="13.857519" calcext:value-type="float">
            <text:p>13.857519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869318" calcext:value-type="float">
            <text:p>0.869318</text:p>
          </table:table-cell>
          <table:table-cell office:value-type="float" office:value="-2.788511" calcext:value-type="float">
            <text:p>-2.788511</text:p>
          </table:table-cell>
          <table:table-cell office:value-type="float" office:value="-0.71171" calcext:value-type="float">
            <text:p>-0.71171</text:p>
          </table:table-cell>
          <table:table-cell office:value-type="float" office:value="3.717796" calcext:value-type="float">
            <text:p>3.717796</text:p>
          </table:table-cell>
          <table:table-cell office:value-type="float" office:value="1.362633" calcext:value-type="float">
            <text:p>1.362633</text:p>
          </table:table-cell>
        </table:table-row>
        <table:table-row table:style-name="ro1">
          <table:table-cell office:value-type="string" calcext:value-type="string">
            <text:p>Result Results/15.txt saved</text:p>
          </table:table-cell>
          <table:table-cell table:number-columns-repeated="7"/>
        </table:table-row>
        <table:table-row table:style-name="ro1">
          <table:table-cell office:value-type="float" office:value="13.961645" calcext:value-type="float">
            <text:p>13.961645</text:p>
          </table:table-cell>
          <table:table-cell office:value-type="float" office:value="-0.034184" calcext:value-type="float">
            <text:p>-0.034184</text:p>
          </table:table-cell>
          <table:table-cell office:value-type="float" office:value="-0.029423" calcext:value-type="float">
            <text:p>-0.029423</text:p>
          </table:table-cell>
          <table:table-cell office:value-type="float" office:value="0.860727" calcext:value-type="float">
            <text:p>0.860727</text:p>
          </table:table-cell>
          <table:table-cell office:value-type="float" office:value="-3.472975" calcext:value-type="float">
            <text:p>-3.472975</text:p>
          </table:table-cell>
          <table:table-cell office:value-type="float" office:value="-1.022067" calcext:value-type="float">
            <text:p>-1.022067</text:p>
          </table:table-cell>
          <table:table-cell office:value-type="float" office:value="3.657275" calcext:value-type="float">
            <text:p>3.657275</text:p>
          </table:table-cell>
          <table:table-cell office:value-type="float" office:value="1.581009" calcext:value-type="float">
            <text:p>1.581009</text:p>
          </table:table-cell>
        </table:table-row>
        <table:table-row table:style-name="ro1">
          <table:table-cell office:value-type="float" office:value="13.994726" calcext:value-type="float">
            <text:p>13.994726</text:p>
          </table:table-cell>
          <table:table-cell office:value-type="float" office:value="-0.023586" calcext:value-type="float">
            <text:p>-0.023586</text:p>
          </table:table-cell>
          <table:table-cell office:value-type="float" office:value="-0.020219" calcext:value-type="float">
            <text:p>-0.020219</text:p>
          </table:table-cell>
          <table:table-cell office:value-type="float" office:value="0.857248" calcext:value-type="float">
            <text:p>0.857248</text:p>
          </table:table-cell>
          <table:table-cell office:value-type="float" office:value="-2.908936" calcext:value-type="float">
            <text:p>-2.908936</text:p>
          </table:table-cell>
          <table:table-cell office:value-type="float" office:value="-0.601048" calcext:value-type="float">
            <text:p>-0.601048</text:p>
          </table:table-cell>
          <table:table-cell office:value-type="float" office:value="2.894207" calcext:value-type="float">
            <text:p>2.894207</text:p>
          </table:table-cell>
          <table:table-cell office:value-type="float" office:value="1.207009" calcext:value-type="float">
            <text:p>1.207009</text:p>
          </table:table-cell>
        </table:table-row>
        <table:table-row table:style-name="ro1">
          <table:table-cell office:value-type="string" calcext:value-type="string">
            <text:p>Result Results/16.txt saved</text:p>
          </table:table-cell>
          <table:table-cell table:number-columns-repeated="7"/>
        </table:table-row>
        <table:table-row table:style-name="ro1">
          <table:table-cell office:value-type="float" office:value="14.034952" calcext:value-type="float">
            <text:p>14.034952</text:p>
          </table:table-cell>
          <table:table-cell office:value-type="float" office:value="-0.002564" calcext:value-type="float">
            <text:p>-0.002564</text:p>
          </table:table-cell>
          <table:table-cell office:value-type="float" office:value="-0.002192" calcext:value-type="float">
            <text:p>-0.002192</text:p>
          </table:table-cell>
          <table:table-cell office:value-type="float" office:value="0.854635" calcext:value-type="float">
            <text:p>0.854635</text:p>
          </table:table-cell>
          <table:table-cell office:value-type="float" office:value="-2.888999" calcext:value-type="float">
            <text:p>-2.888999</text:p>
          </table:table-cell>
          <table:table-cell office:value-type="float" office:value="-0.945625" calcext:value-type="float">
            <text:p>-0.945625</text:p>
          </table:table-cell>
          <table:table-cell office:value-type="float" office:value="3.062568" calcext:value-type="float">
            <text:p>3.062568</text:p>
          </table:table-cell>
          <table:table-cell office:value-type="float" office:value="1.170801" calcext:value-type="float">
            <text:p>1.170801</text:p>
          </table:table-cell>
        </table:table-row>
        <table:table-row table:style-name="ro1">
          <table:table-cell office:value-type="float" office:value="14.086998" calcext:value-type="float">
            <text:p>14.086998</text:p>
          </table:table-cell>
          <table:table-cell office:value-type="float" office:value="0.017637" calcext:value-type="float">
            <text:p>0.017637</text:p>
          </table:table-cell>
          <table:table-cell office:value-type="float" office:value="0.015037" calcext:value-type="float">
            <text:p>0.015037</text:p>
          </table:table-cell>
          <table:table-cell office:value-type="float" office:value="0.852545" calcext:value-type="float">
            <text:p>0.852545</text:p>
          </table:table-cell>
          <table:table-cell office:value-type="float" office:value="-2.674747" calcext:value-type="float">
            <text:p>-2.674747</text:p>
          </table:table-cell>
          <table:table-cell office:value-type="float" office:value="-0.969094" calcext:value-type="float">
            <text:p>-0.969094</text:p>
          </table:table-cell>
          <table:table-cell office:value-type="float" office:value="3.040102" calcext:value-type="float">
            <text:p>3.040102</text:p>
          </table:table-cell>
          <table:table-cell office:value-type="float" office:value="1.099618" calcext:value-type="float">
            <text:p>1.099618</text:p>
          </table:table-cell>
        </table:table-row>
        <table:table-row table:style-name="ro1">
          <table:table-cell office:value-type="float" office:value="14.088626" calcext:value-type="float">
            <text:p>14.088626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852663" calcext:value-type="float">
            <text:p>0.852663</text:p>
          </table:table-cell>
          <table:table-cell office:value-type="float" office:value="-1.80458" calcext:value-type="float">
            <text:p>-1.80458</text:p>
          </table:table-cell>
          <table:table-cell office:value-type="float" office:value="-0.501667" calcext:value-type="float">
            <text:p>-0.501667</text:p>
          </table:table-cell>
          <table:table-cell office:value-type="float" office:value="2.778196" calcext:value-type="float">
            <text:p>2.778196</text:p>
          </table:table-cell>
          <table:table-cell office:value-type="float" office:value="0.812497" calcext:value-type="float">
            <text:p>0.812497</text:p>
          </table:table-cell>
        </table:table-row>
        <table:table-row table:style-name="ro1">
          <table:table-cell office:value-type="string" calcext:value-type="string">
            <text:p>Result Results/17.txt saved</text:p>
          </table:table-cell>
          <table:table-cell table:number-columns-repeated="7"/>
        </table:table-row>
        <table:table-row table:style-name="ro1">
          <table:table-cell office:value-type="float" office:value="14.162537" calcext:value-type="float">
            <text:p>14.162537</text:p>
          </table:table-cell>
          <table:table-cell office:value-type="float" office:value="0.008483" calcext:value-type="float">
            <text:p>0.008483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848722" calcext:value-type="float">
            <text:p>0.848722</text:p>
          </table:table-cell>
          <table:table-cell office:value-type="float" office:value="-3.000041" calcext:value-type="float">
            <text:p>-3.000041</text:p>
          </table:table-cell>
          <table:table-cell office:value-type="float" office:value="-1.26116" calcext:value-type="float">
            <text:p>-1.26116</text:p>
          </table:table-cell>
          <table:table-cell office:value-type="float" office:value="3.085136" calcext:value-type="float">
            <text:p>3.085136</text:p>
          </table:table-cell>
          <table:table-cell office:value-type="float" office:value="1.254183" calcext:value-type="float">
            <text:p>1.254183</text:p>
          </table:table-cell>
        </table:table-row>
        <table:table-row table:style-name="ro1">
          <table:table-cell office:value-type="float" office:value="14.175586" calcext:value-type="float">
            <text:p>14.175586</text:p>
          </table:table-cell>
          <table:table-cell office:value-type="float" office:value="0.017679" calcext:value-type="float">
            <text:p>0.017679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0.848999" calcext:value-type="float">
            <text:p>0.848999</text:p>
          </table:table-cell>
          <table:table-cell office:value-type="float" office:value="-1.946615" calcext:value-type="float">
            <text:p>-1.946615</text:p>
          </table:table-cell>
          <table:table-cell office:value-type="float" office:value="-0.67468" calcext:value-type="float">
            <text:p>-0.67468</text:p>
          </table:table-cell>
          <table:table-cell office:value-type="float" office:value="2.527376" calcext:value-type="float">
            <text:p>2.527376</text:p>
          </table:table-cell>
          <table:table-cell office:value-type="float" office:value="0.799479" calcext:value-type="float">
            <text:p>0.799479</text:p>
          </table:table-cell>
        </table:table-row>
        <table:table-row table:style-name="ro1">
          <table:table-cell office:value-type="string" calcext:value-type="string">
            <text:p>Result Results/18.txt saved</text:p>
          </table:table-cell>
          <table:table-cell table:number-columns-repeated="7"/>
        </table:table-row>
        <table:table-row table:style-name="ro1">
          <table:table-cell office:value-type="float" office:value="14.202799" calcext:value-type="float">
            <text:p>14.202799</text:p>
          </table:table-cell>
          <table:table-cell office:value-type="float" office:value="0.068948" calcext:value-type="float">
            <text:p>0.068948</text:p>
          </table:table-cell>
          <table:table-cell office:value-type="float" office:value="0.05871" calcext:value-type="float">
            <text:p>0.05871</text:p>
          </table:table-cell>
          <table:table-cell office:value-type="float" office:value="0.851506" calcext:value-type="float">
            <text:p>0.851506</text:p>
          </table:table-cell>
          <table:table-cell office:value-type="float" office:value="-1.93019" calcext:value-type="float">
            <text:p>-1.93019</text:p>
          </table:table-cell>
          <table:table-cell office:value-type="float" office:value="-0.814763" calcext:value-type="float">
            <text:p>-0.814763</text:p>
          </table:table-cell>
          <table:table-cell office:value-type="float" office:value="2.695068" calcext:value-type="float">
            <text:p>2.695068</text:p>
          </table:table-cell>
          <table:table-cell office:value-type="float" office:value="0.813639" calcext:value-type="float">
            <text:p>0.813639</text:p>
          </table:table-cell>
        </table:table-row>
        <table:table-row table:style-name="ro1">
          <table:table-cell office:value-type="float" office:value="14.191119" calcext:value-type="float">
            <text:p>14.191119</text:p>
          </table:table-cell>
          <table:table-cell office:value-type="float" office:value="0.054797" calcext:value-type="float">
            <text:p>0.054797</text:p>
          </table:table-cell>
          <table:table-cell office:value-type="float" office:value="0.04688" calcext:value-type="float">
            <text:p>0.04688</text:p>
          </table:table-cell>
          <table:table-cell office:value-type="float" office:value="0.85551" calcext:value-type="float">
            <text:p>0.85551</text:p>
          </table:table-cell>
          <table:table-cell office:value-type="float" office:value="-0.576481" calcext:value-type="float">
            <text:p>-0.576481</text:p>
          </table:table-cell>
          <table:table-cell office:value-type="float" office:value="0.120161" calcext:value-type="float">
            <text:p>0.120161</text:p>
          </table:table-cell>
          <table:table-cell office:value-type="float" office:value="2.416349" calcext:value-type="float">
            <text:p>2.416349</text:p>
          </table:table-cell>
          <table:table-cell office:value-type="float" office:value="0.359542" calcext:value-type="float">
            <text:p>0.359542</text:p>
          </table:table-cell>
        </table:table-row>
        <table:table-row table:style-name="ro1">
          <table:table-cell office:value-type="string" calcext:value-type="string">
            <text:p>Result Results/19.txt saved</text:p>
          </table:table-cell>
          <table:table-cell table:number-columns-repeated="7"/>
        </table:table-row>
        <table:table-row table:style-name="ro1">
          <table:table-cell office:value-type="float" office:value="14.176056" calcext:value-type="float">
            <text:p>14.176056</text:p>
          </table:table-cell>
          <table:table-cell office:value-type="float" office:value="0.091942" calcext:value-type="float">
            <text:p>0.091942</text:p>
          </table:table-cell>
          <table:table-cell office:value-type="float" office:value="0.079255" calcext:value-type="float">
            <text:p>0.079255</text:p>
          </table:table-cell>
          <table:table-cell office:value-type="float" office:value="0.86201" calcext:value-type="float">
            <text:p>0.86201</text:p>
          </table:table-cell>
          <table:table-cell office:value-type="float" office:value="-0.838649" calcext:value-type="float">
            <text:p>-0.838649</text:p>
          </table:table-cell>
          <table:table-cell office:value-type="float" office:value="0.164608" calcext:value-type="float">
            <text:p>0.164608</text:p>
          </table:table-cell>
          <table:table-cell office:value-type="float" office:value="2.52661" calcext:value-type="float">
            <text:p>2.52661</text:p>
          </table:table-cell>
          <table:table-cell office:value-type="float" office:value="0.480482" calcext:value-type="float">
            <text:p>0.480482</text:p>
          </table:table-cell>
        </table:table-row>
        <table:table-row table:style-name="ro1">
          <table:table-cell office:value-type="float" office:value="14.156728" calcext:value-type="float">
            <text:p>14.156728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023912" calcext:value-type="float">
            <text:p>0.023912</text:p>
          </table:table-cell>
          <table:table-cell office:value-type="float" office:value="0.864876" calcext:value-type="float">
            <text:p>0.864876</text:p>
          </table:table-cell>
          <table:table-cell office:value-type="float" office:value="-0.103147" calcext:value-type="float">
            <text:p>-0.103147</text:p>
          </table:table-cell>
          <table:table-cell office:value-type="float" office:value="1.215345" calcext:value-type="float">
            <text:p>1.215345</text:p>
          </table:table-cell>
          <table:table-cell office:value-type="float" office:value="2.133791" calcext:value-type="float">
            <text:p>2.133791</text:p>
          </table:table-cell>
          <table:table-cell office:value-type="float" office:value="0.134302" calcext:value-type="float">
            <text:p>0.134302</text:p>
          </table:table-cell>
        </table:table-row>
        <table:table-row table:style-name="ro1">
          <table:table-cell office:value-type="string" calcext:value-type="string">
            <text:p>Result Results/20.txt saved</text:p>
          </table:table-cell>
          <table:table-cell table:number-columns-repeated="7"/>
        </table:table-row>
        <table:table-row table:style-name="ro1">
          <table:table-cell office:value-type="float" office:value="14.14591" calcext:value-type="float">
            <text:p>14.14591</text:p>
          </table:table-cell>
          <table:table-cell office:value-type="float" office:value="0.014637" calcext:value-type="float">
            <text:p>0.014637</text:p>
          </table:table-cell>
          <table:table-cell office:value-type="float" office:value="0.012682" calcext:value-type="float">
            <text:p>0.012682</text:p>
          </table:table-cell>
          <table:table-cell office:value-type="float" office:value="0.866434" calcext:value-type="float">
            <text:p>0.866434</text:p>
          </table:table-cell>
          <table:table-cell office:value-type="float" office:value="-0.734731" calcext:value-type="float">
            <text:p>-0.734731</text:p>
          </table:table-cell>
          <table:table-cell office:value-type="float" office:value="0.957579" calcext:value-type="float">
            <text:p>0.957579</text:p>
          </table:table-cell>
          <table:table-cell office:value-type="float" office:value="2.254032" calcext:value-type="float">
            <text:p>2.254032</text:p>
          </table:table-cell>
          <table:table-cell office:value-type="float" office:value="0.25894" calcext:value-type="float">
            <text:p>0.25894</text:p>
          </table:table-cell>
        </table:table-row>
        <table:table-row table:style-name="ro1">
          <table:table-cell office:value-type="float" office:value="14.14768" calcext:value-type="float">
            <text:p>14.14768</text:p>
          </table:table-cell>
          <table:table-cell office:value-type="float" office:value="-0.016205" calcext:value-type="float">
            <text:p>-0.016205</text:p>
          </table:table-cell>
          <table:table-cell office:value-type="float" office:value="-0.014023" calcext:value-type="float">
            <text:p>-0.014023</text:p>
          </table:table-cell>
          <table:table-cell office:value-type="float" office:value="0.865335" calcext:value-type="float">
            <text:p>0.865335</text:p>
          </table:table-cell>
          <table:table-cell office:value-type="float" office:value="-1.34738" calcext:value-type="float">
            <text:p>-1.34738</text:p>
          </table:table-cell>
          <table:table-cell office:value-type="float" office:value="0.74622" calcext:value-type="float">
            <text:p>0.74622</text:p>
          </table:table-cell>
          <table:table-cell office:value-type="float" office:value="2.211487" calcext:value-type="float">
            <text:p>2.211487</text:p>
          </table:table-cell>
          <table:table-cell office:value-type="float" office:value="0.32045" calcext:value-type="float">
            <text:p>0.32045</text:p>
          </table:table-cell>
        </table:table-row>
        <table:table-row table:style-name="ro1">
          <table:table-cell office:value-type="string" calcext:value-type="string">
            <text:p>Result Results/21.txt saved</text:p>
          </table:table-cell>
          <table:table-cell table:number-columns-repeated="7"/>
        </table:table-row>
        <table:table-row table:style-name="ro1">
          <table:table-cell office:value-type="float" office:value="14.144328" calcext:value-type="float">
            <text:p>14.144328</text:p>
          </table:table-cell>
          <table:table-cell office:value-type="float" office:value="-0.021911" calcext:value-type="float">
            <text:p>-0.021911</text:p>
          </table:table-cell>
          <table:table-cell office:value-type="float" office:value="-0.018936" calcext:value-type="float">
            <text:p>-0.018936</text:p>
          </table:table-cell>
          <table:table-cell office:value-type="float" office:value="0.864201" calcext:value-type="float">
            <text:p>0.864201</text:p>
          </table:table-cell>
          <table:table-cell office:value-type="float" office:value="-1.342636" calcext:value-type="float">
            <text:p>-1.342636</text:p>
          </table:table-cell>
          <table:table-cell office:value-type="float" office:value="0.801887" calcext:value-type="float">
            <text:p>0.801887</text:p>
          </table:table-cell>
          <table:table-cell office:value-type="float" office:value="1.848316" calcext:value-type="float">
            <text:p>1.848316</text:p>
          </table:table-cell>
          <table:table-cell office:value-type="float" office:value="0.033465" calcext:value-type="float">
            <text:p>0.033465</text:p>
          </table:table-cell>
        </table:table-row>
        <table:table-row table:style-name="ro1">
          <table:table-cell office:value-type="float" office:value="14.134548" calcext:value-type="float">
            <text:p>14.134548</text:p>
          </table:table-cell>
          <table:table-cell office:value-type="float" office:value="0.008018" calcext:value-type="float">
            <text:p>0.008018</text:p>
          </table:table-cell>
          <table:table-cell office:value-type="float" office:value="0.006938" calcext:value-type="float">
            <text:p>0.006938</text:p>
          </table:table-cell>
          <table:table-cell office:value-type="float" office:value="0.86529" calcext:value-type="float">
            <text:p>0.86529</text:p>
          </table:table-cell>
          <table:table-cell office:value-type="float" office:value="-1.323407" calcext:value-type="float">
            <text:p>-1.323407</text:p>
          </table:table-cell>
          <table:table-cell office:value-type="float" office:value="0.515313" calcext:value-type="float">
            <text:p>0.515313</text:p>
          </table:table-cell>
          <table:table-cell office:value-type="float" office:value="1.820238" calcext:value-type="float">
            <text:p>1.820238</text:p>
          </table:table-cell>
          <table:table-cell office:value-type="float" office:value="-0.14775" calcext:value-type="float">
            <text:p>-0.14775</text:p>
          </table:table-cell>
        </table:table-row>
        <table:table-row table:style-name="ro1">
          <table:table-cell office:value-type="string" calcext:value-type="string">
            <text:p>Result Results/22.txt saved</text:p>
          </table:table-cell>
          <table:table-cell table:number-columns-repeated="7"/>
        </table:table-row>
        <table:table-row table:style-name="ro1">
          <table:table-cell office:value-type="float" office:value="14.124559" calcext:value-type="float">
            <text:p>14.124559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0.010643" calcext:value-type="float">
            <text:p>0.010643</text:p>
          </table:table-cell>
          <table:table-cell office:value-type="float" office:value="0.866655" calcext:value-type="float">
            <text:p>0.866655</text:p>
          </table:table-cell>
          <table:table-cell office:value-type="float" office:value="-1.485943" calcext:value-type="float">
            <text:p>-1.485943</text:p>
          </table:table-cell>
          <table:table-cell office:value-type="float" office:value="0.318658" calcext:value-type="float">
            <text:p>0.318658</text:p>
          </table:table-cell>
          <table:table-cell office:value-type="float" office:value="1.778979" calcext:value-type="float">
            <text:p>1.778979</text:p>
          </table:table-cell>
          <table:table-cell office:value-type="float" office:value="-0.188229" calcext:value-type="float">
            <text:p>-0.188229</text:p>
          </table:table-cell>
        </table:table-row>
        <table:table-row table:style-name="ro1">
          <table:table-cell office:value-type="float" office:value="14.113314" calcext:value-type="float">
            <text:p>14.113314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08104" calcext:value-type="float">
            <text:p>0.008104</text:p>
          </table:table-cell>
          <table:table-cell office:value-type="float" office:value="0.86792" calcext:value-type="float">
            <text:p>0.86792</text:p>
          </table:table-cell>
          <table:table-cell office:value-type="float" office:value="-1.43783" calcext:value-type="float">
            <text:p>-1.43783</text:p>
          </table:table-cell>
          <table:table-cell office:value-type="float" office:value="0.297419" calcext:value-type="float">
            <text:p>0.297419</text:p>
          </table:table-cell>
          <table:table-cell office:value-type="float" office:value="1.549467" calcext:value-type="float">
            <text:p>1.549467</text:p>
          </table:table-cell>
          <table:table-cell office:value-type="float" office:value="-0.363257" calcext:value-type="float">
            <text:p>-0.363257</text:p>
          </table:table-cell>
        </table:table-row>
        <table:table-row table:style-name="ro1">
          <table:table-cell office:value-type="string" calcext:value-type="string">
            <text:p>Result Results/23.txt saved</text:p>
          </table:table-cell>
          <table:table-cell table:number-columns-repeated="7"/>
        </table:table-row>
        <table:table-row table:style-name="ro1">
          <table:table-cell office:value-type="float" office:value="14.108782" calcext:value-type="float">
            <text:p>14.108782</text:p>
          </table:table-cell>
          <table:table-cell office:value-type="float" office:value="0.009621" calcext:value-type="float">
            <text:p>0.009621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868791" calcext:value-type="float">
            <text:p>0.868791</text:p>
          </table:table-cell>
          <table:table-cell office:value-type="float" office:value="-1.845517" calcext:value-type="float">
            <text:p>-1.845517</text:p>
          </table:table-cell>
          <table:table-cell office:value-type="float" office:value="-0.071167" calcext:value-type="float">
            <text:p>-0.071167</text:p>
          </table:table-cell>
          <table:table-cell office:value-type="float" office:value="1.59088" calcext:value-type="float">
            <text:p>1.59088</text:p>
          </table:table-cell>
          <table:table-cell office:value-type="float" office:value="-0.295659" calcext:value-type="float">
            <text:p>-0.295659</text:p>
          </table:table-cell>
        </table:table-row>
        <table:table-row table:style-name="ro1">
          <table:table-cell office:value-type="float" office:value="14.101699" calcext:value-type="float">
            <text:p>14.101699</text:p>
          </table:table-cell>
          <table:table-cell office:value-type="float" office:value="0.004916" calcext:value-type="float">
            <text:p>0.004916</text:p>
          </table:table-cell>
          <table:table-cell office:value-type="float" office:value="0.004274" calcext:value-type="float">
            <text:p>0.004274</text:p>
          </table:table-cell>
          <table:table-cell office:value-type="float" office:value="0.869531" calcext:value-type="float">
            <text:p>0.869531</text:p>
          </table:table-cell>
          <table:table-cell office:value-type="float" office:value="-1.75939" calcext:value-type="float">
            <text:p>-1.75939</text:p>
          </table:table-cell>
          <table:table-cell office:value-type="float" office:value="-0.060656" calcext:value-type="float">
            <text:p>-0.060656</text:p>
          </table:table-cell>
          <table:table-cell office:value-type="float" office:value="1.243985" calcext:value-type="float">
            <text:p>1.243985</text:p>
          </table:table-cell>
          <table:table-cell office:value-type="float" office:value="-0.57151" calcext:value-type="float">
            <text:p>-0.57151</text:p>
          </table:table-cell>
        </table:table-row>
        <table:table-row table:style-name="ro1">
          <table:table-cell office:value-type="string" calcext:value-type="string">
            <text:p>Result Results/24.txt saved</text:p>
          </table:table-cell>
          <table:table-cell table:number-columns-repeated="7"/>
        </table:table-row>
        <table:table-row table:style-name="ro1">
          <table:table-cell office:value-type="float" office:value="14.110989" calcext:value-type="float">
            <text:p>14.110989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0.869321" calcext:value-type="float">
            <text:p>0.869321</text:p>
          </table:table-cell>
          <table:table-cell office:value-type="float" office:value="-2.342052" calcext:value-type="float">
            <text:p>-2.342052</text:p>
          </table:table-cell>
          <table:table-cell office:value-type="float" office:value="-0.610786" calcext:value-type="float">
            <text:p>-0.610786</text:p>
          </table:table-cell>
          <table:table-cell office:value-type="float" office:value="1.425047" calcext:value-type="float">
            <text:p>1.425047</text:p>
          </table:table-cell>
          <table:table-cell office:value-type="float" office:value="-0.374837" calcext:value-type="float">
            <text:p>-0.374837</text:p>
          </table:table-cell>
        </table:table-row>
        <table:table-row table:style-name="ro1">
          <table:table-cell office:value-type="float" office:value="14.111164" calcext:value-type="float">
            <text:p>14.111164</text:p>
          </table:table-cell>
          <table:table-cell office:value-type="float" office:value="0.006374" calcext:value-type="float">
            <text:p>0.006374</text:p>
          </table:table-cell>
          <table:table-cell office:value-type="float" office:value="0.005543" calcext:value-type="float">
            <text:p>0.005543</text:p>
          </table:table-cell>
          <table:table-cell office:value-type="float" office:value="0.869704" calcext:value-type="float">
            <text:p>0.869704</text:p>
          </table:table-cell>
          <table:table-cell office:value-type="float" office:value="-2.288157" calcext:value-type="float">
            <text:p>-2.288157</text:p>
          </table:table-cell>
          <table:table-cell office:value-type="float" office:value="-0.709252" calcext:value-type="float">
            <text:p>-0.709252</text:p>
          </table:table-cell>
          <table:table-cell office:value-type="float" office:value="1.071428" calcext:value-type="float">
            <text:p>1.071428</text:p>
          </table:table-cell>
          <table:table-cell office:value-type="float" office:value="-0.659881" calcext:value-type="float">
            <text:p>-0.659881</text:p>
          </table:table-cell>
        </table:table-row>
        <table:table-row table:style-name="ro1">
          <table:table-cell office:value-type="string" calcext:value-type="string">
            <text:p>Result Results/25.txt saved</text:p>
          </table:table-cell>
          <table:table-cell table:number-columns-repeated="7"/>
        </table:table-row>
        <table:table-row table:style-name="ro1">
          <table:table-cell office:value-type="float" office:value="14.12803" calcext:value-type="float">
            <text:p>14.12803</text:p>
          </table:table-cell>
          <table:table-cell office:value-type="float" office:value="0.013822" calcext:value-type="float">
            <text:p>0.013822</text:p>
          </table:table-cell>
          <table:table-cell office:value-type="float" office:value="0.012019" calcext:value-type="float">
            <text:p>0.012019</text:p>
          </table:table-cell>
          <table:table-cell office:value-type="float" office:value="0.869516" calcext:value-type="float">
            <text:p>0.869516</text:p>
          </table:table-cell>
          <table:table-cell office:value-type="float" office:value="-2.766852" calcext:value-type="float">
            <text:p>-2.766852</text:p>
          </table:table-cell>
          <table:table-cell office:value-type="float" office:value="-1.230447" calcext:value-type="float">
            <text:p>-1.230447</text:p>
          </table:table-cell>
          <table:table-cell office:value-type="float" office:value="1.269695" calcext:value-type="float">
            <text:p>1.269695</text:p>
          </table:table-cell>
          <table:table-cell office:value-type="float" office:value="-0.46544" calcext:value-type="float">
            <text:p>-0.46544</text:p>
          </table:table-cell>
        </table:table-row>
        <table:table-row table:style-name="ro1">
          <table:table-cell office:value-type="float" office:value="14.142971" calcext:value-type="float">
            <text:p>14.142971</text:p>
          </table:table-cell>
          <table:table-cell office:value-type="float" office:value="0.015138" calcext:value-type="float">
            <text:p>0.015138</text:p>
          </table:table-cell>
          <table:table-cell office:value-type="float" office:value="0.013163" calcext:value-type="float">
            <text:p>0.013163</text:p>
          </table:table-cell>
          <table:table-cell office:value-type="float" office:value="0.869528" calcext:value-type="float">
            <text:p>0.869528</text:p>
          </table:table-cell>
          <table:table-cell office:value-type="float" office:value="-2.867183" calcext:value-type="float">
            <text:p>-2.867183</text:p>
          </table:table-cell>
          <table:table-cell office:value-type="float" office:value="-1.460919" calcext:value-type="float">
            <text:p>-1.460919</text:p>
          </table:table-cell>
          <table:table-cell office:value-type="float" office:value="1.099046" calcext:value-type="float">
            <text:p>1.099046</text:p>
          </table:table-cell>
          <table:table-cell office:value-type="float" office:value="-0.567194" calcext:value-type="float">
            <text:p>-0.567194</text:p>
          </table:table-cell>
        </table:table-row>
        <table:table-row table:style-name="ro1">
          <table:table-cell office:value-type="string" calcext:value-type="string">
            <text:p>Result Results/26.txt saved</text:p>
          </table:table-cell>
          <table:table-cell table:number-columns-repeated="7"/>
        </table:table-row>
        <table:table-row table:style-name="ro1">
          <table:table-cell office:value-type="float" office:value="14.169499" calcext:value-type="float">
            <text:p>14.169499</text:p>
          </table:table-cell>
          <table:table-cell office:value-type="float" office:value="0.035448" calcext:value-type="float">
            <text:p>0.035448</text:p>
          </table:table-cell>
          <table:table-cell office:value-type="float" office:value="0.030842" calcext:value-type="float">
            <text:p>0.030842</text:p>
          </table:table-cell>
          <table:table-cell office:value-type="float" office:value="0.870077" calcext:value-type="float">
            <text:p>0.870077</text:p>
          </table:table-cell>
          <table:table-cell office:value-type="float" office:value="-3.009432" calcext:value-type="float">
            <text:p>-3.009432</text:p>
          </table:table-cell>
          <table:table-cell office:value-type="float" office:value="-1.763325" calcext:value-type="float">
            <text:p>-1.763325</text:p>
          </table:table-cell>
          <table:table-cell office:value-type="float" office:value="1.104357" calcext:value-type="float">
            <text:p>1.104357</text:p>
          </table:table-cell>
          <table:table-cell office:value-type="float" office:value="-0.552512" calcext:value-type="float">
            <text:p>-0.552512</text:p>
          </table:table-cell>
        </table:table-row>
        <table:table-row table:style-name="ro1">
          <table:table-cell office:value-type="float" office:value="14.170801" calcext:value-type="float">
            <text:p>14.170801</text:p>
          </table:table-cell>
          <table:table-cell office:value-type="float" office:value="0.016956" calcext:value-type="float">
            <text:p>0.016956</text:p>
          </table:table-cell>
          <table:table-cell office:value-type="float" office:value="0.01477" calcext:value-type="float">
            <text:p>0.01477</text:p>
          </table:table-cell>
          <table:table-cell office:value-type="float" office:value="0.871039" calcext:value-type="float">
            <text:p>0.871039</text:p>
          </table:table-cell>
          <table:table-cell office:value-type="float" office:value="-2.695599" calcext:value-type="float">
            <text:p>-2.695599</text:p>
          </table:table-cell>
          <table:table-cell office:value-type="float" office:value="-1.755742" calcext:value-type="float">
            <text:p>-1.755742</text:p>
          </table:table-cell>
          <table:table-cell office:value-type="float" office:value="0.854736" calcext:value-type="float">
            <text:p>0.854736</text:p>
          </table:table-cell>
          <table:table-cell office:value-type="float" office:value="-0.83226" calcext:value-type="float">
            <text:p>-0.83226</text:p>
          </table:table-cell>
        </table:table-row>
        <table:table-row table:style-name="ro1">
          <table:table-cell office:value-type="float" office:value="14.180793" calcext:value-type="float">
            <text:p>14.180793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0.870922" calcext:value-type="float">
            <text:p>0.870922</text:p>
          </table:table-cell>
          <table:table-cell office:value-type="float" office:value="-3.446281" calcext:value-type="float">
            <text:p>-3.446281</text:p>
          </table:table-cell>
          <table:table-cell office:value-type="float" office:value="-2.259521" calcext:value-type="float">
            <text:p>-2.259521</text:p>
          </table:table-cell>
          <table:table-cell office:value-type="float" office:value="1.264055" calcext:value-type="float">
            <text:p>1.264055</text:p>
          </table:table-cell>
          <table:table-cell office:value-type="float" office:value="-0.355576" calcext:value-type="float">
            <text:p>-0.355576</text:p>
          </table:table-cell>
        </table:table-row>
        <table:table-row table:style-name="ro1">
          <table:table-cell office:value-type="string" calcext:value-type="string">
            <text:p>Result Results/27.txt saved</text:p>
          </table:table-cell>
          <table:table-cell table:number-columns-repeated="7"/>
        </table:table-row>
        <table:table-row table:style-name="ro1">
          <table:table-cell office:value-type="float" office:value="14.239878" calcext:value-type="float">
            <text:p>14.239878</text:p>
          </table:table-cell>
          <table:table-cell office:value-type="float" office:value="0.002752" calcext:value-type="float">
            <text:p>0.002752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867476" calcext:value-type="float">
            <text:p>0.867476</text:p>
          </table:table-cell>
          <table:table-cell office:value-type="float" office:value="-4.245988" calcext:value-type="float">
            <text:p>-4.245988</text:p>
          </table:table-cell>
          <table:table-cell office:value-type="float" office:value="-2.791034" calcext:value-type="float">
            <text:p>-2.791034</text:p>
          </table:table-cell>
          <table:table-cell office:value-type="float" office:value="1.602163" calcext:value-type="float">
            <text:p>1.602163</text:p>
          </table:table-cell>
          <table:table-cell office:value-type="float" office:value="0.099142" calcext:value-type="float">
            <text:p>0.099142</text:p>
          </table:table-cell>
        </table:table-row>
        <table:table-row table:style-name="ro1">
          <table:table-cell office:value-type="float" office:value="14.32234" calcext:value-type="float">
            <text:p>14.32234</text:p>
          </table:table-cell>
          <table:table-cell office:value-type="float" office:value="-0.003201" calcext:value-type="float">
            <text:p>-0.003201</text:p>
          </table:table-cell>
          <table:table-cell office:value-type="float" office:value="-0.00276" calcext:value-type="float">
            <text:p>-0.00276</text:p>
          </table:table-cell>
          <table:table-cell office:value-type="float" office:value="0.862288" calcext:value-type="float">
            <text:p>0.862288</text:p>
          </table:table-cell>
          <table:table-cell office:value-type="float" office:value="-4.591497" calcext:value-type="float">
            <text:p>-4.591497</text:p>
          </table:table-cell>
          <table:table-cell office:value-type="float" office:value="-3.225521" calcext:value-type="float">
            <text:p>-3.225521</text:p>
          </table:table-cell>
          <table:table-cell office:value-type="float" office:value="1.432166" calcext:value-type="float">
            <text:p>1.432166</text:p>
          </table:table-cell>
          <table:table-cell office:value-type="float" office:value="0.113599" calcext:value-type="float">
            <text:p>0.113599</text:p>
          </table:table-cell>
        </table:table-row>
        <table:table-row table:style-name="ro1">
          <table:table-cell office:value-type="float" office:value="14.326055" calcext:value-type="float">
            <text:p>14.326055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862224" calcext:value-type="float">
            <text:p>0.862224</text:p>
          </table:table-cell>
          <table:table-cell office:value-type="float" office:value="-4.397522" calcext:value-type="float">
            <text:p>-4.397522</text:p>
          </table:table-cell>
          <table:table-cell office:value-type="float" office:value="-3.670494" calcext:value-type="float">
            <text:p>-3.670494</text:p>
          </table:table-cell>
          <table:table-cell office:value-type="float" office:value="1.345383" calcext:value-type="float">
            <text:p>1.345383</text:p>
          </table:table-cell>
          <table:table-cell office:value-type="float" office:value="-0.088112" calcext:value-type="float">
            <text:p>-0.088112</text:p>
          </table:table-cell>
        </table:table-row>
        <table:table-row table:style-name="ro1">
          <table:table-cell office:value-type="string" calcext:value-type="string">
            <text:p>Result Results/28.txt saved</text:p>
          </table:table-cell>
          <table:table-cell table:number-columns-repeated="7"/>
        </table:table-row>
        <table:table-row table:style-name="ro1">
          <table:table-cell office:value-type="float" office:value="14.464835" calcext:value-type="float">
            <text:p>14.464835</text:p>
          </table:table-cell>
          <table:table-cell office:value-type="float" office:value="0.024376" calcext:value-type="float">
            <text:p>0.024376</text:p>
          </table:table-cell>
          <table:table-cell office:value-type="float" office:value="0.020851" calcext:value-type="float">
            <text:p>0.020851</text:p>
          </table:table-cell>
          <table:table-cell office:value-type="float" office:value="0.855393" calcext:value-type="float">
            <text:p>0.855393</text:p>
          </table:table-cell>
          <table:table-cell office:value-type="float" office:value="-5.198444" calcext:value-type="float">
            <text:p>-5.198444</text:p>
          </table:table-cell>
          <table:table-cell office:value-type="float" office:value="-4.107068" calcext:value-type="float">
            <text:p>-4.107068</text:p>
          </table:table-cell>
          <table:table-cell office:value-type="float" office:value="1.828741" calcext:value-type="float">
            <text:p>1.828741</text:p>
          </table:table-cell>
          <table:table-cell office:value-type="float" office:value="0.468891" calcext:value-type="float">
            <text:p>0.468891</text:p>
          </table:table-cell>
        </table:table-row>
        <table:table-row table:style-name="ro1">
          <table:table-cell office:value-type="float" office:value="14.507491" calcext:value-type="float">
            <text:p>14.507491</text:p>
          </table:table-cell>
          <table:table-cell office:value-type="float" office:value="0.045447" calcext:value-type="float">
            <text:p>0.045447</text:p>
          </table:table-cell>
          <table:table-cell office:value-type="float" office:value="0.038882" calcext:value-type="float">
            <text:p>0.038882</text:p>
          </table:table-cell>
          <table:table-cell office:value-type="float" office:value="0.855558" calcext:value-type="float">
            <text:p>0.855558</text:p>
          </table:table-cell>
          <table:table-cell office:value-type="float" office:value="-4.662758" calcext:value-type="float">
            <text:p>-4.662758</text:p>
          </table:table-cell>
          <table:table-cell office:value-type="float" office:value="-4.434691" calcext:value-type="float">
            <text:p>-4.434691</text:p>
          </table:table-cell>
          <table:table-cell office:value-type="float" office:value="1.452182" calcext:value-type="float">
            <text:p>1.452182</text:p>
          </table:table-cell>
          <table:table-cell office:value-type="float" office:value="0.061568" calcext:value-type="float">
            <text:p>0.061568</text:p>
          </table:table-cell>
        </table:table-row>
        <table:table-row table:style-name="ro1">
          <table:table-cell office:value-type="string" calcext:value-type="string">
            <text:p>Result Results/29.txt saved</text:p>
          </table:table-cell>
          <table:table-cell table:number-columns-repeated="7"/>
        </table:table-row>
        <table:table-row table:style-name="ro1">
          <table:table-cell office:value-type="float" office:value="14.577562" calcext:value-type="float">
            <text:p>14.577562</text:p>
          </table:table-cell>
          <table:table-cell office:value-type="float" office:value="0.117374" calcext:value-type="float">
            <text:p>0.117374</text:p>
          </table:table-cell>
          <table:table-cell office:value-type="float" office:value="0.100749" calcext:value-type="float">
            <text:p>0.100749</text:p>
          </table:table-cell>
          <table:table-cell office:value-type="float" office:value="0.858357" calcext:value-type="float">
            <text:p>0.858357</text:p>
          </table:table-cell>
          <table:table-cell office:value-type="float" office:value="-4.436583" calcext:value-type="float">
            <text:p>-4.436583</text:p>
          </table:table-cell>
          <table:table-cell office:value-type="float" office:value="-4.47508" calcext:value-type="float">
            <text:p>-4.47508</text:p>
          </table:table-cell>
          <table:table-cell office:value-type="float" office:value="1.712248" calcext:value-type="float">
            <text:p>1.712248</text:p>
          </table:table-cell>
          <table:table-cell office:value-type="float" office:value="0.152783" calcext:value-type="float">
            <text:p>0.152783</text:p>
          </table:table-cell>
        </table:table-row>
        <table:table-row table:style-name="ro1">
          <table:table-cell office:value-type="float" office:value="14.601971" calcext:value-type="float">
            <text:p>14.601971</text:p>
          </table:table-cell>
          <table:table-cell office:value-type="float" office:value="0.12136" calcext:value-type="float">
            <text:p>0.12136</text:p>
          </table:table-cell>
          <table:table-cell office:value-type="float" office:value="0.104868" calcext:value-type="float">
            <text:p>0.104868</text:p>
          </table:table-cell>
          <table:table-cell office:value-type="float" office:value="0.864104" calcext:value-type="float">
            <text:p>0.864104</text:p>
          </table:table-cell>
          <table:table-cell office:value-type="float" office:value="-3.638514" calcext:value-type="float">
            <text:p>-3.638514</text:p>
          </table:table-cell>
          <table:table-cell office:value-type="float" office:value="-4.085779" calcext:value-type="float">
            <text:p>-4.085779</text:p>
          </table:table-cell>
          <table:table-cell office:value-type="float" office:value="1.638414" calcext:value-type="float">
            <text:p>1.638414</text:p>
          </table:table-cell>
          <table:table-cell office:value-type="float" office:value="-0.096226" calcext:value-type="float">
            <text:p>-0.096226</text:p>
          </table:table-cell>
        </table:table-row>
        <table:table-row table:style-name="ro1">
          <table:table-cell office:value-type="string" calcext:value-type="string">
            <text:p>Result Results/30.txt saved</text:p>
          </table:table-cell>
          <table:table-cell table:number-columns-repeated="7"/>
        </table:table-row>
        <table:table-row table:style-name="ro1">
          <table:table-cell office:value-type="float" office:value="14.622231" calcext:value-type="float">
            <text:p>14.622231</text:p>
          </table:table-cell>
          <table:table-cell office:value-type="float" office:value="0.166013" calcext:value-type="float">
            <text:p>0.166013</text:p>
          </table:table-cell>
          <table:table-cell office:value-type="float" office:value="0.144898" calcext:value-type="float">
            <text:p>0.144898</text:p>
          </table:table-cell>
          <table:table-cell office:value-type="float" office:value="0.872816" calcext:value-type="float">
            <text:p>0.872816</text:p>
          </table:table-cell>
          <table:table-cell office:value-type="float" office:value="-3.293223" calcext:value-type="float">
            <text:p>-3.293223</text:p>
          </table:table-cell>
          <table:table-cell office:value-type="float" office:value="-3.572622" calcext:value-type="float">
            <text:p>-3.572622</text:p>
          </table:table-cell>
          <table:table-cell office:value-type="float" office:value="1.679753" calcext:value-type="float">
            <text:p>1.679753</text:p>
          </table:table-cell>
          <table:table-cell office:value-type="float" office:value="-0.131813" calcext:value-type="float">
            <text:p>-0.131813</text:p>
          </table:table-cell>
        </table:table-row>
        <table:table-row table:style-name="ro1">
          <table:table-cell office:value-type="float" office:value="14.620944" calcext:value-type="float">
            <text:p>14.620944</text:p>
          </table:table-cell>
          <table:table-cell office:value-type="float" office:value="0.086679" calcext:value-type="float">
            <text:p>0.086679</text:p>
          </table:table-cell>
          <table:table-cell office:value-type="float" office:value="0.076112" calcext:value-type="float">
            <text:p>0.076112</text:p>
          </table:table-cell>
          <table:table-cell office:value-type="float" office:value="0.878099" calcext:value-type="float">
            <text:p>0.878099</text:p>
          </table:table-cell>
          <table:table-cell office:value-type="float" office:value="-2.799429" calcext:value-type="float">
            <text:p>-2.799429</text:p>
          </table:table-cell>
          <table:table-cell office:value-type="float" office:value="-2.739599" calcext:value-type="float">
            <text:p>-2.739599</text:p>
          </table:table-cell>
          <table:table-cell office:value-type="float" office:value="1.455374" calcext:value-type="float">
            <text:p>1.455374</text:p>
          </table:table-cell>
          <table:table-cell office:value-type="float" office:value="-0.42473" calcext:value-type="float">
            <text:p>-0.42473</text:p>
          </table:table-cell>
        </table:table-row>
        <table:table-row table:style-name="ro1">
          <table:table-cell office:value-type="string" calcext:value-type="string">
            <text:p>Result Results/31.txt saved</text:p>
          </table:table-cell>
          <table:table-cell table:number-columns-repeated="7"/>
        </table:table-row>
        <table:table-row table:style-name="ro1">
          <table:table-cell office:value-type="float" office:value="14.631515" calcext:value-type="float">
            <text:p>14.631515</text:p>
          </table:table-cell>
          <table:table-cell office:value-type="float" office:value="0.080871" calcext:value-type="float">
            <text:p>0.080871</text:p>
          </table:table-cell>
          <table:table-cell office:value-type="float" office:value="0.071356" calcext:value-type="float">
            <text:p>0.071356</text:p>
          </table:table-cell>
          <table:table-cell office:value-type="float" office:value="0.882341" calcext:value-type="float">
            <text:p>0.882341</text:p>
          </table:table-cell>
          <table:table-cell office:value-type="float" office:value="-3.087078" calcext:value-type="float">
            <text:p>-3.087078</text:p>
          </table:table-cell>
          <table:table-cell office:value-type="float" office:value="-2.468252" calcext:value-type="float">
            <text:p>-2.468252</text:p>
          </table:table-cell>
          <table:table-cell office:value-type="float" office:value="1.524246" calcext:value-type="float">
            <text:p>1.524246</text:p>
          </table:table-cell>
          <table:table-cell office:value-type="float" office:value="-0.354141" calcext:value-type="float">
            <text:p>-0.354141</text:p>
          </table:table-cell>
        </table:table-row>
        <table:table-row table:style-name="ro1">
          <table:table-cell office:value-type="float" office:value="14.651751" calcext:value-type="float">
            <text:p>14.651751</text:p>
          </table:table-cell>
          <table:table-cell office:value-type="float" office:value="0.039568" calcext:value-type="float">
            <text:p>0.039568</text:p>
          </table:table-cell>
          <table:table-cell office:value-type="float" office:value="0.034959" calcext:value-type="float">
            <text:p>0.034959</text:p>
          </table:table-cell>
          <table:table-cell office:value-type="float" office:value="0.883508" calcext:value-type="float">
            <text:p>0.883508</text:p>
          </table:table-cell>
          <table:table-cell office:value-type="float" office:value="-3.356788" calcext:value-type="float">
            <text:p>-3.356788</text:p>
          </table:table-cell>
          <table:table-cell office:value-type="float" office:value="-2.197524" calcext:value-type="float">
            <text:p>-2.197524</text:p>
          </table:table-cell>
          <table:table-cell office:value-type="float" office:value="1.336758" calcext:value-type="float">
            <text:p>1.336758</text:p>
          </table:table-cell>
          <table:table-cell office:value-type="float" office:value="-0.464431" calcext:value-type="float">
            <text:p>-0.464431</text:p>
          </table:table-cell>
        </table:table-row>
        <table:table-row table:style-name="ro1">
          <table:table-cell office:value-type="string" calcext:value-type="string">
            <text:p>Result Results/32.txt saved</text:p>
          </table:table-cell>
          <table:table-cell table:number-columns-repeated="7"/>
        </table:table-row>
        <table:table-row table:style-name="ro1">
          <table:table-cell office:value-type="float" office:value="14.682509" calcext:value-type="float">
            <text:p>14.682509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0627" calcext:value-type="float">
            <text:p>0.020627</text:p>
          </table:table-cell>
          <table:table-cell office:value-type="float" office:value="0.883062" calcext:value-type="float">
            <text:p>0.883062</text:p>
          </table:table-cell>
          <table:table-cell office:value-type="float" office:value="-3.655341" calcext:value-type="float">
            <text:p>-3.655341</text:p>
          </table:table-cell>
          <table:table-cell office:value-type="float" office:value="-2.252599" calcext:value-type="float">
            <text:p>-2.252599</text:p>
          </table:table-cell>
          <table:table-cell office:value-type="float" office:value="1.192944" calcext:value-type="float">
            <text:p>1.192944</text:p>
          </table:table-cell>
          <table:table-cell office:value-type="float" office:value="-0.568507" calcext:value-type="float">
            <text:p>-0.568507</text:p>
          </table:table-cell>
        </table:table-row>
        <table:table-row table:style-name="ro1">
          <table:table-cell office:value-type="float" office:value="14.716902" calcext:value-type="float">
            <text:p>14.716902</text:p>
          </table:table-cell>
          <table:table-cell office:value-type="float" office:value="0.015759" calcext:value-type="float">
            <text:p>0.015759</text:p>
          </table:table-cell>
          <table:table-cell office:value-type="float" office:value="0.013898" calcext:value-type="float">
            <text:p>0.013898</text:p>
          </table:table-cell>
          <table:table-cell office:value-type="float" office:value="0.881943" calcext:value-type="float">
            <text:p>0.881943</text:p>
          </table:table-cell>
          <table:table-cell office:value-type="float" office:value="-3.886334" calcext:value-type="float">
            <text:p>-3.886334</text:p>
          </table:table-cell>
          <table:table-cell office:value-type="float" office:value="-2.421649" calcext:value-type="float">
            <text:p>-2.421649</text:p>
          </table:table-cell>
          <table:table-cell office:value-type="float" office:value="1.024647" calcext:value-type="float">
            <text:p>1.024647</text:p>
          </table:table-cell>
          <table:table-cell office:value-type="float" office:value="-0.699306" calcext:value-type="float">
            <text:p>-0.699306</text:p>
          </table:table-cell>
        </table:table-row>
        <table:table-row table:style-name="ro1">
          <table:table-cell office:value-type="string" calcext:value-type="string">
            <text:p>Result Results/33.txt saved</text:p>
          </table:table-cell>
          <table:table-cell table:number-columns-repeated="7"/>
        </table:table-row>
        <table:table-row table:style-name="ro1">
          <table:table-cell office:value-type="float" office:value="14.770132" calcext:value-type="float">
            <text:p>14.770132</text:p>
          </table:table-cell>
          <table:table-cell office:value-type="float" office:value="0.018095" calcext:value-type="float">
            <text:p>0.018095</text:p>
          </table:table-cell>
          <table:table-cell office:value-type="float" office:value="0.015921" calcext:value-type="float">
            <text:p>0.015921</text:p>
          </table:table-cell>
          <table:table-cell office:value-type="float" office:value="0.879843" calcext:value-type="float">
            <text:p>0.879843</text:p>
          </table:table-cell>
          <table:table-cell office:value-type="float" office:value="-4.107328" calcext:value-type="float">
            <text:p>-4.107328</text:p>
          </table:table-cell>
          <table:table-cell office:value-type="float" office:value="-2.670793" calcext:value-type="float">
            <text:p>-2.670793</text:p>
          </table:table-cell>
          <table:table-cell office:value-type="float" office:value="0.913829" calcext:value-type="float">
            <text:p>0.913829</text:p>
          </table:table-cell>
          <table:table-cell office:value-type="float" office:value="-0.752008" calcext:value-type="float">
            <text:p>-0.752008</text:p>
          </table:table-cell>
        </table:table-row>
        <table:table-row table:style-name="ro1">
          <table:table-cell office:value-type="float" office:value="14.798067" calcext:value-type="float">
            <text:p>14.798067</text:p>
          </table:table-cell>
          <table:table-cell office:value-type="float" office:value="0.017521" calcext:value-type="float">
            <text:p>0.017521</text:p>
          </table:table-cell>
          <table:table-cell office:value-type="float" office:value="0.015404" calcext:value-type="float">
            <text:p>0.015404</text:p>
          </table:table-cell>
          <table:table-cell office:value-type="float" office:value="0.879223" calcext:value-type="float">
            <text:p>0.879223</text:p>
          </table:table-cell>
          <table:table-cell office:value-type="float" office:value="-4.062417" calcext:value-type="float">
            <text:p>-4.062417</text:p>
          </table:table-cell>
          <table:table-cell office:value-type="float" office:value="-2.822425" calcext:value-type="float">
            <text:p>-2.822425</text:p>
          </table:table-cell>
          <table:table-cell office:value-type="float" office:value="0.599274" calcext:value-type="float">
            <text:p>0.599274</text:p>
          </table:table-cell>
          <table:table-cell office:value-type="float" office:value="-1.010318" calcext:value-type="float">
            <text:p>-1.010318</text:p>
          </table:table-cell>
        </table:table-row>
        <table:table-row table:style-name="ro1">
          <table:table-cell office:value-type="string" calcext:value-type="string">
            <text:p>Result Results/34.txt saved</text:p>
          </table:table-cell>
          <table:table-cell table:number-columns-repeated="7"/>
        </table:table-row>
        <table:table-row table:style-name="ro1">
          <table:table-cell office:value-type="float" office:value="14.848851" calcext:value-type="float">
            <text:p>14.848851</text:p>
          </table:table-cell>
          <table:table-cell office:value-type="float" office:value="0.019851" calcext:value-type="float">
            <text:p>0.019851</text:p>
          </table:table-cell>
          <table:table-cell office:value-type="float" office:value="0.017417" calcext:value-type="float">
            <text:p>0.017417</text:p>
          </table:table-cell>
          <table:table-cell office:value-type="float" office:value="0.877389" calcext:value-type="float">
            <text:p>0.877389</text:p>
          </table:table-cell>
          <table:table-cell office:value-type="float" office:value="-4.349324" calcext:value-type="float">
            <text:p>-4.349324</text:p>
          </table:table-cell>
          <table:table-cell office:value-type="float" office:value="-3.085573" calcext:value-type="float">
            <text:p>-3.085573</text:p>
          </table:table-cell>
          <table:table-cell office:value-type="float" office:value="0.719825" calcext:value-type="float">
            <text:p>0.719825</text:p>
          </table:table-cell>
          <table:table-cell office:value-type="float" office:value="-0.849811" calcext:value-type="float">
            <text:p>-0.849811</text:p>
          </table:table-cell>
        </table:table-row>
        <table:table-row table:style-name="ro1">
          <table:table-cell office:value-type="float" office:value="14.896615" calcext:value-type="float">
            <text:p>14.896615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10975" calcext:value-type="float">
            <text:p>0.010975</text:p>
          </table:table-cell>
          <table:table-cell office:value-type="float" office:value="0.875312" calcext:value-type="float">
            <text:p>0.875312</text:p>
          </table:table-cell>
          <table:table-cell office:value-type="float" office:value="-4.519513" calcext:value-type="float">
            <text:p>-4.519513</text:p>
          </table:table-cell>
          <table:table-cell office:value-type="float" office:value="-3.270224" calcext:value-type="float">
            <text:p>-3.270224</text:p>
          </table:table-cell>
          <table:table-cell office:value-type="float" office:value="0.580756" calcext:value-type="float">
            <text:p>0.580756</text:p>
          </table:table-cell>
          <table:table-cell office:value-type="float" office:value="-0.899947" calcext:value-type="float">
            <text:p>-0.899947</text:p>
          </table:table-cell>
        </table:table-row>
        <table:table-row table:style-name="ro1">
          <table:table-cell office:value-type="float" office:value="14.904264" calcext:value-type="float">
            <text:p>14.904264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874982" calcext:value-type="float">
            <text:p>0.874982</text:p>
          </table:table-cell>
          <table:table-cell office:value-type="float" office:value="-4.712899" calcext:value-type="float">
            <text:p>-4.712899</text:p>
          </table:table-cell>
          <table:table-cell office:value-type="float" office:value="-3.522596" calcext:value-type="float">
            <text:p>-3.522596</text:p>
          </table:table-cell>
          <table:table-cell office:value-type="float" office:value="0.617453" calcext:value-type="float">
            <text:p>0.617453</text:p>
          </table:table-cell>
          <table:table-cell office:value-type="float" office:value="-0.835684" calcext:value-type="float">
            <text:p>-0.835684</text:p>
          </table:table-cell>
        </table:table-row>
        <table:table-row table:style-name="ro1">
          <table:table-cell office:value-type="string" calcext:value-type="string">
            <text:p>Result Results/35.txt saved</text:p>
          </table:table-cell>
          <table:table-cell table:number-columns-repeated="7"/>
        </table:table-row>
        <table:table-row table:style-name="ro1">
          <table:table-cell office:value-type="float" office:value="15.018866" calcext:value-type="float">
            <text:p>15.018866</text:p>
          </table:table-cell>
          <table:table-cell office:value-type="float" office:value="-0.010083" calcext:value-type="float">
            <text:p>-0.010083</text:p>
          </table:table-cell>
          <table:table-cell office:value-type="float" office:value="-0.008749" calcext:value-type="float">
            <text:p>-0.008749</text:p>
          </table:table-cell>
          <table:table-cell office:value-type="float" office:value="0.867723" calcext:value-type="float">
            <text:p>0.867723</text:p>
          </table:table-cell>
          <table:table-cell office:value-type="float" office:value="-5.457961" calcext:value-type="float">
            <text:p>-5.457961</text:p>
          </table:table-cell>
          <table:table-cell office:value-type="float" office:value="-3.967385" calcext:value-type="float">
            <text:p>-3.967385</text:p>
          </table:table-cell>
          <table:table-cell office:value-type="float" office:value="1.170279" calcext:value-type="float">
            <text:p>1.170279</text:p>
          </table:table-cell>
          <table:table-cell office:value-type="float" office:value="-0.183432" calcext:value-type="float">
            <text:p>-0.183432</text:p>
          </table:table-cell>
        </table:table-row>
        <table:table-row table:style-name="ro1">
          <table:table-cell office:value-type="float" office:value="15.096525" calcext:value-type="float">
            <text:p>15.096525</text:p>
          </table:table-cell>
          <table:table-cell office:value-type="float" office:value="-0.004338" calcext:value-type="float">
            <text:p>-0.004338</text:p>
          </table:table-cell>
          <table:table-cell office:value-type="float" office:value="-0.003744" calcext:value-type="float">
            <text:p>-0.003744</text:p>
          </table:table-cell>
          <table:table-cell office:value-type="float" office:value="0.863011" calcext:value-type="float">
            <text:p>0.863011</text:p>
          </table:table-cell>
          <table:table-cell office:value-type="float" office:value="-5.641627" calcext:value-type="float">
            <text:p>-5.641627</text:p>
          </table:table-cell>
          <table:table-cell office:value-type="float" office:value="-4.396797" calcext:value-type="float">
            <text:p>-4.396797</text:p>
          </table:table-cell>
          <table:table-cell office:value-type="float" office:value="0.777325" calcext:value-type="float">
            <text:p>0.777325</text:p>
          </table:table-cell>
          <table:table-cell office:value-type="float" office:value="-0.376169" calcext:value-type="float">
            <text:p>-0.376169</text:p>
          </table:table-cell>
        </table:table-row>
        <table:table-row table:style-name="ro1">
          <table:table-cell office:value-type="float" office:value="15.107233" calcext:value-type="float">
            <text:p>15.107233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86259" calcext:value-type="float">
            <text:p>0.86259</text:p>
          </table:table-cell>
          <table:table-cell office:value-type="float" office:value="-5.551369" calcext:value-type="float">
            <text:p>-5.551369</text:p>
          </table:table-cell>
          <table:table-cell office:value-type="float" office:value="-4.726616" calcext:value-type="float">
            <text:p>-4.726616</text:p>
          </table:table-cell>
          <table:table-cell office:value-type="float" office:value="0.931986" calcext:value-type="float">
            <text:p>0.931986</text:p>
          </table:table-cell>
          <table:table-cell office:value-type="float" office:value="-0.357547" calcext:value-type="float">
            <text:p>-0.357547</text:p>
          </table:table-cell>
        </table:table-row>
        <table:table-row table:style-name="ro1">
          <table:table-cell office:value-type="string" calcext:value-type="string">
            <text:p>Result Results/36.txt saved</text:p>
          </table:table-cell>
          <table:table-cell table:number-columns-repeated="7"/>
        </table:table-row>
        <table:table-row table:style-name="ro1">
          <table:table-cell office:value-type="float" office:value="15.281669" calcext:value-type="float">
            <text:p>15.281669</text:p>
          </table:table-cell>
          <table:table-cell office:value-type="float" office:value="0.011428" calcext:value-type="float">
            <text:p>0.011428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853382" calcext:value-type="float">
            <text:p>0.853382</text:p>
          </table:table-cell>
          <table:table-cell office:value-type="float" office:value="-6.10848" calcext:value-type="float">
            <text:p>-6.10848</text:p>
          </table:table-cell>
          <table:table-cell office:value-type="float" office:value="-5.004176" calcext:value-type="float">
            <text:p>-5.004176</text:p>
          </table:table-cell>
          <table:table-cell office:value-type="float" office:value="1.443265" calcext:value-type="float">
            <text:p>1.443265</text:p>
          </table:table-cell>
          <table:table-cell office:value-type="float" office:value="0.21205" calcext:value-type="float">
            <text:p>0.21205</text:p>
          </table:table-cell>
        </table:table-row>
        <table:table-row table:style-name="ro1">
          <table:table-cell office:value-type="float" office:value="15.343099" calcext:value-type="float">
            <text:p>15.343099</text:p>
          </table:table-cell>
          <table:table-cell office:value-type="float" office:value="0.033435" calcext:value-type="float">
            <text:p>0.033435</text:p>
          </table:table-cell>
          <table:table-cell office:value-type="float" office:value="0.028481" calcext:value-type="float">
            <text:p>0.028481</text:p>
          </table:table-cell>
          <table:table-cell office:value-type="float" office:value="0.851821" calcext:value-type="float">
            <text:p>0.851821</text:p>
          </table:table-cell>
          <table:table-cell office:value-type="float" office:value="-5.679585" calcext:value-type="float">
            <text:p>-5.679585</text:p>
          </table:table-cell>
          <table:table-cell office:value-type="float" office:value="-5.32106" calcext:value-type="float">
            <text:p>-5.32106</text:p>
          </table:table-cell>
          <table:table-cell office:value-type="float" office:value="0.954662" calcext:value-type="float">
            <text:p>0.954662</text:p>
          </table:table-cell>
          <table:table-cell office:value-type="float" office:value="-0.235021" calcext:value-type="float">
            <text:p>-0.235021</text:p>
          </table:table-cell>
        </table:table-row>
        <table:table-row table:style-name="ro1">
          <table:table-cell office:value-type="string" calcext:value-type="string">
            <text:p>Result Results/37.txt saved</text:p>
          </table:table-cell>
          <table:table-cell table:number-columns-repeated="7"/>
        </table:table-row>
        <table:table-row table:style-name="ro1">
          <table:table-cell office:value-type="float" office:value="15.450399" calcext:value-type="float">
            <text:p>15.450399</text:p>
          </table:table-cell>
          <table:table-cell office:value-type="float" office:value="0.110969" calcext:value-type="float">
            <text:p>0.110969</text:p>
          </table:table-cell>
          <table:table-cell office:value-type="float" office:value="0.094548" calcext:value-type="float">
            <text:p>0.094548</text:p>
          </table:table-cell>
          <table:table-cell office:value-type="float" office:value="0.852025" calcext:value-type="float">
            <text:p>0.852025</text:p>
          </table:table-cell>
          <table:table-cell office:value-type="float" office:value="-5.340696" calcext:value-type="float">
            <text:p>-5.340696</text:p>
          </table:table-cell>
          <table:table-cell office:value-type="float" office:value="-5.304067" calcext:value-type="float">
            <text:p>-5.304067</text:p>
          </table:table-cell>
          <table:table-cell office:value-type="float" office:value="1.222894" calcext:value-type="float">
            <text:p>1.222894</text:p>
          </table:table-cell>
          <table:table-cell office:value-type="float" office:value="-0.154497" calcext:value-type="float">
            <text:p>-0.154497</text:p>
          </table:table-cell>
        </table:table-row>
        <table:table-row table:style-name="ro1">
          <table:table-cell office:value-type="float" office:value="15.474774" calcext:value-type="float">
            <text:p>15.474774</text:p>
          </table:table-cell>
          <table:table-cell office:value-type="float" office:value="0.102279" calcext:value-type="float">
            <text:p>0.102279</text:p>
          </table:table-cell>
          <table:table-cell office:value-type="float" office:value="0.087586" calcext:value-type="float">
            <text:p>0.087586</text:p>
          </table:table-cell>
          <table:table-cell office:value-type="float" office:value="0.856343" calcext:value-type="float">
            <text:p>0.856343</text:p>
          </table:table-cell>
          <table:table-cell office:value-type="float" office:value="-4.287285" calcext:value-type="float">
            <text:p>-4.287285</text:p>
          </table:table-cell>
          <table:table-cell office:value-type="float" office:value="-4.835108" calcext:value-type="float">
            <text:p>-4.835108</text:p>
          </table:table-cell>
          <table:table-cell office:value-type="float" office:value="1.049026" calcext:value-type="float">
            <text:p>1.049026</text:p>
          </table:table-cell>
          <table:table-cell office:value-type="float" office:value="-0.56083" calcext:value-type="float">
            <text:p>-0.56083</text:p>
          </table:table-cell>
        </table:table-row>
        <table:table-row table:style-name="ro1">
          <table:table-cell office:value-type="string" calcext:value-type="string">
            <text:p>Result Results/38.txt saved</text:p>
          </table:table-cell>
          <table:table-cell table:number-columns-repeated="7"/>
        </table:table-row>
        <table:table-row table:style-name="ro1">
          <table:table-cell office:value-type="float" office:value="15.502949" calcext:value-type="float">
            <text:p>15.502949</text:p>
          </table:table-cell>
          <table:table-cell office:value-type="float" office:value="0.144564" calcext:value-type="float">
            <text:p>0.144564</text:p>
          </table:table-cell>
          <table:table-cell office:value-type="float" office:value="0.124734" calcext:value-type="float">
            <text:p>0.124734</text:p>
          </table:table-cell>
          <table:table-cell office:value-type="float" office:value="0.862833" calcext:value-type="float">
            <text:p>0.862833</text:p>
          </table:table-cell>
          <table:table-cell office:value-type="float" office:value="-3.974113" calcext:value-type="float">
            <text:p>-3.974113</text:p>
          </table:table-cell>
          <table:table-cell office:value-type="float" office:value="-4.28822" calcext:value-type="float">
            <text:p>-4.28822</text:p>
          </table:table-cell>
          <table:table-cell office:value-type="float" office:value="1.199586" calcext:value-type="float">
            <text:p>1.199586</text:p>
          </table:table-cell>
          <table:table-cell office:value-type="float" office:value="-0.473659" calcext:value-type="float">
            <text:p>-0.473659</text:p>
          </table:table-cell>
        </table:table-row>
        <table:table-row table:style-name="ro1">
          <table:table-cell office:value-type="float" office:value="15.511076" calcext:value-type="float">
            <text:p>15.511076</text:p>
          </table:table-cell>
          <table:table-cell office:value-type="float" office:value="0.091949" calcext:value-type="float">
            <text:p>0.091949</text:p>
          </table:table-cell>
          <table:table-cell office:value-type="float" office:value="0.079768" calcext:value-type="float">
            <text:p>0.079768</text:p>
          </table:table-cell>
          <table:table-cell office:value-type="float" office:value="0.867523" calcext:value-type="float">
            <text:p>0.867523</text:p>
          </table:table-cell>
          <table:table-cell office:value-type="float" office:value="-3.490084" calcext:value-type="float">
            <text:p>-3.490084</text:p>
          </table:table-cell>
          <table:table-cell office:value-type="float" office:value="-3.449319" calcext:value-type="float">
            <text:p>-3.449319</text:p>
          </table:table-cell>
          <table:table-cell office:value-type="float" office:value="0.998757" calcext:value-type="float">
            <text:p>0.998757</text:p>
          </table:table-cell>
          <table:table-cell office:value-type="float" office:value="-0.691922" calcext:value-type="float">
            <text:p>-0.691922</text:p>
          </table:table-cell>
        </table:table-row>
        <table:table-row table:style-name="ro1">
          <table:table-cell office:value-type="string" calcext:value-type="string">
            <text:p>Result Results/39.txt saved</text:p>
          </table:table-cell>
          <table:table-cell table:number-columns-repeated="7"/>
        </table:table-row>
        <table:table-row table:style-name="ro1">
          <table:table-cell office:value-type="float" office:value="15.524796" calcext:value-type="float">
            <text:p>15.524796</text:p>
          </table:table-cell>
          <table:table-cell office:value-type="float" office:value="0.081756" calcext:value-type="float">
            <text:p>0.081756</text:p>
          </table:table-cell>
          <table:table-cell office:value-type="float" office:value="0.071238" calcext:value-type="float">
            <text:p>0.071238</text:p>
          </table:table-cell>
          <table:table-cell office:value-type="float" office:value="0.871345" calcext:value-type="float">
            <text:p>0.871345</text:p>
          </table:table-cell>
          <table:table-cell office:value-type="float" office:value="-3.489534" calcext:value-type="float">
            <text:p>-3.489534</text:p>
          </table:table-cell>
          <table:table-cell office:value-type="float" office:value="-2.98204" calcext:value-type="float">
            <text:p>-2.98204</text:p>
          </table:table-cell>
          <table:table-cell office:value-type="float" office:value="0.991957" calcext:value-type="float">
            <text:p>0.991957</text:p>
          </table:table-cell>
          <table:table-cell office:value-type="float" office:value="-0.71404" calcext:value-type="float">
            <text:p>-0.71404</text:p>
          </table:table-cell>
        </table:table-row>
        <table:table-row table:style-name="ro1">
          <table:table-cell office:value-type="float" office:value="15.540059" calcext:value-type="float">
            <text:p>15.540059</text:p>
          </table:table-cell>
          <table:table-cell office:value-type="float" office:value="0.043088" calcext:value-type="float">
            <text:p>0.043088</text:p>
          </table:table-cell>
          <table:table-cell office:value-type="float" office:value="0.037612" calcext:value-type="float">
            <text:p>0.037612</text:p>
          </table:table-cell>
          <table:table-cell office:value-type="float" office:value="0.87291" calcext:value-type="float">
            <text:p>0.87291</text:p>
          </table:table-cell>
          <table:table-cell office:value-type="float" office:value="-3.524126" calcext:value-type="float">
            <text:p>-3.524126</text:p>
          </table:table-cell>
          <table:table-cell office:value-type="float" office:value="-2.566317" calcext:value-type="float">
            <text:p>-2.566317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-0.883581" calcext:value-type="float">
            <text:p>-0.883581</text:p>
          </table:table-cell>
        </table:table-row>
        <table:table-row table:style-name="ro1">
          <table:table-cell office:value-type="string" calcext:value-type="string">
            <text:p>Result Results/40.txt saved</text:p>
          </table:table-cell>
          <table:table-cell table:number-columns-repeated="7"/>
        </table:table-row>
        <table:table-row table:style-name="ro1">
          <table:table-cell office:value-type="float" office:value="15.567333" calcext:value-type="float">
            <text:p>15.567333</text:p>
          </table:table-cell>
          <table:table-cell office:value-type="float" office:value="0.027469" calcext:value-type="float">
            <text:p>0.027469</text:p>
          </table:table-cell>
          <table:table-cell office:value-type="float" office:value="0.023978" calcext:value-type="float">
            <text:p>0.023978</text:p>
          </table:table-cell>
          <table:table-cell office:value-type="float" office:value="0.872921" calcext:value-type="float">
            <text:p>0.872921</text:p>
          </table:table-cell>
          <table:table-cell office:value-type="float" office:value="-3.751246" calcext:value-type="float">
            <text:p>-3.751246</text:p>
          </table:table-cell>
          <table:table-cell office:value-type="float" office:value="-2.507431" calcext:value-type="float">
            <text:p>-2.507431</text:p>
          </table:table-cell>
          <table:table-cell office:value-type="float" office:value="0.732798" calcext:value-type="float">
            <text:p>0.732798</text:p>
          </table:table-cell>
          <table:table-cell office:value-type="float" office:value="-0.929354" calcext:value-type="float">
            <text:p>-0.929354</text:p>
          </table:table-cell>
        </table:table-row>
        <table:table-row table:style-name="ro1">
          <table:table-cell office:value-type="float" office:value="15.600651" calcext:value-type="float">
            <text:p>15.600651</text:p>
          </table:table-cell>
          <table:table-cell office:value-type="float" office:value="0.014264" calcext:value-type="float">
            <text:p>0.014264</text:p>
          </table:table-cell>
          <table:table-cell office:value-type="float" office:value="0.012436" calcext:value-type="float">
            <text:p>0.012436</text:p>
          </table:table-cell>
          <table:table-cell office:value-type="float" office:value="0.871854" calcext:value-type="float">
            <text:p>0.871854</text:p>
          </table:table-cell>
          <table:table-cell office:value-type="float" office:value="-3.959903" calcext:value-type="float">
            <text:p>-3.959903</text:p>
          </table:table-cell>
          <table:table-cell office:value-type="float" office:value="-2.5718" calcext:value-type="float">
            <text:p>-2.5718</text:p>
          </table:table-cell>
          <table:table-cell office:value-type="float" office:value="0.573771" calcext:value-type="float">
            <text:p>0.573771</text:p>
          </table:table-cell>
          <table:table-cell office:value-type="float" office:value="-1.045507" calcext:value-type="float">
            <text:p>-1.045507</text:p>
          </table:table-cell>
        </table:table-row>
        <table:table-row table:style-name="ro1">
          <table:table-cell office:value-type="string" calcext:value-type="string">
            <text:p>Result Results/41.txt saved</text:p>
          </table:table-cell>
          <table:table-cell table:number-columns-repeated="7"/>
        </table:table-row>
        <table:table-row table:style-name="ro1">
          <table:table-cell office:value-type="float" office:value="15.630573" calcext:value-type="float">
            <text:p>15.630573</text:p>
          </table:table-cell>
          <table:table-cell office:value-type="float" office:value="0.007899" calcext:value-type="float">
            <text:p>0.007899</text:p>
          </table:table-cell>
          <table:table-cell office:value-type="float" office:value="0.006877" calcext:value-type="float">
            <text:p>0.006877</text:p>
          </table:table-cell>
          <table:table-cell office:value-type="float" office:value="0.870624" calcext:value-type="float">
            <text:p>0.870624</text:p>
          </table:table-cell>
          <table:table-cell office:value-type="float" office:value="-4.193079" calcext:value-type="float">
            <text:p>-4.193079</text:p>
          </table:table-cell>
          <table:table-cell office:value-type="float" office:value="-2.792295" calcext:value-type="float">
            <text:p>-2.792295</text:p>
          </table:table-cell>
          <table:table-cell office:value-type="float" office:value="0.482552" calcext:value-type="float">
            <text:p>0.482552</text:p>
          </table:table-cell>
          <table:table-cell office:value-type="float" office:value="-1.096002" calcext:value-type="float">
            <text:p>-1.096002</text:p>
          </table:table-cell>
        </table:table-row>
        <table:table-row table:style-name="ro1">
          <table:table-cell office:value-type="float" office:value="15.707121" calcext:value-type="float">
            <text:p>15.707121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866567" calcext:value-type="float">
            <text:p>0.866567</text:p>
          </table:table-cell>
          <table:table-cell office:value-type="float" office:value="-4.628273" calcext:value-type="float">
            <text:p>-4.628273</text:p>
          </table:table-cell>
          <table:table-cell office:value-type="float" office:value="-3.157835" calcext:value-type="float">
            <text:p>-3.157835</text:p>
          </table:table-cell>
          <table:table-cell office:value-type="float" office:value="0.61753" calcext:value-type="float">
            <text:p>0.61753</text:p>
          </table:table-cell>
          <table:table-cell office:value-type="float" office:value="-0.895752" calcext:value-type="float">
            <text:p>-0.895752</text:p>
          </table:table-cell>
        </table:table-row>
        <table:table-row table:style-name="ro1">
          <table:table-cell office:value-type="float" office:value="15.71221" calcext:value-type="float">
            <text:p>15.71221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.866337" calcext:value-type="float">
            <text:p>0.866337</text:p>
          </table:table-cell>
          <table:table-cell office:value-type="float" office:value="-4.717095" calcext:value-type="float">
            <text:p>-4.717095</text:p>
          </table:table-cell>
          <table:table-cell office:value-type="float" office:value="-3.462487" calcext:value-type="float">
            <text:p>-3.462487</text:p>
          </table:table-cell>
          <table:table-cell office:value-type="float" office:value="0.276328" calcext:value-type="float">
            <text:p>0.276328</text:p>
          </table:table-cell>
          <table:table-cell office:value-type="float" office:value="-1.153944" calcext:value-type="float">
            <text:p>-1.153944</text:p>
          </table:table-cell>
        </table:table-row>
        <table:table-row table:style-name="ro1">
          <table:table-cell office:value-type="string" calcext:value-type="string">
            <text:p>Result Results/42.txt saved</text:p>
          </table:table-cell>
          <table:table-cell table:number-columns-repeated="7"/>
        </table:table-row>
        <table:table-row table:style-name="ro1">
          <table:table-cell office:value-type="float" office:value="15.855991" calcext:value-type="float">
            <text:p>15.855991</text:p>
          </table:table-cell>
          <table:table-cell office:value-type="float" office:value="-0.02039" calcext:value-type="float">
            <text:p>-0.02039</text:p>
          </table:table-cell>
          <table:table-cell office:value-type="float" office:value="-0.017482" calcext:value-type="float">
            <text:p>-0.017482</text:p>
          </table:table-cell>
          <table:table-cell office:value-type="float" office:value="0.857378" calcext:value-type="float">
            <text:p>0.857378</text:p>
          </table:table-cell>
          <table:table-cell office:value-type="float" office:value="-5.513301" calcext:value-type="float">
            <text:p>-5.513301</text:p>
          </table:table-cell>
          <table:table-cell office:value-type="float" office:value="-3.959145" calcext:value-type="float">
            <text:p>-3.959145</text:p>
          </table:table-cell>
          <table:table-cell office:value-type="float" office:value="0.928384" calcext:value-type="float">
            <text:p>0.928384</text:p>
          </table:table-cell>
          <table:table-cell office:value-type="float" office:value="-0.396265" calcext:value-type="float">
            <text:p>-0.396265</text:p>
          </table:table-cell>
        </table:table-row>
        <table:table-row table:style-name="ro1">
          <table:table-cell office:value-type="float" office:value="15.915718" calcext:value-type="float">
            <text:p>15.915718</text:p>
          </table:table-cell>
          <table:table-cell office:value-type="float" office:value="0.010684" calcext:value-type="float">
            <text:p>0.010684</text:p>
          </table:table-cell>
          <table:table-cell office:value-type="float" office:value="0.009132" calcext:value-type="float">
            <text:p>0.009132</text:p>
          </table:table-cell>
          <table:table-cell office:value-type="float" office:value="0.854735" calcext:value-type="float">
            <text:p>0.854735</text:p>
          </table:table-cell>
          <table:table-cell office:value-type="float" office:value="-5.475047" calcext:value-type="float">
            <text:p>-5.475047</text:p>
          </table:table-cell>
          <table:table-cell office:value-type="float" office:value="-4.506801" calcext:value-type="float">
            <text:p>-4.506801</text:p>
          </table:table-cell>
          <table:table-cell office:value-type="float" office:value="0.392382" calcext:value-type="float">
            <text:p>0.392382</text:p>
          </table:table-cell>
          <table:table-cell office:value-type="float" office:value="-0.837227" calcext:value-type="float">
            <text:p>-0.837227</text:p>
          </table:table-cell>
        </table:table-row>
        <table:table-row table:style-name="ro1">
          <table:table-cell office:value-type="string" calcext:value-type="string">
            <text:p>Result Results/43.txt saved</text:p>
          </table:table-cell>
          <table:table-cell table:number-columns-repeated="7"/>
        </table:table-row>
        <table:table-row table:style-name="ro1">
          <table:table-cell office:value-type="float" office:value="16.000215" calcext:value-type="float">
            <text:p>16.000215</text:p>
          </table:table-cell>
          <table:table-cell office:value-type="float" office:value="0.044557" calcext:value-type="float">
            <text:p>0.044557</text:p>
          </table:table-cell>
          <table:table-cell office:value-type="float" office:value="0.037989" calcext:value-type="float">
            <text:p>0.037989</text:p>
          </table:table-cell>
          <table:table-cell office:value-type="float" office:value="0.852595" calcext:value-type="float">
            <text:p>0.852595</text:p>
          </table:table-cell>
          <table:table-cell office:value-type="float" office:value="-5.439126" calcext:value-type="float">
            <text:p>-5.439126</text:p>
          </table:table-cell>
          <table:table-cell office:value-type="float" office:value="-4.790715" calcext:value-type="float">
            <text:p>-4.790715</text:p>
          </table:table-cell>
          <table:table-cell office:value-type="float" office:value="0.697671" calcext:value-type="float">
            <text:p>0.697671</text:p>
          </table:table-cell>
          <table:table-cell office:value-type="float" office:value="-0.680272" calcext:value-type="float">
            <text:p>-0.680272</text:p>
          </table:table-cell>
        </table:table-row>
        <table:table-row table:style-name="ro1">
          <table:table-cell office:value-type="float" office:value="16.080243" calcext:value-type="float">
            <text:p>16.080243</text:p>
          </table:table-cell>
          <table:table-cell office:value-type="float" office:value="0.077623" calcext:value-type="float">
            <text:p>0.077623</text:p>
          </table:table-cell>
          <table:table-cell office:value-type="float" office:value="0.066171" calcext:value-type="float">
            <text:p>0.066171</text:p>
          </table:table-cell>
          <table:table-cell office:value-type="float" office:value="0.852467" calcext:value-type="float">
            <text:p>0.852467</text:p>
          </table:table-cell>
          <table:table-cell office:value-type="float" office:value="-5.193259" calcext:value-type="float">
            <text:p>-5.193259</text:p>
          </table:table-cell>
          <table:table-cell office:value-type="float" office:value="-4.860557" calcext:value-type="float">
            <text:p>-4.860557</text:p>
          </table:table-cell>
          <table:table-cell office:value-type="float" office:value="0.694784" calcext:value-type="float">
            <text:p>0.694784</text:p>
          </table:table-cell>
          <table:table-cell office:value-type="float" office:value="-0.758742" calcext:value-type="float">
            <text:p>-0.758742</text:p>
          </table:table-cell>
        </table:table-row>
        <table:table-row table:style-name="ro1">
          <table:table-cell office:value-type="string" calcext:value-type="string">
            <text:p>Result Results/44.txt saved</text:p>
          </table:table-cell>
          <table:table-cell table:number-columns-repeated="7"/>
        </table:table-row>
        <table:table-row table:style-name="ro1">
          <table:table-cell office:value-type="float" office:value="16.13909" calcext:value-type="float">
            <text:p>16.13909</text:p>
          </table:table-cell>
          <table:table-cell office:value-type="float" office:value="0.102429" calcext:value-type="float">
            <text:p>0.102429</text:p>
          </table:table-cell>
          <table:table-cell office:value-type="float" office:value="0.087555" calcext:value-type="float">
            <text:p>0.087555</text:p>
          </table:table-cell>
          <table:table-cell office:value-type="float" office:value="0.854784" calcext:value-type="float">
            <text:p>0.854784</text:p>
          </table:table-cell>
          <table:table-cell office:value-type="float" office:value="-4.787522" calcext:value-type="float">
            <text:p>-4.787522</text:p>
          </table:table-cell>
          <table:table-cell office:value-type="float" office:value="-4.697606" calcext:value-type="float">
            <text:p>-4.697606</text:p>
          </table:table-cell>
          <table:table-cell office:value-type="float" office:value="0.589635" calcext:value-type="float">
            <text:p>0.589635</text:p>
          </table:table-cell>
          <table:table-cell office:value-type="float" office:value="-0.937485" calcext:value-type="float">
            <text:p>-0.937485</text:p>
          </table:table-cell>
        </table:table-row>
        <table:table-row table:style-name="ro1">
          <table:table-cell office:value-type="float" office:value="16.167775" calcext:value-type="float">
            <text:p>16.167775</text:p>
          </table:table-cell>
          <table:table-cell office:value-type="float" office:value="0.094573" calcext:value-type="float">
            <text:p>0.094573</text:p>
          </table:table-cell>
          <table:table-cell office:value-type="float" office:value="0.081171" calcext:value-type="float">
            <text:p>0.081171</text:p>
          </table:table-cell>
          <table:table-cell office:value-type="float" office:value="0.858288" calcext:value-type="float">
            <text:p>0.858288</text:p>
          </table:table-cell>
          <table:table-cell office:value-type="float" office:value="-4.355184" calcext:value-type="float">
            <text:p>-4.355184</text:p>
          </table:table-cell>
          <table:table-cell office:value-type="float" office:value="-4.331678" calcext:value-type="float">
            <text:p>-4.331678</text:p>
          </table:table-cell>
          <table:table-cell office:value-type="float" office:value="0.493939" calcext:value-type="float">
            <text:p>0.493939</text:p>
          </table:table-cell>
          <table:table-cell office:value-type="float" office:value="-1.146801" calcext:value-type="float">
            <text:p>-1.146801</text:p>
          </table:table-cell>
        </table:table-row>
        <table:table-row table:style-name="ro1">
          <table:table-cell office:value-type="string" calcext:value-type="string">
            <text:p>Result Results/45.txt saved</text:p>
          </table:table-cell>
          <table:table-cell table:number-columns-repeated="7"/>
        </table:table-row>
        <table:table-row table:style-name="ro1">
          <table:table-cell office:value-type="float" office:value="16.202984" calcext:value-type="float">
            <text:p>16.202984</text:p>
          </table:table-cell>
          <table:table-cell office:value-type="float" office:value="0.10199" calcext:value-type="float">
            <text:p>0.10199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861847" calcext:value-type="float">
            <text:p>0.861847</text:p>
          </table:table-cell>
          <table:table-cell office:value-type="float" office:value="-4.263648" calcext:value-type="float">
            <text:p>-4.263648</text:p>
          </table:table-cell>
          <table:table-cell office:value-type="float" office:value="-3.974124" calcext:value-type="float">
            <text:p>-3.974124</text:p>
          </table:table-cell>
          <table:table-cell office:value-type="float" office:value="0.521204" calcext:value-type="float">
            <text:p>0.521204</text:p>
          </table:table-cell>
          <table:table-cell office:value-type="float" office:value="-1.142791" calcext:value-type="float">
            <text:p>-1.142791</text:p>
          </table:table-cell>
        </table:table-row>
        <table:table-row table:style-name="ro1">
          <table:table-cell office:value-type="float" office:value="16.226187" calcext:value-type="float">
            <text:p>16.226187</text:p>
          </table:table-cell>
          <table:table-cell office:value-type="float" office:value="0.059292" calcext:value-type="float">
            <text:p>0.059292</text:p>
          </table:table-cell>
          <table:table-cell office:value-type="float" office:value="0.051214" calcext:value-type="float">
            <text:p>0.051214</text:p>
          </table:table-cell>
          <table:table-cell office:value-type="float" office:value="0.863771" calcext:value-type="float">
            <text:p>0.863771</text:p>
          </table:table-cell>
          <table:table-cell office:value-type="float" office:value="-4.155006" calcext:value-type="float">
            <text:p>-4.155006</text:p>
          </table:table-cell>
          <table:table-cell office:value-type="float" office:value="-3.58663" calcext:value-type="float">
            <text:p>-3.58663</text:p>
          </table:table-cell>
          <table:table-cell office:value-type="float" office:value="0.298851" calcext:value-type="float">
            <text:p>0.298851</text:p>
          </table:table-cell>
          <table:table-cell office:value-type="float" office:value="-1.355515" calcext:value-type="float">
            <text:p>-1.355515</text:p>
          </table:table-cell>
        </table:table-row>
        <table:table-row table:style-name="ro1">
          <table:table-cell office:value-type="string" calcext:value-type="string">
            <text:p>Result Results/46.txt saved</text:p>
          </table:table-cell>
          <table:table-cell table:number-columns-repeated="7"/>
        </table:table-row>
        <table:table-row table:style-name="ro1">
          <table:table-cell office:value-type="float" office:value="16.259532" calcext:value-type="float">
            <text:p>16.259532</text:p>
          </table:table-cell>
          <table:table-cell office:value-type="float" office:value="0.045722" calcext:value-type="float">
            <text:p>0.045722</text:p>
          </table:table-cell>
          <table:table-cell office:value-type="float" office:value="0.039523" calcext:value-type="float">
            <text:p>0.039523</text:p>
          </table:table-cell>
          <table:table-cell office:value-type="float" office:value="0.864431" calcext:value-type="float">
            <text:p>0.864431</text:p>
          </table:table-cell>
          <table:table-cell office:value-type="float" office:value="-4.352102" calcext:value-type="float">
            <text:p>-4.352102</text:p>
          </table:table-cell>
          <table:table-cell office:value-type="float" office:value="-3.516026" calcext:value-type="float">
            <text:p>-3.516026</text:p>
          </table:table-cell>
          <table:table-cell office:value-type="float" office:value="0.358141" calcext:value-type="float">
            <text:p>0.358141</text:p>
          </table:table-cell>
          <table:table-cell office:value-type="float" office:value="-1.291793" calcext:value-type="float">
            <text:p>-1.291793</text:p>
          </table:table-cell>
        </table:table-row>
        <table:table-row table:style-name="ro1">
          <table:table-cell office:value-type="float" office:value="16.319318" calcext:value-type="float">
            <text:p>16.319318</text:p>
          </table:table-cell>
          <table:table-cell office:value-type="float" office:value="0.036974" calcext:value-type="float">
            <text:p>0.036974</text:p>
          </table:table-cell>
          <table:table-cell office:value-type="float" office:value="0.031916" calcext:value-type="float">
            <text:p>0.031916</text:p>
          </table:table-cell>
          <table:table-cell office:value-type="float" office:value="0.86322" calcext:value-type="float">
            <text:p>0.86322</text:p>
          </table:table-cell>
          <table:table-cell office:value-type="float" office:value="-4.642006" calcext:value-type="float">
            <text:p>-4.642006</text:p>
          </table:table-cell>
          <table:table-cell office:value-type="float" office:value="-3.569994" calcext:value-type="float">
            <text:p>-3.569994</text:p>
          </table:table-cell>
          <table:table-cell office:value-type="float" office:value="0.347769" calcext:value-type="float">
            <text:p>0.347769</text:p>
          </table:table-cell>
          <table:table-cell office:value-type="float" office:value="-1.234514" calcext:value-type="float">
            <text:p>-1.234514</text:p>
          </table:table-cell>
        </table:table-row>
        <table:table-row table:style-name="ro1">
          <table:table-cell office:value-type="string" calcext:value-type="string">
            <text:p>Result Results/47.txt saved</text:p>
          </table:table-cell>
          <table:table-cell table:number-columns-repeated="7"/>
        </table:table-row>
        <table:table-row table:style-name="ro1">
          <table:table-cell office:value-type="float" office:value="16.394268" calcext:value-type="float">
            <text:p>16.394268</text:p>
          </table:table-cell>
          <table:table-cell office:value-type="float" office:value="0.042466" calcext:value-type="float">
            <text:p>0.042466</text:p>
          </table:table-cell>
          <table:table-cell office:value-type="float" office:value="0.036584" calcext:value-type="float">
            <text:p>0.036584</text:p>
          </table:table-cell>
          <table:table-cell office:value-type="float" office:value="0.861505" calcext:value-type="float">
            <text:p>0.861505</text:p>
          </table:table-cell>
          <table:table-cell office:value-type="float" office:value="-4.766946" calcext:value-type="float">
            <text:p>-4.766946</text:p>
          </table:table-cell>
          <table:table-cell office:value-type="float" office:value="-3.719558" calcext:value-type="float">
            <text:p>-3.719558</text:p>
          </table:table-cell>
          <table:table-cell office:value-type="float" office:value="0.116421" calcext:value-type="float">
            <text:p>0.116421</text:p>
          </table:table-cell>
          <table:table-cell office:value-type="float" office:value="-1.423004" calcext:value-type="float">
            <text:p>-1.423004</text:p>
          </table:table-cell>
        </table:table-row>
        <table:table-row table:style-name="ro1">
          <table:table-cell office:value-type="float" office:value="16.418729" calcext:value-type="float">
            <text:p>16.418729</text:p>
          </table:table-cell>
          <table:table-cell office:value-type="float" office:value="0.041153" calcext:value-type="float">
            <text:p>0.041153</text:p>
          </table:table-cell>
          <table:table-cell office:value-type="float" office:value="0.03549" calcext:value-type="float">
            <text:p>0.03549</text:p>
          </table:table-cell>
          <table:table-cell office:value-type="float" office:value="0.862383" calcext:value-type="float">
            <text:p>0.862383</text:p>
          </table:table-cell>
          <table:table-cell office:value-type="float" office:value="-4.58437" calcext:value-type="float">
            <text:p>-4.58437</text:p>
          </table:table-cell>
          <table:table-cell office:value-type="float" office:value="-3.887132" calcext:value-type="float">
            <text:p>-3.887132</text:p>
          </table:table-cell>
          <table:table-cell office:value-type="float" office:value="-0.169256" calcext:value-type="float">
            <text:p>-0.169256</text:p>
          </table:table-cell>
          <table:table-cell office:value-type="float" office:value="-1.831983" calcext:value-type="float">
            <text:p>-1.831983</text:p>
          </table:table-cell>
        </table:table-row>
        <table:table-row table:style-name="ro1">
          <table:table-cell office:value-type="string" calcext:value-type="string">
            <text:p>Result Results/48.txt saved</text:p>
          </table:table-cell>
          <table:table-cell table:number-columns-repeated="7"/>
        </table:table-row>
        <table:table-row table:style-name="ro1">
          <table:table-cell office:value-type="float" office:value="16.476734" calcext:value-type="float">
            <text:p>16.476734</text:p>
          </table:table-cell>
          <table:table-cell office:value-type="float" office:value="0.056756" calcext:value-type="float">
            <text:p>0.056756</text:p>
          </table:table-cell>
          <table:table-cell office:value-type="float" office:value="0.048942" calcext:value-type="float">
            <text:p>0.048942</text:p>
          </table:table-cell>
          <table:table-cell office:value-type="float" office:value="0.862317" calcext:value-type="float">
            <text:p>0.862317</text:p>
          </table:table-cell>
          <table:table-cell office:value-type="float" office:value="-4.893779" calcext:value-type="float">
            <text:p>-4.893779</text:p>
          </table:table-cell>
          <table:table-cell office:value-type="float" office:value="-4.063296" calcext:value-type="float">
            <text:p>-4.063296</text:p>
          </table:table-cell>
          <table:table-cell office:value-type="float" office:value="0.149144" calcext:value-type="float">
            <text:p>0.149144</text:p>
          </table:table-cell>
          <table:table-cell office:value-type="float" office:value="-1.499688" calcext:value-type="float">
            <text:p>-1.499688</text:p>
          </table:table-cell>
        </table:table-row>
        <table:table-row table:style-name="ro1">
          <table:table-cell office:value-type="float" office:value="16.526354" calcext:value-type="float">
            <text:p>16.526354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0306" calcext:value-type="float">
            <text:p>0.030306</text:p>
          </table:table-cell>
          <table:table-cell office:value-type="float" office:value="0.861562" calcext:value-type="float">
            <text:p>0.861562</text:p>
          </table:table-cell>
          <table:table-cell office:value-type="float" office:value="-5.088386" calcext:value-type="float">
            <text:p>-5.088386</text:p>
          </table:table-cell>
          <table:table-cell office:value-type="float" office:value="-4.215669" calcext:value-type="float">
            <text:p>-4.215669</text:p>
          </table:table-cell>
          <table:table-cell office:value-type="float" office:value="-0.004623" calcext:value-type="float">
            <text:p>-0.004623</text:p>
          </table:table-cell>
          <table:table-cell office:value-type="float" office:value="-1.558607" calcext:value-type="float">
            <text:p>-1.558607</text:p>
          </table:table-cell>
        </table:table-row>
        <table:table-row table:style-name="ro1">
          <table:table-cell office:value-type="float" office:value="16.535265" calcext:value-type="float">
            <text:p>16.535265</text:p>
          </table:table-cell>
          <table:table-cell office:value-type="float" office:value="0.005357" calcext:value-type="float">
            <text:p>0.005357</text:p>
          </table:table-cell>
          <table:table-cell office:value-type="float" office:value="0.004615" calcext:value-type="float">
            <text:p>0.004615</text:p>
          </table:table-cell>
          <table:table-cell office:value-type="float" office:value="0.861377" calcext:value-type="float">
            <text:p>0.861377</text:p>
          </table:table-cell>
          <table:table-cell office:value-type="float" office:value="-5.340437" calcext:value-type="float">
            <text:p>-5.340437</text:p>
          </table:table-cell>
          <table:table-cell office:value-type="float" office:value="-4.476455" calcext:value-type="float">
            <text:p>-4.476455</text:p>
          </table:table-cell>
          <table:table-cell office:value-type="float" office:value="0.14242" calcext:value-type="float">
            <text:p>0.14242</text:p>
          </table:table-cell>
          <table:table-cell office:value-type="float" office:value="-1.398043" calcext:value-type="float">
            <text:p>-1.398043</text:p>
          </table:table-cell>
        </table:table-row>
        <table:table-row table:style-name="ro1">
          <table:table-cell office:value-type="string" calcext:value-type="string">
            <text:p>Result Results/49.txt saved</text:p>
          </table:table-cell>
          <table:table-cell table:number-columns-repeated="7"/>
        </table:table-row>
        <table:table-row table:style-name="ro1">
          <table:table-cell office:value-type="float" office:value="16.686425" calcext:value-type="float">
            <text:p>16.686425</text:p>
          </table:table-cell>
          <table:table-cell office:value-type="float" office:value="0.015814" calcext:value-type="float">
            <text:p>0.015814</text:p>
          </table:table-cell>
          <table:table-cell office:value-type="float" office:value="0.013511" calcext:value-type="float">
            <text:p>0.013511</text:p>
          </table:table-cell>
          <table:table-cell office:value-type="float" office:value="0.854383" calcext:value-type="float">
            <text:p>0.854383</text:p>
          </table:table-cell>
          <table:table-cell office:value-type="float" office:value="-6.025525" calcext:value-type="float">
            <text:p>-6.025525</text:p>
          </table:table-cell>
          <table:table-cell office:value-type="float" office:value="-4.783983" calcext:value-type="float">
            <text:p>-4.783983</text:p>
          </table:table-cell>
          <table:table-cell office:value-type="float" office:value="0.820074" calcext:value-type="float">
            <text:p>0.820074</text:p>
          </table:table-cell>
          <table:table-cell office:value-type="float" office:value="-0.604291" calcext:value-type="float">
            <text:p>-0.604291</text:p>
          </table:table-cell>
        </table:table-row>
        <table:table-row table:style-name="ro1">
          <table:table-cell office:value-type="float" office:value="16.764931" calcext:value-type="float">
            <text:p>16.764931</text:p>
          </table:table-cell>
          <table:table-cell office:value-type="float" office:value="0.012548" calcext:value-type="float">
            <text:p>0.012548</text:p>
          </table:table-cell>
          <table:table-cell office:value-type="float" office:value="0.010679" calcext:value-type="float">
            <text:p>0.010679</text:p>
          </table:table-cell>
          <table:table-cell office:value-type="float" office:value="0.851019" calcext:value-type="float">
            <text:p>0.851019</text:p>
          </table:table-cell>
          <table:table-cell office:value-type="float" office:value="-6.254972" calcext:value-type="float">
            <text:p>-6.254972</text:p>
          </table:table-cell>
          <table:table-cell office:value-type="float" office:value="-5.349804" calcext:value-type="float">
            <text:p>-5.349804</text:p>
          </table:table-cell>
          <table:table-cell office:value-type="float" office:value="0.249941" calcext:value-type="float">
            <text:p>0.249941</text:p>
          </table:table-cell>
          <table:table-cell office:value-type="float" office:value="-0.942231" calcext:value-type="float">
            <text:p>-0.942231</text:p>
          </table:table-cell>
        </table:table-row>
        <table:table-row table:style-name="ro1">
          <table:table-cell office:value-type="string" calcext:value-type="string">
            <text:p>Result Results/50.txt saved</text:p>
          </table:table-cell>
          <table:table-cell table:number-columns-repeated="7"/>
        </table:table-row>
        <table:table-row table:style-name="ro1">
          <table:table-cell office:value-type="float" office:value="16.868238" calcext:value-type="float">
            <text:p>16.868238</text:p>
          </table:table-cell>
          <table:table-cell office:value-type="float" office:value="0.054011" calcext:value-type="float">
            <text:p>0.054011</text:p>
          </table:table-cell>
          <table:table-cell office:value-type="float" office:value="0.045829" calcext:value-type="float">
            <text:p>0.045829</text:p>
          </table:table-cell>
          <table:table-cell office:value-type="float" office:value="0.848524" calcext:value-type="float">
            <text:p>0.848524</text:p>
          </table:table-cell>
          <table:table-cell office:value-type="float" office:value="-6.193346" calcext:value-type="float">
            <text:p>-6.193346</text:p>
          </table:table-cell>
          <table:table-cell office:value-type="float" office:value="-5.680669" calcext:value-type="float">
            <text:p>-5.680669</text:p>
          </table:table-cell>
          <table:table-cell office:value-type="float" office:value="0.552175" calcext:value-type="float">
            <text:p>0.552175</text:p>
          </table:table-cell>
          <table:table-cell office:value-type="float" office:value="-0.81568" calcext:value-type="float">
            <text:p>-0.81568</text:p>
          </table:table-cell>
        </table:table-row>
        <table:table-row table:style-name="ro1">
          <table:table-cell office:value-type="float" office:value="16.949141" calcext:value-type="float">
            <text:p>16.949141</text:p>
          </table:table-cell>
          <table:table-cell office:value-type="float" office:value="0.087337" calcext:value-type="float">
            <text:p>0.087337</text:p>
          </table:table-cell>
          <table:table-cell office:value-type="float" office:value="0.074136" calcext:value-type="float">
            <text:p>0.074136</text:p>
          </table:table-cell>
          <table:table-cell office:value-type="float" office:value="0.848848" calcext:value-type="float">
            <text:p>0.848848</text:p>
          </table:table-cell>
          <table:table-cell office:value-type="float" office:value="-5.917953" calcext:value-type="float">
            <text:p>-5.917953</text:p>
          </table:table-cell>
          <table:table-cell office:value-type="float" office:value="-5.826247" calcext:value-type="float">
            <text:p>-5.826247</text:p>
          </table:table-cell>
          <table:table-cell office:value-type="float" office:value="0.572367" calcext:value-type="float">
            <text:p>0.572367</text:p>
          </table:table-cell>
          <table:table-cell office:value-type="float" office:value="-0.922038" calcext:value-type="float">
            <text:p>-0.922038</text:p>
          </table:table-cell>
        </table:table-row>
        <table:table-row table:style-name="ro1">
          <table:table-cell office:value-type="float" office:value="16.954638" calcext:value-type="float">
            <text:p>16.954638</text:p>
          </table:table-cell>
          <table:table-cell office:value-type="float" office:value="0.009293" calcext:value-type="float">
            <text:p>0.009293</text:p>
          </table:table-cell>
          <table:table-cell office:value-type="float" office:value="0.007891" calcext:value-type="float">
            <text:p>0.007891</text:p>
          </table:table-cell>
          <table:table-cell office:value-type="float" office:value="0.849038" calcext:value-type="float">
            <text:p>0.849038</text:p>
          </table:table-cell>
          <table:table-cell office:value-type="float" office:value="-5.610971" calcext:value-type="float">
            <text:p>-5.610971</text:p>
          </table:table-cell>
          <table:table-cell office:value-type="float" office:value="-5.725494" calcext:value-type="float">
            <text:p>-5.725494</text:p>
          </table:table-cell>
          <table:table-cell office:value-type="float" office:value="0.582489" calcext:value-type="float">
            <text:p>0.582489</text:p>
          </table:table-cell>
          <table:table-cell office:value-type="float" office:value="-0.993236" calcext:value-type="float">
            <text:p>-0.993236</text:p>
          </table:table-cell>
        </table:table-row>
        <table:table-row table:style-name="ro1">
          <table:table-cell office:value-type="string" calcext:value-type="string">
            <text:p>Result Results/51.txt saved</text:p>
          </table:table-cell>
          <table:table-cell table:number-columns-repeated="7"/>
        </table:table-row>
        <table:table-row table:style-name="ro1">
          <table:table-cell office:value-type="float" office:value="17.09229" calcext:value-type="float">
            <text:p>17.09229</text:p>
          </table:table-cell>
          <table:table-cell office:value-type="float" office:value="0.087985" calcext:value-type="float">
            <text:p>0.087985</text:p>
          </table:table-cell>
          <table:table-cell office:value-type="float" office:value="0.074484" calcext:value-type="float">
            <text:p>0.074484</text:p>
          </table:table-cell>
          <table:table-cell office:value-type="float" office:value="0.846558" calcext:value-type="float">
            <text:p>0.846558</text:p>
          </table:table-cell>
          <table:table-cell office:value-type="float" office:value="-6.170928" calcext:value-type="float">
            <text:p>-6.170928</text:p>
          </table:table-cell>
          <table:table-cell office:value-type="float" office:value="-5.738147" calcext:value-type="float">
            <text:p>-5.738147</text:p>
          </table:table-cell>
          <table:table-cell office:value-type="float" office:value="1.227534" calcext:value-type="float">
            <text:p>1.227534</text:p>
          </table:table-cell>
          <table:table-cell office:value-type="float" office:value="-0.228431" calcext:value-type="float">
            <text:p>-0.228431</text:p>
          </table:table-cell>
        </table:table-row>
        <table:table-row table:style-name="ro1">
          <table:table-cell office:value-type="float" office:value="17.152019" calcext:value-type="float">
            <text:p>17.152019</text:p>
          </table:table-cell>
          <table:table-cell office:value-type="float" office:value="0.054369" calcext:value-type="float">
            <text:p>0.054369</text:p>
          </table:table-cell>
          <table:table-cell office:value-type="float" office:value="0.046012" calcext:value-type="float">
            <text:p>0.046012</text:p>
          </table:table-cell>
          <table:table-cell office:value-type="float" office:value="0.846293" calcext:value-type="float">
            <text:p>0.846293</text:p>
          </table:table-cell>
          <table:table-cell office:value-type="float" office:value="-5.902812" calcext:value-type="float">
            <text:p>-5.902812</text:p>
          </table:table-cell>
          <table:table-cell office:value-type="float" office:value="-5.776121" calcext:value-type="float">
            <text:p>-5.776121</text:p>
          </table:table-cell>
          <table:table-cell office:value-type="float" office:value="0.702008" calcext:value-type="float">
            <text:p>0.702008</text:p>
          </table:table-cell>
          <table:table-cell office:value-type="float" office:value="-0.625593" calcext:value-type="float">
            <text:p>-0.625593</text:p>
          </table:table-cell>
        </table:table-row>
        <table:table-row table:style-name="ro1">
          <table:table-cell office:value-type="string" calcext:value-type="string">
            <text:p>Result Results/52.txt saved</text:p>
          </table:table-cell>
          <table:table-cell table:number-columns-repeated="7"/>
        </table:table-row>
        <table:table-row table:style-name="ro1">
          <table:table-cell office:value-type="float" office:value="17.249225" calcext:value-type="float">
            <text:p>17.249225</text:p>
          </table:table-cell>
          <table:table-cell office:value-type="float" office:value="0.136576" calcext:value-type="float">
            <text:p>0.136576</text:p>
          </table:table-cell>
          <table:table-cell office:value-type="float" office:value="0.115849" calcext:value-type="float">
            <text:p>0.115849</text:p>
          </table:table-cell>
          <table:table-cell office:value-type="float" office:value="0.84824" calcext:value-type="float">
            <text:p>0.84824</text:p>
          </table:table-cell>
          <table:table-cell office:value-type="float" office:value="-5.667898" calcext:value-type="float">
            <text:p>-5.667898</text:p>
          </table:table-cell>
          <table:table-cell office:value-type="float" office:value="-5.703514" calcext:value-type="float">
            <text:p>-5.703514</text:p>
          </table:table-cell>
          <table:table-cell office:value-type="float" office:value="0.9265" calcext:value-type="float">
            <text:p>0.9265</text:p>
          </table:table-cell>
          <table:table-cell office:value-type="float" office:value="-0.575313" calcext:value-type="float">
            <text:p>-0.575313</text:p>
          </table:table-cell>
        </table:table-row>
        <table:table-row table:style-name="ro1">
          <table:table-cell office:value-type="float" office:value="17.263997" calcext:value-type="float">
            <text:p>17.263997</text:p>
          </table:table-cell>
          <table:table-cell office:value-type="float" office:value="0.091405" calcext:value-type="float">
            <text:p>0.091405</text:p>
          </table:table-cell>
          <table:table-cell office:value-type="float" office:value="0.077879" calcext:value-type="float">
            <text:p>0.077879</text:p>
          </table:table-cell>
          <table:table-cell office:value-type="float" office:value="0.852025" calcext:value-type="float">
            <text:p>0.852025</text:p>
          </table:table-cell>
          <table:table-cell office:value-type="float" office:value="-4.878664" calcext:value-type="float">
            <text:p>-4.878664</text:p>
          </table:table-cell>
          <table:table-cell office:value-type="float" office:value="-5.33468" calcext:value-type="float">
            <text:p>-5.33468</text:p>
          </table:table-cell>
          <table:table-cell office:value-type="float" office:value="0.612328" calcext:value-type="float">
            <text:p>0.612328</text:p>
          </table:table-cell>
          <table:table-cell office:value-type="float" office:value="-1.109566" calcext:value-type="float">
            <text:p>-1.109566</text:p>
          </table:table-cell>
        </table:table-row>
        <table:table-row table:style-name="ro1">
          <table:table-cell office:value-type="string" calcext:value-type="string">
            <text:p>Result Results/53.txt saved</text:p>
          </table:table-cell>
          <table:table-cell table:number-columns-repeated="7"/>
        </table:table-row>
        <table:table-row table:style-name="ro1">
          <table:table-cell office:value-type="float" office:value="17.30231" calcext:value-type="float">
            <text:p>17.30231</text:p>
          </table:table-cell>
          <table:table-cell office:value-type="float" office:value="0.158495" calcext:value-type="float">
            <text:p>0.158495</text:p>
          </table:table-cell>
          <table:table-cell office:value-type="float" office:value="0.135988" calcext:value-type="float">
            <text:p>0.135988</text:p>
          </table:table-cell>
          <table:table-cell office:value-type="float" office:value="0.857998" calcext:value-type="float">
            <text:p>0.857998</text:p>
          </table:table-cell>
          <table:table-cell office:value-type="float" office:value="-4.856387" calcext:value-type="float">
            <text:p>-4.856387</text:p>
          </table:table-cell>
          <table:table-cell office:value-type="float" office:value="-4.953318" calcext:value-type="float">
            <text:p>-4.953318</text:p>
          </table:table-cell>
          <table:table-cell office:value-type="float" office:value="0.849241" calcext:value-type="float">
            <text:p>0.849241</text:p>
          </table:table-cell>
          <table:table-cell office:value-type="float" office:value="-0.887261" calcext:value-type="float">
            <text:p>-0.887261</text:p>
          </table:table-cell>
        </table:table-row>
        <table:table-row table:style-name="ro1">
          <table:table-cell office:value-type="float" office:value="17.310471" calcext:value-type="float">
            <text:p>17.310471</text:p>
          </table:table-cell>
          <table:table-cell office:value-type="float" office:value="0.068709" calcext:value-type="float">
            <text:p>0.068709</text:p>
          </table:table-cell>
          <table:table-cell office:value-type="float" office:value="0.059159" calcext:value-type="float">
            <text:p>0.059159</text:p>
          </table:table-cell>
          <table:table-cell office:value-type="float" office:value="0.861011" calcext:value-type="float">
            <text:p>0.861011</text:p>
          </table:table-cell>
          <table:table-cell office:value-type="float" office:value="-4.458177" calcext:value-type="float">
            <text:p>-4.458177</text:p>
          </table:table-cell>
          <table:table-cell office:value-type="float" office:value="-4.321035" calcext:value-type="float">
            <text:p>-4.321035</text:p>
          </table:table-cell>
          <table:table-cell office:value-type="float" office:value="0.410679" calcext:value-type="float">
            <text:p>0.410679</text:p>
          </table:table-cell>
          <table:table-cell office:value-type="float" office:value="-1.327957" calcext:value-type="float">
            <text:p>-1.327957</text:p>
          </table:table-cell>
        </table:table-row>
        <table:table-row table:style-name="ro1">
          <table:table-cell office:value-type="string" calcext:value-type="string">
            <text:p>Result Results/54.txt saved</text:p>
          </table:table-cell>
          <table:table-cell table:number-columns-repeated="7"/>
        </table:table-row>
        <table:table-row table:style-name="ro1">
          <table:table-cell office:value-type="float" office:value="17.346333" calcext:value-type="float">
            <text:p>17.346333</text:p>
          </table:table-cell>
          <table:table-cell office:value-type="float" office:value="0.091019" calcext:value-type="float">
            <text:p>0.091019</text:p>
          </table:table-cell>
          <table:table-cell office:value-type="float" office:value="0.078619" calcext:value-type="float">
            <text:p>0.078619</text:p>
          </table:table-cell>
          <table:table-cell office:value-type="float" office:value="0.863763" calcext:value-type="float">
            <text:p>0.863763</text:p>
          </table:table-cell>
          <table:table-cell office:value-type="float" office:value="-4.714593" calcext:value-type="float">
            <text:p>-4.714593</text:p>
          </table:table-cell>
          <table:table-cell office:value-type="float" office:value="-4.13905" calcext:value-type="float">
            <text:p>-4.13905</text:p>
          </table:table-cell>
          <table:table-cell office:value-type="float" office:value="0.618408" calcext:value-type="float">
            <text:p>0.618408</text:p>
          </table:table-cell>
          <table:table-cell office:value-type="float" office:value="-1.115435" calcext:value-type="float">
            <text:p>-1.115435</text:p>
          </table:table-cell>
        </table:table-row>
        <table:table-row table:style-name="ro1">
          <table:table-cell office:value-type="float" office:value="17.371055" calcext:value-type="float">
            <text:p>17.371055</text:p>
          </table:table-cell>
          <table:table-cell office:value-type="float" office:value="0.038921" calcext:value-type="float">
            <text:p>0.038921</text:p>
          </table:table-cell>
          <table:table-cell office:value-type="float" office:value="0.033646" calcext:value-type="float">
            <text:p>0.033646</text:p>
          </table:table-cell>
          <table:table-cell office:value-type="float" office:value="0.864471" calcext:value-type="float">
            <text:p>0.864471</text:p>
          </table:table-cell>
          <table:table-cell office:value-type="float" office:value="-4.761759" calcext:value-type="float">
            <text:p>-4.761759</text:p>
          </table:table-cell>
          <table:table-cell office:value-type="float" office:value="-3.860521" calcext:value-type="float">
            <text:p>-3.860521</text:p>
          </table:table-cell>
          <table:table-cell office:value-type="float" office:value="0.238289" calcext:value-type="float">
            <text:p>0.238289</text:p>
          </table:table-cell>
          <table:table-cell office:value-type="float" office:value="-1.441119" calcext:value-type="float">
            <text:p>-1.441119</text:p>
          </table:table-cell>
        </table:table-row>
        <table:table-row table:style-name="ro1">
          <table:table-cell office:value-type="string" calcext:value-type="string">
            <text:p>Result Results/55.txt sav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^[[A17.407490</text:p>
          </table:table-cell>
          <table:table-cell office:value-type="float" office:value="0.026621" calcext:value-type="float">
            <text:p>0.026621</text:p>
          </table:table-cell>
          <table:table-cell office:value-type="float" office:value="0.023001" calcext:value-type="float">
            <text:p>0.023001</text:p>
          </table:table-cell>
          <table:table-cell office:value-type="float" office:value="0.863983" calcext:value-type="float">
            <text:p>0.863983</text:p>
          </table:table-cell>
          <table:table-cell office:value-type="float" office:value="-5.073771" calcext:value-type="float">
            <text:p>-5.073771</text:p>
          </table:table-cell>
          <table:table-cell office:value-type="float" office:value="-3.934446" calcext:value-type="float">
            <text:p>-3.934446</text:p>
          </table:table-cell>
          <table:table-cell office:value-type="float" office:value="0.345534" calcext:value-type="float">
            <text:p>0.345534</text:p>
          </table:table-cell>
          <table:table-cell office:value-type="float" office:value="-1.321886" calcext:value-type="float">
            <text:p>-1.321886</text:p>
          </table:table-cell>
        </table:table-row>
        <table:table-row table:style-name="ro1">
          <table:table-cell office:value-type="float" office:value="17.471102" calcext:value-type="float">
            <text:p>17.471102</text:p>
          </table:table-cell>
          <table:table-cell office:value-type="float" office:value="0.013337" calcext:value-type="float">
            <text:p>0.013337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861495" calcext:value-type="float">
            <text:p>0.861495</text:p>
          </table:table-cell>
          <table:table-cell office:value-type="float" office:value="-5.469059" calcext:value-type="float">
            <text:p>-5.469059</text:p>
          </table:table-cell>
          <table:table-cell office:value-type="float" office:value="-4.095142" calcext:value-type="float">
            <text:p>-4.095142</text:p>
          </table:table-cell>
          <table:table-cell office:value-type="float" office:value="0.394359" calcext:value-type="float">
            <text:p>0.394359</text:p>
          </table:table-cell>
          <table:table-cell office:value-type="float" office:value="-1.1917" calcext:value-type="float">
            <text:p>-1.1917</text:p>
          </table:table-cell>
        </table:table-row>
        <table:table-row table:style-name="ro1">
          <table:table-cell office:value-type="float" office:value="17.48873" calcext:value-type="float">
            <text:p>17.48873</text:p>
          </table:table-cell>
          <table:table-cell office:value-type="float" office:value="0.001744" calcext:value-type="float">
            <text:p>0.001744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0.860712" calcext:value-type="float">
            <text:p>0.860712</text:p>
          </table:table-cell>
          <table:table-cell office:value-type="float" office:value="-5.721355" calcext:value-type="float">
            <text:p>-5.721355</text:p>
          </table:table-cell>
          <table:table-cell office:value-type="float" office:value="-4.331284" calcext:value-type="float">
            <text:p>-4.331284</text:p>
          </table:table-cell>
          <table:table-cell office:value-type="float" office:value="0.237611" calcext:value-type="float">
            <text:p>0.237611</text:p>
          </table:table-cell>
          <table:table-cell office:value-type="float" office:value="-1.264483" calcext:value-type="float">
            <text:p>-1.264483</text:p>
          </table:table-cell>
        </table:table-row>
        <table:table-row table:style-name="ro1">
          <table:table-cell office:value-type="string" calcext:value-type="string">
            <text:p>^[[AResult Results/56.txt saved</text:p>
          </table:table-cell>
          <table:table-cell table:number-columns-repeated="7"/>
        </table:table-row>
        <table:table-row table:style-name="ro1">
          <table:table-cell office:value-type="float" office:value="17.583626" calcext:value-type="float">
            <text:p>17.583626</text:p>
          </table:table-cell>
          <table:table-cell office:value-type="float" office:value="-0.016284" calcext:value-type="float">
            <text:p>-0.016284</text:p>
          </table:table-cell>
          <table:table-cell office:value-type="float" office:value="-0.013928" calcext:value-type="float">
            <text:p>-0.013928</text:p>
          </table:table-cell>
          <table:table-cell office:value-type="float" office:value="0.855275" calcext:value-type="float">
            <text:p>0.855275</text:p>
          </table:table-cell>
          <table:table-cell office:value-type="float" office:value="-6.325738" calcext:value-type="float">
            <text:p>-6.325738</text:p>
          </table:table-cell>
          <table:table-cell office:value-type="float" office:value="-4.63551" calcext:value-type="float">
            <text:p>-4.63551</text:p>
          </table:table-cell>
          <table:table-cell office:value-type="float" office:value="0.807056" calcext:value-type="float">
            <text:p>0.807056</text:p>
          </table:table-cell>
          <table:table-cell office:value-type="float" office:value="-0.598811" calcext:value-type="float">
            <text:p>-0.598811</text:p>
          </table:table-cell>
        </table:table-row>
        <table:table-row table:style-name="ro1">
          <table:table-cell office:value-type="float" office:value="17.713584" calcext:value-type="float">
            <text:p>17.713584</text:p>
          </table:table-cell>
          <table:table-cell office:value-type="float" office:value="-0.020288" calcext:value-type="float">
            <text:p>-0.020288</text:p>
          </table:table-cell>
          <table:table-cell office:value-type="float" office:value="-0.017205" calcext:value-type="float">
            <text:p>-0.017205</text:p>
          </table:table-cell>
          <table:table-cell office:value-type="float" office:value="0.848029" calcext:value-type="float">
            <text:p>0.848029</text:p>
          </table:table-cell>
          <table:table-cell office:value-type="float" office:value="-6.615749" calcext:value-type="float">
            <text:p>-6.615749</text:p>
          </table:table-cell>
          <table:table-cell office:value-type="float" office:value="-5.060214" calcext:value-type="float">
            <text:p>-5.060214</text:p>
          </table:table-cell>
          <table:table-cell office:value-type="float" office:value="0.640853" calcext:value-type="float">
            <text:p>0.640853</text:p>
          </table:table-cell>
          <table:table-cell office:value-type="float" office:value="-0.637771" calcext:value-type="float">
            <text:p>-0.637771</text:p>
          </table:table-cell>
        </table:table-row>
        <table:table-row table:style-name="ro1">
          <table:table-cell office:value-type="string" calcext:value-type="string">
            <text:p>Result Results/57.txt saved</text:p>
          </table:table-cell>
          <table:table-cell table:number-columns-repeated="7"/>
        </table:table-row>
        <table:table-row table:style-name="ro1">
          <table:table-cell office:value-type="float" office:value="17.804335" calcext:value-type="float">
            <text:p>17.804335</text:p>
          </table:table-cell>
          <table:table-cell office:value-type="float" office:value="0.031547" calcext:value-type="float">
            <text:p>0.031547</text:p>
          </table:table-cell>
          <table:table-cell office:value-type="float" office:value="0.026663" calcext:value-type="float">
            <text:p>0.026663</text:p>
          </table:table-cell>
          <table:table-cell office:value-type="float" office:value="0.845204" calcext:value-type="float">
            <text:p>0.845204</text:p>
          </table:table-cell>
          <table:table-cell office:value-type="float" office:value="-6.382198" calcext:value-type="float">
            <text:p>-6.382198</text:p>
          </table:table-cell>
          <table:table-cell office:value-type="float" office:value="-5.460942" calcext:value-type="float">
            <text:p>-5.460942</text:p>
          </table:table-cell>
          <table:table-cell office:value-type="float" office:value="0.409457" calcext:value-type="float">
            <text:p>0.409457</text:p>
          </table:table-cell>
          <table:table-cell office:value-type="float" office:value="-0.981257" calcext:value-type="float">
            <text:p>-0.981257</text:p>
          </table:table-cell>
        </table:table-row>
        <table:table-row table:style-name="ro1">
          <table:table-cell office:value-type="float" office:value="17.857345" calcext:value-type="float">
            <text:p>17.857345</text:p>
          </table:table-cell>
          <table:table-cell office:value-type="float" office:value="0.074906" calcext:value-type="float">
            <text:p>0.074906</text:p>
          </table:table-cell>
          <table:table-cell office:value-type="float" office:value="0.063389" calcext:value-type="float">
            <text:p>0.063389</text:p>
          </table:table-cell>
          <table:table-cell office:value-type="float" office:value="0.846245" calcext:value-type="float">
            <text:p>0.846245</text:p>
          </table:table-cell>
          <table:table-cell office:value-type="float" office:value="-5.901341" calcext:value-type="float">
            <text:p>-5.901341</text:p>
          </table:table-cell>
          <table:table-cell office:value-type="float" office:value="-5.474379" calcext:value-type="float">
            <text:p>-5.474379</text:p>
          </table:table-cell>
          <table:table-cell office:value-type="float" office:value="0.403292" calcext:value-type="float">
            <text:p>0.403292</text:p>
          </table:table-cell>
          <table:table-cell office:value-type="float" office:value="-1.19073" calcext:value-type="float">
            <text:p>-1.19073</text:p>
          </table:table-cell>
        </table:table-row>
        <table:table-row table:style-name="ro1">
          <table:table-cell office:value-type="string" calcext:value-type="string">
            <text:p>Result Results/58.txt saved</text:p>
          </table:table-cell>
          <table:table-cell table:number-columns-repeated="7"/>
        </table:table-row>
        <table:table-row table:style-name="ro1">
          <table:table-cell office:value-type="float" office:value="17.894643" calcext:value-type="float">
            <text:p>17.894643</text:p>
          </table:table-cell>
          <table:table-cell office:value-type="float" office:value="0.096512" calcext:value-type="float">
            <text:p>0.096512</text:p>
          </table:table-cell>
          <table:table-cell office:value-type="float" office:value="0.081944" calcext:value-type="float">
            <text:p>0.081944</text:p>
          </table:table-cell>
          <table:table-cell office:value-type="float" office:value="0.84906" calcext:value-type="float">
            <text:p>0.84906</text:p>
          </table:table-cell>
          <table:table-cell office:value-type="float" office:value="-5.50815" calcext:value-type="float">
            <text:p>-5.50815</text:p>
          </table:table-cell>
          <table:table-cell office:value-type="float" office:value="-5.181456" calcext:value-type="float">
            <text:p>-5.181456</text:p>
          </table:table-cell>
          <table:table-cell office:value-type="float" office:value="0.390306" calcext:value-type="float">
            <text:p>0.390306</text:p>
          </table:table-cell>
          <table:table-cell office:value-type="float" office:value="-1.282804" calcext:value-type="float">
            <text:p>-1.282804</text:p>
          </table:table-cell>
        </table:table-row>
        <table:table-row table:style-name="ro1">
          <table:table-cell office:value-type="float" office:value="17.910555" calcext:value-type="float">
            <text:p>17.910555</text:p>
          </table:table-cell>
          <table:table-cell office:value-type="float" office:value="0.078372" calcext:value-type="float">
            <text:p>0.078372</text:p>
          </table:table-cell>
          <table:table-cell office:value-type="float" office:value="0.066776" calcext:value-type="float">
            <text:p>0.066776</text:p>
          </table:table-cell>
          <table:table-cell office:value-type="float" office:value="0.852034" calcext:value-type="float">
            <text:p>0.852034</text:p>
          </table:table-cell>
          <table:table-cell office:value-type="float" office:value="-5.144483" calcext:value-type="float">
            <text:p>-5.144483</text:p>
          </table:table-cell>
          <table:table-cell office:value-type="float" office:value="-4.745874" calcext:value-type="float">
            <text:p>-4.745874</text:p>
          </table:table-cell>
          <table:table-cell office:value-type="float" office:value="0.23776" calcext:value-type="float">
            <text:p>0.23776</text:p>
          </table:table-cell>
          <table:table-cell office:value-type="float" office:value="-1.489714" calcext:value-type="float">
            <text:p>-1.489714</text:p>
          </table:table-cell>
        </table:table-row>
        <table:table-row table:style-name="ro1">
          <table:table-cell office:value-type="string" calcext:value-type="string">
            <text:p>Result Results/59.txt saved</text:p>
          </table:table-cell>
          <table:table-cell table:number-columns-repeated="7"/>
        </table:table-row>
        <table:table-row table:style-name="ro1">
          <table:table-cell office:value-type="float" office:value="17.926543" calcext:value-type="float">
            <text:p>17.926543</text:p>
          </table:table-cell>
          <table:table-cell office:value-type="float" office:value="0.055567" calcext:value-type="float">
            <text:p>0.055567</text:p>
          </table:table-cell>
          <table:table-cell office:value-type="float" office:value="0.04745" calcext:value-type="float">
            <text:p>0.04745</text:p>
          </table:table-cell>
          <table:table-cell office:value-type="float" office:value="0.853921" calcext:value-type="float">
            <text:p>0.853921</text:p>
          </table:table-cell>
          <table:table-cell office:value-type="float" office:value="-5.09932" calcext:value-type="float">
            <text:p>-5.09932</text:p>
          </table:table-cell>
          <table:table-cell office:value-type="float" office:value="-4.403211" calcext:value-type="float">
            <text:p>-4.403211</text:p>
          </table:table-cell>
          <table:table-cell office:value-type="float" office:value="0.257873" calcext:value-type="float">
            <text:p>0.257873</text:p>
          </table:table-cell>
          <table:table-cell office:value-type="float" office:value="-1.490363" calcext:value-type="float">
            <text:p>-1.490363</text:p>
          </table:table-cell>
        </table:table-row>
        <table:table-row table:style-name="ro1">
          <table:table-cell office:value-type="float" office:value="17.960741" calcext:value-type="float">
            <text:p>17.960741</text:p>
          </table:table-cell>
          <table:table-cell office:value-type="float" office:value="0.039216" calcext:value-type="float">
            <text:p>0.039216</text:p>
          </table:table-cell>
          <table:table-cell office:value-type="float" office:value="0.033497" calcext:value-type="float">
            <text:p>0.033497</text:p>
          </table:table-cell>
          <table:table-cell office:value-type="float" office:value="0.85416" calcext:value-type="float">
            <text:p>0.85416</text:p>
          </table:table-cell>
          <table:table-cell office:value-type="float" office:value="-5.302335" calcext:value-type="float">
            <text:p>-5.302335</text:p>
          </table:table-cell>
          <table:table-cell office:value-type="float" office:value="-4.21565" calcext:value-type="float">
            <text:p>-4.21565</text:p>
          </table:table-cell>
          <table:table-cell office:value-type="float" office:value="0.313039" calcext:value-type="float">
            <text:p>0.313039</text:p>
          </table:table-cell>
          <table:table-cell office:value-type="float" office:value="-1.373038" calcext:value-type="float">
            <text:p>-1.373038</text:p>
          </table:table-cell>
        </table:table-row>
        <table:table-row table:style-name="ro1">
          <table:table-cell office:value-type="float" office:value="17.968153" calcext:value-type="float">
            <text:p>17.968153</text:p>
          </table:table-cell>
          <table:table-cell office:value-type="float" office:value="0.003624" calcext:value-type="float">
            <text:p>0.003624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85398" calcext:value-type="float">
            <text:p>0.85398</text:p>
          </table:table-cell>
          <table:table-cell office:value-type="float" office:value="-5.439272" calcext:value-type="float">
            <text:p>-5.439272</text:p>
          </table:table-cell>
          <table:table-cell office:value-type="float" office:value="-4.135023" calcext:value-type="float">
            <text:p>-4.135023</text:p>
          </table:table-cell>
          <table:table-cell office:value-type="float" office:value="0.140984" calcext:value-type="float">
            <text:p>0.140984</text:p>
          </table:table-cell>
          <table:table-cell office:value-type="float" office:value="-1.468901" calcext:value-type="float">
            <text:p>-1.468901</text:p>
          </table:table-cell>
        </table:table-row>
        <table:table-row table:style-name="ro1">
          <table:table-cell office:value-type="string" calcext:value-type="string">
            <text:p>Result Results/60.txt saved</text:p>
          </table:table-cell>
          <table:table-cell table:number-columns-repeated="7"/>
        </table:table-row>
        <table:table-row table:style-name="ro1">
          <table:table-cell office:value-type="float" office:value="18.080587" calcext:value-type="float">
            <text:p>18.080587</text:p>
          </table:table-cell>
          <table:table-cell office:value-type="float" office:value="-0.024579" calcext:value-type="float">
            <text:p>-0.024579</text:p>
          </table:table-cell>
          <table:table-cell office:value-type="float" office:value="-0.020831" calcext:value-type="float">
            <text:p>-0.020831</text:p>
          </table:table-cell>
          <table:table-cell office:value-type="float" office:value="0.847518" calcext:value-type="float">
            <text:p>0.847518</text:p>
          </table:table-cell>
          <table:table-cell office:value-type="float" office:value="-6.157214" calcext:value-type="float">
            <text:p>-6.157214</text:p>
          </table:table-cell>
          <table:table-cell office:value-type="float" office:value="-4.384366" calcext:value-type="float">
            <text:p>-4.384366</text:p>
          </table:table-cell>
          <table:table-cell office:value-type="float" office:value="0.799914" calcext:value-type="float">
            <text:p>0.799914</text:p>
          </table:table-cell>
          <table:table-cell office:value-type="float" office:value="-0.699911" calcext:value-type="float">
            <text:p>-0.699911</text:p>
          </table:table-cell>
        </table:table-row>
        <table:table-row table:style-name="ro1">
          <table:table-cell office:value-type="float" office:value="18.12722" calcext:value-type="float">
            <text:p>18.12722</text:p>
          </table:table-cell>
          <table:table-cell office:value-type="float" office:value="-0.010177" calcext:value-type="float">
            <text:p>-0.010177</text:p>
          </table:table-cell>
          <table:table-cell office:value-type="float" office:value="-0.008598" calcext:value-type="float">
            <text:p>-0.008598</text:p>
          </table:table-cell>
          <table:table-cell office:value-type="float" office:value="0.844863" calcext:value-type="float">
            <text:p>0.844863</text:p>
          </table:table-cell>
          <table:table-cell office:value-type="float" office:value="-6.212575" calcext:value-type="float">
            <text:p>-6.212575</text:p>
          </table:table-cell>
          <table:table-cell office:value-type="float" office:value="-4.665373" calcext:value-type="float">
            <text:p>-4.665373</text:p>
          </table:table-cell>
          <table:table-cell office:value-type="float" office:value="0.102671" calcext:value-type="float">
            <text:p>0.102671</text:p>
          </table:table-cell>
          <table:table-cell office:value-type="float" office:value="-1.197546" calcext:value-type="float">
            <text:p>-1.197546</text:p>
          </table:table-cell>
        </table:table-row>
        <table:table-row table:style-name="ro1">
          <table:table-cell office:value-type="string" calcext:value-type="string">
            <text:p>Result Results/61.txt saved</text:p>
          </table:table-cell>
          <table:table-cell table:number-columns-repeated="7"/>
        </table:table-row>
        <table:table-row table:style-name="ro1">
          <table:table-cell office:value-type="float" office:value="18.207116" calcext:value-type="float">
            <text:p>18.207116</text:p>
          </table:table-cell>
          <table:table-cell office:value-type="float" office:value="0.011015" calcext:value-type="float">
            <text:p>0.011015</text:p>
          </table:table-cell>
          <table:table-cell office:value-type="float" office:value="0.009271" calcext:value-type="float">
            <text:p>0.009271</text:p>
          </table:table-cell>
          <table:table-cell office:value-type="float" office:value="0.841665" calcext:value-type="float">
            <text:p>0.841665</text:p>
          </table:table-cell>
          <table:table-cell office:value-type="float" office:value="-6.228477" calcext:value-type="float">
            <text:p>-6.228477</text:p>
          </table:table-cell>
          <table:table-cell office:value-type="float" office:value="-4.917013" calcext:value-type="float">
            <text:p>-4.917013</text:p>
          </table:table-cell>
          <table:table-cell office:value-type="float" office:value="0.442355" calcext:value-type="float">
            <text:p>0.442355</text:p>
          </table:table-cell>
          <table:table-cell office:value-type="float" office:value="-1.011387" calcext:value-type="float">
            <text:p>-1.011387</text:p>
          </table:table-cell>
        </table:table-row>
        <table:table-row table:style-name="ro1">
          <table:table-cell office:value-type="float" office:value="18.235519" calcext:value-type="float">
            <text:p>18.235519</text:p>
          </table:table-cell>
          <table:table-cell office:value-type="float" office:value="0.041577" calcext:value-type="float">
            <text:p>0.041577</text:p>
          </table:table-cell>
          <table:table-cell office:value-type="float" office:value="0.035019" calcext:value-type="float">
            <text:p>0.035019</text:p>
          </table:table-cell>
          <table:table-cell office:value-type="float" office:value="0.842274" calcext:value-type="float">
            <text:p>0.842274</text:p>
          </table:table-cell>
          <table:table-cell office:value-type="float" office:value="-5.809205" calcext:value-type="float">
            <text:p>-5.809205</text:p>
          </table:table-cell>
          <table:table-cell office:value-type="float" office:value="-4.986823" calcext:value-type="float">
            <text:p>-4.986823</text:p>
          </table:table-cell>
          <table:table-cell office:value-type="float" office:value="0.231932" calcext:value-type="float">
            <text:p>0.231932</text:p>
          </table:table-cell>
          <table:table-cell office:value-type="float" office:value="-1.352503" calcext:value-type="float">
            <text:p>-1.352503</text:p>
          </table:table-cell>
        </table:table-row>
        <table:table-row table:style-name="ro1">
          <table:table-cell office:value-type="string" calcext:value-type="string">
            <text:p>Result Results/62.txt saved</text:p>
          </table:table-cell>
          <table:table-cell table:number-columns-repeated="7"/>
        </table:table-row>
        <table:table-row table:style-name="ro1">
          <table:table-cell office:value-type="float" office:value="18.254848" calcext:value-type="float">
            <text:p>18.254848</text:p>
          </table:table-cell>
          <table:table-cell office:value-type="float" office:value="0.04718" calcext:value-type="float">
            <text:p>0.04718</text:p>
          </table:table-cell>
          <table:table-cell office:value-type="float" office:value="0.039799" calcext:value-type="float">
            <text:p>0.039799</text:p>
          </table:table-cell>
          <table:table-cell office:value-type="float" office:value="0.843562" calcext:value-type="float">
            <text:p>0.843562</text:p>
          </table:table-cell>
          <table:table-cell office:value-type="float" office:value="-5.627541" calcext:value-type="float">
            <text:p>-5.627541</text:p>
          </table:table-cell>
          <table:table-cell office:value-type="float" office:value="-4.877998" calcext:value-type="float">
            <text:p>-4.877998</text:p>
          </table:table-cell>
          <table:table-cell office:value-type="float" office:value="0.367726" calcext:value-type="float">
            <text:p>0.367726</text:p>
          </table:table-cell>
          <table:table-cell office:value-type="float" office:value="-1.291046" calcext:value-type="float">
            <text:p>-1.291046</text:p>
          </table:table-cell>
        </table:table-row>
        <table:table-row table:style-name="ro1">
          <table:table-cell office:value-type="float" office:value="18.275502" calcext:value-type="float">
            <text:p>18.275502</text:p>
          </table:table-cell>
          <table:table-cell office:value-type="float" office:value="0.036212" calcext:value-type="float">
            <text:p>0.036212</text:p>
          </table:table-cell>
          <table:table-cell office:value-type="float" office:value="0.030573" calcext:value-type="float">
            <text:p>0.030573</text:p>
          </table:table-cell>
          <table:table-cell office:value-type="float" office:value="0.844282" calcext:value-type="float">
            <text:p>0.844282</text:p>
          </table:table-cell>
          <table:table-cell office:value-type="float" office:value="-5.642904" calcext:value-type="float">
            <text:p>-5.642904</text:p>
          </table:table-cell>
          <table:table-cell office:value-type="float" office:value="-4.742268" calcext:value-type="float">
            <text:p>-4.742268</text:p>
          </table:table-cell>
          <table:table-cell office:value-type="float" office:value="0.477549" calcext:value-type="float">
            <text:p>0.477549</text:p>
          </table:table-cell>
          <table:table-cell office:value-type="float" office:value="-1.170454" calcext:value-type="float">
            <text:p>-1.170454</text:p>
          </table:table-cell>
        </table:table-row>
        <table:table-row table:style-name="ro1">
          <table:table-cell office:value-type="float" office:value="18.293745" calcext:value-type="float">
            <text:p>18.293745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12797" calcext:value-type="float">
            <text:p>0.012797</text:p>
          </table:table-cell>
          <table:table-cell office:value-type="float" office:value="0.84414" calcext:value-type="float">
            <text:p>0.84414</text:p>
          </table:table-cell>
          <table:table-cell office:value-type="float" office:value="-5.794411" calcext:value-type="float">
            <text:p>-5.794411</text:p>
          </table:table-cell>
          <table:table-cell office:value-type="float" office:value="-4.682022" calcext:value-type="float">
            <text:p>-4.682022</text:p>
          </table:table-cell>
          <table:table-cell office:value-type="float" office:value="0.584434" calcext:value-type="float">
            <text:p>0.584434</text:p>
          </table:table-cell>
          <table:table-cell office:value-type="float" office:value="-1.012135" calcext:value-type="float">
            <text:p>-1.012135</text:p>
          </table:table-cell>
        </table:table-row>
        <table:table-row table:style-name="ro1">
          <table:table-cell office:value-type="string" calcext:value-type="string">
            <text:p>Result Results/63.txt saved</text:p>
          </table:table-cell>
          <table:table-cell table:number-columns-repeated="7"/>
        </table:table-row>
        <table:table-row table:style-name="ro1">
          <table:table-cell office:value-type="float" office:value="18.354693" calcext:value-type="float">
            <text:p>18.354693</text:p>
          </table:table-cell>
          <table:table-cell office:value-type="float" office:value="0.005777" calcext:value-type="float">
            <text:p>0.005777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0.841601" calcext:value-type="float">
            <text:p>0.841601</text:p>
          </table:table-cell>
          <table:table-cell office:value-type="float" office:value="-6.190212" calcext:value-type="float">
            <text:p>-6.190212</text:p>
          </table:table-cell>
          <table:table-cell office:value-type="float" office:value="-4.759448" calcext:value-type="float">
            <text:p>-4.759448</text:p>
          </table:table-cell>
          <table:table-cell office:value-type="float" office:value="0.904138" calcext:value-type="float">
            <text:p>0.904138</text:p>
          </table:table-cell>
          <table:table-cell office:value-type="float" office:value="-0.61468" calcext:value-type="float">
            <text:p>-0.61468</text:p>
          </table:table-cell>
        </table:table-row>
        <table:table-row table:style-name="ro1">
          <table:table-cell office:value-type="float" office:value="18.412317" calcext:value-type="float">
            <text:p>18.412317</text:p>
          </table:table-cell>
          <table:table-cell office:value-type="float" office:value="0.00498" calcext:value-type="float">
            <text:p>0.00498</text:p>
          </table:table-cell>
          <table:table-cell office:value-type="float" office:value="0.004179" calcext:value-type="float">
            <text:p>0.004179</text:p>
          </table:table-cell>
          <table:table-cell office:value-type="float" office:value="0.839195" calcext:value-type="float">
            <text:p>0.839195</text:p>
          </table:table-cell>
          <table:table-cell office:value-type="float" office:value="-6.234308" calcext:value-type="float">
            <text:p>-6.234308</text:p>
          </table:table-cell>
          <table:table-cell office:value-type="float" office:value="-4.876452" calcext:value-type="float">
            <text:p>-4.876452</text:p>
          </table:table-cell>
          <table:table-cell office:value-type="float" office:value="0.654338" calcext:value-type="float">
            <text:p>0.654338</text:p>
          </table:table-cell>
          <table:table-cell office:value-type="float" office:value="-0.779588" calcext:value-type="float">
            <text:p>-0.779588</text:p>
          </table:table-cell>
        </table:table-row>
        <table:table-row table:style-name="ro1">
          <table:table-cell office:value-type="float" office:value="18.412912" calcext:value-type="float">
            <text:p>18.41291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839197" calcext:value-type="float">
            <text:p>0.839197</text:p>
          </table:table-cell>
          <table:table-cell office:value-type="float" office:value="-5.977845" calcext:value-type="float">
            <text:p>-5.977845</text:p>
          </table:table-cell>
          <table:table-cell office:value-type="float" office:value="-4.96977" calcext:value-type="float">
            <text:p>-4.96977</text:p>
          </table:table-cell>
          <table:table-cell office:value-type="float" office:value="0.563287" calcext:value-type="float">
            <text:p>0.563287</text:p>
          </table:table-cell>
          <table:table-cell office:value-type="float" office:value="-1.00413" calcext:value-type="float">
            <text:p>-1.00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00-00-00</text:date>, <text:time style:data-style-name="N2" text:time-value="15:25:01.840566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5:25:05.094063552</meta:creation-date>
    <meta:editing-duration>PT5M10S</meta:editing-duration>
    <meta:editing-cycles>3</meta:editing-cycles>
    <meta:generator>LibreOffice/6.0.7.3$Linux_X86_64 LibreOffice_project/00m0$Build-3</meta:generator>
    <dc:date>2019-06-20T16:55:46.291906696</dc:date>
    <meta:document-statistic meta:table-count="2" meta:cell-count="308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51cm" svg:height="6.96cm" xlink:href=".." xlink:type="simple" chart:class="chart:scatter" chart:style-name="ch1">
        <chart:title svg:x="4.918cm" svg:y="0.275cm" chart:style-name="ch2">
          <text:p>con(hp)</text:p>
        </chart:title>
        <chart:legend chart:legend-position="end" svg:x="10.199cm" svg:y="3.181cm" style:legend-expansion="high" chart:style-name="ch3"/>
        <chart:plot-area chart:style-name="ch4" table:cell-range-address="Sheet1.C2:Sheet1.C299 Sheet1.K1:Sheet1.K299" chart:data-source-has-labels="row" svg:x="0.23cm" svg:y="1.193cm" svg:width="9.739cm" svg:height="5.628cm">
          <chartooo:coordinate-region svg:x="0.521cm" svg:y="1.392cm" svg:width="9.208cm" svg:height="4.78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C2:Sheet1.C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3873">
                <text:p>-0.033873</text:p>
                <draw:g>
                  <svg:desc>Sheet1.C2:Sheet1.C299</svg:desc>
                </draw:g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1174">
                <text:p>-0.11174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0771">
                <text:p>-0.100771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1072">
                <text:p>-0.091072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583">
                <text:p>0.149583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9639">
                <text:p>0.459639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4826">
                <text:p>0.204826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3635">
                <text:p>0.373635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1056">
                <text:p>0.271056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8064">
                <text:p>0.308064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6627">
                <text:p>0.136627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705">
                <text:p>0.014705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5">
                <text:p>0.095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858">
                <text:p>-0.003858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154">
                <text:p>-0.002154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149">
                <text:p>-0.01149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35">
                <text:p>0.00135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383">
                <text:p>0.009383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382">
                <text:p>0.001382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7057">
                <text:p>-0.017057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32">
                <text:p>0.00732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4395">
                <text:p>0.034395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015">
                <text:p>0.041015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714">
                <text:p>0.032714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0616">
                <text:p>0.040616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849">
                <text:p>0.012849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5595">
                <text:p>0.015595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65">
                <text:p>0.00565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616">
                <text:p>-0.000616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3982">
                <text:p>0.013982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513">
                <text:p>0.059513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4313">
                <text:p>0.054313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5027">
                <text:p>0.085027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5616">
                <text:p>0.025616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451">
                <text:p>0.006451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9423">
                <text:p>-0.029423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0219">
                <text:p>-0.020219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2192">
                <text:p>-0.002192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5037">
                <text:p>0.015037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056">
                <text:p>0.003056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72">
                <text:p>0.0072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5009">
                <text:p>0.015009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71">
                <text:p>0.05871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688">
                <text:p>0.04688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9255">
                <text:p>0.079255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3912">
                <text:p>0.023912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682">
                <text:p>0.012682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4023">
                <text:p>-0.014023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8936">
                <text:p>-0.018936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938">
                <text:p>0.006938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643">
                <text:p>0.010643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8104">
                <text:p>0.008104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8359">
                <text:p>0.008359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274">
                <text:p>0.004274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129">
                <text:p>0.005129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543">
                <text:p>0.005543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019">
                <text:p>0.012019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163">
                <text:p>0.013163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0842">
                <text:p>0.030842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77">
                <text:p>0.01477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037">
                <text:p>0.007037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387">
                <text:p>0.002387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276">
                <text:p>-0.00276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28">
                <text:p>0.00228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0851">
                <text:p>0.020851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8882">
                <text:p>0.038882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0749">
                <text:p>0.100749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4868">
                <text:p>0.104868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4898">
                <text:p>0.144898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6112">
                <text:p>0.076112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1356">
                <text:p>0.071356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4959">
                <text:p>0.034959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627">
                <text:p>0.020627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898">
                <text:p>0.013898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5921">
                <text:p>0.015921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5404">
                <text:p>0.015404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7417">
                <text:p>0.017417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0975">
                <text:p>0.010975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773">
                <text:p>0.001773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8749">
                <text:p>-0.008749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744">
                <text:p>-0.003744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88">
                <text:p>0.00288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753">
                <text:p>0.009753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8481">
                <text:p>0.028481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4548">
                <text:p>0.094548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7586">
                <text:p>0.087586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734">
                <text:p>0.124734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9768">
                <text:p>0.079768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1238">
                <text:p>0.071238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7612">
                <text:p>0.037612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3978">
                <text:p>0.023978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2436">
                <text:p>0.012436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877">
                <text:p>0.006877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908">
                <text:p>0.002908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798">
                <text:p>0.000798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7482">
                <text:p>-0.017482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9132">
                <text:p>0.009132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7989">
                <text:p>0.037989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6171">
                <text:p>0.066171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7555">
                <text:p>0.087555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1171">
                <text:p>0.081171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79">
                <text:p>0.0879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1214">
                <text:p>0.051214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9523">
                <text:p>0.039523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1916">
                <text:p>0.031916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6584">
                <text:p>0.036584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549">
                <text:p>0.03549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8942">
                <text:p>0.048942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0306">
                <text:p>0.030306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615">
                <text:p>0.004615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511">
                <text:p>0.013511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0679">
                <text:p>0.010679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5829">
                <text:p>0.045829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4136">
                <text:p>0.074136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891">
                <text:p>0.007891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4484">
                <text:p>0.074484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6012">
                <text:p>0.046012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5849">
                <text:p>0.115849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77879">
                <text:p>0.077879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5988">
                <text:p>0.135988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9159">
                <text:p>0.059159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8619">
                <text:p>0.078619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3646">
                <text:p>0.033646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3001">
                <text:p>0.023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149">
                <text:p>0.01149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01">
                <text:p>0.001501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3928">
                <text:p>-0.013928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7205">
                <text:p>-0.017205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6663">
                <text:p>0.026663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3389">
                <text:p>0.063389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1944">
                <text:p>0.081944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6776">
                <text:p>0.066776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745">
                <text:p>0.04745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3497">
                <text:p>0.033497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095">
                <text:p>0.003095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0831">
                <text:p>-0.020831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8598">
                <text:p>-0.008598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9271">
                <text:p>0.009271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5019">
                <text:p>0.035019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9799">
                <text:p>0.039799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0573">
                <text:p>0.030573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2797">
                <text:p>0.012797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862">
                <text:p>0.004862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179">
                <text:p>0.004179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538">
                <text:p>0.000538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32cm" xlink:href=".." xlink:type="simple" chart:class="chart:scatter" chart:style-name="ch1">
        <chart:title svg:x="6.563cm" svg:y="0.316cm" chart:style-name="ch2">
          <text:p>(qfs-qfn)(con)</text:p>
        </chart:title>
        <chart:legend chart:legend-position="end" svg:x="14.708cm" svg:y="4.217cm" style:legend-expansion="high" chart:style-name="ch3"/>
        <chart:plot-area chart:style-name="ch4" table:cell-range-address="Sheet1.J1:Sheet1.K299" chart:data-source-has-labels="row" svg:x="0.32cm" svg:y="1.275cm" svg:width="14.068cm" svg:height="7.577cm">
          <chartooo:coordinate-region svg:x="0.558cm" svg:y="1.474cm" svg:width="13.736cm" svg:height="6.7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J2:Sheet1.J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585735">
                <text:p>-4.585735</text:p>
                <draw:g>
                  <svg:desc>Sheet1.J2:Sheet1.J299</svg:desc>
                </draw:g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02395">
                <text:p>-5.02395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500504">
                <text:p>-6.500504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466134">
                <text:p>-8.466134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.57841">
                <text:p>-11.57841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.713837">
                <text:p>-11.713837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.155164">
                <text:p>-12.155164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850194">
                <text:p>-9.850194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86431">
                <text:p>-8.86431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731738">
                <text:p>-6.731738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496349">
                <text:p>-4.496349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617633">
                <text:p>-3.617633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83548">
                <text:p>-3.83548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23">
                <text:p>-3.2023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878307">
                <text:p>-3.878307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437978">
                <text:p>-4.437978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613361">
                <text:p>-4.613361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815919">
                <text:p>-4.815919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710177">
                <text:p>-4.710177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114854">
                <text:p>-5.114854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961801">
                <text:p>-4.961801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230427">
                <text:p>-5.230427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957883">
                <text:p>-4.957883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990618">
                <text:p>-4.990618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066262">
                <text:p>-5.066262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686056">
                <text:p>-4.686056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031046">
                <text:p>-5.031046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730361">
                <text:p>-4.730361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.305288">
                <text:p>-5.305288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.262293">
                <text:p>-5.262293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361974">
                <text:p>-5.361974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912434">
                <text:p>-4.912434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961456">
                <text:p>-4.961456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321494">
                <text:p>-4.321494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429506">
                <text:p>-4.429506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.679342">
                <text:p>-4.679342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495255">
                <text:p>-3.495255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008193">
                <text:p>-4.008193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.009196">
                <text:p>-4.009196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279863">
                <text:p>-3.279863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346296">
                <text:p>-4.346296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202056">
                <text:p>-3.202056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.509831">
                <text:p>-3.509831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296188">
                <text:p>-2.296188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.362002">
                <text:p>-2.362002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918446">
                <text:p>-0.918446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296453">
                <text:p>-1.296453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465267">
                <text:p>-1.465267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046429">
                <text:p>-1.046429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304925">
                <text:p>-1.304925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460321">
                <text:p>-1.460321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252048">
                <text:p>-1.252048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62047">
                <text:p>-1.662047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304641">
                <text:p>-1.304641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035833">
                <text:p>-2.035833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78068">
                <text:p>-1.78068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500142">
                <text:p>-2.500142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559965">
                <text:p>-2.559965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.867682">
                <text:p>-2.867682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610478">
                <text:p>-2.610478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523576">
                <text:p>-3.523576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393197">
                <text:p>-4.393197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57687">
                <text:p>-4.657687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.015877">
                <text:p>-5.015877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.935809">
                <text:p>-5.935809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886873">
                <text:p>-5.886873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6.187328">
                <text:p>-6.187328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.724193">
                <text:p>-5.724193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.252375">
                <text:p>-5.252375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194973">
                <text:p>-4.194973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.992498">
                <text:p>-3.992498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534282">
                <text:p>-3.534282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445543">
                <text:p>-3.445543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446296">
                <text:p>-3.446296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584622">
                <text:p>-3.584622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421699">
                <text:p>-3.421699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805398">
                <text:p>-3.805398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85098">
                <text:p>-3.85098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.140049">
                <text:p>-4.140049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.137664">
                <text:p>-5.137664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.174122">
                <text:p>-5.174122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.658602">
                <text:p>-5.658602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.447441">
                <text:p>-6.447441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.275722">
                <text:p>-6.275722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.526961">
                <text:p>-6.526961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.884134">
                <text:p>-5.884134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487806">
                <text:p>-5.487806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448076">
                <text:p>-4.448076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973997">
                <text:p>-3.973997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368447">
                <text:p>-3.368447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240229">
                <text:p>-3.240229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145571">
                <text:p>-3.145571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.274847">
                <text:p>-3.274847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775365">
                <text:p>-3.775365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.738815">
                <text:p>-3.738815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.887529">
                <text:p>-4.887529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.899183">
                <text:p>-4.899183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488386">
                <text:p>-5.488386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555341">
                <text:p>-5.555341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5.287241">
                <text:p>-5.287241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.825617">
                <text:p>-4.825617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495328">
                <text:p>-4.495328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885481">
                <text:p>-3.885481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.874167">
                <text:p>-3.874167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917763">
                <text:p>-3.917763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835979">
                <text:p>-3.835979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717876">
                <text:p>-3.717876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21244">
                <text:p>-4.21244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211046">
                <text:p>-4.211046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618875">
                <text:p>-4.618875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.604057">
                <text:p>-5.604057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.599745">
                <text:p>-5.599745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232844">
                <text:p>-6.232844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6.398614">
                <text:p>-6.398614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6.307983">
                <text:p>-6.307983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.965681">
                <text:p>-6.965681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.478129">
                <text:p>-6.478129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6.630014">
                <text:p>-6.630014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947008">
                <text:p>-5.947008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802559">
                <text:p>-5.802559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731714">
                <text:p>-4.731714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757458">
                <text:p>-4.757458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09881">
                <text:p>-4.09881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.27998">
                <text:p>-4.27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.489501">
                <text:p>-4.489501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.568895">
                <text:p>-4.568895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.442566">
                <text:p>-5.442566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.701067">
                <text:p>-5.701067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.870399">
                <text:p>-5.870399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877671">
                <text:p>-5.877671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571762">
                <text:p>-5.571762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.983634">
                <text:p>-4.983634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661084">
                <text:p>-4.661084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.528689">
                <text:p>-4.528689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.276007">
                <text:p>-4.276007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.18428">
                <text:p>-5.18428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.768044">
                <text:p>-4.768044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5.359368">
                <text:p>-5.359368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218755">
                <text:p>-5.218755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.245724">
                <text:p>-5.245724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.219817">
                <text:p>-5.219817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.266456">
                <text:p>-5.266456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663586">
                <text:p>-5.663586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5.53079">
                <text:p>-5.53079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533057">
                <text:p>-5.533057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54cm" svg:height="9.866cm" xlink:href=".." xlink:type="simple" chart:class="chart:scatter" chart:style-name="ch1">
        <chart:title svg:x="8.449cm" svg:y="0.333cm" chart:style-name="ch2">
          <text:p>hp</text:p>
        </chart:title>
        <chart:legend chart:legend-position="end" svg:x="16.415cm" svg:y="4.634cm" style:legend-expansion="high" chart:style-name="ch3"/>
        <chart:plot-area chart:style-name="ch4" table:cell-range-address="Sheet1.C1:Sheet1.C299" chart:data-source-has-labels="row" svg:x="0.35cm" svg:y="1.309cm" svg:width="15.715cm" svg:height="8.36cm">
          <chartooo:coordinate-region svg:x="1.183cm" svg:y="1.459cm" svg:width="14.602cm" svg:height="7.96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99" chart:label-cell-address="Sheet1.C1:Sheet1.C1" chart:class="chart:scatter"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3873">
                <text:p>-0.033873</text:p>
                <draw:g>
                  <svg:desc>Sheet1.C2:Sheet1.C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1174">
                <text:p>-0.11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0771">
                <text:p>-0.100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1072">
                <text:p>-0.091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583">
                <text:p>0.149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9639">
                <text:p>0.459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4826">
                <text:p>0.204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3635">
                <text:p>0.373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1056">
                <text:p>0.271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8064">
                <text:p>0.308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6627">
                <text:p>0.1366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705">
                <text:p>0.014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858">
                <text:p>-0.003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154">
                <text:p>-0.002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149">
                <text:p>-0.01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383">
                <text:p>0.009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382">
                <text:p>0.0013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7057">
                <text:p>-0.017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32">
                <text:p>0.00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4395">
                <text:p>0.034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015">
                <text:p>0.041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714">
                <text:p>0.032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0616">
                <text:p>0.040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849">
                <text:p>0.012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5595">
                <text:p>0.0155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616">
                <text:p>-0.000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3982">
                <text:p>0.013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513">
                <text:p>0.0595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4313">
                <text:p>0.054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5027">
                <text:p>0.0850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5616">
                <text:p>0.025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6451">
                <text:p>0.006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9423">
                <text:p>-0.0294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0219">
                <text:p>-0.0202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2192">
                <text:p>-0.002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5037">
                <text:p>0.015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056">
                <text:p>0.003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5009">
                <text:p>0.015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71">
                <text:p>0.05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688">
                <text:p>0.04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9255">
                <text:p>0.079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3912">
                <text:p>0.023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682">
                <text:p>0.0126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4023">
                <text:p>-0.0140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18936">
                <text:p>-0.0189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938">
                <text:p>0.006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643">
                <text:p>0.010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8104">
                <text:p>0.008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8359">
                <text:p>0.0083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274">
                <text:p>0.0042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129">
                <text:p>0.0051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5543">
                <text:p>0.0055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019">
                <text:p>0.012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163">
                <text:p>0.0131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0842">
                <text:p>0.0308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77">
                <text:p>0.014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7037">
                <text:p>0.00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387">
                <text:p>0.0023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276">
                <text:p>-0.002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28">
                <text:p>0.00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0851">
                <text:p>0.020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8882">
                <text:p>0.038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0749">
                <text:p>0.1007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4868">
                <text:p>0.1048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4898">
                <text:p>0.144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6112">
                <text:p>0.076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1356">
                <text:p>0.0713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4959">
                <text:p>0.0349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627">
                <text:p>0.0206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3898">
                <text:p>0.0138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5921">
                <text:p>0.015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5404">
                <text:p>0.0154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7417">
                <text:p>0.0174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0975">
                <text:p>0.0109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773">
                <text:p>0.0017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8749">
                <text:p>-0.0087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744">
                <text:p>-0.003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88">
                <text:p>0.002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9753">
                <text:p>0.009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8481">
                <text:p>0.0284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94548">
                <text:p>0.0945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7586">
                <text:p>0.0875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734">
                <text:p>0.1247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9768">
                <text:p>0.0797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1238">
                <text:p>0.0712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7612">
                <text:p>0.037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3978">
                <text:p>0.0239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2436">
                <text:p>0.0124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877">
                <text:p>0.0068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908">
                <text:p>0.0029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798">
                <text:p>0.0007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7482">
                <text:p>-0.017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9132">
                <text:p>0.0091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7989">
                <text:p>0.037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6171">
                <text:p>0.0661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7555">
                <text:p>0.0875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81171">
                <text:p>0.0811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879">
                <text:p>0.08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1214">
                <text:p>0.0512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9523">
                <text:p>0.039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1916">
                <text:p>0.0319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6584">
                <text:p>0.0365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549">
                <text:p>0.035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8942">
                <text:p>0.0489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0306">
                <text:p>0.030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615">
                <text:p>0.0046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511">
                <text:p>0.0135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0679">
                <text:p>0.0106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5829">
                <text:p>0.0458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4136">
                <text:p>0.0741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891">
                <text:p>0.0078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4484">
                <text:p>0.0744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6012">
                <text:p>0.046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15849">
                <text:p>0.1158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77879">
                <text:p>0.0778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5988">
                <text:p>0.135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9159">
                <text:p>0.0591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8619">
                <text:p>0.0786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3646">
                <text:p>0.0336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3001">
                <text:p>0.023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149">
                <text:p>0.011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01">
                <text:p>0.0015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3928">
                <text:p>-0.0139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7205">
                <text:p>-0.0172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6663">
                <text:p>0.0266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3389">
                <text:p>0.0633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1944">
                <text:p>0.0819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6776">
                <text:p>0.0667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745">
                <text:p>0.047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3497">
                <text:p>0.0334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0831">
                <text:p>-0.0208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8598">
                <text:p>-0.0085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9271">
                <text:p>0.0092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5019">
                <text:p>0.035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9799">
                <text:p>0.0397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0573">
                <text:p>0.0305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2797">
                <text:p>0.0127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862">
                <text:p>0.0048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179">
                <text:p>0.0041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1cm" svg:height="8.976cm" xlink:href=".." xlink:type="simple" chart:class="chart:scatter" chart:style-name="ch1">
        <chart:legend chart:legend-position="end" svg:x="14.66cm" svg:y="4.189cm" style:legend-expansion="high" chart:style-name="ch2"/>
        <chart:plot-area chart:style-name="ch3" table:cell-range-address="Sheet1.K1:Sheet1.K299" chart:data-source-has-labels="row" svg:x="0.319cm" svg:y="0.179cm" svg:width="14.022cm" svg:height="8.618cm">
          <chartooo:coordinate-region svg:x="0.755cm" svg:y="0.378cm" svg:width="13.121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299" chart:label-cell-address="Sheet1.K1:Sheet1.K1" chart:class="chart:scatter"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cm" svg:height="8.976cm" xlink:href=".." xlink:type="simple" chart:class="chart:scatter" chart:style-name="ch1">
        <chart:title svg:x="6.962cm" svg:y="0.315cm" chart:style-name="ch2">
          <text:p>flow_sum</text:p>
        </chart:title>
        <chart:legend chart:legend-position="end" svg:x="13.76cm" svg:y="4.189cm" style:legend-expansion="high" chart:style-name="ch3"/>
        <chart:plot-area chart:style-name="ch4" table:cell-range-address="Sheet1.H1:Sheet1.H299" chart:data-source-has-labels="row" svg:x="0.319cm" svg:y="1.273cm" svg:width="13.122cm" svg:height="7.524cm">
          <chartooo:coordinate-region svg:x="0.861cm" svg:y="1.473cm" svg:width="12.3cm" svg:height="7.1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99" chart:label-cell-address="Sheet1.H1:Sheet1.H1" chart:class="chart:scatter"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w_sum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17208">
                <text:p>2.817208</text:p>
                <draw:g>
                  <svg:desc>Sheet1.H2:Sheet1.H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62936">
                <text:p>3.062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06343">
                <text:p>3.106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9937">
                <text:p>2.09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909965">
                <text:p>-3.909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846923">
                <text:p>-4.846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993211">
                <text:p>-6.993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402031">
                <text:p>-5.402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690107">
                <text:p>-5.690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72549">
                <text:p>-3.772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89226">
                <text:p>-1.689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93474">
                <text:p>-0.393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9339">
                <text:p>0.1593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2664">
                <text:p>1.262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188">
                <text:p>0.88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2001">
                <text:p>0.632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8533999999999">
                <text:p>0.208533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76397">
                <text:p>-0.176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28245">
                <text:p>-0.228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43995">
                <text:p>-0.1439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16203000000001">
                <text:p>-0.216203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23188">
                <text:p>-0.423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06896">
                <text:p>-0.8068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25618">
                <text:p>-0.7256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01366">
                <text:p>-0.501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62739">
                <text:p>-0.4627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42899">
                <text:p>-0.442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99972">
                <text:p>-0.599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75005">
                <text:p>-0.475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680553">
                <text:p>-0.680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99055">
                <text:p>-1.099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73162">
                <text:p>-1.673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63178">
                <text:p>-1.563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320696">
                <text:p>-1.320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71677">
                <text:p>-0.7716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4564">
                <text:p>-0.34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0929">
                <text:p>0.2709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64559">
                <text:p>-0.2645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81904">
                <text:p>-0.4819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62262">
                <text:p>-0.622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97533">
                <text:p>-0.4975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06442">
                <text:p>-0.406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728135">
                <text:p>-0.728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64197">
                <text:p>-0.8641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61343">
                <text:p>-0.661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95769999999998">
                <text:p>0.04957699999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4712">
                <text:p>0.304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7448">
                <text:p>0.747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60408">
                <text:p>1.1604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3772">
                <text:p>0.883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2277">
                <text:p>0.8922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53702">
                <text:p>1.0537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52261">
                <text:p>1.0522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2428">
                <text:p>1.32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7554">
                <text:p>1.175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77181">
                <text:p>1.3771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6226">
                <text:p>1.1362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76746">
                <text:p>1.1767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1827">
                <text:p>1.0118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616">
                <text:p>0.95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93627">
                <text:p>0.7936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0267">
                <text:p>0.7202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96098">
                <text:p>0.7960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3869000000001">
                <text:p>0.243869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8028000000001">
                <text:p>0.118028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68557">
                <text:p>-0.368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892388000000001">
                <text:p>-0.892388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221575">
                <text:p>-1.2215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86336">
                <text:p>-1.0863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17445">
                <text:p>-0.5174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230790000000003">
                <text:p>-0.0230790000000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06014">
                <text:p>0.7060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9286">
                <text:p>1.092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21981">
                <text:p>1.321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02549">
                <text:p>1.4025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19941">
                <text:p>1.519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21315">
                <text:p>1.4213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43845">
                <text:p>1.5438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47832">
                <text:p>1.4478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8802">
                <text:p>1.18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30516">
                <text:p>1.330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55357">
                <text:p>0.7553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4421">
                <text:p>0.5144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5684">
                <text:p>0.255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4239999999999">
                <text:p>-0.334239999999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740506">
                <text:p>-0.7405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65086">
                <text:p>-0.650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904690000000002">
                <text:p>-0.0904690000000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6882">
                <text:p>0.3868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28589">
                <text:p>1.0285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83938">
                <text:p>1.3839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86186">
                <text:p>1.686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88856">
                <text:p>1.788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19475">
                <text:p>1.7194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44617">
                <text:p>1.844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8315">
                <text:p>1.483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30599">
                <text:p>1.4305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03335">
                <text:p>0.8033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90385">
                <text:p>0.4903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5064999999999">
                <text:p>0.355064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7855">
                <text:p>0.3878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30167">
                <text:p>0.630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33296">
                <text:p>1.1332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42366">
                <text:p>1.3423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87463">
                <text:p>1.5874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92472">
                <text:p>1.792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28877">
                <text:p>1.7288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43656">
                <text:p>1.5436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38902">
                <text:p>1.7389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2939">
                <text:p>1.5829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75851">
                <text:p>1.2758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06246">
                <text:p>1.5062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09026">
                <text:p>0.8090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8187">
                <text:p>0.3681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2026">
                <text:p>0.1520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18050000000003">
                <text:p>0.05180500000000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70976">
                <text:p>0.2709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13876">
                <text:p>-0.1138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16319">
                <text:p>-0.2163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81740000000002">
                <text:p>-0.08817400000000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87474">
                <text:p>0.5874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0897999999999">
                <text:p>0.8208979999999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2742">
                <text:p>1.527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57774">
                <text:p>1.6577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41053">
                <text:p>1.8410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013172">
                <text:p>2.0131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738447">
                <text:p>1.7384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62711">
                <text:p>1.7627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57003">
                <text:p>1.357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9915">
                <text:p>0.8699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5447999999999">
                <text:p>0.785447999999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12883">
                <text:p>1.0128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92157">
                <text:p>1.292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27806">
                <text:p>1.6278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17245">
                <text:p>2.0172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20452">
                <text:p>1.8204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89394">
                <text:p>2.2893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10774">
                <text:p>1.7107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32724">
                <text:p>1.4327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25379">
                <text:p>1.2253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7369">
                <text:p>1.2673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72095">
                <text:p>1.3720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68227">
                <text:p>1.3682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42713">
                <text:p>1.5427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83985">
                <text:p>1.2839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1cm" svg:height="8.976cm" xlink:href=".." xlink:type="simple" chart:class="chart:scatter" chart:style-name="ch1">
        <chart:title svg:x="7.664cm" svg:y="0.315cm" chart:style-name="ch2">
          <text:p>dc</text:p>
        </chart:title>
        <chart:legend chart:legend-position="end" svg:x="14.846cm" svg:y="4.189cm" style:legend-expansion="high" chart:style-name="ch3"/>
        <chart:plot-area chart:style-name="ch4" table:cell-range-address="Sheet1.B1:Sheet1.B299" chart:data-source-has-labels="row" svg:x="0.319cm" svg:y="1.273cm" svg:width="14.208cm" svg:height="7.524cm">
          <chartooo:coordinate-region svg:x="1.152cm" svg:y="1.472cm" svg:width="13.095cm" svg:height="7.12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99" chart:label-cell-address="Sheet1.B1:Sheet1.B1" chart:class="chart:scatter"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4013">
                <text:p>-0.034013</text:p>
                <draw:g>
                  <svg:desc>Sheet1.B2:Sheet1.B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15562">
                <text:p>-0.115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7369">
                <text:p>-0.107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1438">
                <text:p>-0.101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7222">
                <text:p>0.16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178">
                <text:p>0.51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5168">
                <text:p>0.225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1426">
                <text:p>0.401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996">
                <text:p>0.285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8655">
                <text:p>0.318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232">
                <text:p>0.14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88">
                <text:p>0.015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8048">
                <text:p>0.098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4006">
                <text:p>-0.004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253">
                <text:p>-0.002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2238">
                <text:p>-0.012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0159">
                <text:p>0.010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8817">
                <text:p>-0.018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114">
                <text:p>0.008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489">
                <text:p>0.038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5916">
                <text:p>0.045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668">
                <text:p>0.036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5832">
                <text:p>0.045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525">
                <text:p>0.014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765">
                <text:p>0.017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442">
                <text:p>0.006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708">
                <text:p>-0.000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139">
                <text:p>0.0161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867">
                <text:p>0.068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2675">
                <text:p>0.062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78">
                <text:p>0.09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434">
                <text:p>0.029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42">
                <text:p>0.007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4184">
                <text:p>-0.0341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3586">
                <text:p>-0.023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2564">
                <text:p>-0.002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637">
                <text:p>0.0176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584">
                <text:p>0.003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483">
                <text:p>0.0084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679">
                <text:p>0.0176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8948">
                <text:p>0.068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4797">
                <text:p>0.0547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1942">
                <text:p>0.0919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648">
                <text:p>0.0276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637">
                <text:p>0.0146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6205">
                <text:p>-0.0162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1911">
                <text:p>-0.0219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8018">
                <text:p>0.008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28">
                <text:p>0.01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337">
                <text:p>0.0093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621">
                <text:p>0.009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916">
                <text:p>0.004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899">
                <text:p>0.0058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374">
                <text:p>0.0063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822">
                <text:p>0.0138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5138">
                <text:p>0.0151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5448">
                <text:p>0.0354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6956">
                <text:p>0.0169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08">
                <text:p>0.00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752">
                <text:p>0.0027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3201">
                <text:p>-0.0032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645">
                <text:p>0.002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4376">
                <text:p>0.0243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5447">
                <text:p>0.0454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7374">
                <text:p>0.1173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136">
                <text:p>0.12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6013">
                <text:p>0.166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6679">
                <text:p>0.0866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0871">
                <text:p>0.0808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9568">
                <text:p>0.0395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359">
                <text:p>0.0233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759">
                <text:p>0.0157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8095">
                <text:p>0.0180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7521">
                <text:p>0.0175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2539">
                <text:p>0.0125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026">
                <text:p>0.0020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0083">
                <text:p>-0.0100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4338">
                <text:p>-0.004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3339">
                <text:p>0.0033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428">
                <text:p>0.011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3435">
                <text:p>0.0334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0969">
                <text:p>0.1109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2279">
                <text:p>0.1022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4564">
                <text:p>0.1445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1949">
                <text:p>0.0919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1756">
                <text:p>0.081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3088">
                <text:p>0.0430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7469">
                <text:p>0.027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4264">
                <text:p>0.014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899">
                <text:p>0.0078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356">
                <text:p>0.0033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039">
                <text:p>-0.020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684">
                <text:p>0.010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4557">
                <text:p>0.0445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7623">
                <text:p>0.0776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02429">
                <text:p>0.1024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4573">
                <text:p>0.0945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199">
                <text:p>0.101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292">
                <text:p>0.0592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5722">
                <text:p>0.0457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6974">
                <text:p>0.0369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2466">
                <text:p>0.0424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1153">
                <text:p>0.0411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6756">
                <text:p>0.0567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5175">
                <text:p>0.0351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357">
                <text:p>0.0053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5814">
                <text:p>0.0158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2548">
                <text:p>0.012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4011">
                <text:p>0.0540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7337">
                <text:p>0.0873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9293">
                <text:p>0.009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7985">
                <text:p>0.0879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4369">
                <text:p>0.0543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6576">
                <text:p>0.1365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1405">
                <text:p>0.0914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8495">
                <text:p>0.1584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8709">
                <text:p>0.0687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1019">
                <text:p>0.0910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8921">
                <text:p>0.0389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621">
                <text:p>0.0266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3337">
                <text:p>0.013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744">
                <text:p>0.0017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6284">
                <text:p>-0.0162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0288">
                <text:p>-0.0202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1547">
                <text:p>0.031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4906">
                <text:p>0.0749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6512">
                <text:p>0.0965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8372">
                <text:p>0.0783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5567">
                <text:p>0.0555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9216">
                <text:p>0.0392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624">
                <text:p>0.0036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4579">
                <text:p>-0.0245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10177">
                <text:p>-0.0101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015">
                <text:p>0.0110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1577">
                <text:p>0.0415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718">
                <text:p>0.047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6212">
                <text:p>0.0362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516">
                <text:p>0.015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5777">
                <text:p>0.0057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98">
                <text:p>0.004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41">
                <text:p>0.0006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03cm" svg:height="5.18cm" xlink:href=".." xlink:type="simple" chart:class="chart:scatter" chart:style-name="ch1">
        <chart:title svg:x="4.564cm" svg:y="0.239cm" chart:style-name="ch2">
          <text:p>con(dc)</text:p>
        </chart:title>
        <chart:legend chart:legend-position="end" svg:x="9.492cm" svg:y="2.291cm" style:legend-expansion="high" chart:style-name="ch3"/>
        <chart:plot-area chart:style-name="ch4" table:cell-range-address="Sheet1.B2:Sheet1.B299 Sheet1.K1:Sheet1.K299" chart:data-source-has-labels="row" svg:x="0.216cm" svg:y="1.121cm" svg:width="9.06cm" svg:height="3.956cm">
          <chartooo:coordinate-region svg:x="0.507cm" svg:y="1.32cm" svg:width="8.529cm" svg:height="3.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B2:Sheet1.B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34013">
                <text:p>-0.034013</text:p>
                <draw:g>
                  <svg:desc>Sheet1.B2:Sheet1.B299</svg:desc>
                </draw:g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15562">
                <text:p>-0.115562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7369">
                <text:p>-0.107369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1438">
                <text:p>-0.101438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7222">
                <text:p>0.167222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178">
                <text:p>0.51178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5168">
                <text:p>0.225168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1426">
                <text:p>0.401426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5996">
                <text:p>0.285996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8655">
                <text:p>0.318655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232">
                <text:p>0.140232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088">
                <text:p>0.015088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8048">
                <text:p>0.098048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4006">
                <text:p>-0.004006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253">
                <text:p>-0.002253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2238">
                <text:p>-0.012238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45">
                <text:p>0.00145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0159">
                <text:p>0.010159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5">
                <text:p>0.0015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8817">
                <text:p>-0.018817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8114">
                <text:p>0.008114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489">
                <text:p>0.038489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5916">
                <text:p>0.045916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668">
                <text:p>0.036668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5832">
                <text:p>0.045832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525">
                <text:p>0.014525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765">
                <text:p>0.017765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6442">
                <text:p>0.006442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708">
                <text:p>-0.000708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139">
                <text:p>0.016139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867">
                <text:p>0.068867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2675">
                <text:p>0.062675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78">
                <text:p>0.0978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9434">
                <text:p>0.029434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42">
                <text:p>0.00742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4184">
                <text:p>-0.034184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3586">
                <text:p>-0.023586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2564">
                <text:p>-0.002564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637">
                <text:p>0.017637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584">
                <text:p>0.003584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483">
                <text:p>0.008483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679">
                <text:p>0.017679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8948">
                <text:p>0.068948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4797">
                <text:p>0.054797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1942">
                <text:p>0.091942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648">
                <text:p>0.027648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637">
                <text:p>0.014637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16205">
                <text:p>-0.016205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1911">
                <text:p>-0.021911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8018">
                <text:p>0.008018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228">
                <text:p>0.01228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337">
                <text:p>0.009337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9621">
                <text:p>0.009621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916">
                <text:p>0.004916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5899">
                <text:p>0.005899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6374">
                <text:p>0.006374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822">
                <text:p>0.013822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5138">
                <text:p>0.015138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5448">
                <text:p>0.035448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6956">
                <text:p>0.016956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08">
                <text:p>0.00808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752">
                <text:p>0.002752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3201">
                <text:p>-0.003201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645">
                <text:p>0.002645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4376">
                <text:p>0.024376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5447">
                <text:p>0.045447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7374">
                <text:p>0.117374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2136">
                <text:p>0.12136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6013">
                <text:p>0.166013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6679">
                <text:p>0.086679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80871">
                <text:p>0.080871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9568">
                <text:p>0.039568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359">
                <text:p>0.023359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759">
                <text:p>0.015759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8095">
                <text:p>0.018095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7521">
                <text:p>0.017521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851">
                <text:p>0.019851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2539">
                <text:p>0.012539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026">
                <text:p>0.002026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0083">
                <text:p>-0.010083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4338">
                <text:p>-0.004338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3339">
                <text:p>0.003339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1428">
                <text:p>0.011428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3435">
                <text:p>0.033435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0969">
                <text:p>0.110969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2279">
                <text:p>0.102279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4564">
                <text:p>0.144564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91949">
                <text:p>0.091949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1756">
                <text:p>0.081756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3088">
                <text:p>0.043088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7469">
                <text:p>0.027469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4264">
                <text:p>0.014264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899">
                <text:p>0.007899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356">
                <text:p>0.003356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921">
                <text:p>0.000921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039">
                <text:p>-0.02039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0684">
                <text:p>0.010684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4557">
                <text:p>0.044557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7623">
                <text:p>0.077623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02429">
                <text:p>0.102429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4573">
                <text:p>0.094573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199">
                <text:p>0.10199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292">
                <text:p>0.059292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5722">
                <text:p>0.045722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6974">
                <text:p>0.036974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2466">
                <text:p>0.042466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1153">
                <text:p>0.041153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6756">
                <text:p>0.056756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5175">
                <text:p>0.035175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357">
                <text:p>0.005357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5814">
                <text:p>0.015814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2548">
                <text:p>0.012548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4011">
                <text:p>0.054011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7337">
                <text:p>0.087337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9293">
                <text:p>0.009293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7985">
                <text:p>0.087985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4369">
                <text:p>0.054369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6576">
                <text:p>0.136576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1405">
                <text:p>0.091405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8495">
                <text:p>0.158495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8709">
                <text:p>0.068709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91019">
                <text:p>0.091019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8921">
                <text:p>0.038921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621">
                <text:p>0.026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3337">
                <text:p>0.013337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744">
                <text:p>0.001744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16284">
                <text:p>-0.016284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0288">
                <text:p>-0.020288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1547">
                <text:p>0.031547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4906">
                <text:p>0.074906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96512">
                <text:p>0.096512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8372">
                <text:p>0.078372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5567">
                <text:p>0.055567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9216">
                <text:p>0.039216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624">
                <text:p>0.003624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4579">
                <text:p>-0.024579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10177">
                <text:p>-0.010177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015">
                <text:p>0.011015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1577">
                <text:p>0.041577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718">
                <text:p>0.04718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6212">
                <text:p>0.036212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516">
                <text:p>0.01516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5777">
                <text:p>0.005777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98">
                <text:p>0.00498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641">
                <text:p>0.000641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39cm" svg:height="6.482cm" xlink:href=".." xlink:type="simple" chart:class="chart:scatter" chart:style-name="ch1">
        <chart:title svg:x="5.177cm" svg:y="0.265cm" chart:style-name="ch2">
          <text:p>con(dc/hp)</text:p>
        </chart:title>
        <chart:legend chart:legend-position="end" svg:x="11.328cm" svg:y="2.942cm" style:legend-expansion="high" chart:style-name="ch3"/>
        <chart:plot-area chart:style-name="ch4" table:cell-range-address="Sheet1.A2:Sheet1.A299 Sheet1.K1:Sheet1.K299" chart:data-source-has-labels="row" svg:x="0.252cm" svg:y="1.173cm" svg:width="10.824cm" svg:height="5.18cm">
          <chartooo:coordinate-region svg:x="0.543cm" svg:y="1.372cm" svg:width="10.439cm" svg:height="4.3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A2:Sheet1.A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2465">
                <text:p>0.232465</text:p>
                <draw:g>
                  <svg:desc>Sheet1.A2:Sheet1.A299</svg:desc>
                </draw:g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774">
                <text:p>0.187774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725">
                <text:p>0.037725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74167">
                <text:p>-0.074167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2728">
                <text:p>-0.12728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0263">
                <text:p>0.160263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3072">
                <text:p>0.793072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4503">
                <text:p>0.854503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0758">
                <text:p>0.320758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97905">
                <text:p>-0.197905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50813">
                <text:p>-0.650813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94665">
                <text:p>-0.594665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61734">
                <text:p>-0.361734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71099">
                <text:p>-0.171099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0326">
                <text:p>0.140326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3437">
                <text:p>0.453437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91087">
                <text:p>0.691087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15095">
                <text:p>0.915095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71133">
                <text:p>1.071133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68472">
                <text:p>1.268472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5722">
                <text:p>0.895722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2802">
                <text:p>0.872802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1338">
                <text:p>0.481338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7306">
                <text:p>0.637306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65136">
                <text:p>0.865136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1524">
                <text:p>0.851524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05056">
                <text:p>1.105056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38895">
                <text:p>1.038895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55192">
                <text:p>1.355192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64746">
                <text:p>1.264746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92502">
                <text:p>1.192502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734">
                <text:p>0.93734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1375">
                <text:p>1.111375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47">
                <text:p>1.1047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62633">
                <text:p>1.362633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81009">
                <text:p>1.581009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07009">
                <text:p>1.207009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70801">
                <text:p>1.170801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9618">
                <text:p>1.099618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12497">
                <text:p>0.812497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54183">
                <text:p>1.254183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479">
                <text:p>0.799479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3639">
                <text:p>0.813639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59542">
                <text:p>0.359542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0482">
                <text:p>0.480482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4302">
                <text:p>0.134302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894">
                <text:p>0.25894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045">
                <text:p>0.32045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3465">
                <text:p>0.033465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4775">
                <text:p>-0.14775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88229">
                <text:p>-0.188229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63257">
                <text:p>-0.363257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95659">
                <text:p>-0.295659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7151">
                <text:p>-0.57151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74837">
                <text:p>-0.374837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659881">
                <text:p>-0.659881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6544">
                <text:p>-0.46544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67194">
                <text:p>-0.567194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52512">
                <text:p>-0.552512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3226">
                <text:p>-0.83226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55576">
                <text:p>-0.355576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9142">
                <text:p>0.099142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3599">
                <text:p>0.113599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88112">
                <text:p>-0.088112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8891">
                <text:p>0.468891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1568">
                <text:p>0.061568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2783">
                <text:p>0.152783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6226">
                <text:p>-0.096226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31813">
                <text:p>-0.131813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2473">
                <text:p>-0.42473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54141">
                <text:p>-0.354141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464431">
                <text:p>-0.464431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68507">
                <text:p>-0.568507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699306">
                <text:p>-0.699306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752008">
                <text:p>-0.752008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010318">
                <text:p>-1.010318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849811">
                <text:p>-0.849811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899947">
                <text:p>-0.899947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835684">
                <text:p>-0.835684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83432">
                <text:p>-0.183432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76169">
                <text:p>-0.376169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57547">
                <text:p>-0.357547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205">
                <text:p>0.21205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35021">
                <text:p>-0.235021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54497">
                <text:p>-0.154497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56083">
                <text:p>-0.56083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73659">
                <text:p>-0.473659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691922">
                <text:p>-0.691922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71404">
                <text:p>-0.71404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883581">
                <text:p>-0.883581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29354">
                <text:p>-0.929354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045507">
                <text:p>-1.045507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.096002">
                <text:p>-1.096002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895752">
                <text:p>-0.895752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153944">
                <text:p>-1.153944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396265">
                <text:p>-0.396265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837227">
                <text:p>-0.837227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680272">
                <text:p>-0.680272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758742">
                <text:p>-0.758742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37485">
                <text:p>-0.937485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146801">
                <text:p>-1.146801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142791">
                <text:p>-1.142791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355515">
                <text:p>-1.355515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291793">
                <text:p>-1.291793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234514">
                <text:p>-1.234514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423004">
                <text:p>-1.423004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31983">
                <text:p>-1.831983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499688">
                <text:p>-1.499688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58607">
                <text:p>-1.558607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398043">
                <text:p>-1.398043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604291">
                <text:p>-0.604291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942231">
                <text:p>-0.942231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81568">
                <text:p>-0.81568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922038">
                <text:p>-0.922038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993236">
                <text:p>-0.993236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28431">
                <text:p>-0.228431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625593">
                <text:p>-0.625593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75313">
                <text:p>-0.575313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109566">
                <text:p>-1.109566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887261">
                <text:p>-0.887261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327957">
                <text:p>-1.327957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115435">
                <text:p>-1.115435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441119">
                <text:p>-1.441119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321886">
                <text:p>-1.321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1917">
                <text:p>-1.1917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264483">
                <text:p>-1.264483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598811">
                <text:p>-0.598811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637771">
                <text:p>-0.637771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981257">
                <text:p>-0.981257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19073">
                <text:p>-1.19073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282804">
                <text:p>-1.282804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489714">
                <text:p>-1.489714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490363">
                <text:p>-1.490363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373038">
                <text:p>-1.373038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468901">
                <text:p>-1.468901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699911">
                <text:p>-0.699911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197546">
                <text:p>-1.197546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011387">
                <text:p>-1.011387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352503">
                <text:p>-1.352503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291046">
                <text:p>-1.291046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170454">
                <text:p>-1.170454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012135">
                <text:p>-1.012135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61468">
                <text:p>-0.61468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779588">
                <text:p>-0.779588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00413">
                <text:p>-1.00413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85cm" svg:height="6.88cm" xlink:href=".." xlink:type="simple" chart:class="chart:scatter" chart:style-name="ch1">
        <chart:title svg:x="3.999cm" svg:y="0.273cm" chart:style-name="ch2">
          <text:p>con(pfw)</text:p>
        </chart:title>
        <chart:legend chart:legend-position="end" svg:x="8.574cm" svg:y="3.141cm" style:legend-expansion="high" chart:style-name="ch3"/>
        <chart:plot-area chart:style-name="ch4" table:cell-range-address="Sheet1.D2:Sheet1.D299 Sheet1.K1:Sheet1.K299" chart:data-source-has-labels="row" svg:x="0.197cm" svg:y="1.189cm" svg:width="8.18cm" svg:height="5.554cm">
          <chartooo:coordinate-region svg:x="0.633cm" svg:y="1.388cm" svg:width="7.227cm" svg:height="4.70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D2:Sheet1.D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5892">
                <text:p>0.995892</text:p>
                <draw:g>
                  <svg:desc>Sheet1.D2:Sheet1.D299</svg:desc>
                </draw:g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6932">
                <text:p>0.966932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38551">
                <text:p>0.938551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7805">
                <text:p>0.897805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4516">
                <text:p>0.894516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812">
                <text:p>0.89812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9659">
                <text:p>0.909659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0769">
                <text:p>0.930769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7762">
                <text:p>0.947762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6764">
                <text:p>0.966764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4292">
                <text:p>0.974292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4618">
                <text:p>0.974618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8912">
                <text:p>0.968912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3002">
                <text:p>0.963002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6303">
                <text:p>0.956303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8921">
                <text:p>0.938921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1244">
                <text:p>0.931244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3596">
                <text:p>0.923596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21042">
                <text:p>0.921042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6458">
                <text:p>0.906458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2187">
                <text:p>0.902187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93656">
                <text:p>0.893656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3257">
                <text:p>0.893257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2176">
                <text:p>0.892176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6194">
                <text:p>0.886194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4624">
                <text:p>0.884624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7842">
                <text:p>0.877842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7125">
                <text:p>0.877125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0178">
                <text:p>0.870178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66314">
                <text:p>0.866314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4171">
                <text:p>0.864171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6567">
                <text:p>0.866567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9393">
                <text:p>0.869393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0292">
                <text:p>0.870292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9318">
                <text:p>0.869318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60727">
                <text:p>0.860727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7248">
                <text:p>0.857248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54635">
                <text:p>0.854635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2545">
                <text:p>0.852545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52663">
                <text:p>0.852663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8722">
                <text:p>0.848722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8999">
                <text:p>0.848999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51506">
                <text:p>0.851506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5551">
                <text:p>0.85551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201">
                <text:p>0.86201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64876">
                <text:p>0.864876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66434">
                <text:p>0.866434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65335">
                <text:p>0.865335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64201">
                <text:p>0.864201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529">
                <text:p>0.86529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66655">
                <text:p>0.866655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792">
                <text:p>0.86792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68791">
                <text:p>0.868791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9531">
                <text:p>0.869531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69321">
                <text:p>0.869321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9704">
                <text:p>0.869704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9516">
                <text:p>0.869516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69528">
                <text:p>0.869528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0077">
                <text:p>0.870077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71039">
                <text:p>0.871039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0922">
                <text:p>0.870922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7476">
                <text:p>0.867476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62288">
                <text:p>0.862288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62224">
                <text:p>0.862224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5393">
                <text:p>0.855393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5558">
                <text:p>0.855558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8357">
                <text:p>0.858357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4104">
                <text:p>0.864104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72816">
                <text:p>0.872816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8099">
                <text:p>0.878099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82341">
                <text:p>0.882341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83508">
                <text:p>0.883508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3062">
                <text:p>0.883062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81943">
                <text:p>0.881943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79843">
                <text:p>0.879843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79223">
                <text:p>0.879223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77389">
                <text:p>0.877389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75312">
                <text:p>0.875312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74982">
                <text:p>0.874982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67723">
                <text:p>0.867723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63011">
                <text:p>0.863011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6259">
                <text:p>0.86259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53382">
                <text:p>0.853382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51821">
                <text:p>0.851821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52025">
                <text:p>0.852025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56343">
                <text:p>0.856343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62833">
                <text:p>0.862833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67523">
                <text:p>0.867523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71345">
                <text:p>0.871345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7291">
                <text:p>0.87291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72921">
                <text:p>0.872921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1854">
                <text:p>0.871854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70624">
                <text:p>0.870624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66567">
                <text:p>0.866567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66337">
                <text:p>0.866337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57378">
                <text:p>0.857378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54735">
                <text:p>0.854735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52595">
                <text:p>0.852595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2467">
                <text:p>0.852467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4784">
                <text:p>0.854784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58288">
                <text:p>0.858288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61847">
                <text:p>0.861847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63771">
                <text:p>0.863771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64431">
                <text:p>0.864431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6322">
                <text:p>0.86322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61505">
                <text:p>0.861505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62383">
                <text:p>0.862383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62317">
                <text:p>0.862317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61562">
                <text:p>0.861562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61377">
                <text:p>0.861377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54383">
                <text:p>0.854383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51019">
                <text:p>0.851019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8524">
                <text:p>0.848524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8848">
                <text:p>0.848848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49038">
                <text:p>0.849038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6558">
                <text:p>0.846558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6293">
                <text:p>0.846293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824">
                <text:p>0.84824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2025">
                <text:p>0.852025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7998">
                <text:p>0.857998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1011">
                <text:p>0.861011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63763">
                <text:p>0.863763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64471">
                <text:p>0.864471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63983">
                <text:p>0.863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61495">
                <text:p>0.861495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60712">
                <text:p>0.860712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55275">
                <text:p>0.855275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48029">
                <text:p>0.848029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45204">
                <text:p>0.845204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46245">
                <text:p>0.846245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4906">
                <text:p>0.84906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52034">
                <text:p>0.852034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53921">
                <text:p>0.853921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5416">
                <text:p>0.85416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5398">
                <text:p>0.85398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47518">
                <text:p>0.847518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44863">
                <text:p>0.844863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41665">
                <text:p>0.841665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42274">
                <text:p>0.842274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43562">
                <text:p>0.843562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44282">
                <text:p>0.844282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4414">
                <text:p>0.84414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41601">
                <text:p>0.841601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39195">
                <text:p>0.839195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39197">
                <text:p>0.839197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9cm" svg:height="6.197cm" xlink:href=".." xlink:type="simple" chart:class="chart:scatter" chart:style-name="ch1">
        <chart:title svg:x="4.601cm" svg:y="0.259cm" chart:style-name="ch2">
          <text:p>con(pfe)</text:p>
        </chart:title>
        <chart:legend chart:legend-position="end" svg:x="9.698cm" svg:y="2.799cm" style:legend-expansion="high" chart:style-name="ch3"/>
        <chart:plot-area chart:style-name="ch4" table:cell-range-address="Sheet1.E2:Sheet1.E299 Sheet1.K1:Sheet1.K299" chart:data-source-has-labels="row" svg:x="0.22cm" svg:y="1.161cm" svg:width="9.258cm" svg:height="4.913cm">
          <chartooo:coordinate-region svg:x="0.458cm" svg:y="1.36cm" svg:width="8.926cm" svg:height="4.06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E2:Sheet1.E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407051">
                <text:p>-6.407051</text:p>
                <draw:g>
                  <svg:desc>Sheet1.E2:Sheet1.E299</svg:desc>
                </draw:g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119954">
                <text:p>-7.119954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.668296">
                <text:p>-8.668296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667699">
                <text:p>-9.667699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773929">
                <text:p>-6.773929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968794">
                <text:p>-5.968794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52294">
                <text:p>-4.252294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517394">
                <text:p>-3.517394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226441">
                <text:p>-2.226441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92425">
                <text:p>-1.992425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32831">
                <text:p>-1.832831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249541">
                <text:p>-2.249541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025907">
                <text:p>-3.025907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501962">
                <text:p>-3.501962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803884">
                <text:p>-3.803884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131058">
                <text:p>-4.131058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890651">
                <text:p>-3.890651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715926">
                <text:p>-3.715926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56089">
                <text:p>-3.56089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064401">
                <text:p>-4.064401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43411">
                <text:p>-3.843411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913583">
                <text:p>-3.913583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5773">
                <text:p>-3.25773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372824">
                <text:p>-3.372824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678702">
                <text:p>-3.678702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338693">
                <text:p>-3.338693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710305">
                <text:p>-3.710305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253264">
                <text:p>-3.253264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.960105">
                <text:p>-3.960105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715426">
                <text:p>-3.715426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98748">
                <text:p>-3.398748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372705">
                <text:p>-2.372705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528885">
                <text:p>-2.528885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130506">
                <text:p>-2.130506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788511">
                <text:p>-2.788511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472975">
                <text:p>-3.472975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908936">
                <text:p>-2.908936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888999">
                <text:p>-2.888999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674747">
                <text:p>-2.674747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80458">
                <text:p>-1.80458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000041">
                <text:p>-3.000041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946615">
                <text:p>-1.946615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93019">
                <text:p>-1.93019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76481">
                <text:p>-0.576481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838649">
                <text:p>-0.838649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03147">
                <text:p>-0.103147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734731">
                <text:p>-0.734731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4738">
                <text:p>-1.34738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42636">
                <text:p>-1.342636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323407">
                <text:p>-1.323407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485943">
                <text:p>-1.485943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43783">
                <text:p>-1.43783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845517">
                <text:p>-1.845517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75939">
                <text:p>-1.75939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342052">
                <text:p>-2.342052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288157">
                <text:p>-2.288157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.766852">
                <text:p>-2.766852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867183">
                <text:p>-2.867183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009432">
                <text:p>-3.009432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.695599">
                <text:p>-2.695599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446281">
                <text:p>-3.446281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245988">
                <text:p>-4.245988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591497">
                <text:p>-4.591497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397522">
                <text:p>-4.397522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5.198444">
                <text:p>-5.198444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.662758">
                <text:p>-4.662758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.436583">
                <text:p>-4.436583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638514">
                <text:p>-3.638514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.293223">
                <text:p>-3.293223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799429">
                <text:p>-2.799429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.087078">
                <text:p>-3.087078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.356788">
                <text:p>-3.356788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655341">
                <text:p>-3.655341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886334">
                <text:p>-3.886334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.107328">
                <text:p>-4.107328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062417">
                <text:p>-4.062417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.349324">
                <text:p>-4.349324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.519513">
                <text:p>-4.519513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.712899">
                <text:p>-4.712899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.457961">
                <text:p>-5.457961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.641627">
                <text:p>-5.641627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.551369">
                <text:p>-5.551369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.10848">
                <text:p>-6.10848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.679585">
                <text:p>-5.679585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.340696">
                <text:p>-5.340696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287285">
                <text:p>-4.287285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974113">
                <text:p>-3.974113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490084">
                <text:p>-3.490084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489534">
                <text:p>-3.489534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524126">
                <text:p>-3.524126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.751246">
                <text:p>-3.751246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959903">
                <text:p>-3.959903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193079">
                <text:p>-4.193079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.628273">
                <text:p>-4.628273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.717095">
                <text:p>-4.717095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5.513301">
                <text:p>-5.513301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475047">
                <text:p>-5.475047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439126">
                <text:p>-5.439126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.193259">
                <text:p>-5.193259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.787522">
                <text:p>-4.787522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.355184">
                <text:p>-4.355184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263648">
                <text:p>-4.263648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.155006">
                <text:p>-4.155006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352102">
                <text:p>-4.352102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.642006">
                <text:p>-4.642006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766946">
                <text:p>-4.766946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58437">
                <text:p>-4.58437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893779">
                <text:p>-4.893779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5.088386">
                <text:p>-5.088386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5.340437">
                <text:p>-5.340437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.025525">
                <text:p>-6.025525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.254972">
                <text:p>-6.254972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193346">
                <text:p>-6.193346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.917953">
                <text:p>-5.917953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610971">
                <text:p>-5.610971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.170928">
                <text:p>-6.170928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902812">
                <text:p>-5.902812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667898">
                <text:p>-5.667898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.878664">
                <text:p>-4.878664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.856387">
                <text:p>-4.856387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458177">
                <text:p>-4.458177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714593">
                <text:p>-4.714593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761759">
                <text:p>-4.761759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.073771">
                <text:p>-5.073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5.469059">
                <text:p>-5.469059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721355">
                <text:p>-5.721355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6.325738">
                <text:p>-6.325738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6.615749">
                <text:p>-6.615749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6.382198">
                <text:p>-6.382198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901341">
                <text:p>-5.901341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50815">
                <text:p>-5.50815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144483">
                <text:p>-5.144483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5.09932">
                <text:p>-5.09932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302335">
                <text:p>-5.302335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5.439272">
                <text:p>-5.439272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6.157214">
                <text:p>-6.157214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.212575">
                <text:p>-6.212575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228477">
                <text:p>-6.228477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809205">
                <text:p>-5.809205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.627541">
                <text:p>-5.627541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5.642904">
                <text:p>-5.642904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5.794411">
                <text:p>-5.794411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6.190212">
                <text:p>-6.190212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234308">
                <text:p>-6.234308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977845">
                <text:p>-5.977845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99cm" svg:height="7.226cm" xlink:href=".." xlink:type="simple" chart:class="chart:scatter" chart:style-name="ch1">
        <chart:title svg:x="3.996cm" svg:y="0.28cm" chart:style-name="ch2">
          <text:p>con(qfs)</text:p>
        </chart:title>
        <chart:legend chart:legend-position="end" svg:x="8.488cm" svg:y="3.314cm" style:legend-expansion="high" chart:style-name="ch3"/>
        <chart:plot-area chart:style-name="ch4" table:cell-range-address="Sheet1.F2:Sheet1.F299 Sheet1.K1:Sheet1.K299" chart:data-source-has-labels="row" svg:x="0.195cm" svg:y="1.203cm" svg:width="8.098cm" svg:height="5.879cm">
          <chartooo:coordinate-region svg:x="0.433cm" svg:y="1.402cm" svg:width="7.766cm" svg:height="5.03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F2:Sheet1.F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345992">
                <text:p>-4.345992</text:p>
                <draw:g>
                  <svg:desc>Sheet1.F2:Sheet1.F299</svg:desc>
                </draw:g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02633">
                <text:p>-4.802633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296408">
                <text:p>-6.296408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252728">
                <text:p>-8.252728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.926652">
                <text:p>-10.926652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.7298">
                <text:p>-10.7298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.316871">
                <text:p>-10.316871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.552577">
                <text:p>-8.552577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099825">
                <text:p>-7.099825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966994">
                <text:p>-4.966994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811083">
                <text:p>-2.811083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027576">
                <text:p>-2.027576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241114">
                <text:p>-2.241114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790542">
                <text:p>-1.790542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469496">
                <text:p>-2.469496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010141">
                <text:p>-3.010141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313807">
                <text:p>-3.313807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456108">
                <text:p>-3.456108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272212">
                <text:p>-3.272212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541295">
                <text:p>-3.541295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298689">
                <text:p>-3.298689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68174">
                <text:p>-3.468174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06139">
                <text:p>-3.06139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930946">
                <text:p>-2.930946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840547">
                <text:p>-2.840547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41383">
                <text:p>-2.241383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444562">
                <text:p>-2.444562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036986">
                <text:p>-2.036986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464118">
                <text:p>-2.464118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31721">
                <text:p>-2.31721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280661">
                <text:p>-2.280661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52896">
                <text:p>-1.652896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440137">
                <text:p>-1.440137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11895">
                <text:p>-0.511895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1171">
                <text:p>-0.71171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2067">
                <text:p>-1.022067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01048">
                <text:p>-0.601048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45625">
                <text:p>-0.945625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69094">
                <text:p>-0.969094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01667">
                <text:p>-0.501667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26116">
                <text:p>-1.26116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67468">
                <text:p>-0.67468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14763">
                <text:p>-0.814763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0161">
                <text:p>0.120161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4608">
                <text:p>0.164608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15345">
                <text:p>1.215345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7579">
                <text:p>0.957579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622">
                <text:p>0.74622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01887">
                <text:p>0.801887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5313">
                <text:p>0.515313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18658">
                <text:p>0.318658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7419">
                <text:p>0.297419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71167">
                <text:p>-0.071167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60656">
                <text:p>-0.060656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10786">
                <text:p>-0.610786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09252">
                <text:p>-0.709252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230447">
                <text:p>-1.230447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460919">
                <text:p>-1.460919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763325">
                <text:p>-1.763325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755742">
                <text:p>-1.755742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.259521">
                <text:p>-2.259521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791034">
                <text:p>-2.791034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225521">
                <text:p>-3.225521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670494">
                <text:p>-3.670494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.107068">
                <text:p>-4.107068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.434691">
                <text:p>-4.434691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.47508">
                <text:p>-4.47508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085779">
                <text:p>-4.085779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.572622">
                <text:p>-3.572622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739599">
                <text:p>-2.739599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468252">
                <text:p>-2.468252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197524">
                <text:p>-2.197524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252599">
                <text:p>-2.252599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421649">
                <text:p>-2.421649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670793">
                <text:p>-2.670793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822425">
                <text:p>-2.822425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085573">
                <text:p>-3.085573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270224">
                <text:p>-3.270224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522596">
                <text:p>-3.522596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.967385">
                <text:p>-3.967385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.396797">
                <text:p>-4.396797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.726616">
                <text:p>-4.726616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.004176">
                <text:p>-5.004176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.32106">
                <text:p>-5.32106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.304067">
                <text:p>-5.304067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835108">
                <text:p>-4.835108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.28822">
                <text:p>-4.28822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449319">
                <text:p>-3.449319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98204">
                <text:p>-2.98204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566317">
                <text:p>-2.566317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.507431">
                <text:p>-2.507431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.5718">
                <text:p>-2.5718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792295">
                <text:p>-2.792295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157835">
                <text:p>-3.157835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.462487">
                <text:p>-3.462487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959145">
                <text:p>-3.959145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.506801">
                <text:p>-4.506801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790715">
                <text:p>-4.790715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.860557">
                <text:p>-4.860557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.697606">
                <text:p>-4.697606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.331678">
                <text:p>-4.331678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974124">
                <text:p>-3.974124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.58663">
                <text:p>-3.58663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.516026">
                <text:p>-3.516026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.569994">
                <text:p>-3.569994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.719558">
                <text:p>-3.719558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.887132">
                <text:p>-3.887132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063296">
                <text:p>-4.063296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215669">
                <text:p>-4.215669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.476455">
                <text:p>-4.476455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.783983">
                <text:p>-4.783983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.349804">
                <text:p>-5.349804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5.680669">
                <text:p>-5.680669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.826247">
                <text:p>-5.826247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725494">
                <text:p>-5.725494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5.738147">
                <text:p>-5.738147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5.776121">
                <text:p>-5.776121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5.703514">
                <text:p>-5.703514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5.33468">
                <text:p>-5.33468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.953318">
                <text:p>-4.953318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.321035">
                <text:p>-4.321035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.13905">
                <text:p>-4.13905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860521">
                <text:p>-3.860521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934446">
                <text:p>-3.934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.095142">
                <text:p>-4.095142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.331284">
                <text:p>-4.331284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63551">
                <text:p>-4.63551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.060214">
                <text:p>-5.060214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.460942">
                <text:p>-5.460942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474379">
                <text:p>-5.474379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181456">
                <text:p>-5.181456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.745874">
                <text:p>-4.745874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403211">
                <text:p>-4.403211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.21565">
                <text:p>-4.21565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.135023">
                <text:p>-4.135023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.384366">
                <text:p>-4.384366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.665373">
                <text:p>-4.665373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.917013">
                <text:p>-4.917013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.986823">
                <text:p>-4.986823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877998">
                <text:p>-4.877998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.742268">
                <text:p>-4.742268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.682022">
                <text:p>-4.682022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.759448">
                <text:p>-4.759448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.876452">
                <text:p>-4.876452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.96977">
                <text:p>-4.96977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86cm" svg:height="6.487cm" xlink:href=".." xlink:type="simple" chart:class="chart:scatter" chart:style-name="ch1">
        <chart:title svg:x="3.89cm" svg:y="0.265cm" chart:style-name="ch2">
          <text:p>con(qfn)</text:p>
        </chart:title>
        <chart:legend chart:legend-position="end" svg:x="8.275cm" svg:y="2.944cm" style:legend-expansion="high" chart:style-name="ch3"/>
        <chart:plot-area chart:style-name="ch4" table:cell-range-address="Sheet1.G2:Sheet1.G299 Sheet1.K1:Sheet1.K299" chart:data-source-has-labels="row" svg:x="0.191cm" svg:y="1.173cm" svg:width="7.893cm" svg:height="5.185cm">
          <chartooo:coordinate-region svg:x="0.482cm" svg:y="1.372cm" svg:width="7.362cm" svg:height="4.33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299" chart:label-cell-address="Sheet1.K1:Sheet1.K1" chart:class="chart:scatter">
            <chart:domain table:cell-range-address="Sheet1.G2:Sheet1.G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9743">
                <text:p>0.239743</text:p>
                <draw:g>
                  <svg:desc>Sheet1.G2:Sheet1.G299</svg:desc>
                </draw:g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1317">
                <text:p>0.221317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4096">
                <text:p>0.204096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3406">
                <text:p>0.213406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1758">
                <text:p>0.651758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4037">
                <text:p>0.984037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38293">
                <text:p>1.838293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7617">
                <text:p>1.297617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64485">
                <text:p>1.764485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64744">
                <text:p>1.764744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85266">
                <text:p>1.685266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90057">
                <text:p>1.590057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94366">
                <text:p>1.594366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1758">
                <text:p>1.411758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08811">
                <text:p>1.408811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7837">
                <text:p>1.427837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99554">
                <text:p>1.299554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59811">
                <text:p>1.359811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37965">
                <text:p>1.437965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73559">
                <text:p>1.573559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63112">
                <text:p>1.663112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62253">
                <text:p>1.762253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96493">
                <text:p>1.896493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59672">
                <text:p>2.059672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25715">
                <text:p>2.225715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4673">
                <text:p>2.444673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86484">
                <text:p>2.586484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93375">
                <text:p>2.693375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4117">
                <text:p>2.84117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45083">
                <text:p>2.945083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81313">
                <text:p>3.081313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259538">
                <text:p>3.259538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21319">
                <text:p>3.521319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09599">
                <text:p>3.809599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17796">
                <text:p>3.717796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657275">
                <text:p>3.657275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94207">
                <text:p>2.894207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62568">
                <text:p>3.062568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0102">
                <text:p>3.040102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196">
                <text:p>2.778196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85136">
                <text:p>3.085136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527376">
                <text:p>2.527376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95068">
                <text:p>2.695068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16349">
                <text:p>2.416349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661">
                <text:p>2.52661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33791">
                <text:p>2.133791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54032">
                <text:p>2.254032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11487">
                <text:p>2.211487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48316">
                <text:p>1.848316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20238">
                <text:p>1.820238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78979">
                <text:p>1.778979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49467">
                <text:p>1.549467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9088">
                <text:p>1.59088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3985">
                <text:p>1.243985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25047">
                <text:p>1.425047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71428">
                <text:p>1.071428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69695">
                <text:p>1.269695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99046">
                <text:p>1.099046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04357">
                <text:p>1.104357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4736">
                <text:p>0.854736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64055">
                <text:p>1.264055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02163">
                <text:p>1.602163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32166">
                <text:p>1.432166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45383">
                <text:p>1.345383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28741">
                <text:p>1.828741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52182">
                <text:p>1.452182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712248">
                <text:p>1.712248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38414">
                <text:p>1.638414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79753">
                <text:p>1.679753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455374">
                <text:p>1.455374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24246">
                <text:p>1.524246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36758">
                <text:p>1.336758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92944">
                <text:p>1.192944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24647">
                <text:p>1.024647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13829">
                <text:p>0.913829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99274">
                <text:p>0.599274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19825">
                <text:p>0.719825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80756">
                <text:p>0.580756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7453">
                <text:p>0.617453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70279">
                <text:p>1.170279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77325">
                <text:p>0.777325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31986">
                <text:p>0.931986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43265">
                <text:p>1.443265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54662">
                <text:p>0.954662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22894">
                <text:p>1.222894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49026">
                <text:p>1.049026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199586">
                <text:p>1.199586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8757">
                <text:p>0.998757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1957">
                <text:p>0.991957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0213">
                <text:p>0.80213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32798">
                <text:p>0.732798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73771">
                <text:p>0.573771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82552">
                <text:p>0.482552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1753">
                <text:p>0.61753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76328">
                <text:p>0.276328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28384">
                <text:p>0.928384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92382">
                <text:p>0.392382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7671">
                <text:p>0.697671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94784">
                <text:p>0.694784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9635">
                <text:p>0.589635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93939">
                <text:p>0.493939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21204">
                <text:p>0.521204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98851">
                <text:p>0.298851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58141">
                <text:p>0.358141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47769">
                <text:p>0.347769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16421">
                <text:p>0.116421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69256">
                <text:p>-0.169256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9144">
                <text:p>0.149144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4623">
                <text:p>-0.004623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4242">
                <text:p>0.14242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20074">
                <text:p>0.820074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9941">
                <text:p>0.249941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2175">
                <text:p>0.552175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2367">
                <text:p>0.572367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82489">
                <text:p>0.582489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27534">
                <text:p>1.227534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02008">
                <text:p>0.702008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265">
                <text:p>0.9265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2328">
                <text:p>0.612328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49241">
                <text:p>0.849241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10679">
                <text:p>0.410679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18408">
                <text:p>0.618408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38289">
                <text:p>0.238289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45534">
                <text:p>0.345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94359">
                <text:p>0.394359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37611">
                <text:p>0.237611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07056">
                <text:p>0.807056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40853">
                <text:p>0.640853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9457">
                <text:p>0.409457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03292">
                <text:p>0.403292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0306">
                <text:p>0.390306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776">
                <text:p>0.23776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57873">
                <text:p>0.257873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13039">
                <text:p>0.313039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40984">
                <text:p>0.140984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9914">
                <text:p>0.799914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2671">
                <text:p>0.102671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42355">
                <text:p>0.442355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31932">
                <text:p>0.231932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7726">
                <text:p>0.367726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77549">
                <text:p>0.477549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84434">
                <text:p>0.584434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04138">
                <text:p>0.904138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54338">
                <text:p>0.654338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63287">
                <text:p>0.563287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74cm" svg:height="6.582cm" xlink:href=".." xlink:type="simple" chart:class="chart:scatter" chart:style-name="ch1">
        <chart:legend chart:legend-position="end" svg:x="10.363cm" svg:y="2.992cm" style:legend-expansion="high" chart:style-name="ch2"/>
        <chart:plot-area chart:style-name="ch3" table:cell-range-address="Sheet1.H2:Sheet1.H299 Sheet1.K1:Sheet1.K299" chart:data-source-has-labels="row" svg:x="0.233cm" svg:y="0.131cm" svg:width="9.897cm" svg:height="6.32cm">
          <chartooo:coordinate-region svg:x="0.379cm" svg:y="0.33cm" svg:width="9.657cm" svg:height="5.4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299" chart:label-cell-address="Sheet1.K1:Sheet1.K1" chart:class="chart:scatter">
            <chart:domain table:cell-range-address="Sheet1.H2:Sheet1.H299"/>
            <chart:data-point chart:repeated="2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n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17208">
                <text:p>2.817208</text:p>
                <draw:g>
                  <svg:desc>Sheet1.H2:Sheet1.H299</svg:desc>
                </draw:g>
              </table:table-cell>
              <table:table-cell office:value-type="float" office:value="9.965987">
                <text:p>9.965987</text:p>
                <draw:g>
                  <svg:desc>Sheet1.K2:Sheet1.K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62936">
                <text:p>3.062936</text:p>
              </table:table-cell>
              <table:table-cell office:value-type="float" office:value="10.14891">
                <text:p>10.14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06343">
                <text:p>3.106343</text:p>
              </table:table-cell>
              <table:table-cell office:value-type="float" office:value="10.34843">
                <text:p>10.34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9937">
                <text:p>2.09937</text:p>
              </table:table-cell>
              <table:table-cell office:value-type="float" office:value="10.716654">
                <text:p>10.716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909965">
                <text:p>-3.909965</text:p>
              </table:table-cell>
              <table:table-cell office:value-type="float" office:value="10.92327">
                <text:p>10.92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846923">
                <text:p>-4.846923</text:p>
              </table:table-cell>
              <table:table-cell office:value-type="float" office:value="11.391222">
                <text:p>11.391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993211">
                <text:p>-6.993211</text:p>
              </table:table-cell>
              <table:table-cell office:value-type="float" office:value="11.471897">
                <text:p>11.471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.402031">
                <text:p>-5.402031</text:p>
              </table:table-cell>
              <table:table-cell office:value-type="float" office:value="11.613132">
                <text:p>11.61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.690107">
                <text:p>-5.690107</text:p>
              </table:table-cell>
              <table:table-cell office:value-type="float" office:value="11.69091">
                <text:p>11.69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72549">
                <text:p>-3.772549</text:p>
              </table:table-cell>
              <table:table-cell office:value-type="float" office:value="11.779782">
                <text:p>11.779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89226">
                <text:p>-1.689226</text:p>
              </table:table-cell>
              <table:table-cell office:value-type="float" office:value="11.828996">
                <text:p>11.828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93474">
                <text:p>-0.393474</text:p>
              </table:table-cell>
              <table:table-cell office:value-type="float" office:value="11.840122">
                <text:p>11.840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9339">
                <text:p>0.159339</text:p>
              </table:table-cell>
              <table:table-cell office:value-type="float" office:value="12.007893">
                <text:p>12.007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2664">
                <text:p>1.262664</text:p>
              </table:table-cell>
              <table:table-cell office:value-type="float" office:value="12.077584">
                <text:p>12.077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188">
                <text:p>0.88188</text:p>
              </table:table-cell>
              <table:table-cell office:value-type="float" office:value="12.159944">
                <text:p>12.159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2001">
                <text:p>0.632001</text:p>
              </table:table-cell>
              <table:table-cell office:value-type="float" office:value="12.372813">
                <text:p>12.372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8533999999999">
                <text:p>0.208533999999999</text:p>
              </table:table-cell>
              <table:table-cell office:value-type="float" office:value="12.476267">
                <text:p>12.476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76397">
                <text:p>-0.176397</text:p>
              </table:table-cell>
              <table:table-cell office:value-type="float" office:value="12.58973">
                <text:p>12.58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28245">
                <text:p>-0.228245</text:p>
              </table:table-cell>
              <table:table-cell office:value-type="float" office:value="12.62614">
                <text:p>12.626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43995">
                <text:p>-0.143995</text:p>
              </table:table-cell>
              <table:table-cell office:value-type="float" office:value="12.810467">
                <text:p>12.810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16203000000001">
                <text:p>-0.216203000000001</text:p>
              </table:table-cell>
              <table:table-cell office:value-type="float" office:value="12.87923">
                <text:p>12.87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23188">
                <text:p>-0.423188</text:p>
              </table:table-cell>
              <table:table-cell office:value-type="float" office:value="13.040666">
                <text:p>13.040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06896">
                <text:p>-0.806896</text:p>
              </table:table-cell>
              <table:table-cell office:value-type="float" office:value="13.092399">
                <text:p>13.092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25618">
                <text:p>-0.725618</text:p>
              </table:table-cell>
              <table:table-cell office:value-type="float" office:value="13.144931">
                <text:p>13.14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01366">
                <text:p>-0.501366</text:p>
              </table:table-cell>
              <table:table-cell office:value-type="float" office:value="13.279501">
                <text:p>13.279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62739">
                <text:p>-0.462739</text:p>
              </table:table-cell>
              <table:table-cell office:value-type="float" office:value="13.317592">
                <text:p>13.317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42899">
                <text:p>-0.442899</text:p>
              </table:table-cell>
              <table:table-cell office:value-type="float" office:value="13.438249">
                <text:p>13.438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99972">
                <text:p>-0.599972</text:p>
              </table:table-cell>
              <table:table-cell office:value-type="float" office:value="13.45567">
                <text:p>13.45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75005">
                <text:p>-0.475005</text:p>
              </table:table-cell>
              <table:table-cell office:value-type="float" office:value="13.562381">
                <text:p>13.562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680553">
                <text:p>-0.680553</text:p>
              </table:table-cell>
              <table:table-cell office:value-type="float" office:value="13.639017">
                <text:p>13.63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99055">
                <text:p>-1.099055</text:p>
              </table:table-cell>
              <table:table-cell office:value-type="float" office:value="13.741704">
                <text:p>13.741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673162">
                <text:p>-1.673162</text:p>
              </table:table-cell>
              <table:table-cell office:value-type="float" office:value="13.766393">
                <text:p>13.7663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63178">
                <text:p>-1.563178</text:p>
              </table:table-cell>
              <table:table-cell office:value-type="float" office:value="13.819437">
                <text:p>13.819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320696">
                <text:p>-1.320696</text:p>
              </table:table-cell>
              <table:table-cell office:value-type="float" office:value="13.834595">
                <text:p>13.834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71677">
                <text:p>-0.771677</text:p>
              </table:table-cell>
              <table:table-cell office:value-type="float" office:value="13.857519">
                <text:p>13.857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4564">
                <text:p>-0.34564</text:p>
              </table:table-cell>
              <table:table-cell office:value-type="float" office:value="13.961645">
                <text:p>13.961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0929">
                <text:p>0.270929</text:p>
              </table:table-cell>
              <table:table-cell office:value-type="float" office:value="13.994726">
                <text:p>13.994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264559">
                <text:p>-0.264559</text:p>
              </table:table-cell>
              <table:table-cell office:value-type="float" office:value="14.034952">
                <text:p>14.034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81904">
                <text:p>-0.481904</text:p>
              </table:table-cell>
              <table:table-cell office:value-type="float" office:value="14.086998">
                <text:p>14.086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62262">
                <text:p>-0.62262</text:p>
              </table:table-cell>
              <table:table-cell office:value-type="float" office:value="14.088626">
                <text:p>14.088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97533">
                <text:p>-0.497533</text:p>
              </table:table-cell>
              <table:table-cell office:value-type="float" office:value="14.162537">
                <text:p>14.162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06442">
                <text:p>-0.406442</text:p>
              </table:table-cell>
              <table:table-cell office:value-type="float" office:value="14.175586">
                <text:p>14.175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728135">
                <text:p>-0.728135</text:p>
              </table:table-cell>
              <table:table-cell office:value-type="float" office:value="14.202799">
                <text:p>14.202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64197">
                <text:p>-0.864197</text:p>
              </table:table-cell>
              <table:table-cell office:value-type="float" office:value="14.191119">
                <text:p>14.191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61343">
                <text:p>-0.661343</text:p>
              </table:table-cell>
              <table:table-cell office:value-type="float" office:value="14.176056">
                <text:p>14.1760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95769999999998">
                <text:p>0.0495769999999998</text:p>
              </table:table-cell>
              <table:table-cell office:value-type="float" office:value="14.156728">
                <text:p>14.156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04712">
                <text:p>0.304712</text:p>
              </table:table-cell>
              <table:table-cell office:value-type="float" office:value="14.14591">
                <text:p>14.14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7448">
                <text:p>0.747448</text:p>
              </table:table-cell>
              <table:table-cell office:value-type="float" office:value="14.14768">
                <text:p>14.14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60408">
                <text:p>1.160408</text:p>
              </table:table-cell>
              <table:table-cell office:value-type="float" office:value="14.144328">
                <text:p>14.1443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3772">
                <text:p>0.883772</text:p>
              </table:table-cell>
              <table:table-cell office:value-type="float" office:value="14.134548">
                <text:p>14.13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92277">
                <text:p>0.892277</text:p>
              </table:table-cell>
              <table:table-cell office:value-type="float" office:value="14.124559">
                <text:p>14.124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53702">
                <text:p>1.053702</text:p>
              </table:table-cell>
              <table:table-cell office:value-type="float" office:value="14.113314">
                <text:p>14.1133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52261">
                <text:p>1.052261</text:p>
              </table:table-cell>
              <table:table-cell office:value-type="float" office:value="14.108782">
                <text:p>14.1087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2428">
                <text:p>1.32428</text:p>
              </table:table-cell>
              <table:table-cell office:value-type="float" office:value="14.101699">
                <text:p>14.101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7554">
                <text:p>1.17554</text:p>
              </table:table-cell>
              <table:table-cell office:value-type="float" office:value="14.110989">
                <text:p>14.1109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77181">
                <text:p>1.377181</text:p>
              </table:table-cell>
              <table:table-cell office:value-type="float" office:value="14.111164">
                <text:p>14.111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6226">
                <text:p>1.136226</text:p>
              </table:table-cell>
              <table:table-cell office:value-type="float" office:value="14.12803">
                <text:p>14.128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76746">
                <text:p>1.176746</text:p>
              </table:table-cell>
              <table:table-cell office:value-type="float" office:value="14.142971">
                <text:p>14.142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1827">
                <text:p>1.011827</text:p>
              </table:table-cell>
              <table:table-cell office:value-type="float" office:value="14.169499">
                <text:p>14.169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616">
                <text:p>0.95616</text:p>
              </table:table-cell>
              <table:table-cell office:value-type="float" office:value="14.170801">
                <text:p>14.170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93627">
                <text:p>0.793627</text:p>
              </table:table-cell>
              <table:table-cell office:value-type="float" office:value="14.180793">
                <text:p>14.180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0267">
                <text:p>0.720267</text:p>
              </table:table-cell>
              <table:table-cell office:value-type="float" office:value="14.239878">
                <text:p>14.2398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96098">
                <text:p>0.796098</text:p>
              </table:table-cell>
              <table:table-cell office:value-type="float" office:value="14.32234">
                <text:p>14.322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3869000000001">
                <text:p>0.243869000000001</text:p>
              </table:table-cell>
              <table:table-cell office:value-type="float" office:value="14.326055">
                <text:p>14.326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8028000000001">
                <text:p>0.118028000000001</text:p>
              </table:table-cell>
              <table:table-cell office:value-type="float" office:value="14.464835">
                <text:p>14.464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68557">
                <text:p>-0.368557</text:p>
              </table:table-cell>
              <table:table-cell office:value-type="float" office:value="14.507491">
                <text:p>14.507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892388000000001">
                <text:p>-0.892388000000001</text:p>
              </table:table-cell>
              <table:table-cell office:value-type="float" office:value="14.577562">
                <text:p>14.5775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221575">
                <text:p>-1.221575</text:p>
              </table:table-cell>
              <table:table-cell office:value-type="float" office:value="14.601971">
                <text:p>14.601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86336">
                <text:p>-1.086336</text:p>
              </table:table-cell>
              <table:table-cell office:value-type="float" office:value="14.622231">
                <text:p>14.622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17445">
                <text:p>-0.517445</text:p>
              </table:table-cell>
              <table:table-cell office:value-type="float" office:value="14.620944">
                <text:p>14.6209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230790000000003">
                <text:p>-0.0230790000000003</text:p>
              </table:table-cell>
              <table:table-cell office:value-type="float" office:value="14.631515">
                <text:p>14.6315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06014">
                <text:p>0.706014</text:p>
              </table:table-cell>
              <table:table-cell office:value-type="float" office:value="14.651751">
                <text:p>14.651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9286">
                <text:p>1.09286</text:p>
              </table:table-cell>
              <table:table-cell office:value-type="float" office:value="14.682509">
                <text:p>14.6825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21981">
                <text:p>1.321981</text:p>
              </table:table-cell>
              <table:table-cell office:value-type="float" office:value="14.716902">
                <text:p>14.7169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02549">
                <text:p>1.402549</text:p>
              </table:table-cell>
              <table:table-cell office:value-type="float" office:value="14.770132">
                <text:p>14.770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19941">
                <text:p>1.519941</text:p>
              </table:table-cell>
              <table:table-cell office:value-type="float" office:value="14.798067">
                <text:p>14.798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21315">
                <text:p>1.421315</text:p>
              </table:table-cell>
              <table:table-cell office:value-type="float" office:value="14.848851">
                <text:p>14.848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43845">
                <text:p>1.543845</text:p>
              </table:table-cell>
              <table:table-cell office:value-type="float" office:value="14.896615">
                <text:p>14.89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47832">
                <text:p>1.447832</text:p>
              </table:table-cell>
              <table:table-cell office:value-type="float" office:value="14.904264">
                <text:p>14.904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8802">
                <text:p>1.18802</text:p>
              </table:table-cell>
              <table:table-cell office:value-type="float" office:value="15.018866">
                <text:p>15.0188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30516">
                <text:p>1.330516</text:p>
              </table:table-cell>
              <table:table-cell office:value-type="float" office:value="15.096525">
                <text:p>15.0965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55357">
                <text:p>0.755357</text:p>
              </table:table-cell>
              <table:table-cell office:value-type="float" office:value="15.107233">
                <text:p>15.107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4421">
                <text:p>0.514421</text:p>
              </table:table-cell>
              <table:table-cell office:value-type="float" office:value="15.281669">
                <text:p>15.281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55684">
                <text:p>0.255684</text:p>
              </table:table-cell>
              <table:table-cell office:value-type="float" office:value="15.343099">
                <text:p>15.3430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34239999999999">
                <text:p>-0.334239999999999</text:p>
              </table:table-cell>
              <table:table-cell office:value-type="float" office:value="15.450399">
                <text:p>15.4503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740506">
                <text:p>-0.740506</text:p>
              </table:table-cell>
              <table:table-cell office:value-type="float" office:value="15.474774">
                <text:p>15.4747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65086">
                <text:p>-0.65086</text:p>
              </table:table-cell>
              <table:table-cell office:value-type="float" office:value="15.502949">
                <text:p>15.5029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904690000000002">
                <text:p>-0.0904690000000002</text:p>
              </table:table-cell>
              <table:table-cell office:value-type="float" office:value="15.511076">
                <text:p>15.5110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6882">
                <text:p>0.386882</text:p>
              </table:table-cell>
              <table:table-cell office:value-type="float" office:value="15.524796">
                <text:p>15.5247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28589">
                <text:p>1.028589</text:p>
              </table:table-cell>
              <table:table-cell office:value-type="float" office:value="15.540059">
                <text:p>15.5400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83938">
                <text:p>1.383938</text:p>
              </table:table-cell>
              <table:table-cell office:value-type="float" office:value="15.567333">
                <text:p>15.567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686186">
                <text:p>1.686186</text:p>
              </table:table-cell>
              <table:table-cell office:value-type="float" office:value="15.600651">
                <text:p>15.6006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788856">
                <text:p>1.788856</text:p>
              </table:table-cell>
              <table:table-cell office:value-type="float" office:value="15.630573">
                <text:p>15.6305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719475">
                <text:p>1.719475</text:p>
              </table:table-cell>
              <table:table-cell office:value-type="float" office:value="15.707121">
                <text:p>15.7071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44617">
                <text:p>1.844617</text:p>
              </table:table-cell>
              <table:table-cell office:value-type="float" office:value="15.71221">
                <text:p>15.712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8315">
                <text:p>1.48315</text:p>
              </table:table-cell>
              <table:table-cell office:value-type="float" office:value="15.855991">
                <text:p>15.855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30599">
                <text:p>1.430599</text:p>
              </table:table-cell>
              <table:table-cell office:value-type="float" office:value="15.915718">
                <text:p>15.9157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03335">
                <text:p>0.803335</text:p>
              </table:table-cell>
              <table:table-cell office:value-type="float" office:value="16.000215">
                <text:p>16.0002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90385">
                <text:p>0.490385</text:p>
              </table:table-cell>
              <table:table-cell office:value-type="float" office:value="16.080243">
                <text:p>16.080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55064999999999">
                <text:p>0.355064999999999</text:p>
              </table:table-cell>
              <table:table-cell office:value-type="float" office:value="16.13909">
                <text:p>16.13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7855">
                <text:p>0.387855</text:p>
              </table:table-cell>
              <table:table-cell office:value-type="float" office:value="16.167775">
                <text:p>16.1677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30167">
                <text:p>0.630167</text:p>
              </table:table-cell>
              <table:table-cell office:value-type="float" office:value="16.202984">
                <text:p>16.202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33296">
                <text:p>1.133296</text:p>
              </table:table-cell>
              <table:table-cell office:value-type="float" office:value="16.226187">
                <text:p>16.2261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42366">
                <text:p>1.342366</text:p>
              </table:table-cell>
              <table:table-cell office:value-type="float" office:value="16.259532">
                <text:p>16.2595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87463">
                <text:p>1.587463</text:p>
              </table:table-cell>
              <table:table-cell office:value-type="float" office:value="16.319318">
                <text:p>16.3193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92472">
                <text:p>1.792472</text:p>
              </table:table-cell>
              <table:table-cell office:value-type="float" office:value="16.394268">
                <text:p>16.394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728877">
                <text:p>1.728877</text:p>
              </table:table-cell>
              <table:table-cell office:value-type="float" office:value="16.418729">
                <text:p>16.4187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43656">
                <text:p>1.543656</text:p>
              </table:table-cell>
              <table:table-cell office:value-type="float" office:value="16.476734">
                <text:p>16.4767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38902">
                <text:p>1.738902</text:p>
              </table:table-cell>
              <table:table-cell office:value-type="float" office:value="16.526354">
                <text:p>16.52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82939">
                <text:p>1.582939</text:p>
              </table:table-cell>
              <table:table-cell office:value-type="float" office:value="16.535265">
                <text:p>16.535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75851">
                <text:p>1.275851</text:p>
              </table:table-cell>
              <table:table-cell office:value-type="float" office:value="16.686425">
                <text:p>16.686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06246">
                <text:p>1.506246</text:p>
              </table:table-cell>
              <table:table-cell office:value-type="float" office:value="16.764931">
                <text:p>16.764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09026">
                <text:p>0.809026</text:p>
              </table:table-cell>
              <table:table-cell office:value-type="float" office:value="16.868238">
                <text:p>16.86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68187">
                <text:p>0.368187</text:p>
              </table:table-cell>
              <table:table-cell office:value-type="float" office:value="16.949141">
                <text:p>16.9491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2026">
                <text:p>0.152026</text:p>
              </table:table-cell>
              <table:table-cell office:value-type="float" office:value="16.954638">
                <text:p>16.9546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18050000000003">
                <text:p>0.0518050000000003</text:p>
              </table:table-cell>
              <table:table-cell office:value-type="float" office:value="17.09229">
                <text:p>17.0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70976">
                <text:p>0.270976</text:p>
              </table:table-cell>
              <table:table-cell office:value-type="float" office:value="17.152019">
                <text:p>17.152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13876">
                <text:p>-0.113876</text:p>
              </table:table-cell>
              <table:table-cell office:value-type="float" office:value="17.249225">
                <text:p>17.2492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16319">
                <text:p>-0.216319</text:p>
              </table:table-cell>
              <table:table-cell office:value-type="float" office:value="17.263997">
                <text:p>17.2639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81740000000002">
                <text:p>-0.0881740000000002</text:p>
              </table:table-cell>
              <table:table-cell office:value-type="float" office:value="17.30231">
                <text:p>17.3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87474">
                <text:p>0.587474</text:p>
              </table:table-cell>
              <table:table-cell office:value-type="float" office:value="17.310471">
                <text:p>17.3104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0897999999999">
                <text:p>0.820897999999999</text:p>
              </table:table-cell>
              <table:table-cell office:value-type="float" office:value="17.346333">
                <text:p>17.346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2742">
                <text:p>1.52742</text:p>
              </table:table-cell>
              <table:table-cell office:value-type="float" office:value="17.371055">
                <text:p>17.3710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657774">
                <text:p>1.657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41053">
                <text:p>1.841053</text:p>
              </table:table-cell>
              <table:table-cell office:value-type="float" office:value="17.471102">
                <text:p>17.471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013172">
                <text:p>2.013172</text:p>
              </table:table-cell>
              <table:table-cell office:value-type="float" office:value="17.48873">
                <text:p>17.48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738447">
                <text:p>1.738447</text:p>
              </table:table-cell>
              <table:table-cell office:value-type="float" office:value="17.583626">
                <text:p>17.583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762711">
                <text:p>1.762711</text:p>
              </table:table-cell>
              <table:table-cell office:value-type="float" office:value="17.713584">
                <text:p>17.713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57003">
                <text:p>1.357003</text:p>
              </table:table-cell>
              <table:table-cell office:value-type="float" office:value="17.804335">
                <text:p>17.8043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9915">
                <text:p>0.869915</text:p>
              </table:table-cell>
              <table:table-cell office:value-type="float" office:value="17.857345">
                <text:p>17.8573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5447999999999">
                <text:p>0.785447999999999</text:p>
              </table:table-cell>
              <table:table-cell office:value-type="float" office:value="17.894643">
                <text:p>17.8946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12883">
                <text:p>1.012883</text:p>
              </table:table-cell>
              <table:table-cell office:value-type="float" office:value="17.910555">
                <text:p>17.910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92157">
                <text:p>1.292157</text:p>
              </table:table-cell>
              <table:table-cell office:value-type="float" office:value="17.926543">
                <text:p>17.9265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27806">
                <text:p>1.627806</text:p>
              </table:table-cell>
              <table:table-cell office:value-type="float" office:value="17.960741">
                <text:p>17.960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17245">
                <text:p>2.017245</text:p>
              </table:table-cell>
              <table:table-cell office:value-type="float" office:value="17.968153">
                <text:p>17.96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820452">
                <text:p>1.820452</text:p>
              </table:table-cell>
              <table:table-cell office:value-type="float" office:value="18.080587">
                <text:p>18.080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89394">
                <text:p>2.289394</text:p>
              </table:table-cell>
              <table:table-cell office:value-type="float" office:value="18.12722">
                <text:p>18.127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710774">
                <text:p>1.710774</text:p>
              </table:table-cell>
              <table:table-cell office:value-type="float" office:value="18.207116">
                <text:p>18.2071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32724">
                <text:p>1.432724</text:p>
              </table:table-cell>
              <table:table-cell office:value-type="float" office:value="18.235519">
                <text:p>18.2355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25379">
                <text:p>1.225379</text:p>
              </table:table-cell>
              <table:table-cell office:value-type="float" office:value="18.254848">
                <text:p>18.254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7369">
                <text:p>1.267369</text:p>
              </table:table-cell>
              <table:table-cell office:value-type="float" office:value="18.275502">
                <text:p>18.275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72095">
                <text:p>1.372095</text:p>
              </table:table-cell>
              <table:table-cell office:value-type="float" office:value="18.293745">
                <text:p>18.2937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368227">
                <text:p>1.368227</text:p>
              </table:table-cell>
              <table:table-cell office:value-type="float" office:value="18.354693">
                <text:p>18.3546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42713">
                <text:p>1.542713</text:p>
              </table:table-cell>
              <table:table-cell office:value-type="float" office:value="18.412317">
                <text:p>18.412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83985">
                <text:p>1.283985</text:p>
              </table:table-cell>
              <table:table-cell office:value-type="float" office:value="18.412912">
                <text:p>18.412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2cm" svg:height="8.899cm" xlink:href=".." xlink:type="simple" chart:class="chart:scatter" chart:style-name="ch1">
        <chart:title svg:x="6.424cm" svg:y="0.313cm" chart:style-name="ch2">
          <text:p>(pfw-pfe)(con)</text:p>
        </chart:title>
        <chart:legend chart:legend-position="end" svg:x="14.959cm" svg:y="4.15cm" style:legend-expansion="high" chart:style-name="ch3"/>
        <chart:plot-area chart:style-name="ch4" table:cell-range-address="Sheet1.I1:Sheet1.I299 Sheet1.K1:Sheet1.K299" chart:data-source-has-labels="row" svg:x="0.316cm" svg:y="1.269cm" svg:width="14.327cm" svg:height="7.453cm">
          <chartooo:coordinate-region svg:x="1.123cm" svg:y="1.468cm" svg:width="13.333cm" svg:height="6.6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scatter">
            <chart:domain table:cell-range-address="Sheet1.I2:Sheet1.I299"/>
            <chart:data-point chart:repeated="2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.402943">
                <text:p>7.402943</text:p>
                <draw:g>
                  <svg:desc>Sheet1.I2:Sheet1.I299</svg:desc>
                </draw:g>
              </table:table-cell>
            </table:table-row>
            <table:table-row>
              <table:table-cell office:value-type="string"/>
              <table:table-cell office:value-type="float" office:value="8.086886">
                <text:p>8.086886</text:p>
              </table:table-cell>
            </table:table-row>
            <table:table-row>
              <table:table-cell office:value-type="string"/>
              <table:table-cell office:value-type="float" office:value="9.606847">
                <text:p>9.60684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0.565504">
                <text:p>10.565504</text:p>
              </table:table-cell>
            </table:table-row>
            <table:table-row>
              <table:table-cell office:value-type="string"/>
              <table:table-cell office:value-type="float" office:value="7.668445">
                <text:p>7.66844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866914">
                <text:p>6.866914</text:p>
              </table:table-cell>
            </table:table-row>
            <table:table-row>
              <table:table-cell office:value-type="string"/>
              <table:table-cell office:value-type="float" office:value="5.161953">
                <text:p>5.1619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448163">
                <text:p>4.448163</text:p>
              </table:table-cell>
            </table:table-row>
            <table:table-row>
              <table:table-cell office:value-type="string"/>
              <table:table-cell office:value-type="float" office:value="3.174203">
                <text:p>3.1742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.959189">
                <text:p>2.959189</text:p>
              </table:table-cell>
            </table:table-row>
            <table:table-row>
              <table:table-cell office:value-type="string"/>
              <table:table-cell office:value-type="float" office:value="2.807123">
                <text:p>2.807123</text:p>
              </table:table-cell>
            </table:table-row>
            <table:table-row>
              <table:table-cell office:value-type="string"/>
              <table:table-cell office:value-type="float" office:value="3.224159">
                <text:p>3.2241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994819">
                <text:p>3.994819</text:p>
              </table:table-cell>
            </table:table-row>
            <table:table-row>
              <table:table-cell office:value-type="string"/>
              <table:table-cell office:value-type="float" office:value="4.464964">
                <text:p>4.4649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760187">
                <text:p>4.760187</text:p>
              </table:table-cell>
            </table:table-row>
            <table:table-row>
              <table:table-cell office:value-type="string"/>
              <table:table-cell office:value-type="float" office:value="5.069979">
                <text:p>5.0699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821895">
                <text:p>4.821895</text:p>
              </table:table-cell>
            </table:table-row>
            <table:table-row>
              <table:table-cell office:value-type="string"/>
              <table:table-cell office:value-type="float" office:value="4.639522">
                <text:p>4.639522</text:p>
              </table:table-cell>
            </table:table-row>
            <table:table-row>
              <table:table-cell office:value-type="string"/>
              <table:table-cell office:value-type="float" office:value="4.481932">
                <text:p>4.4819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970859">
                <text:p>4.970859</text:p>
              </table:table-cell>
            </table:table-row>
            <table:table-row>
              <table:table-cell office:value-type="string"/>
              <table:table-cell office:value-type="float" office:value="4.745598">
                <text:p>4.74559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807239">
                <text:p>4.807239</text:p>
              </table:table-cell>
            </table:table-row>
            <table:table-row>
              <table:table-cell office:value-type="string"/>
              <table:table-cell office:value-type="float" office:value="4.150987">
                <text:p>4.15098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265">
                <text:p>4.265</text:p>
              </table:table-cell>
            </table:table-row>
            <table:table-row>
              <table:table-cell office:value-type="string"/>
              <table:table-cell office:value-type="float" office:value="4.564896">
                <text:p>4.5648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223317">
                <text:p>4.223317</text:p>
              </table:table-cell>
            </table:table-row>
            <table:table-row>
              <table:table-cell office:value-type="string"/>
              <table:table-cell office:value-type="float" office:value="4.588147">
                <text:p>4.588147</text:p>
              </table:table-cell>
            </table:table-row>
            <table:table-row>
              <table:table-cell office:value-type="string"/>
              <table:table-cell office:value-type="float" office:value="4.130389">
                <text:p>4.1303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830283">
                <text:p>4.830283</text:p>
              </table:table-cell>
            </table:table-row>
            <table:table-row>
              <table:table-cell office:value-type="string"/>
              <table:table-cell office:value-type="float" office:value="4.58174">
                <text:p>4.5817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262919">
                <text:p>4.262919</text:p>
              </table:table-cell>
            </table:table-row>
            <table:table-row>
              <table:table-cell office:value-type="string"/>
              <table:table-cell office:value-type="float" office:value="3.239272">
                <text:p>3.2392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398278">
                <text:p>3.398278</text:p>
              </table:table-cell>
            </table:table-row>
            <table:table-row>
              <table:table-cell office:value-type="string"/>
              <table:table-cell office:value-type="float" office:value="3.000798">
                <text:p>3.000798</text:p>
              </table:table-cell>
            </table:table-row>
            <table:table-row>
              <table:table-cell office:value-type="string"/>
              <table:table-cell office:value-type="float" office:value="3.657829">
                <text:p>3.6578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333702">
                <text:p>4.333702</text:p>
              </table:table-cell>
            </table:table-row>
            <table:table-row>
              <table:table-cell office:value-type="string"/>
              <table:table-cell office:value-type="float" office:value="3.766184">
                <text:p>3.76618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743634">
                <text:p>3.743634</text:p>
              </table:table-cell>
            </table:table-row>
            <table:table-row>
              <table:table-cell office:value-type="string"/>
              <table:table-cell office:value-type="float" office:value="3.527292">
                <text:p>3.527292</text:p>
              </table:table-cell>
            </table:table-row>
            <table:table-row>
              <table:table-cell office:value-type="string"/>
              <table:table-cell office:value-type="float" office:value="2.657243">
                <text:p>2.65724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848763">
                <text:p>3.848763</text:p>
              </table:table-cell>
            </table:table-row>
            <table:table-row>
              <table:table-cell office:value-type="string"/>
              <table:table-cell office:value-type="float" office:value="2.795614">
                <text:p>2.7956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.781696">
                <text:p>2.781696</text:p>
              </table:table-cell>
            </table:table-row>
            <table:table-row>
              <table:table-cell office:value-type="string"/>
              <table:table-cell office:value-type="float" office:value="1.431991">
                <text:p>1.4319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700659">
                <text:p>1.700659</text:p>
              </table:table-cell>
            </table:table-row>
            <table:table-row>
              <table:table-cell office:value-type="string"/>
              <table:table-cell office:value-type="float" office:value="0.968023">
                <text:p>0.9680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.601165">
                <text:p>1.601165</text:p>
              </table:table-cell>
            </table:table-row>
            <table:table-row>
              <table:table-cell office:value-type="string"/>
              <table:table-cell office:value-type="float" office:value="2.212715">
                <text:p>2.21271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.206837">
                <text:p>2.206837</text:p>
              </table:table-cell>
            </table:table-row>
            <table:table-row>
              <table:table-cell office:value-type="string"/>
              <table:table-cell office:value-type="float" office:value="2.188697">
                <text:p>2.18869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.352598">
                <text:p>2.352598</text:p>
              </table:table-cell>
            </table:table-row>
            <table:table-row>
              <table:table-cell office:value-type="string"/>
              <table:table-cell office:value-type="float" office:value="2.30575">
                <text:p>2.305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.714308">
                <text:p>2.714308</text:p>
              </table:table-cell>
            </table:table-row>
            <table:table-row>
              <table:table-cell office:value-type="string"/>
              <table:table-cell office:value-type="float" office:value="2.628921">
                <text:p>2.62892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211373">
                <text:p>3.211373</text:p>
              </table:table-cell>
            </table:table-row>
            <table:table-row>
              <table:table-cell office:value-type="string"/>
              <table:table-cell office:value-type="float" office:value="3.157861">
                <text:p>3.1578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636368">
                <text:p>3.636368</text:p>
              </table:table-cell>
            </table:table-row>
            <table:table-row>
              <table:table-cell office:value-type="string"/>
              <table:table-cell office:value-type="float" office:value="3.736711">
                <text:p>3.73671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879509">
                <text:p>3.879509</text:p>
              </table:table-cell>
            </table:table-row>
            <table:table-row>
              <table:table-cell office:value-type="string"/>
              <table:table-cell office:value-type="float" office:value="3.566638">
                <text:p>3.566638</text:p>
              </table:table-cell>
            </table:table-row>
            <table:table-row>
              <table:table-cell office:value-type="string"/>
              <table:table-cell office:value-type="float" office:value="4.317203">
                <text:p>4.31720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113464">
                <text:p>5.113464</text:p>
              </table:table-cell>
            </table:table-row>
            <table:table-row>
              <table:table-cell office:value-type="string"/>
              <table:table-cell office:value-type="float" office:value="5.453785">
                <text:p>5.453785</text:p>
              </table:table-cell>
            </table:table-row>
            <table:table-row>
              <table:table-cell office:value-type="string"/>
              <table:table-cell office:value-type="float" office:value="5.259746">
                <text:p>5.25974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053837">
                <text:p>6.053837</text:p>
              </table:table-cell>
            </table:table-row>
            <table:table-row>
              <table:table-cell office:value-type="string"/>
              <table:table-cell office:value-type="float" office:value="5.518316">
                <text:p>5.51831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29494">
                <text:p>5.29494</text:p>
              </table:table-cell>
            </table:table-row>
            <table:table-row>
              <table:table-cell office:value-type="string"/>
              <table:table-cell office:value-type="float" office:value="4.502618">
                <text:p>4.5026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166039">
                <text:p>4.166039</text:p>
              </table:table-cell>
            </table:table-row>
            <table:table-row>
              <table:table-cell office:value-type="string"/>
              <table:table-cell office:value-type="float" office:value="3.677528">
                <text:p>3.6775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.969419">
                <text:p>3.969419</text:p>
              </table:table-cell>
            </table:table-row>
            <table:table-row>
              <table:table-cell office:value-type="string"/>
              <table:table-cell office:value-type="float" office:value="4.240296">
                <text:p>4.2402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538403">
                <text:p>4.538403</text:p>
              </table:table-cell>
            </table:table-row>
            <table:table-row>
              <table:table-cell office:value-type="string"/>
              <table:table-cell office:value-type="float" office:value="4.768277">
                <text:p>4.7682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987171">
                <text:p>4.987171</text:p>
              </table:table-cell>
            </table:table-row>
            <table:table-row>
              <table:table-cell office:value-type="string"/>
              <table:table-cell office:value-type="float" office:value="4.94164">
                <text:p>4.941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226713">
                <text:p>5.226713</text:p>
              </table:table-cell>
            </table:table-row>
            <table:table-row>
              <table:table-cell office:value-type="string"/>
              <table:table-cell office:value-type="float" office:value="5.394825">
                <text:p>5.394825</text:p>
              </table:table-cell>
            </table:table-row>
            <table:table-row>
              <table:table-cell office:value-type="string"/>
              <table:table-cell office:value-type="float" office:value="5.587881">
                <text:p>5.58788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325684">
                <text:p>6.325684</text:p>
              </table:table-cell>
            </table:table-row>
            <table:table-row>
              <table:table-cell office:value-type="string"/>
              <table:table-cell office:value-type="float" office:value="6.504638">
                <text:p>6.504638</text:p>
              </table:table-cell>
            </table:table-row>
            <table:table-row>
              <table:table-cell office:value-type="string"/>
              <table:table-cell office:value-type="float" office:value="6.413959">
                <text:p>6.41395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961862">
                <text:p>6.961862</text:p>
              </table:table-cell>
            </table:table-row>
            <table:table-row>
              <table:table-cell office:value-type="string"/>
              <table:table-cell office:value-type="float" office:value="6.531406">
                <text:p>6.53140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192721">
                <text:p>6.192721</text:p>
              </table:table-cell>
            </table:table-row>
            <table:table-row>
              <table:table-cell office:value-type="string"/>
              <table:table-cell office:value-type="float" office:value="5.143628">
                <text:p>5.1436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836946">
                <text:p>4.836946</text:p>
              </table:table-cell>
            </table:table-row>
            <table:table-row>
              <table:table-cell office:value-type="string"/>
              <table:table-cell office:value-type="float" office:value="4.357607">
                <text:p>4.35760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360879">
                <text:p>4.360879</text:p>
              </table:table-cell>
            </table:table-row>
            <table:table-row>
              <table:table-cell office:value-type="string"/>
              <table:table-cell office:value-type="float" office:value="4.397036">
                <text:p>4.39703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.624167">
                <text:p>4.624167</text:p>
              </table:table-cell>
            </table:table-row>
            <table:table-row>
              <table:table-cell office:value-type="string"/>
              <table:table-cell office:value-type="float" office:value="4.831757">
                <text:p>4.83175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063703">
                <text:p>5.063703</text:p>
              </table:table-cell>
            </table:table-row>
            <table:table-row>
              <table:table-cell office:value-type="string"/>
              <table:table-cell office:value-type="float" office:value="5.49484">
                <text:p>5.49484</text:p>
              </table:table-cell>
            </table:table-row>
            <table:table-row>
              <table:table-cell office:value-type="string"/>
              <table:table-cell office:value-type="float" office:value="5.583432">
                <text:p>5.58343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370679">
                <text:p>6.370679</text:p>
              </table:table-cell>
            </table:table-row>
            <table:table-row>
              <table:table-cell office:value-type="string"/>
              <table:table-cell office:value-type="float" office:value="6.329782">
                <text:p>6.32978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291721">
                <text:p>6.291721</text:p>
              </table:table-cell>
            </table:table-row>
            <table:table-row>
              <table:table-cell office:value-type="string"/>
              <table:table-cell office:value-type="float" office:value="6.045726">
                <text:p>6.04572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642306">
                <text:p>5.642306</text:p>
              </table:table-cell>
            </table:table-row>
            <table:table-row>
              <table:table-cell office:value-type="string"/>
              <table:table-cell office:value-type="float" office:value="5.213472">
                <text:p>5.2134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125495">
                <text:p>5.125495</text:p>
              </table:table-cell>
            </table:table-row>
            <table:table-row>
              <table:table-cell office:value-type="string"/>
              <table:table-cell office:value-type="float" office:value="5.018777">
                <text:p>5.0187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216533">
                <text:p>5.216533</text:p>
              </table:table-cell>
            </table:table-row>
            <table:table-row>
              <table:table-cell office:value-type="string"/>
              <table:table-cell office:value-type="float" office:value="5.505226">
                <text:p>5.50522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628451">
                <text:p>5.628451</text:p>
              </table:table-cell>
            </table:table-row>
            <table:table-row>
              <table:table-cell office:value-type="string"/>
              <table:table-cell office:value-type="float" office:value="5.446753">
                <text:p>5.44675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756096">
                <text:p>5.756096</text:p>
              </table:table-cell>
            </table:table-row>
            <table:table-row>
              <table:table-cell office:value-type="string"/>
              <table:table-cell office:value-type="float" office:value="5.949948">
                <text:p>5.949948</text:p>
              </table:table-cell>
            </table:table-row>
            <table:table-row>
              <table:table-cell office:value-type="string"/>
              <table:table-cell office:value-type="float" office:value="6.201814">
                <text:p>6.2018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879908">
                <text:p>6.879908</text:p>
              </table:table-cell>
            </table:table-row>
            <table:table-row>
              <table:table-cell office:value-type="string"/>
              <table:table-cell office:value-type="float" office:value="7.105991">
                <text:p>7.10599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04187">
                <text:p>7.04187</text:p>
              </table:table-cell>
            </table:table-row>
            <table:table-row>
              <table:table-cell office:value-type="string"/>
              <table:table-cell office:value-type="float" office:value="6.766801">
                <text:p>6.766801</text:p>
              </table:table-cell>
            </table:table-row>
            <table:table-row>
              <table:table-cell office:value-type="string"/>
              <table:table-cell office:value-type="float" office:value="6.460009">
                <text:p>6.46000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017486">
                <text:p>7.017486</text:p>
              </table:table-cell>
            </table:table-row>
            <table:table-row>
              <table:table-cell office:value-type="string"/>
              <table:table-cell office:value-type="float" office:value="6.749105">
                <text:p>6.74910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516138">
                <text:p>6.516138</text:p>
              </table:table-cell>
            </table:table-row>
            <table:table-row>
              <table:table-cell office:value-type="string"/>
              <table:table-cell office:value-type="float" office:value="5.730689">
                <text:p>5.73068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714385">
                <text:p>5.714385</text:p>
              </table:table-cell>
            </table:table-row>
            <table:table-row>
              <table:table-cell office:value-type="string"/>
              <table:table-cell office:value-type="float" office:value="5.319188">
                <text:p>5.3191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578356">
                <text:p>5.578356</text:p>
              </table:table-cell>
            </table:table-row>
            <table:table-row>
              <table:table-cell office:value-type="string"/>
              <table:table-cell office:value-type="float" office:value="5.62623">
                <text:p>5.626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937754">
                <text:p>5.937754</text:p>
              </table:table-cell>
            </table:table-row>
            <table:table-row>
              <table:table-cell office:value-type="string"/>
              <table:table-cell office:value-type="float" office:value="6.330554">
                <text:p>6.330554</text:p>
              </table:table-cell>
            </table:table-row>
            <table:table-row>
              <table:table-cell office:value-type="string"/>
              <table:table-cell office:value-type="float" office:value="6.582067">
                <text:p>6.58206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181013">
                <text:p>7.181013</text:p>
              </table:table-cell>
            </table:table-row>
            <table:table-row>
              <table:table-cell office:value-type="string"/>
              <table:table-cell office:value-type="float" office:value="7.463778">
                <text:p>7.46377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227402">
                <text:p>7.227402</text:p>
              </table:table-cell>
            </table:table-row>
            <table:table-row>
              <table:table-cell office:value-type="string"/>
              <table:table-cell office:value-type="float" office:value="6.747586">
                <text:p>6.74758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35721">
                <text:p>6.35721</text:p>
              </table:table-cell>
            </table:table-row>
            <table:table-row>
              <table:table-cell office:value-type="string"/>
              <table:table-cell office:value-type="float" office:value="5.996517">
                <text:p>5.99651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.953241">
                <text:p>5.953241</text:p>
              </table:table-cell>
            </table:table-row>
            <table:table-row>
              <table:table-cell office:value-type="string"/>
              <table:table-cell office:value-type="float" office:value="6.156495">
                <text:p>6.156495</text:p>
              </table:table-cell>
            </table:table-row>
            <table:table-row>
              <table:table-cell office:value-type="string"/>
              <table:table-cell office:value-type="float" office:value="6.293252">
                <text:p>6.29325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004732">
                <text:p>7.004732</text:p>
              </table:table-cell>
            </table:table-row>
            <table:table-row>
              <table:table-cell office:value-type="string"/>
              <table:table-cell office:value-type="float" office:value="7.057438">
                <text:p>7.0574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070142">
                <text:p>7.070142</text:p>
              </table:table-cell>
            </table:table-row>
            <table:table-row>
              <table:table-cell office:value-type="string"/>
              <table:table-cell office:value-type="float" office:value="6.651479">
                <text:p>6.6514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.471103">
                <text:p>6.471103</text:p>
              </table:table-cell>
            </table:table-row>
            <table:table-row>
              <table:table-cell office:value-type="string"/>
              <table:table-cell office:value-type="float" office:value="6.487186">
                <text:p>6.487186</text:p>
              </table:table-cell>
            </table:table-row>
            <table:table-row>
              <table:table-cell office:value-type="string"/>
              <table:table-cell office:value-type="float" office:value="6.638551">
                <text:p>6.63855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.031813">
                <text:p>7.031813</text:p>
              </table:table-cell>
            </table:table-row>
            <table:table-row>
              <table:table-cell office:value-type="string"/>
              <table:table-cell office:value-type="float" office:value="7.073503">
                <text:p>7.073503</text:p>
              </table:table-cell>
            </table:table-row>
            <table:table-row>
              <table:table-cell office:value-type="string"/>
              <table:table-cell office:value-type="float" office:value="6.817042">
                <text:p>6.817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